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nd" table:style-name="ta1">
        <table:shapes>
          <draw:frame draw:z-index="0" draw:style-name="gr1" draw:text-style-name="P1" svg:width="17.2898in" svg:height="6.1386in" svg:x="1.8429in" svg:y="0.0732in">
            <draw:object draw:notify-on-update-of-ranges="band.A300:band.A1100 band.B300:band.B1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51992" calcext:value-type="float">
            <text:p>0.15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5532" calcext:value-type="float">
            <text:p>0.155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9155" calcext:value-type="float">
            <text:p>0.15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862" calcext:value-type="float">
            <text:p>0.16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6656" calcext:value-type="float">
            <text:p>0.166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0538" calcext:value-type="float">
            <text:p>0.170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51" calcext:value-type="float">
            <text:p>0.17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575" calcext:value-type="float">
            <text:p>0.178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2734" calcext:value-type="float">
            <text:p>0.18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991" calcext:value-type="float">
            <text:p>0.186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1346" calcext:value-type="float">
            <text:p>0.19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803" calcext:value-type="float">
            <text:p>0.195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0364" calcext:value-type="float">
            <text:p>0.200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5031" calcext:value-type="float">
            <text:p>0.205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9807" calcext:value-type="float">
            <text:p>0.209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4694" calcext:value-type="float">
            <text:p>0.214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9695" calcext:value-type="float">
            <text:p>0.219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4812" calcext:value-type="float">
            <text:p>0.224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0049" calcext:value-type="float">
            <text:p>0.23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5407" calcext:value-type="float">
            <text:p>0.235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891" calcext:value-type="float">
            <text:p>0.24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502" calcext:value-type="float">
            <text:p>0.246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2244" calcext:value-type="float">
            <text:p>0.25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8119" calcext:value-type="float">
            <text:p>0.258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131" calcext:value-type="float">
            <text:p>0.26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0284" calcext:value-type="float">
            <text:p>0.27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58" calcext:value-type="float">
            <text:p>0.2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3022" calcext:value-type="float">
            <text:p>0.28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9614" calcext:value-type="float">
            <text:p>0.289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36" calcext:value-type="float">
            <text:p>0.29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3263" calcext:value-type="float">
            <text:p>0.30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0327" calcext:value-type="float">
            <text:p>0.31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7556" calcext:value-type="float">
            <text:p>0.317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4953" calcext:value-type="float">
            <text:p>0.324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2522" calcext:value-type="float">
            <text:p>0.33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0267" calcext:value-type="float">
            <text:p>0.340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8193" calcext:value-type="float">
            <text:p>0.348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6304" calcext:value-type="float">
            <text:p>0.356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4603" calcext:value-type="float">
            <text:p>0.364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3096" calcext:value-type="float">
            <text:p>0.37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1786" calcext:value-type="float">
            <text:p>0.38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0679" calcext:value-type="float">
            <text:p>0.39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9779" calcext:value-type="float">
            <text:p>0.39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9091" calcext:value-type="float">
            <text:p>0.4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62" calcext:value-type="float">
            <text:p>0.4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8371" calcext:value-type="float">
            <text:p>0.428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8349" calcext:value-type="float">
            <text:p>0.438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56" calcext:value-type="float">
            <text:p>0.44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008" calcext:value-type="float">
            <text:p>0.459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64" calcext:value-type="float">
            <text:p>0.48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1836" calcext:value-type="float">
            <text:p>0.49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3292" calcext:value-type="float">
            <text:p>0.50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5015" calcext:value-type="float">
            <text:p>0.51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7012" calcext:value-type="float">
            <text:p>0.527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9287" calcext:value-type="float">
            <text:p>0.539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1849" calcext:value-type="float">
            <text:p>0.55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4703" calcext:value-type="float">
            <text:p>0.564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7857" calcext:value-type="float">
            <text:p>0.577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1317" calcext:value-type="float">
            <text:p>0.59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509" calcext:value-type="float">
            <text:p>0.6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9185" calcext:value-type="float">
            <text:p>0.619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3607" calcext:value-type="float">
            <text:p>0.63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366" calcext:value-type="float">
            <text:p>0.648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3468" calcext:value-type="float">
            <text:p>0.663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8922" calcext:value-type="float">
            <text:p>0.678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4736" calcext:value-type="float">
            <text:p>0.694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0919" calcext:value-type="float">
            <text:p>0.71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7479" calcext:value-type="float">
            <text:p>0.727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424" calcext:value-type="float">
            <text:p>0.74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1763" calcext:value-type="float">
            <text:p>0.76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9507" calcext:value-type="float">
            <text:p>0.779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7664" calcext:value-type="float">
            <text:p>0.797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244" calcext:value-type="float">
            <text:p>0.816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5257" calcext:value-type="float">
            <text:p>0.835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4713" calcext:value-type="float">
            <text:p>0.854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622" calcext:value-type="float">
            <text:p>0.874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4994" calcext:value-type="float">
            <text:p>0.89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841" calcext:value-type="float">
            <text:p>0.915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7174" calcext:value-type="float">
            <text:p>0.93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9003" calcext:value-type="float">
            <text:p>0.959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341" calcext:value-type="float">
            <text:p>0.98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42" calcext:value-type="float">
            <text:p>1.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7591" calcext:value-type="float">
            <text:p>1.027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1526" calcext:value-type="float">
            <text:p>1.05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6019" calcext:value-type="float">
            <text:p>1.076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1083" calcext:value-type="float">
            <text:p>1.10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6731" calcext:value-type="float">
            <text:p>1.126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976" calcext:value-type="float">
            <text:p>1.15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9832" calcext:value-type="float">
            <text:p>1.179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07314" calcext:value-type="float">
            <text:p>1.207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5436" calcext:value-type="float">
            <text:p>1.235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4213" calcext:value-type="float">
            <text:p>1.264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366" calcext:value-type="float">
            <text:p>1.2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3793" calcext:value-type="float">
            <text:p>1.323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628" calcext:value-type="float">
            <text:p>1.354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6182" calcext:value-type="float">
            <text:p>1.386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847" calcext:value-type="float">
            <text:p>1.4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151" calcext:value-type="float">
            <text:p>1.45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532" calcext:value-type="float">
            <text:p>1.48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9918" calcext:value-type="float">
            <text:p>1.519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5321" calcext:value-type="float">
            <text:p>1.555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1549" calcext:value-type="float">
            <text:p>1.59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8621" calcext:value-type="float">
            <text:p>1.628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557" calcext:value-type="float">
            <text:p>1.66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5376" calcext:value-type="float">
            <text:p>1.705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5099" calcext:value-type="float">
            <text:p>1.745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5748" calcext:value-type="float">
            <text:p>1.785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7343" calcext:value-type="float">
            <text:p>1.827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9908" calcext:value-type="float">
            <text:p>1.869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3464" calcext:value-type="float">
            <text:p>1.91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8034" calcext:value-type="float">
            <text:p>1.95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3642" calcext:value-type="float">
            <text:p>2.003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13" calcext:value-type="float">
            <text:p>2.05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071" calcext:value-type="float">
            <text:p>2.098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941" calcext:value-type="float">
            <text:p>2.146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695" calcext:value-type="float">
            <text:p>2.19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8123" calcext:value-type="float">
            <text:p>2.248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0489" calcext:value-type="float">
            <text:p>2.300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4074" calcext:value-type="float">
            <text:p>2.35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8907" calcext:value-type="float">
            <text:p>2.408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5018" calcext:value-type="float">
            <text:p>2.465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2436" calcext:value-type="float">
            <text:p>2.52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81191" calcext:value-type="float">
            <text:p>2.58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1315" calcext:value-type="float">
            <text:p>2.64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02839" calcext:value-type="float">
            <text:p>2.70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5796" calcext:value-type="float">
            <text:p>2.765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022" calcext:value-type="float">
            <text:p>2.8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6144" calcext:value-type="float">
            <text:p>2.896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3604" calcext:value-type="float">
            <text:p>2.963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2635" calcext:value-type="float">
            <text:p>3.03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3274" calcext:value-type="float">
            <text:p>3.10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5558" calcext:value-type="float">
            <text:p>3.175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9527" calcext:value-type="float">
            <text:p>3.249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5218" calcext:value-type="float">
            <text:p>3.325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2673" calcext:value-type="float">
            <text:p>3.40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1931" calcext:value-type="float">
            <text:p>3.48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3036" calcext:value-type="float">
            <text:p>3.56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6029" calcext:value-type="float">
            <text:p>3.646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956" calcext:value-type="float">
            <text:p>3.73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7861" calcext:value-type="float">
            <text:p>3.817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0679" calcext:value-type="float">
            <text:p>3.90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7791" calcext:value-type="float">
            <text:p>3.997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912" calcext:value-type="float">
            <text:p>4.09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201" calcext:value-type="float">
            <text:p>4.186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371" calcext:value-type="float">
            <text:p>4.28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83492" calcext:value-type="float">
            <text:p>4.38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5596" calcext:value-type="float">
            <text:p>4.485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0079" calcext:value-type="float">
            <text:p>4.59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6996" calcext:value-type="float">
            <text:p>4.696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06403" calcext:value-type="float">
            <text:p>4.80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18358" calcext:value-type="float">
            <text:p>4.91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32921" calcext:value-type="float">
            <text:p>5.03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50153" calcext:value-type="float">
            <text:p>5.15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70115" calcext:value-type="float">
            <text:p>5.27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92872" calcext:value-type="float">
            <text:p>5.39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18488" calcext:value-type="float">
            <text:p>5.51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703" calcext:value-type="float">
            <text:p>5.64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8566" calcext:value-type="float">
            <text:p>5.778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3167" calcext:value-type="float">
            <text:p>5.913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0903" calcext:value-type="float">
            <text:p>6.050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1846" calcext:value-type="float">
            <text:p>6.19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073" calcext:value-type="float">
            <text:p>6.336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3659" calcext:value-type="float">
            <text:p>6.483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4682" calcext:value-type="float">
            <text:p>6.634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89224" calcext:value-type="float">
            <text:p>6.789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365" calcext:value-type="float">
            <text:p>6.947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919" calcext:value-type="float">
            <text:p>7.1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74784" calcext:value-type="float">
            <text:p>7.274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4235" calcext:value-type="float">
            <text:p>7.444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17633" calcext:value-type="float">
            <text:p>7.61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95073" calcext:value-type="float">
            <text:p>7.795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76643" calcext:value-type="float">
            <text:p>7.976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62443" calcext:value-type="float">
            <text:p>8.16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571" calcext:value-type="float">
            <text:p>8.35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7127" calcext:value-type="float">
            <text:p>8.547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6215" calcext:value-type="float">
            <text:p>8.746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4994" calcext:value-type="float">
            <text:p>8.9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8411" calcext:value-type="float">
            <text:p>9.158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737" calcext:value-type="float">
            <text:p>9.37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90033" calcext:value-type="float">
            <text:p>9.590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13414" calcext:value-type="float">
            <text:p>9.813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1997" calcext:value-type="float">
            <text:p>10.04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5905" calcext:value-type="float">
            <text:p>10.275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5264" calcext:value-type="float">
            <text:p>10.515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60196" calcext:value-type="float">
            <text:p>10.760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0833" calcext:value-type="float">
            <text:p>11.010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7307" calcext:value-type="float">
            <text:p>11.267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9756" calcext:value-type="float">
            <text:p>11.529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8319" calcext:value-type="float">
            <text:p>11.798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3137" calcext:value-type="float">
            <text:p>12.07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54356" calcext:value-type="float">
            <text:p>12.354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2125" calcext:value-type="float">
            <text:p>12.64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598" calcext:value-type="float">
            <text:p>12.936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793" calcext:value-type="float">
            <text:p>13.23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6281" calcext:value-type="float">
            <text:p>13.546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1817" calcext:value-type="float">
            <text:p>13.86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701" calcext:value-type="float">
            <text:p>14.184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15105" calcext:value-type="float">
            <text:p>14.515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3205" calcext:value-type="float">
            <text:p>14.85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9179" calcext:value-type="float">
            <text:p>15.199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3214" calcext:value-type="float">
            <text:p>15.55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5494" calcext:value-type="float">
            <text:p>15.915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6214" calcext:value-type="float">
            <text:p>16.286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5568" calcext:value-type="float">
            <text:p>16.665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3758" calcext:value-type="float">
            <text:p>17.053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50991" calcext:value-type="float">
            <text:p>17.45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7477" calcext:value-type="float">
            <text:p>17.85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343" calcext:value-type="float">
            <text:p>18.27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9073" calcext:value-type="float">
            <text:p>18.699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3463" calcext:value-type="float">
            <text:p>19.13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0332" calcext:value-type="float">
            <text:p>19.58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36416" calcext:value-type="float">
            <text:p>20.036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3123" calcext:value-type="float">
            <text:p>20.50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0702" calcext:value-type="float">
            <text:p>20.98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416" calcext:value-type="float">
            <text:p>21.469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9504" calcext:value-type="float">
            <text:p>21.969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1238" calcext:value-type="float">
            <text:p>22.48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4893" calcext:value-type="float">
            <text:p>23.004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0744" calcext:value-type="float">
            <text:p>23.54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8908" calcext:value-type="float">
            <text:p>24.08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50185" calcext:value-type="float">
            <text:p>24.65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24361" calcext:value-type="float">
            <text:p>25.224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11913" calcext:value-type="float">
            <text:p>25.81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13147" calcext:value-type="float">
            <text:p>26.41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28388" calcext:value-type="float">
            <text:p>27.02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5796" calcext:value-type="float">
            <text:p>27.65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02196" calcext:value-type="float">
            <text:p>28.30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61437" calcext:value-type="float">
            <text:p>28.96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36037" calcext:value-type="float">
            <text:p>29.636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26348" calcext:value-type="float">
            <text:p>30.326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32737" calcext:value-type="float">
            <text:p>31.03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55583" calcext:value-type="float">
            <text:p>31.755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95264" calcext:value-type="float">
            <text:p>32.495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52176" calcext:value-type="float">
            <text:p>33.25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26718" calcext:value-type="float">
            <text:p>34.026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819301" calcext:value-type="float">
            <text:p>34.819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30347" calcext:value-type="float">
            <text:p>35.630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60283" calcext:value-type="float">
            <text:p>36.46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309551" calcext:value-type="float">
            <text:p>37.309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78623" calcext:value-type="float">
            <text:p>38.17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067915" calcext:value-type="float">
            <text:p>39.06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977924" calcext:value-type="float">
            <text:p>39.97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90913" calcext:value-type="float">
            <text:p>40.90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862024" calcext:value-type="float">
            <text:p>41.86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837115" calcext:value-type="float">
            <text:p>42.837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834918" calcext:value-type="float">
            <text:p>43.83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855961" calcext:value-type="float">
            <text:p>44.855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90079" calcext:value-type="float">
            <text:p>45.90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69957" calcext:value-type="float">
            <text:p>46.969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064025" calcext:value-type="float">
            <text:p>48.064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183579" calcext:value-type="float">
            <text:p>49.183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32921" calcext:value-type="float">
            <text:p>50.3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0153" calcext:value-type="float">
            <text:p>51.5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701152" calcext:value-type="float">
            <text:p>52.70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928721" calcext:value-type="float">
            <text:p>53.928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184878" calcext:value-type="float">
            <text:p>55.184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70299" calcext:value-type="float">
            <text:p>56.470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785659" calcext:value-type="float">
            <text:p>57.785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131662" calcext:value-type="float">
            <text:p>59.13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509011" calcext:value-type="float">
            <text:p>60.509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918447" calcext:value-type="float">
            <text:p>61.918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360711" calcext:value-type="float">
            <text:p>63.360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836571" calcext:value-type="float">
            <text:p>64.836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346804" calcext:value-type="float">
            <text:p>66.346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892255" calcext:value-type="float">
            <text:p>67.89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473668" calcext:value-type="float">
            <text:p>69.473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091917" calcext:value-type="float">
            <text:p>71.09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74786" calcext:value-type="float">
            <text:p>72.74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442374" calcext:value-type="float">
            <text:p>74.44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176355" calcext:value-type="float">
            <text:p>76.176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950728" calcext:value-type="float">
            <text:p>77.95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766434" calcext:value-type="float">
            <text:p>79.766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624435" calcext:value-type="float">
            <text:p>81.624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525707" calcext:value-type="float">
            <text:p>83.525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471265" calcext:value-type="float">
            <text:p>85.47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46215" calcext:value-type="float">
            <text:p>87.46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499399" calcext:value-type="float">
            <text:p>89.4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584111" calcext:value-type="float">
            <text:p>91.584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717374" calcext:value-type="float">
            <text:p>93.717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900334" calcext:value-type="float">
            <text:p>95.900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34137" calcext:value-type="float">
            <text:p>98.134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419969" calcext:value-type="float">
            <text:p>100.41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.759044" calcext:value-type="float">
            <text:p>102.759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.152614" calcext:value-type="float">
            <text:p>105.15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.601933" calcext:value-type="float">
            <text:p>107.60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.108293" calcext:value-type="float">
            <text:p>110.108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.673044" calcext:value-type="float">
            <text:p>112.67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.297537" calcext:value-type="float">
            <text:p>115.297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.98316" calcext:value-type="float">
            <text:p>117.98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.7314" calcext:value-type="float">
            <text:p>120.7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.543597" calcext:value-type="float">
            <text:p>123.543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.421296" calcext:value-type="float">
            <text:p>126.42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.366022" calcext:value-type="float">
            <text:p>129.366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.379339" calcext:value-type="float">
            <text:p>132.379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.462849" calcext:value-type="float">
            <text:p>135.46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.618176" calcext:value-type="float">
            <text:p>138.618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.847008" calcext:value-type="float">
            <text:p>141.847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.151047" calcext:value-type="float">
            <text:p>145.15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.53204" calcext:value-type="float">
            <text:p>148.5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.991795" calcext:value-type="float">
            <text:p>151.99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.532138" calcext:value-type="float">
            <text:p>155.53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.154943" calcext:value-type="float">
            <text:p>159.154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.862134" calcext:value-type="float">
            <text:p>162.86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.655683" calcext:value-type="float">
            <text:p>166.655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.537591" calcext:value-type="float">
            <text:p>170.537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.509917" calcext:value-type="float">
            <text:p>174.50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.57476" calcext:value-type="float">
            <text:p>178.57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.734296" calcext:value-type="float">
            <text:p>182.734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.990719" calcext:value-type="float">
            <text:p>186.99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.346303" calcext:value-type="float">
            <text:p>191.346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.803322" calcext:value-type="float">
            <text:p>195.803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.364164" calcext:value-type="float">
            <text:p>200.3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.031239" calcext:value-type="float">
            <text:p>205.03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.807014" calcext:value-type="float">
            <text:p>209.80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.69417" calcext:value-type="float">
            <text:p>214.69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.695039" calcext:value-type="float">
            <text:p>219.695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.81238" calcext:value-type="float">
            <text:p>224.8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.048931" calcext:value-type="float">
            <text:p>230.048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.407452" calcext:value-type="float">
            <text:p>235.407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.890798" calcext:value-type="float">
            <text:p>240.89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.501845" calcext:value-type="float">
            <text:p>246.50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.243605" calcext:value-type="float">
            <text:p>252.243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.119107" calcext:value-type="float">
            <text:p>258.119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.13148" calcext:value-type="float">
            <text:p>264.1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.283891" calcext:value-type="float">
            <text:p>270.283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.579604" calcext:value-type="float">
            <text:p>276.579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.02196" calcext:value-type="float">
            <text:p>283.0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.614378" calcext:value-type="float">
            <text:p>289.614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.360356" calcext:value-type="float">
            <text:p>296.360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.263469" calcext:value-type="float">
            <text:p>303.263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.327388" calcext:value-type="float">
            <text:p>310.327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.555824" calcext:value-type="float">
            <text:p>317.555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.952643" calcext:value-type="float">
            <text:p>324.95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.52177" calcext:value-type="float">
            <text:p>332.5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.267168" calcext:value-type="float">
            <text:p>340.267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.193014" calcext:value-type="float">
            <text:p>348.19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.303466" calcext:value-type="float">
            <text:p>356.303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.602837" calcext:value-type="float">
            <text:p>364.60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.095517" calcext:value-type="float">
            <text:p>373.095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.786209" calcext:value-type="float">
            <text:p>381.786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.679146" calcext:value-type="float">
            <text:p>390.679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.779227" calcext:value-type="float">
            <text:p>399.779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.091267" calcext:value-type="float">
            <text:p>409.09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.620242" calcext:value-type="float">
            <text:p>418.620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.371125" calcext:value-type="float">
            <text:p>428.37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34916" calcext:value-type="float">
            <text:p>438.34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.559634" calcext:value-type="float">
            <text:p>448.559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.007907" calcext:value-type="float">
            <text:p>459.007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.699576" calcext:value-type="float">
            <text:p>469.699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.640273" calcext:value-type="float">
            <text:p>480.640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.83579" calcext:value-type="float">
            <text:p>491.83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.29211" calcext:value-type="float">
            <text:p>503.29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.015293" calcext:value-type="float">
            <text:p>515.015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.011519" calcext:value-type="float">
            <text:p>527.01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.287199" calcext:value-type="float">
            <text:p>539.287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.848783" calcext:value-type="float">
            <text:p>551.848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.702992" calcext:value-type="float">
            <text:p>564.70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.856589" calcext:value-type="float">
            <text:p>577.856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.316605" calcext:value-type="float">
            <text:p>591.316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.090113" calcext:value-type="float">
            <text:p>605.090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.184457" calcext:value-type="float">
            <text:p>619.184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.607097" calcext:value-type="float">
            <text:p>633.607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.365687" calcext:value-type="float">
            <text:p>648.365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.468077" calcext:value-type="float">
            <text:p>663.468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.922581" calcext:value-type="float">
            <text:p>678.92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.736661" calcext:value-type="float">
            <text:p>694.736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.919175" calcext:value-type="float">
            <text:p>710.919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.478594" calcext:value-type="float">
            <text:p>727.478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.423699" calcext:value-type="float">
            <text:p>744.423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.763584" calcext:value-type="float">
            <text:p>761.763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.50734" calcext:value-type="float">
            <text:p>779.5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.66437" calcext:value-type="float">
            <text:p>797.66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.24431" calcext:value-type="float">
            <text:p>816.24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.257031" calcext:value-type="float">
            <text:p>835.257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.712713" calcext:value-type="float">
            <text:p>854.71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.621458" calcext:value-type="float">
            <text:p>874.62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.99399" calcext:value-type="float">
            <text:p>894.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.841111" calcext:value-type="float">
            <text:p>915.84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.17378" calcext:value-type="float">
            <text:p>937.17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.003341" calcext:value-type="float">
            <text:p>959.00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.341375" calcext:value-type="float">
            <text:p>981.34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.199693" calcext:value-type="float">
            <text:p>1004.19969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027.590496" calcext:value-type="float">
            <text:p>1027.59049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051.52614" calcext:value-type="float">
            <text:p>1051.5261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076.019293" calcext:value-type="float">
            <text:p>1076.01929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101.082933" calcext:value-type="float">
            <text:p>1101.08293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126.730426" calcext:value-type="float">
            <text:p>1126.73042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152.975371" calcext:value-type="float">
            <text:p>1152.97537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179.831602" calcext:value-type="float">
            <text:p>1179.83160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207.314039" calcext:value-type="float">
            <text:p>1207.31403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235.435972" calcext:value-type="float">
            <text:p>1235.43597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264.212942" calcext:value-type="float">
            <text:p>1264.21294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293.660181" calcext:value-type="float">
            <text:p>1293.66018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323.793465" calcext:value-type="float">
            <text:p>1323.79346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354.628492" calcext:value-type="float">
            <text:p>1354.62849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386.181736" calcext:value-type="float">
            <text:p>1386.18173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418.47014" calcext:value-type="float">
            <text:p>1418.4701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451.510489" calcext:value-type="float">
            <text:p>1451.510489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485.320501" calcext:value-type="float">
            <text:p>1485.32050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519.91805" calcext:value-type="float">
            <text:p>1519.91805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555.321321" calcext:value-type="float">
            <text:p>1555.32132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591.549431" calcext:value-type="float">
            <text:p>1591.54943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628.622275" calcext:value-type="float">
            <text:p>1628.622275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666.556793" calcext:value-type="float">
            <text:p>1666.556793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705.376766" calcext:value-type="float">
            <text:p>1705.376766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745.099136" calcext:value-type="float">
            <text:p>1745.099136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785.748614" calcext:value-type="float">
            <text:p>1785.74861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827.343074" calcext:value-type="float">
            <text:p>1827.34307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869.908318" calcext:value-type="float">
            <text:p>1869.908318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913.462995" calcext:value-type="float">
            <text:p>1913.462995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958.034306" calcext:value-type="float">
            <text:p>1958.034306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2003.641523" calcext:value-type="float">
            <text:p>2003.641523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2050.313399" calcext:value-type="float">
            <text:p>2050.313399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2098.07014" calcext:value-type="float">
            <text:p>2098.07014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2146.941743" calcext:value-type="float">
            <text:p>2146.941743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2196.949189" calcext:value-type="float">
            <text:p>2196.949189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2248.123876" calcext:value-type="float">
            <text:p>2248.123876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2300.488028" calcext:value-type="float">
            <text:p>2300.488028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2354.074596" calcext:value-type="float">
            <text:p>2354.074596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2408.906582" calcext:value-type="float">
            <text:p>2408.906582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2465.018492" calcext:value-type="float">
            <text:p>2465.018492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2522.434725" calcext:value-type="float">
            <text:p>2522.434725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2581.191187" calcext:value-type="float">
            <text:p>2581.191187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2641.313365" calcext:value-type="float">
            <text:p>2641.313365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2702.838874" calcext:value-type="float">
            <text:p>2702.838874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2765.794601" calcext:value-type="float">
            <text:p>2765.794601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2830.219714" calcext:value-type="float">
            <text:p>2830.219714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2896.145297" calcext:value-type="float">
            <text:p>2896.145297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2963.603679" calcext:value-type="float">
            <text:p>2963.603679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3032.636514" calcext:value-type="float">
            <text:p>3032.636514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3103.273643" calcext:value-type="float">
            <text:p>3103.273643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3175.56014" calcext:value-type="float">
            <text:p>3175.56014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3249.526467" calcext:value-type="float">
            <text:p>3249.526467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3325.219252" calcext:value-type="float">
            <text:p>3325.219252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3402.671757" calcext:value-type="float">
            <text:p>3402.671757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3481.931851" calcext:value-type="float">
            <text:p>3481.931851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office:value-type="float" office:value="3563.034661" calcext:value-type="float">
            <text:p>3563.034661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3646.030234" calcext:value-type="float">
            <text:p>3646.030234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3730.954938" calcext:value-type="float">
            <text:p>3730.954938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3817.862241" calcext:value-type="float">
            <text:p>3817.862241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office:value-type="float" office:value="3906.789444" calcext:value-type="float">
            <text:p>3906.789444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3997.792189" calcext:value-type="float">
            <text:p>3997.792189</text:p>
          </table:table-cell>
          <table:table-cell office:value-type="float" office:value="0.000032" calcext:value-type="float">
            <text:p>0.000032</text:p>
          </table:table-cell>
        </table:table-row>
        <table:table-row table:style-name="ro1">
          <table:table-cell office:value-type="float" office:value="4090.910575" calcext:value-type="float">
            <text:p>4090.910575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4186.202111" calcext:value-type="float">
            <text:p>4186.202111</text:p>
          </table:table-cell>
          <table:table-cell office:value-type="float" office:value="0.000037" calcext:value-type="float">
            <text:p>0.000037</text:p>
          </table:table-cell>
        </table:table-row>
        <table:table-row table:style-name="ro1">
          <table:table-cell office:value-type="float" office:value="4283.70907" calcext:value-type="float">
            <text:p>4283.70907</text:p>
          </table:table-cell>
          <table:table-cell office:value-type="float" office:value="0.000039" calcext:value-type="float">
            <text:p>0.000039</text:p>
          </table:table-cell>
        </table:table-row>
        <table:table-row table:style-name="ro1">
          <table:table-cell office:value-type="float" office:value="4383.491759" calcext:value-type="float">
            <text:p>4383.491759</text:p>
          </table:table-cell>
          <table:table-cell office:value-type="float" office:value="0.000042" calcext:value-type="float">
            <text:p>0.000042</text:p>
          </table:table-cell>
        </table:table-row>
        <table:table-row table:style-name="ro1">
          <table:table-cell office:value-type="float" office:value="4485.593696" calcext:value-type="float">
            <text:p>4485.593696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4590.079227" calcext:value-type="float">
            <text:p>4590.079227</text:p>
          </table:table-cell>
          <table:table-cell office:value-type="float" office:value="0.000048" calcext:value-type="float">
            <text:p>0.000048</text:p>
          </table:table-cell>
        </table:table-row>
        <table:table-row table:style-name="ro1">
          <table:table-cell office:value-type="float" office:value="4696.993115" calcext:value-type="float">
            <text:p>4696.993115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4806.402502" calcext:value-type="float">
            <text:p>4806.402502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float" office:value="4918.355259" calcext:value-type="float">
            <text:p>4918.355259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5032.921329" calcext:value-type="float">
            <text:p>5032.921329</text:p>
          </table:table-cell>
          <table:table-cell office:value-type="float" office:value="0.000064" calcext:value-type="float">
            <text:p>0.000064</text:p>
          </table:table-cell>
        </table:table-row>
        <table:table-row table:style-name="ro1">
          <table:table-cell office:value-type="float" office:value="5150.15573" calcext:value-type="float">
            <text:p>5150.15573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float" office:value="5270.115038" calcext:value-type="float">
            <text:p>5270.115038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office:value-type="float" office:value="5392.8751" calcext:value-type="float">
            <text:p>5392.8751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office:value-type="float" office:value="5518.488139" calcext:value-type="float">
            <text:p>5518.488139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5647.03311" calcext:value-type="float">
            <text:p>5647.03311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5778.565967" calcext:value-type="float">
            <text:p>5778.565967</text:p>
          </table:table-cell>
          <table:table-cell office:value-type="float" office:value="0.000097" calcext:value-type="float">
            <text:p>0.000097</text:p>
          </table:table-cell>
        </table:table-row>
        <table:table-row table:style-name="ro1">
          <table:table-cell office:value-type="float" office:value="5913.169395" calcext:value-type="float">
            <text:p>5913.169395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6050.901213" calcext:value-type="float">
            <text:p>6050.901213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float" office:value="6191.847835" calcext:value-type="float">
            <text:p>6191.847835</text:p>
          </table:table-cell>
          <table:table-cell office:value-type="float" office:value="0.000119" calcext:value-type="float">
            <text:p>0.000119</text:p>
          </table:table-cell>
        </table:table-row>
        <table:table-row table:style-name="ro1">
          <table:table-cell office:value-type="float" office:value="6336.070812" calcext:value-type="float">
            <text:p>6336.070812</text:p>
          </table:table-cell>
          <table:table-cell office:value-type="float" office:value="0.000128" calcext:value-type="float">
            <text:p>0.000128</text:p>
          </table:table-cell>
        </table:table-row>
        <table:table-row table:style-name="ro1">
          <table:table-cell office:value-type="float" office:value="6483.660289" calcext:value-type="float">
            <text:p>6483.660289</text:p>
          </table:table-cell>
          <table:table-cell office:value-type="float" office:value="0.000137" calcext:value-type="float">
            <text:p>0.000137</text:p>
          </table:table-cell>
        </table:table-row>
        <table:table-row table:style-name="ro1">
          <table:table-cell office:value-type="float" office:value="6634.6803" calcext:value-type="float">
            <text:p>6634.6803</text:p>
          </table:table-cell>
          <table:table-cell office:value-type="float" office:value="0.000147" calcext:value-type="float">
            <text:p>0.000147</text:p>
          </table:table-cell>
        </table:table-row>
        <table:table-row table:style-name="ro1">
          <table:table-cell office:value-type="float" office:value="6789.225967" calcext:value-type="float">
            <text:p>6789.225967</text:p>
          </table:table-cell>
          <table:table-cell office:value-type="float" office:value="0.000158" calcext:value-type="float">
            <text:p>0.000158</text:p>
          </table:table-cell>
        </table:table-row>
        <table:table-row table:style-name="ro1">
          <table:table-cell office:value-type="float" office:value="6947.363189" calcext:value-type="float">
            <text:p>6947.363189</text:p>
          </table:table-cell>
          <table:table-cell office:value-type="float" office:value="0.000169" calcext:value-type="float">
            <text:p>0.000169</text:p>
          </table:table-cell>
        </table:table-row>
        <table:table-row table:style-name="ro1">
          <table:table-cell office:value-type="float" office:value="7109.191438" calcext:value-type="float">
            <text:p>7109.191438</text:p>
          </table:table-cell>
          <table:table-cell office:value-type="float" office:value="0.000182" calcext:value-type="float">
            <text:p>0.000182</text:p>
          </table:table-cell>
        </table:table-row>
        <table:table-row table:style-name="ro1">
          <table:table-cell office:value-type="float" office:value="7274.782209" calcext:value-type="float">
            <text:p>7274.782209</text:p>
          </table:table-cell>
          <table:table-cell office:value-type="float" office:value="0.000195" calcext:value-type="float">
            <text:p>0.000195</text:p>
          </table:table-cell>
        </table:table-row>
        <table:table-row table:style-name="ro1">
          <table:table-cell office:value-type="float" office:value="7444.237461" calcext:value-type="float">
            <text:p>7444.237461</text:p>
          </table:table-cell>
          <table:table-cell office:value-type="float" office:value="0.000209" calcext:value-type="float">
            <text:p>0.000209</text:p>
          </table:table-cell>
        </table:table-row>
        <table:table-row table:style-name="ro1">
          <table:table-cell office:value-type="float" office:value="7617.631798" calcext:value-type="float">
            <text:p>7617.631798</text:p>
          </table:table-cell>
          <table:table-cell office:value-type="float" office:value="0.000224" calcext:value-type="float">
            <text:p>0.000224</text:p>
          </table:table-cell>
        </table:table-row>
        <table:table-row table:style-name="ro1">
          <table:table-cell office:value-type="float" office:value="7795.072773" calcext:value-type="float">
            <text:p>7795.072773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7976.639344" calcext:value-type="float">
            <text:p>7976.639344</text:p>
          </table:table-cell>
          <table:table-cell office:value-type="float" office:value="0.000258" calcext:value-type="float">
            <text:p>0.000258</text:p>
          </table:table-cell>
        </table:table-row>
        <table:table-row table:style-name="ro1">
          <table:table-cell office:value-type="float" office:value="8162.443414" calcext:value-type="float">
            <text:p>8162.443414</text:p>
          </table:table-cell>
          <table:table-cell office:value-type="float" office:value="0.000277" calcext:value-type="float">
            <text:p>0.000277</text:p>
          </table:table-cell>
        </table:table-row>
        <table:table-row table:style-name="ro1">
          <table:table-cell office:value-type="float" office:value="8352.565806" calcext:value-type="float">
            <text:p>8352.565806</text:p>
          </table:table-cell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office:value-type="float" office:value="8547.127129" calcext:value-type="float">
            <text:p>8547.127129</text:p>
          </table:table-cell>
          <table:table-cell office:value-type="float" office:value="0.000318" calcext:value-type="float">
            <text:p>0.000318</text:p>
          </table:table-cell>
        </table:table-row>
        <table:table-row table:style-name="ro1">
          <table:table-cell office:value-type="float" office:value="8746.210068" calcext:value-type="float">
            <text:p>8746.210068</text:p>
          </table:table-cell>
          <table:table-cell office:value-type="float" office:value="0.000342" calcext:value-type="float">
            <text:p>0.000342</text:p>
          </table:table-cell>
        </table:table-row>
        <table:table-row table:style-name="ro1">
          <table:table-cell office:value-type="float" office:value="8949.940208" calcext:value-type="float">
            <text:p>8949.940208</text:p>
          </table:table-cell>
          <table:table-cell office:value-type="float" office:value="0.000367" calcext:value-type="float">
            <text:p>0.000367</text:p>
          </table:table-cell>
        </table:table-row>
        <table:table-row table:style-name="ro1">
          <table:table-cell office:value-type="float" office:value="9158.415775" calcext:value-type="float">
            <text:p>9158.415775</text:p>
          </table:table-cell>
          <table:table-cell office:value-type="float" office:value="0.000393" calcext:value-type="float">
            <text:p>0.000393</text:p>
          </table:table-cell>
        </table:table-row>
        <table:table-row table:style-name="ro1">
          <table:table-cell office:value-type="float" office:value="9371.737487" calcext:value-type="float">
            <text:p>9371.737487</text:p>
          </table:table-cell>
          <table:table-cell office:value-type="float" office:value="0.000422" calcext:value-type="float">
            <text:p>0.000422</text:p>
          </table:table-cell>
        </table:table-row>
        <table:table-row table:style-name="ro1">
          <table:table-cell office:value-type="float" office:value="9590.038386" calcext:value-type="float">
            <text:p>9590.038386</text:p>
          </table:table-cell>
          <table:table-cell office:value-type="float" office:value="0.000453" calcext:value-type="float">
            <text:p>0.000453</text:p>
          </table:table-cell>
        </table:table-row>
        <table:table-row table:style-name="ro1">
          <table:table-cell office:value-type="float" office:value="9813.413592" calcext:value-type="float">
            <text:p>9813.413592</text:p>
          </table:table-cell>
          <table:table-cell office:value-type="float" office:value="0.000486" calcext:value-type="float">
            <text:p>0.000486</text:p>
          </table:table-cell>
        </table:table-row>
        <table:table-row table:style-name="ro1">
          <table:table-cell office:value-type="float" office:value="10042.002366" calcext:value-type="float">
            <text:p>10042.002366</text:p>
          </table:table-cell>
          <table:table-cell office:value-type="float" office:value="0.000522" calcext:value-type="float">
            <text:p>0.000522</text:p>
          </table:table-cell>
        </table:table-row>
        <table:table-row table:style-name="ro1">
          <table:table-cell office:value-type="float" office:value="10275.904801" calcext:value-type="float">
            <text:p>10275.904801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 office:value-type="float" office:value="10515.266375" calcext:value-type="float">
            <text:p>10515.266375</text:p>
          </table:table-cell>
          <table:table-cell office:value-type="float" office:value="0.000602" calcext:value-type="float">
            <text:p>0.000602</text:p>
          </table:table-cell>
        </table:table-row>
        <table:table-row table:style-name="ro1">
          <table:table-cell office:value-type="float" office:value="10760.193398" calcext:value-type="float">
            <text:p>10760.193398</text:p>
          </table:table-cell>
          <table:table-cell office:value-type="float" office:value="0.000646" calcext:value-type="float">
            <text:p>0.000646</text:p>
          </table:table-cell>
        </table:table-row>
        <table:table-row table:style-name="ro1">
          <table:table-cell office:value-type="float" office:value="11010.836322" calcext:value-type="float">
            <text:p>11010.836322</text:p>
          </table:table-cell>
          <table:table-cell office:value-type="float" office:value="0.000693" calcext:value-type="float">
            <text:p>0.000693</text:p>
          </table:table-cell>
        </table:table-row>
        <table:table-row table:style-name="ro1">
          <table:table-cell office:value-type="float" office:value="11267.304566" calcext:value-type="float">
            <text:p>11267.304566</text:p>
          </table:table-cell>
          <table:table-cell office:value-type="float" office:value="0.000745" calcext:value-type="float">
            <text:p>0.000745</text:p>
          </table:table-cell>
        </table:table-row>
        <table:table-row table:style-name="ro1">
          <table:table-cell office:value-type="float" office:value="11529.759771" calcext:value-type="float">
            <text:p>11529.75977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11798.31633" calcext:value-type="float">
            <text:p>11798.31633</text:p>
          </table:table-cell>
          <table:table-cell office:value-type="float" office:value="0.000859" calcext:value-type="float">
            <text:p>0.000859</text:p>
          </table:table-cell>
        </table:table-row>
        <table:table-row table:style-name="ro1">
          <table:table-cell office:value-type="float" office:value="12073.140858" calcext:value-type="float">
            <text:p>12073.140858</text:p>
          </table:table-cell>
          <table:table-cell office:value-type="float" office:value="0.000923" calcext:value-type="float">
            <text:p>0.000923</text:p>
          </table:table-cell>
        </table:table-row>
        <table:table-row table:style-name="ro1">
          <table:table-cell office:value-type="float" office:value="12354.352722" calcext:value-type="float">
            <text:p>12354.352722</text:p>
          </table:table-cell>
          <table:table-cell office:value-type="float" office:value="0.000992" calcext:value-type="float">
            <text:p>0.000992</text:p>
          </table:table-cell>
        </table:table-row>
        <table:table-row table:style-name="ro1">
          <table:table-cell office:value-type="float" office:value="12642.129727" calcext:value-type="float">
            <text:p>12642.129727</text:p>
          </table:table-cell>
          <table:table-cell office:value-type="float" office:value="0.001065" calcext:value-type="float">
            <text:p>0.001065</text:p>
          </table:table-cell>
        </table:table-row>
        <table:table-row table:style-name="ro1">
          <table:table-cell office:value-type="float" office:value="12936.59497" calcext:value-type="float">
            <text:p>12936.59497</text:p>
          </table:table-cell>
          <table:table-cell office:value-type="float" office:value="0.001145" calcext:value-type="float">
            <text:p>0.001145</text:p>
          </table:table-cell>
        </table:table-row>
        <table:table-row table:style-name="ro1">
          <table:table-cell office:value-type="float" office:value="13237.933717" calcext:value-type="float">
            <text:p>13237.933717</text:p>
          </table:table-cell>
          <table:table-cell office:value-type="float" office:value="0.001231" calcext:value-type="float">
            <text:p>0.001231</text:p>
          </table:table-cell>
        </table:table-row>
        <table:table-row table:style-name="ro1">
          <table:table-cell office:value-type="float" office:value="13546.277768" calcext:value-type="float">
            <text:p>13546.277768</text:p>
          </table:table-cell>
          <table:table-cell office:value-type="float" office:value="0.001323" calcext:value-type="float">
            <text:p>0.001323</text:p>
          </table:table-cell>
        </table:table-row>
        <table:table-row table:style-name="ro1">
          <table:table-cell office:value-type="float" office:value="13861.817363" calcext:value-type="float">
            <text:p>13861.817363</text:p>
          </table:table-cell>
          <table:table-cell office:value-type="float" office:value="0.001422" calcext:value-type="float">
            <text:p>0.001422</text:p>
          </table:table-cell>
        </table:table-row>
        <table:table-row table:style-name="ro1">
          <table:table-cell office:value-type="float" office:value="14184.693007" calcext:value-type="float">
            <text:p>14184.693007</text:p>
          </table:table-cell>
          <table:table-cell office:value-type="float" office:value="0.001529" calcext:value-type="float">
            <text:p>0.001529</text:p>
          </table:table-cell>
        </table:table-row>
        <table:table-row table:style-name="ro1">
          <table:table-cell office:value-type="float" office:value="14515.104886" calcext:value-type="float">
            <text:p>14515.104886</text:p>
          </table:table-cell>
          <table:table-cell office:value-type="float" office:value="0.001645" calcext:value-type="float">
            <text:p>0.001645</text:p>
          </table:table-cell>
        </table:table-row>
        <table:table-row table:style-name="ro1">
          <table:table-cell office:value-type="float" office:value="14853.195991" calcext:value-type="float">
            <text:p>14853.195991</text:p>
          </table:table-cell>
          <table:table-cell office:value-type="float" office:value="0.00177" calcext:value-type="float">
            <text:p>0.00177</text:p>
          </table:table-cell>
        </table:table-row>
        <table:table-row table:style-name="ro1">
          <table:table-cell office:value-type="float" office:value="15199.180186" calcext:value-type="float">
            <text:p>15199.180186</text:p>
          </table:table-cell>
          <table:table-cell office:value-type="float" office:value="0.001904" calcext:value-type="float">
            <text:p>0.001904</text:p>
          </table:table-cell>
        </table:table-row>
        <table:table-row table:style-name="ro1">
          <table:table-cell office:value-type="float" office:value="15553.205436" calcext:value-type="float">
            <text:p>15553.205436</text:p>
          </table:table-cell>
          <table:table-cell office:value-type="float" office:value="0.002049" calcext:value-type="float">
            <text:p>0.002049</text:p>
          </table:table-cell>
        </table:table-row>
        <table:table-row table:style-name="ro1">
          <table:table-cell office:value-type="float" office:value="15915.494309" calcext:value-type="float">
            <text:p>15915.494309</text:p>
          </table:table-cell>
          <table:table-cell office:value-type="float" office:value="0.002205" calcext:value-type="float">
            <text:p>0.002205</text:p>
          </table:table-cell>
        </table:table-row>
        <table:table-row table:style-name="ro1">
          <table:table-cell office:value-type="float" office:value="16286.222125" calcext:value-type="float">
            <text:p>16286.222125</text:p>
          </table:table-cell>
          <table:table-cell office:value-type="float" office:value="0.002374" calcext:value-type="float">
            <text:p>0.002374</text:p>
          </table:table-cell>
        </table:table-row>
        <table:table-row table:style-name="ro1">
          <table:table-cell office:value-type="float" office:value="16665.567931" calcext:value-type="float">
            <text:p>16665.567931</text:p>
          </table:table-cell>
          <table:table-cell office:value-type="float" office:value="0.002557" calcext:value-type="float">
            <text:p>0.002557</text:p>
          </table:table-cell>
        </table:table-row>
        <table:table-row table:style-name="ro1">
          <table:table-cell office:value-type="float" office:value="17053.767975" calcext:value-type="float">
            <text:p>17053.767975</text:p>
          </table:table-cell>
          <table:table-cell office:value-type="float" office:value="0.002754" calcext:value-type="float">
            <text:p>0.002754</text:p>
          </table:table-cell>
        </table:table-row>
        <table:table-row table:style-name="ro1">
          <table:table-cell office:value-type="float" office:value="17450.991359" calcext:value-type="float">
            <text:p>17450.991359</text:p>
          </table:table-cell>
          <table:table-cell office:value-type="float" office:value="0.002967" calcext:value-type="float">
            <text:p>0.002967</text:p>
          </table:table-cell>
        </table:table-row>
        <table:table-row table:style-name="ro1">
          <table:table-cell office:value-type="float" office:value="17857.486761" calcext:value-type="float">
            <text:p>17857.486761</text:p>
          </table:table-cell>
          <table:table-cell office:value-type="float" office:value="0.003198" calcext:value-type="float">
            <text:p>0.003198</text:p>
          </table:table-cell>
        </table:table-row>
        <table:table-row table:style-name="ro1">
          <table:table-cell office:value-type="float" office:value="18273.429501" calcext:value-type="float">
            <text:p>18273.429501</text:p>
          </table:table-cell>
          <table:table-cell office:value-type="float" office:value="0.003448" calcext:value-type="float">
            <text:p>0.003448</text:p>
          </table:table-cell>
        </table:table-row>
        <table:table-row table:style-name="ro1">
          <table:table-cell office:value-type="float" office:value="18699.083179" calcext:value-type="float">
            <text:p>18699.083179</text:p>
          </table:table-cell>
          <table:table-cell office:value-type="float" office:value="0.003718" calcext:value-type="float">
            <text:p>0.003718</text:p>
          </table:table-cell>
        </table:table-row>
        <table:table-row table:style-name="ro1">
          <table:table-cell office:value-type="float" office:value="19134.629332" calcext:value-type="float">
            <text:p>19134.629332</text:p>
          </table:table-cell>
          <table:table-cell office:value-type="float" office:value="0.004011" calcext:value-type="float">
            <text:p>0.004011</text:p>
          </table:table-cell>
        </table:table-row>
        <table:table-row table:style-name="ro1">
          <table:table-cell office:value-type="float" office:value="19580.34275" calcext:value-type="float">
            <text:p>19580.34275</text:p>
          </table:table-cell>
          <table:table-cell office:value-type="float" office:value="0.004328" calcext:value-type="float">
            <text:p>0.004328</text:p>
          </table:table-cell>
        </table:table-row>
        <table:table-row table:style-name="ro1">
          <table:table-cell office:value-type="float" office:value="20036.41616" calcext:value-type="float">
            <text:p>20036.41616</text:p>
          </table:table-cell>
          <table:table-cell office:value-type="float" office:value="0.004672" calcext:value-type="float">
            <text:p>0.004672</text:p>
          </table:table-cell>
        </table:table-row>
        <table:table-row table:style-name="ro1">
          <table:table-cell office:value-type="float" office:value="20503.1343" calcext:value-type="float">
            <text:p>20503.1343</text:p>
          </table:table-cell>
          <table:table-cell office:value-type="float" office:value="0.005045" calcext:value-type="float">
            <text:p>0.005045</text:p>
          </table:table-cell>
        </table:table-row>
        <table:table-row table:style-name="ro1">
          <table:table-cell office:value-type="float" office:value="20980.702332" calcext:value-type="float">
            <text:p>20980.702332</text:p>
          </table:table-cell>
          <table:table-cell office:value-type="float" office:value="0.005451" calcext:value-type="float">
            <text:p>0.005451</text:p>
          </table:table-cell>
        </table:table-row>
        <table:table-row table:style-name="ro1">
          <table:table-cell office:value-type="float" office:value="21469.417426" calcext:value-type="float">
            <text:p>21469.417426</text:p>
          </table:table-cell>
          <table:table-cell office:value-type="float" office:value="0.005891" calcext:value-type="float">
            <text:p>0.005891</text:p>
          </table:table-cell>
        </table:table-row>
        <table:table-row table:style-name="ro1">
          <table:table-cell office:value-type="float" office:value="21969.492204" calcext:value-type="float">
            <text:p>21969.492204</text:p>
          </table:table-cell>
          <table:table-cell office:value-type="float" office:value="0.00637" calcext:value-type="float">
            <text:p>0.00637</text:p>
          </table:table-cell>
        </table:table-row>
        <table:table-row table:style-name="ro1">
          <table:table-cell office:value-type="float" office:value="22481.237516" calcext:value-type="float">
            <text:p>22481.237516</text:p>
          </table:table-cell>
          <table:table-cell office:value-type="float" office:value="0.006892" calcext:value-type="float">
            <text:p>0.006892</text:p>
          </table:table-cell>
        </table:table-row>
        <table:table-row table:style-name="ro1">
          <table:table-cell office:value-type="float" office:value="23004.87966" calcext:value-type="float">
            <text:p>23004.87966</text:p>
          </table:table-cell>
          <table:table-cell office:value-type="float" office:value="0.007459" calcext:value-type="float">
            <text:p>0.007459</text:p>
          </table:table-cell>
        </table:table-row>
        <table:table-row table:style-name="ro1">
          <table:table-cell office:value-type="float" office:value="23540.744407" calcext:value-type="float">
            <text:p>23540.744407</text:p>
          </table:table-cell>
          <table:table-cell office:value-type="float" office:value="0.008078" calcext:value-type="float">
            <text:p>0.008078</text:p>
          </table:table-cell>
        </table:table-row>
        <table:table-row table:style-name="ro1">
          <table:table-cell office:value-type="float" office:value="24089.065514" calcext:value-type="float">
            <text:p>24089.065514</text:p>
          </table:table-cell>
          <table:table-cell office:value-type="float" office:value="0.008754" calcext:value-type="float">
            <text:p>0.008754</text:p>
          </table:table-cell>
        </table:table-row>
        <table:table-row table:style-name="ro1">
          <table:table-cell office:value-type="float" office:value="24650.18616" calcext:value-type="float">
            <text:p>24650.18616</text:p>
          </table:table-cell>
          <table:table-cell office:value-type="float" office:value="0.009491" calcext:value-type="float">
            <text:p>0.009491</text:p>
          </table:table-cell>
        </table:table-row>
        <table:table-row table:style-name="ro1">
          <table:table-cell office:value-type="float" office:value="25224.347564" calcext:value-type="float">
            <text:p>25224.347564</text:p>
          </table:table-cell>
          <table:table-cell office:value-type="float" office:value="0.010298" calcext:value-type="float">
            <text:p>0.010298</text:p>
          </table:table-cell>
        </table:table-row>
        <table:table-row table:style-name="ro1">
          <table:table-cell office:value-type="float" office:value="25811.912799" calcext:value-type="float">
            <text:p>25811.912799</text:p>
          </table:table-cell>
          <table:table-cell office:value-type="float" office:value="0.011181" calcext:value-type="float">
            <text:p>0.011181</text:p>
          </table:table-cell>
        </table:table-row>
        <table:table-row table:style-name="ro1">
          <table:table-cell office:value-type="float" office:value="26413.133031" calcext:value-type="float">
            <text:p>26413.133031</text:p>
          </table:table-cell>
          <table:table-cell office:value-type="float" office:value="0.012148" calcext:value-type="float">
            <text:p>0.012148</text:p>
          </table:table-cell>
        </table:table-row>
        <table:table-row table:style-name="ro1">
          <table:table-cell office:value-type="float" office:value="27028.388739" calcext:value-type="float">
            <text:p>27028.388739</text:p>
          </table:table-cell>
          <table:table-cell office:value-type="float" office:value="0.013209" calcext:value-type="float">
            <text:p>0.013209</text:p>
          </table:table-cell>
        </table:table-row>
        <table:table-row table:style-name="ro1">
          <table:table-cell office:value-type="float" office:value="27657.943524" calcext:value-type="float">
            <text:p>27657.943524</text:p>
          </table:table-cell>
          <table:table-cell office:value-type="float" office:value="0.014375" calcext:value-type="float">
            <text:p>0.014375</text:p>
          </table:table-cell>
        </table:table-row>
        <table:table-row table:style-name="ro1">
          <table:table-cell office:value-type="float" office:value="28302.195273" calcext:value-type="float">
            <text:p>28302.195273</text:p>
          </table:table-cell>
          <table:table-cell office:value-type="float" office:value="0.015658" calcext:value-type="float">
            <text:p>0.015658</text:p>
          </table:table-cell>
        </table:table-row>
        <table:table-row table:style-name="ro1">
          <table:table-cell office:value-type="float" office:value="28961.454836" calcext:value-type="float">
            <text:p>28961.454836</text:p>
          </table:table-cell>
          <table:table-cell office:value-type="float" office:value="0.017072" calcext:value-type="float">
            <text:p>0.017072</text:p>
          </table:table-cell>
        </table:table-row>
        <table:table-row table:style-name="ro1">
          <table:table-cell office:value-type="float" office:value="29636.035549" calcext:value-type="float">
            <text:p>29636.035549</text:p>
          </table:table-cell>
          <table:table-cell office:value-type="float" office:value="0.018632" calcext:value-type="float">
            <text:p>0.018632</text:p>
          </table:table-cell>
        </table:table-row>
        <table:table-row table:style-name="ro1">
          <table:table-cell office:value-type="float" office:value="30326.362654" calcext:value-type="float">
            <text:p>30326.362654</text:p>
          </table:table-cell>
          <table:table-cell office:value-type="float" office:value="0.020358" calcext:value-type="float">
            <text:p>0.020358</text:p>
          </table:table-cell>
        </table:table-row>
        <table:table-row table:style-name="ro1">
          <table:table-cell office:value-type="float" office:value="31032.737054" calcext:value-type="float">
            <text:p>31032.737054</text:p>
          </table:table-cell>
          <table:table-cell office:value-type="float" office:value="0.022269" calcext:value-type="float">
            <text:p>0.022269</text:p>
          </table:table-cell>
        </table:table-row>
        <table:table-row table:style-name="ro1">
          <table:table-cell office:value-type="float" office:value="31755.598911" calcext:value-type="float">
            <text:p>31755.598911</text:p>
          </table:table-cell>
          <table:table-cell office:value-type="float" office:value="0.024391" calcext:value-type="float">
            <text:p>0.024391</text:p>
          </table:table-cell>
        </table:table-row>
        <table:table-row table:style-name="ro1">
          <table:table-cell office:value-type="float" office:value="32495.264049" calcext:value-type="float">
            <text:p>32495.264049</text:p>
          </table:table-cell>
          <table:table-cell office:value-type="float" office:value="0.02675" calcext:value-type="float">
            <text:p>0.02675</text:p>
          </table:table-cell>
        </table:table-row>
        <table:table-row table:style-name="ro1">
          <table:table-cell office:value-type="float" office:value="33252.195011" calcext:value-type="float">
            <text:p>33252.195011</text:p>
          </table:table-cell>
          <table:table-cell office:value-type="float" office:value="0.029382" calcext:value-type="float">
            <text:p>0.029382</text:p>
          </table:table-cell>
        </table:table-row>
        <table:table-row table:style-name="ro1">
          <table:table-cell office:value-type="float" office:value="34026.717568" calcext:value-type="float">
            <text:p>34026.717568</text:p>
          </table:table-cell>
          <table:table-cell office:value-type="float" office:value="0.032324" calcext:value-type="float">
            <text:p>0.032324</text:p>
          </table:table-cell>
        </table:table-row>
        <table:table-row table:style-name="ro1">
          <table:table-cell office:value-type="float" office:value="34819.319132" calcext:value-type="float">
            <text:p>34819.319132</text:p>
          </table:table-cell>
          <table:table-cell office:value-type="float" office:value="0.035621" calcext:value-type="float">
            <text:p>0.035621</text:p>
          </table:table-cell>
        </table:table-row>
        <table:table-row table:style-name="ro1">
          <table:table-cell office:value-type="float" office:value="35630.345367" calcext:value-type="float">
            <text:p>35630.345367</text:p>
          </table:table-cell>
          <table:table-cell office:value-type="float" office:value="0.039329" calcext:value-type="float">
            <text:p>0.039329</text:p>
          </table:table-cell>
        </table:table-row>
        <table:table-row table:style-name="ro1">
          <table:table-cell office:value-type="float" office:value="36460.301093" calcext:value-type="float">
            <text:p>36460.301093</text:p>
          </table:table-cell>
          <table:table-cell office:value-type="float" office:value="0.043511" calcext:value-type="float">
            <text:p>0.043511</text:p>
          </table:table-cell>
        </table:table-row>
        <table:table-row table:style-name="ro1">
          <table:table-cell office:value-type="float" office:value="37309.549383" calcext:value-type="float">
            <text:p>37309.549383</text:p>
          </table:table-cell>
          <table:table-cell office:value-type="float" office:value="0.048245" calcext:value-type="float">
            <text:p>0.048245</text:p>
          </table:table-cell>
        </table:table-row>
        <table:table-row table:style-name="ro1">
          <table:table-cell office:value-type="float" office:value="38178.62241" calcext:value-type="float">
            <text:p>38178.62241</text:p>
          </table:table-cell>
          <table:table-cell office:value-type="float" office:value="0.053625" calcext:value-type="float">
            <text:p>0.053625</text:p>
          </table:table-cell>
        </table:table-row>
        <table:table-row table:style-name="ro1">
          <table:table-cell office:value-type="float" office:value="39067.893194" calcext:value-type="float">
            <text:p>39067.893194</text:p>
          </table:table-cell>
          <table:table-cell office:value-type="float" office:value="0.059765" calcext:value-type="float">
            <text:p>0.059765</text:p>
          </table:table-cell>
        </table:table-row>
        <table:table-row table:style-name="ro1">
          <table:table-cell office:value-type="float" office:value="39977.923751" calcext:value-type="float">
            <text:p>39977.923751</text:p>
          </table:table-cell>
          <table:table-cell office:value-type="float" office:value="0.066806" calcext:value-type="float">
            <text:p>0.066806</text:p>
          </table:table-cell>
        </table:table-row>
        <table:table-row table:style-name="ro1">
          <table:table-cell office:value-type="float" office:value="40909.104508" calcext:value-type="float">
            <text:p>40909.104508</text:p>
          </table:table-cell>
          <table:table-cell office:value-type="float" office:value="0.074922" calcext:value-type="float">
            <text:p>0.074922</text:p>
          </table:table-cell>
        </table:table-row>
        <table:table-row table:style-name="ro1">
          <table:table-cell office:value-type="float" office:value="41862.022349" calcext:value-type="float">
            <text:p>41862.022349</text:p>
          </table:table-cell>
          <table:table-cell office:value-type="float" office:value="0.084332" calcext:value-type="float">
            <text:p>0.084332</text:p>
          </table:table-cell>
        </table:table-row>
        <table:table-row table:style-name="ro1">
          <table:table-cell office:value-type="float" office:value="42837.090081" calcext:value-type="float">
            <text:p>42837.090081</text:p>
          </table:table-cell>
          <table:table-cell office:value-type="float" office:value="0.095313" calcext:value-type="float">
            <text:p>0.095313</text:p>
          </table:table-cell>
        </table:table-row>
        <table:table-row table:style-name="ro1">
          <table:table-cell office:value-type="float" office:value="43834.91697" calcext:value-type="float">
            <text:p>43834.91697</text:p>
          </table:table-cell>
          <table:table-cell office:value-type="float" office:value="0.108222" calcext:value-type="float">
            <text:p>0.108222</text:p>
          </table:table-cell>
        </table:table-row>
        <table:table-row table:style-name="ro1">
          <table:table-cell office:value-type="float" office:value="44855.935719" calcext:value-type="float">
            <text:p>44855.935719</text:p>
          </table:table-cell>
          <table:table-cell office:value-type="float" office:value="0.123519" calcext:value-type="float">
            <text:p>0.123519</text:p>
          </table:table-cell>
        </table:table-row>
        <table:table-row table:style-name="ro1">
          <table:table-cell office:value-type="float" office:value="45900.792894" calcext:value-type="float">
            <text:p>45900.792894</text:p>
          </table:table-cell>
          <table:table-cell office:value-type="float" office:value="0.141818" calcext:value-type="float">
            <text:p>0.141818</text:p>
          </table:table-cell>
        </table:table-row>
        <table:table-row table:style-name="ro1">
          <table:table-cell office:value-type="float" office:value="46969.931145" calcext:value-type="float">
            <text:p>46969.931145</text:p>
          </table:table-cell>
          <table:table-cell office:value-type="float" office:value="0.163934" calcext:value-type="float">
            <text:p>0.163934</text:p>
          </table:table-cell>
        </table:table-row>
        <table:table-row table:style-name="ro1">
          <table:table-cell office:value-type="float" office:value="48064.026881" calcext:value-type="float">
            <text:p>48064.026881</text:p>
          </table:table-cell>
          <table:table-cell office:value-type="float" office:value="0.190987" calcext:value-type="float">
            <text:p>0.190987</text:p>
          </table:table-cell>
        </table:table-row>
        <table:table-row table:style-name="ro1">
          <table:table-cell office:value-type="float" office:value="49183.552592" calcext:value-type="float">
            <text:p>49183.552592</text:p>
          </table:table-cell>
          <table:table-cell office:value-type="float" office:value="0.224522" calcext:value-type="float">
            <text:p>0.224522</text:p>
          </table:table-cell>
        </table:table-row>
        <table:table-row table:style-name="ro1">
          <table:table-cell office:value-type="float" office:value="50329.214529" calcext:value-type="float">
            <text:p>50329.214529</text:p>
          </table:table-cell>
          <table:table-cell office:value-type="float" office:value="0.266728" calcext:value-type="float">
            <text:p>0.266728</text:p>
          </table:table-cell>
        </table:table-row>
        <table:table-row table:style-name="ro1">
          <table:table-cell office:value-type="float" office:value="51501.554813" calcext:value-type="float">
            <text:p>51501.554813</text:p>
          </table:table-cell>
          <table:table-cell office:value-type="float" office:value="0.320724" calcext:value-type="float">
            <text:p>0.320724</text:p>
          </table:table-cell>
        </table:table-row>
        <table:table-row table:style-name="ro1">
          <table:table-cell office:value-type="float" office:value="52701.150382" calcext:value-type="float">
            <text:p>52701.150382</text:p>
          </table:table-cell>
          <table:table-cell office:value-type="float" office:value="0.39096" calcext:value-type="float">
            <text:p>0.39096</text:p>
          </table:table-cell>
        </table:table-row>
        <table:table-row table:style-name="ro1">
          <table:table-cell office:value-type="float" office:value="53928.747273" calcext:value-type="float">
            <text:p>53928.747273</text:p>
          </table:table-cell>
          <table:table-cell office:value-type="float" office:value="0.483592" calcext:value-type="float">
            <text:p>0.483592</text:p>
          </table:table-cell>
        </table:table-row>
        <table:table-row table:style-name="ro1">
          <table:table-cell office:value-type="float" office:value="55184.877661" calcext:value-type="float">
            <text:p>55184.877661</text:p>
          </table:table-cell>
          <table:table-cell office:value-type="float" office:value="0.606011" calcext:value-type="float">
            <text:p>0.606011</text:p>
          </table:table-cell>
        </table:table-row>
        <table:table-row table:style-name="ro1">
          <table:table-cell office:value-type="float" office:value="56470.327374" calcext:value-type="float">
            <text:p>56470.327374</text:p>
          </table:table-cell>
          <table:table-cell office:value-type="float" office:value="0.762772" calcext:value-type="float">
            <text:p>0.762772</text:p>
          </table:table-cell>
        </table:table-row>
        <table:table-row table:style-name="ro1">
          <table:table-cell office:value-type="float" office:value="57785.658428" calcext:value-type="float">
            <text:p>57785.658428</text:p>
          </table:table-cell>
          <table:table-cell office:value-type="float" office:value="0.94096" calcext:value-type="float">
            <text:p>0.94096</text:p>
          </table:table-cell>
        </table:table-row>
        <table:table-row table:style-name="ro1">
          <table:table-cell office:value-type="float" office:value="59131.691465" calcext:value-type="float">
            <text:p>59131.691465</text:p>
          </table:table-cell>
          <table:table-cell office:value-type="float" office:value="1.087109" calcext:value-type="float">
            <text:p>1.087109</text:p>
          </table:table-cell>
        </table:table-row>
        <table:table-row table:style-name="ro1">
          <table:table-cell office:value-type="float" office:value="60509.013369" calcext:value-type="float">
            <text:p>60509.013369</text:p>
          </table:table-cell>
          <table:table-cell office:value-type="float" office:value="1.131204" calcext:value-type="float">
            <text:p>1.131204</text:p>
          </table:table-cell>
        </table:table-row>
        <table:table-row table:style-name="ro1">
          <table:table-cell office:value-type="float" office:value="61918.479598" calcext:value-type="float">
            <text:p>61918.479598</text:p>
          </table:table-cell>
          <table:table-cell office:value-type="float" office:value="1.074787" calcext:value-type="float">
            <text:p>1.074787</text:p>
          </table:table-cell>
        </table:table-row>
        <table:table-row table:style-name="ro1">
          <table:table-cell office:value-type="float" office:value="63360.71185" calcext:value-type="float">
            <text:p>63360.71185</text:p>
          </table:table-cell>
          <table:table-cell office:value-type="float" office:value="0.978747" calcext:value-type="float">
            <text:p>0.978747</text:p>
          </table:table-cell>
        </table:table-row>
        <table:table-row table:style-name="ro1">
          <table:table-cell office:value-type="float" office:value="64836.605373" calcext:value-type="float">
            <text:p>64836.605373</text:p>
          </table:table-cell>
          <table:table-cell office:value-type="float" office:value="0.886078" calcext:value-type="float">
            <text:p>0.886078</text:p>
          </table:table-cell>
        </table:table-row>
        <table:table-row table:style-name="ro1">
          <table:table-cell office:value-type="float" office:value="66346.806734" calcext:value-type="float">
            <text:p>66346.806734</text:p>
          </table:table-cell>
          <table:table-cell office:value-type="float" office:value="0.810396" calcext:value-type="float">
            <text:p>0.810396</text:p>
          </table:table-cell>
        </table:table-row>
        <table:table-row table:style-name="ro1">
          <table:table-cell office:value-type="float" office:value="67892.255941" calcext:value-type="float">
            <text:p>67892.255941</text:p>
          </table:table-cell>
          <table:table-cell office:value-type="float" office:value="0.752277" calcext:value-type="float">
            <text:p>0.752277</text:p>
          </table:table-cell>
        </table:table-row>
        <table:table-row table:style-name="ro1">
          <table:table-cell office:value-type="float" office:value="69473.629403" calcext:value-type="float">
            <text:p>69473.629403</text:p>
          </table:table-cell>
          <table:table-cell office:value-type="float" office:value="0.708933" calcext:value-type="float">
            <text:p>0.708933</text:p>
          </table:table-cell>
        </table:table-row>
        <table:table-row table:style-name="ro1">
          <table:table-cell office:value-type="float" office:value="71091.916864" calcext:value-type="float">
            <text:p>71091.916864</text:p>
          </table:table-cell>
          <table:table-cell office:value-type="float" office:value="0.677397" calcext:value-type="float">
            <text:p>0.677397</text:p>
          </table:table-cell>
        </table:table-row>
        <table:table-row table:style-name="ro1">
          <table:table-cell office:value-type="float" office:value="72747.819602" calcext:value-type="float">
            <text:p>72747.819602</text:p>
          </table:table-cell>
          <table:table-cell office:value-type="float" office:value="0.655296" calcext:value-type="float">
            <text:p>0.655296</text:p>
          </table:table-cell>
        </table:table-row>
        <table:table-row table:style-name="ro1">
          <table:table-cell office:value-type="float" office:value="74442.372122" calcext:value-type="float">
            <text:p>74442.372122</text:p>
          </table:table-cell>
          <table:table-cell office:value-type="float" office:value="0.640872" calcext:value-type="float">
            <text:p>0.640872</text:p>
          </table:table-cell>
        </table:table-row>
        <table:table-row table:style-name="ro1">
          <table:table-cell office:value-type="float" office:value="76176.315491" calcext:value-type="float">
            <text:p>76176.315491</text:p>
          </table:table-cell>
          <table:table-cell office:value-type="float" office:value="0.632872" calcext:value-type="float">
            <text:p>0.632872</text:p>
          </table:table-cell>
        </table:table-row>
        <table:table-row table:style-name="ro1">
          <table:table-cell office:value-type="float" office:value="77950.728978" calcext:value-type="float">
            <text:p>77950.728978</text:p>
          </table:table-cell>
          <table:table-cell office:value-type="float" office:value="0.630424" calcext:value-type="float">
            <text:p>0.630424</text:p>
          </table:table-cell>
        </table:table-row>
        <table:table-row table:style-name="ro1">
          <table:table-cell office:value-type="float" office:value="79766.388463" calcext:value-type="float">
            <text:p>79766.388463</text:p>
          </table:table-cell>
          <table:table-cell office:value-type="float" office:value="0.63293" calcext:value-type="float">
            <text:p>0.63293</text:p>
          </table:table-cell>
        </table:table-row>
        <table:table-row table:style-name="ro1">
          <table:table-cell office:value-type="float" office:value="81624.432899" calcext:value-type="float">
            <text:p>81624.43289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83525.658061" calcext:value-type="float">
            <text:p>83525.658061</text:p>
          </table:table-cell>
          <table:table-cell office:value-type="float" office:value="0.651392" calcext:value-type="float">
            <text:p>0.651392</text:p>
          </table:table-cell>
        </table:table-row>
        <table:table-row table:style-name="ro1">
          <table:table-cell office:value-type="float" office:value="85471.267557" calcext:value-type="float">
            <text:p>85471.267557</text:p>
          </table:table-cell>
          <table:table-cell office:value-type="float" office:value="0.666966" calcext:value-type="float">
            <text:p>0.666966</text:p>
          </table:table-cell>
        </table:table-row>
        <table:table-row table:style-name="ro1">
          <table:table-cell office:value-type="float" office:value="87462.096951" calcext:value-type="float">
            <text:p>87462.096951</text:p>
          </table:table-cell>
          <table:table-cell office:value-type="float" office:value="0.686645" calcext:value-type="float">
            <text:p>0.686645</text:p>
          </table:table-cell>
        </table:table-row>
        <table:table-row table:style-name="ro1">
          <table:table-cell office:value-type="float" office:value="89499.399589" calcext:value-type="float">
            <text:p>89499.399589</text:p>
          </table:table-cell>
          <table:table-cell office:value-type="float" office:value="0.710365" calcext:value-type="float">
            <text:p>0.710365</text:p>
          </table:table-cell>
        </table:table-row>
        <table:table-row table:style-name="ro1">
          <table:table-cell office:value-type="float" office:value="91584.160242" calcext:value-type="float">
            <text:p>91584.160242</text:p>
          </table:table-cell>
          <table:table-cell office:value-type="float" office:value="0.738016" calcext:value-type="float">
            <text:p>0.738016</text:p>
          </table:table-cell>
        </table:table-row>
        <table:table-row table:style-name="ro1">
          <table:table-cell office:value-type="float" office:value="93717.373627" calcext:value-type="float">
            <text:p>93717.373627</text:p>
          </table:table-cell>
          <table:table-cell office:value-type="float" office:value="0.769365" calcext:value-type="float">
            <text:p>0.769365</text:p>
          </table:table-cell>
        </table:table-row>
        <table:table-row table:style-name="ro1">
          <table:table-cell office:value-type="float" office:value="95900.382615" calcext:value-type="float">
            <text:p>95900.382615</text:p>
          </table:table-cell>
          <table:table-cell office:value-type="float" office:value="0.803954" calcext:value-type="float">
            <text:p>0.803954</text:p>
          </table:table-cell>
        </table:table-row>
        <table:table-row table:style-name="ro1">
          <table:table-cell office:value-type="float" office:value="98134.132189" calcext:value-type="float">
            <text:p>98134.132189</text:p>
          </table:table-cell>
          <table:table-cell office:value-type="float" office:value="0.840953" calcext:value-type="float">
            <text:p>0.840953</text:p>
          </table:table-cell>
        </table:table-row>
        <table:table-row table:style-name="ro1">
          <table:table-cell office:value-type="float" office:value="100420.0249" calcext:value-type="float">
            <text:p>100420.0249</text:p>
          </table:table-cell>
          <table:table-cell office:value-type="float" office:value="0.879026" calcext:value-type="float">
            <text:p>0.879026</text:p>
          </table:table-cell>
        </table:table-row>
        <table:table-row table:style-name="ro1">
          <table:table-cell office:value-type="float" office:value="102759.045521" calcext:value-type="float">
            <text:p>102759.045521</text:p>
          </table:table-cell>
          <table:table-cell office:value-type="float" office:value="0.916194" calcext:value-type="float">
            <text:p>0.916194</text:p>
          </table:table-cell>
        </table:table-row>
        <table:table-row table:style-name="ro1">
          <table:table-cell office:value-type="float" office:value="105152.666235" calcext:value-type="float">
            <text:p>105152.666235</text:p>
          </table:table-cell>
          <table:table-cell office:value-type="float" office:value="0.949835" calcext:value-type="float">
            <text:p>0.949835</text:p>
          </table:table-cell>
        </table:table-row>
        <table:table-row table:style-name="ro1">
          <table:table-cell office:value-type="float" office:value="107601.931496" calcext:value-type="float">
            <text:p>107601.931496</text:p>
          </table:table-cell>
          <table:table-cell office:value-type="float" office:value="0.976882" calcext:value-type="float">
            <text:p>0.976882</text:p>
          </table:table-cell>
        </table:table-row>
        <table:table-row table:style-name="ro1">
          <table:table-cell office:value-type="float" office:value="110108.353276" calcext:value-type="float">
            <text:p>110108.353276</text:p>
          </table:table-cell>
          <table:table-cell office:value-type="float" office:value="0.994337" calcext:value-type="float">
            <text:p>0.994337</text:p>
          </table:table-cell>
        </table:table-row>
        <table:table-row table:style-name="ro1">
          <table:table-cell office:value-type="float" office:value="112673.045659" calcext:value-type="float">
            <text:p>112673.045659</text:p>
          </table:table-cell>
          <table:table-cell office:value-type="float" office:value="0.999983" calcext:value-type="float">
            <text:p>0.999983</text:p>
          </table:table-cell>
        </table:table-row>
        <table:table-row table:style-name="ro1">
          <table:table-cell office:value-type="float" office:value="115297.600195" calcext:value-type="float">
            <text:p>115297.600195</text:p>
          </table:table-cell>
          <table:table-cell office:value-type="float" office:value="0.993056" calcext:value-type="float">
            <text:p>0.993056</text:p>
          </table:table-cell>
        </table:table-row>
        <table:table-row table:style-name="ro1">
          <table:table-cell office:value-type="float" office:value="117983.160811" calcext:value-type="float">
            <text:p>117983.160811</text:p>
          </table:table-cell>
          <table:table-cell office:value-type="float" office:value="0.974492" calcext:value-type="float">
            <text:p>0.974492</text:p>
          </table:table-cell>
        </table:table-row>
        <table:table-row table:style-name="ro1">
          <table:table-cell office:value-type="float" office:value="120731.398632" calcext:value-type="float">
            <text:p>120731.398632</text:p>
          </table:table-cell>
          <table:table-cell office:value-type="float" office:value="0.94662" calcext:value-type="float">
            <text:p>0.94662</text:p>
          </table:table-cell>
        </table:table-row>
        <table:table-row table:style-name="ro1">
          <table:table-cell office:value-type="float" office:value="123543.527216" calcext:value-type="float">
            <text:p>123543.527216</text:p>
          </table:table-cell>
          <table:table-cell office:value-type="float" office:value="0.91248" calcext:value-type="float">
            <text:p>0.91248</text:p>
          </table:table-cell>
        </table:table-row>
        <table:table-row table:style-name="ro1">
          <table:table-cell office:value-type="float" office:value="126421.297267" calcext:value-type="float">
            <text:p>126421.297267</text:p>
          </table:table-cell>
          <table:table-cell office:value-type="float" office:value="0.875107" calcext:value-type="float">
            <text:p>0.875107</text:p>
          </table:table-cell>
        </table:table-row>
        <table:table-row table:style-name="ro1">
          <table:table-cell office:value-type="float" office:value="129365.952182" calcext:value-type="float">
            <text:p>129365.952182</text:p>
          </table:table-cell>
          <table:table-cell office:value-type="float" office:value="0.837066" calcext:value-type="float">
            <text:p>0.837066</text:p>
          </table:table-cell>
        </table:table-row>
        <table:table-row table:style-name="ro1">
          <table:table-cell office:value-type="float" office:value="132379.342139" calcext:value-type="float">
            <text:p>132379.342139</text:p>
          </table:table-cell>
          <table:table-cell office:value-type="float" office:value="0.800261" calcext:value-type="float">
            <text:p>0.800261</text:p>
          </table:table-cell>
        </table:table-row>
        <table:table-row table:style-name="ro1">
          <table:table-cell office:value-type="float" office:value="135462.770217" calcext:value-type="float">
            <text:p>135462.770217</text:p>
          </table:table-cell>
          <table:table-cell office:value-type="float" office:value="0.765977" calcext:value-type="float">
            <text:p>0.765977</text:p>
          </table:table-cell>
        </table:table-row>
        <table:table-row table:style-name="ro1">
          <table:table-cell office:value-type="float" office:value="138618.176119" calcext:value-type="float">
            <text:p>138618.176119</text:p>
          </table:table-cell>
          <table:table-cell office:value-type="float" office:value="0.734991" calcext:value-type="float">
            <text:p>0.734991</text:p>
          </table:table-cell>
        </table:table-row>
        <table:table-row table:style-name="ro1">
          <table:table-cell office:value-type="float" office:value="141846.932555" calcext:value-type="float">
            <text:p>141846.932555</text:p>
          </table:table-cell>
          <table:table-cell office:value-type="float" office:value="0.707738" calcext:value-type="float">
            <text:p>0.707738</text:p>
          </table:table-cell>
        </table:table-row>
        <table:table-row table:style-name="ro1">
          <table:table-cell office:value-type="float" office:value="145151.048857" calcext:value-type="float">
            <text:p>145151.048857</text:p>
          </table:table-cell>
          <table:table-cell office:value-type="float" office:value="0.68443" calcext:value-type="float">
            <text:p>0.68443</text:p>
          </table:table-cell>
        </table:table-row>
        <table:table-row table:style-name="ro1">
          <table:table-cell office:value-type="float" office:value="148531.967366" calcext:value-type="float">
            <text:p>148531.967366</text:p>
          </table:table-cell>
          <table:table-cell office:value-type="float" office:value="0.665172" calcext:value-type="float">
            <text:p>0.665172</text:p>
          </table:table-cell>
        </table:table-row>
        <table:table-row table:style-name="ro1">
          <table:table-cell office:value-type="float" office:value="151991.796885" calcext:value-type="float">
            <text:p>151991.796885</text:p>
          </table:table-cell>
          <table:table-cell office:value-type="float" office:value="0.650024" calcext:value-type="float">
            <text:p>0.650024</text:p>
          </table:table-cell>
        </table:table-row>
        <table:table-row table:style-name="ro1">
          <table:table-cell office:value-type="float" office:value="155532.049386" calcext:value-type="float">
            <text:p>155532.049386</text:p>
          </table:table-cell>
          <table:table-cell office:value-type="float" office:value="0.639069" calcext:value-type="float">
            <text:p>0.639069</text:p>
          </table:table-cell>
        </table:table-row>
        <table:table-row table:style-name="ro1">
          <table:table-cell office:value-type="float" office:value="159154.943092" calcext:value-type="float">
            <text:p>159154.943092</text:p>
          </table:table-cell>
          <table:table-cell office:value-type="float" office:value="0.632456" calcext:value-type="float">
            <text:p>0.632456</text:p>
          </table:table-cell>
        </table:table-row>
        <table:table-row table:style-name="ro1">
          <table:table-cell office:value-type="float" office:value="162862.228706" calcext:value-type="float">
            <text:p>162862.228706</text:p>
          </table:table-cell>
          <table:table-cell office:value-type="float" office:value="0.630439" calcext:value-type="float">
            <text:p>0.630439</text:p>
          </table:table-cell>
        </table:table-row>
        <table:table-row table:style-name="ro1">
          <table:table-cell office:value-type="float" office:value="166655.676827" calcext:value-type="float">
            <text:p>166655.676827</text:p>
          </table:table-cell>
          <table:table-cell office:value-type="float" office:value="0.633428" calcext:value-type="float">
            <text:p>0.633428</text:p>
          </table:table-cell>
        </table:table-row>
        <table:table-row table:style-name="ro1">
          <table:table-cell office:value-type="float" office:value="170537.684727" calcext:value-type="float">
            <text:p>170537.684727</text:p>
          </table:table-cell>
          <table:table-cell office:value-type="float" office:value="0.642043" calcext:value-type="float">
            <text:p>0.642043</text:p>
          </table:table-cell>
        </table:table-row>
        <table:table-row table:style-name="ro1">
          <table:table-cell office:value-type="float" office:value="174509.913586" calcext:value-type="float">
            <text:p>174509.913586</text:p>
          </table:table-cell>
          <table:table-cell office:value-type="float" office:value="0.657192" calcext:value-type="float">
            <text:p>0.657192</text:p>
          </table:table-cell>
        </table:table-row>
        <table:table-row table:style-name="ro1">
          <table:table-cell office:value-type="float" office:value="178574.870093" calcext:value-type="float">
            <text:p>178574.870093</text:p>
          </table:table-cell>
          <table:table-cell office:value-type="float" office:value="0.680175" calcext:value-type="float">
            <text:p>0.680175</text:p>
          </table:table-cell>
        </table:table-row>
        <table:table-row table:style-name="ro1">
          <table:table-cell office:value-type="float" office:value="182734.304953" calcext:value-type="float">
            <text:p>182734.304953</text:p>
          </table:table-cell>
          <table:table-cell office:value-type="float" office:value="0.712804" calcext:value-type="float">
            <text:p>0.712804</text:p>
          </table:table-cell>
        </table:table-row>
        <table:table-row table:style-name="ro1">
          <table:table-cell office:value-type="float" office:value="186990.824329" calcext:value-type="float">
            <text:p>186990.824329</text:p>
          </table:table-cell>
          <table:table-cell office:value-type="float" office:value="0.757528" calcext:value-type="float">
            <text:p>0.757528</text:p>
          </table:table-cell>
        </table:table-row>
        <table:table-row table:style-name="ro1">
          <table:table-cell office:value-type="float" office:value="191346.29829" calcext:value-type="float">
            <text:p>191346.29829</text:p>
          </table:table-cell>
          <table:table-cell office:value-type="float" office:value="0.817343" calcext:value-type="float">
            <text:p>0.817343</text:p>
          </table:table-cell>
        </table:table-row>
        <table:table-row table:style-name="ro1">
          <table:table-cell office:value-type="float" office:value="195803.432471" calcext:value-type="float">
            <text:p>195803.432471</text:p>
          </table:table-cell>
          <table:table-cell office:value-type="float" office:value="0.894917" calcext:value-type="float">
            <text:p>0.894917</text:p>
          </table:table-cell>
        </table:table-row>
        <table:table-row table:style-name="ro1">
          <table:table-cell office:value-type="float" office:value="200364.156626" calcext:value-type="float">
            <text:p>200364.156626</text:p>
          </table:table-cell>
          <table:table-cell office:value-type="float" office:value="0.988921" calcext:value-type="float">
            <text:p>0.988921</text:p>
          </table:table-cell>
        </table:table-row>
        <table:table-row table:style-name="ro1">
          <table:table-cell office:value-type="float" office:value="205031.355438" calcext:value-type="float">
            <text:p>205031.355438</text:p>
          </table:table-cell>
          <table:table-cell office:value-type="float" office:value="1.083486" calcext:value-type="float">
            <text:p>1.083486</text:p>
          </table:table-cell>
        </table:table-row>
        <table:table-row table:style-name="ro1">
          <table:table-cell office:value-type="float" office:value="209807.018344" calcext:value-type="float">
            <text:p>209807.018344</text:p>
          </table:table-cell>
          <table:table-cell office:value-type="float" office:value="1.132124" calcext:value-type="float">
            <text:p>1.132124</text:p>
          </table:table-cell>
        </table:table-row>
        <table:table-row table:style-name="ro1">
          <table:table-cell office:value-type="float" office:value="214694.169287" calcext:value-type="float">
            <text:p>214694.169287</text:p>
          </table:table-cell>
          <table:table-cell office:value-type="float" office:value="1.075882" calcext:value-type="float">
            <text:p>1.075882</text:p>
          </table:table-cell>
        </table:table-row>
        <table:table-row table:style-name="ro1">
          <table:table-cell office:value-type="float" office:value="219694.917071" calcext:value-type="float">
            <text:p>219694.917071</text:p>
          </table:table-cell>
          <table:table-cell office:value-type="float" office:value="0.9228" calcext:value-type="float">
            <text:p>0.9228</text:p>
          </table:table-cell>
        </table:table-row>
        <table:table-row table:style-name="ro1">
          <table:table-cell office:value-type="float" office:value="224812.385111" calcext:value-type="float">
            <text:p>224812.385111</text:p>
          </table:table-cell>
          <table:table-cell office:value-type="float" office:value="0.745155" calcext:value-type="float">
            <text:p>0.745155</text:p>
          </table:table-cell>
        </table:table-row>
        <table:table-row table:style-name="ro1">
          <table:table-cell office:value-type="float" office:value="230048.801577" calcext:value-type="float">
            <text:p>230048.801577</text:p>
          </table:table-cell>
          <table:table-cell office:value-type="float" office:value="0.59183" calcext:value-type="float">
            <text:p>0.59183</text:p>
          </table:table-cell>
        </table:table-row>
        <table:table-row table:style-name="ro1">
          <table:table-cell office:value-type="float" office:value="235407.449039" calcext:value-type="float">
            <text:p>235407.449039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float" office:value="240890.655138" calcext:value-type="float">
            <text:p>240890.655138</text:p>
          </table:table-cell>
          <table:table-cell office:value-type="float" office:value="0.382812" calcext:value-type="float">
            <text:p>0.382812</text:p>
          </table:table-cell>
        </table:table-row>
        <table:table-row table:style-name="ro1">
          <table:table-cell office:value-type="float" office:value="246501.8616" calcext:value-type="float">
            <text:p>246501.8616</text:p>
          </table:table-cell>
          <table:table-cell office:value-type="float" office:value="0.314499" calcext:value-type="float">
            <text:p>0.314499</text:p>
          </table:table-cell>
        </table:table-row>
        <table:table-row table:style-name="ro1">
          <table:table-cell office:value-type="float" office:value="252243.475644" calcext:value-type="float">
            <text:p>252243.475644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258119.118045" calcext:value-type="float">
            <text:p>258119.118045</text:p>
          </table:table-cell>
          <table:table-cell office:value-type="float" office:value="0.220712" calcext:value-type="float">
            <text:p>0.220712</text:p>
          </table:table-cell>
        </table:table-row>
        <table:table-row table:style-name="ro1">
          <table:table-cell office:value-type="float" office:value="264131.33528" calcext:value-type="float">
            <text:p>264131.33528</text:p>
          </table:table-cell>
          <table:table-cell office:value-type="float" office:value="0.187932" calcext:value-type="float">
            <text:p>0.187932</text:p>
          </table:table-cell>
        </table:table-row>
        <table:table-row table:style-name="ro1">
          <table:table-cell office:value-type="float" office:value="270283.887387" calcext:value-type="float">
            <text:p>270283.887387</text:p>
          </table:table-cell>
          <table:table-cell office:value-type="float" office:value="0.16145" calcext:value-type="float">
            <text:p>0.16145</text:p>
          </table:table-cell>
        </table:table-row>
        <table:table-row table:style-name="ro1">
          <table:table-cell office:value-type="float" office:value="276579.440211" calcext:value-type="float">
            <text:p>276579.440211</text:p>
          </table:table-cell>
          <table:table-cell office:value-type="float" office:value="0.139773" calcext:value-type="float">
            <text:p>0.139773</text:p>
          </table:table-cell>
        </table:table-row>
        <table:table-row table:style-name="ro1">
          <table:table-cell office:value-type="float" office:value="283021.95273" calcext:value-type="float">
            <text:p>283021.95273</text:p>
          </table:table-cell>
          <table:table-cell office:value-type="float" office:value="0.121817" calcext:value-type="float">
            <text:p>0.121817</text:p>
          </table:table-cell>
        </table:table-row>
        <table:table-row table:style-name="ro1">
          <table:table-cell office:value-type="float" office:value="289614.54836" calcext:value-type="float">
            <text:p>289614.54836</text:p>
          </table:table-cell>
          <table:table-cell office:value-type="float" office:value="0.10679" calcext:value-type="float">
            <text:p>0.10679</text:p>
          </table:table-cell>
        </table:table-row>
        <table:table-row table:style-name="ro1">
          <table:table-cell office:value-type="float" office:value="296360.350517" calcext:value-type="float">
            <text:p>296360.350517</text:p>
          </table:table-cell>
          <table:table-cell office:value-type="float" office:value="0.0941" calcext:value-type="float">
            <text:p>0.0941</text:p>
          </table:table-cell>
        </table:table-row>
        <table:table-row table:style-name="ro1">
          <table:table-cell office:value-type="float" office:value="303263.636491" calcext:value-type="float">
            <text:p>303263.636491</text:p>
          </table:table-cell>
          <table:table-cell office:value-type="float" office:value="0.083295" calcext:value-type="float">
            <text:p>0.083295</text:p>
          </table:table-cell>
        </table:table-row>
        <table:table-row table:style-name="ro1">
          <table:table-cell office:value-type="float" office:value="310327.370541" calcext:value-type="float">
            <text:p>310327.370541</text:p>
          </table:table-cell>
          <table:table-cell office:value-type="float" office:value="0.07403" calcext:value-type="float">
            <text:p>0.07403</text:p>
          </table:table-cell>
        </table:table-row>
        <table:table-row table:style-name="ro1">
          <table:table-cell office:value-type="float" office:value="317556.009007" calcext:value-type="float">
            <text:p>317556.009007</text:p>
          </table:table-cell>
          <table:table-cell office:value-type="float" office:value="0.066034" calcext:value-type="float">
            <text:p>0.066034</text:p>
          </table:table-cell>
        </table:table-row>
        <table:table-row table:style-name="ro1">
          <table:table-cell office:value-type="float" office:value="324952.635515" calcext:value-type="float">
            <text:p>324952.635515</text:p>
          </table:table-cell>
          <table:table-cell office:value-type="float" office:value="0.059093" calcext:value-type="float">
            <text:p>0.059093</text:p>
          </table:table-cell>
        </table:table-row>
        <table:table-row table:style-name="ro1">
          <table:table-cell office:value-type="float" office:value="332521.945137" calcext:value-type="float">
            <text:p>332521.945137</text:p>
          </table:table-cell>
          <table:table-cell office:value-type="float" office:value="0.053037" calcext:value-type="float">
            <text:p>0.053037</text:p>
          </table:table-cell>
        </table:table-row>
        <table:table-row table:style-name="ro1">
          <table:table-cell office:value-type="float" office:value="340267.180654" calcext:value-type="float">
            <text:p>340267.180654</text:p>
          </table:table-cell>
          <table:table-cell office:value-type="float" office:value="0.047729" calcext:value-type="float">
            <text:p>0.047729</text:p>
          </table:table-cell>
        </table:table-row>
        <table:table-row table:style-name="ro1">
          <table:table-cell office:value-type="float" office:value="348193.216186" calcext:value-type="float">
            <text:p>348193.216186</text:p>
          </table:table-cell>
          <table:table-cell office:value-type="float" office:value="0.043056" calcext:value-type="float">
            <text:p>0.043056</text:p>
          </table:table-cell>
        </table:table-row>
        <table:table-row table:style-name="ro1">
          <table:table-cell office:value-type="float" office:value="356303.473565" calcext:value-type="float">
            <text:p>356303.473565</text:p>
          </table:table-cell>
          <table:table-cell office:value-type="float" office:value="0.038926" calcext:value-type="float">
            <text:p>0.038926</text:p>
          </table:table-cell>
        </table:table-row>
        <table:table-row table:style-name="ro1">
          <table:table-cell office:value-type="float" office:value="364603.00596" calcext:value-type="float">
            <text:p>364603.00596</text:p>
          </table:table-cell>
          <table:table-cell office:value-type="float" office:value="0.035264" calcext:value-type="float">
            <text:p>0.035264</text:p>
          </table:table-cell>
        </table:table-row>
        <table:table-row table:style-name="ro1">
          <table:table-cell office:value-type="float" office:value="373095.513723" calcext:value-type="float">
            <text:p>373095.513723</text:p>
          </table:table-cell>
          <table:table-cell office:value-type="float" office:value="0.032005" calcext:value-type="float">
            <text:p>0.032005</text:p>
          </table:table-cell>
        </table:table-row>
        <table:table-row table:style-name="ro1">
          <table:table-cell office:value-type="float" office:value="381786.209179" calcext:value-type="float">
            <text:p>381786.209179</text:p>
          </table:table-cell>
          <table:table-cell office:value-type="float" office:value="0.029097" calcext:value-type="float">
            <text:p>0.029097</text:p>
          </table:table-cell>
        </table:table-row>
        <table:table-row table:style-name="ro1">
          <table:table-cell office:value-type="float" office:value="390678.951836" calcext:value-type="float">
            <text:p>390678.951836</text:p>
          </table:table-cell>
          <table:table-cell office:value-type="float" office:value="0.026495" calcext:value-type="float">
            <text:p>0.026495</text:p>
          </table:table-cell>
        </table:table-row>
        <table:table-row table:style-name="ro1">
          <table:table-cell office:value-type="float" office:value="399779.232538" calcext:value-type="float">
            <text:p>399779.232538</text:p>
          </table:table-cell>
          <table:table-cell office:value-type="float" office:value="0.024161" calcext:value-type="float">
            <text:p>0.024161</text:p>
          </table:table-cell>
        </table:table-row>
        <table:table-row table:style-name="ro1">
          <table:table-cell office:value-type="float" office:value="409091.069949" calcext:value-type="float">
            <text:p>409091.069949</text:p>
          </table:table-cell>
          <table:table-cell office:value-type="float" office:value="0.022063" calcext:value-type="float">
            <text:p>0.022063</text:p>
          </table:table-cell>
        </table:table-row>
        <table:table-row table:style-name="ro1">
          <table:table-cell office:value-type="float" office:value="418620.233434" calcext:value-type="float">
            <text:p>418620.233434</text:p>
          </table:table-cell>
          <table:table-cell office:value-type="float" office:value="0.020172" calcext:value-type="float">
            <text:p>0.020172</text:p>
          </table:table-cell>
        </table:table-row>
        <table:table-row table:style-name="ro1">
          <table:table-cell office:value-type="float" office:value="428370.900811" calcext:value-type="float">
            <text:p>428370.900811</text:p>
          </table:table-cell>
          <table:table-cell office:value-type="float" office:value="0.018464" calcext:value-type="float">
            <text:p>0.018464</text:p>
          </table:table-cell>
        </table:table-row>
        <table:table-row table:style-name="ro1">
          <table:table-cell office:value-type="float" office:value="438349.159757" calcext:value-type="float">
            <text:p>438349.159757</text:p>
          </table:table-cell>
          <table:table-cell office:value-type="float" office:value="0.01692" calcext:value-type="float">
            <text:p>0.01692</text:p>
          </table:table-cell>
        </table:table-row>
        <table:table-row table:style-name="ro1">
          <table:table-cell office:value-type="float" office:value="448559.387032" calcext:value-type="float">
            <text:p>448559.387032</text:p>
          </table:table-cell>
          <table:table-cell office:value-type="float" office:value="0.01552" calcext:value-type="float">
            <text:p>0.01552</text:p>
          </table:table-cell>
        </table:table-row>
        <table:table-row table:style-name="ro1">
          <table:table-cell office:value-type="float" office:value="459007.909046" calcext:value-type="float">
            <text:p>459007.909046</text:p>
          </table:table-cell>
          <table:table-cell office:value-type="float" office:value="0.01425" calcext:value-type="float">
            <text:p>0.01425</text:p>
          </table:table-cell>
        </table:table-row>
        <table:table-row table:style-name="ro1">
          <table:table-cell office:value-type="float" office:value="469699.301504" calcext:value-type="float">
            <text:p>469699.301504</text:p>
          </table:table-cell>
          <table:table-cell office:value-type="float" office:value="0.013095" calcext:value-type="float">
            <text:p>0.013095</text:p>
          </table:table-cell>
        </table:table-row>
        <table:table-row table:style-name="ro1">
          <table:table-cell office:value-type="float" office:value="480640.248912" calcext:value-type="float">
            <text:p>480640.248912</text:p>
          </table:table-cell>
          <table:table-cell office:value-type="float" office:value="0.012044" calcext:value-type="float">
            <text:p>0.012044</text:p>
          </table:table-cell>
        </table:table-row>
        <table:table-row table:style-name="ro1">
          <table:table-cell office:value-type="float" office:value="491835.525918" calcext:value-type="float">
            <text:p>491835.525918</text:p>
          </table:table-cell>
          <table:table-cell office:value-type="float" office:value="0.011086" calcext:value-type="float">
            <text:p>0.011086</text:p>
          </table:table-cell>
        </table:table-row>
        <table:table-row table:style-name="ro1">
          <table:table-cell office:value-type="float" office:value="503292.135342" calcext:value-type="float">
            <text:p>503292.135342</text:p>
          </table:table-cell>
          <table:table-cell office:value-type="float" office:value="0.010211" calcext:value-type="float">
            <text:p>0.010211</text:p>
          </table:table-cell>
        </table:table-row>
        <table:table-row table:style-name="ro1">
          <table:table-cell office:value-type="float" office:value="515015.568028" calcext:value-type="float">
            <text:p>515015.568028</text:p>
          </table:table-cell>
          <table:table-cell office:value-type="float" office:value="0.009412" calcext:value-type="float">
            <text:p>0.009412</text:p>
          </table:table-cell>
        </table:table-row>
        <table:table-row table:style-name="ro1">
          <table:table-cell office:value-type="float" office:value="527011.513765" calcext:value-type="float">
            <text:p>527011.513765</text:p>
          </table:table-cell>
          <table:table-cell office:value-type="float" office:value="0.008681" calcext:value-type="float">
            <text:p>0.008681</text:p>
          </table:table-cell>
        </table:table-row>
        <table:table-row table:style-name="ro1">
          <table:table-cell office:value-type="float" office:value="539287.492624" calcext:value-type="float">
            <text:p>539287.492624</text:p>
          </table:table-cell>
          <table:table-cell office:value-type="float" office:value="0.008012" calcext:value-type="float">
            <text:p>0.008012</text:p>
          </table:table-cell>
        </table:table-row>
        <table:table-row table:style-name="ro1">
          <table:table-cell office:value-type="float" office:value="551848.796507" calcext:value-type="float">
            <text:p>551848.796507</text:p>
          </table:table-cell>
          <table:table-cell office:value-type="float" office:value="0.007399" calcext:value-type="float">
            <text:p>0.007399</text:p>
          </table:table-cell>
        </table:table-row>
        <table:table-row table:style-name="ro1">
          <table:table-cell office:value-type="float" office:value="564703.303585" calcext:value-type="float">
            <text:p>564703.303585</text:p>
          </table:table-cell>
          <table:table-cell office:value-type="float" office:value="0.006836" calcext:value-type="float">
            <text:p>0.006836</text:p>
          </table:table-cell>
        </table:table-row>
        <table:table-row table:style-name="ro1">
          <table:table-cell office:value-type="float" office:value="577856.584279" calcext:value-type="float">
            <text:p>577856.584279</text:p>
          </table:table-cell>
          <table:table-cell office:value-type="float" office:value="0.006319" calcext:value-type="float">
            <text:p>0.006319</text:p>
          </table:table-cell>
        </table:table-row>
        <table:table-row table:style-name="ro1">
          <table:table-cell office:value-type="float" office:value="591316.914648" calcext:value-type="float">
            <text:p>591316.914648</text:p>
          </table:table-cell>
          <table:table-cell office:value-type="float" office:value="0.005844" calcext:value-type="float">
            <text:p>0.005844</text:p>
          </table:table-cell>
        </table:table-row>
        <table:table-row table:style-name="ro1">
          <table:table-cell office:value-type="float" office:value="605090.103845" calcext:value-type="float">
            <text:p>605090.103845</text:p>
          </table:table-cell>
          <table:table-cell office:value-type="float" office:value="0.005407" calcext:value-type="float">
            <text:p>0.005407</text:p>
          </table:table-cell>
        </table:table-row>
        <table:table-row table:style-name="ro1">
          <table:table-cell office:value-type="float" office:value="619184.786028" calcext:value-type="float">
            <text:p>619184.786028</text:p>
          </table:table-cell>
          <table:table-cell office:value-type="float" office:value="0.005005" calcext:value-type="float">
            <text:p>0.005005</text:p>
          </table:table-cell>
        </table:table-row>
        <table:table-row table:style-name="ro1">
          <table:table-cell office:value-type="float" office:value="633607.088661" calcext:value-type="float">
            <text:p>633607.088661</text:p>
          </table:table-cell>
          <table:table-cell office:value-type="float" office:value="0.004635" calcext:value-type="float">
            <text:p>0.004635</text:p>
          </table:table-cell>
        </table:table-row>
        <table:table-row table:style-name="ro1">
          <table:table-cell office:value-type="float" office:value="648366.043788" calcext:value-type="float">
            <text:p>648366.043788</text:p>
          </table:table-cell>
          <table:table-cell office:value-type="float" office:value="0.004294" calcext:value-type="float">
            <text:p>0.004294</text:p>
          </table:table-cell>
        </table:table-row>
        <table:table-row table:style-name="ro1">
          <table:table-cell office:value-type="float" office:value="663468.057394" calcext:value-type="float">
            <text:p>663468.057394</text:p>
          </table:table-cell>
          <table:table-cell office:value-type="float" office:value="0.003979" calcext:value-type="float">
            <text:p>0.003979</text:p>
          </table:table-cell>
        </table:table-row>
        <table:table-row table:style-name="ro1">
          <table:table-cell office:value-type="float" office:value="678922.599199" calcext:value-type="float">
            <text:p>678922.599199</text:p>
          </table:table-cell>
          <table:table-cell office:value-type="float" office:value="0.003689" calcext:value-type="float">
            <text:p>0.003689</text:p>
          </table:table-cell>
        </table:table-row>
        <table:table-row table:style-name="ro1">
          <table:table-cell office:value-type="float" office:value="694736.313922" calcext:value-type="float">
            <text:p>694736.313922</text:p>
          </table:table-cell>
          <table:table-cell office:value-type="float" office:value="0.003421" calcext:value-type="float">
            <text:p>0.003421</text:p>
          </table:table-cell>
        </table:table-row>
        <table:table-row table:style-name="ro1">
          <table:table-cell office:value-type="float" office:value="710919.188536" calcext:value-type="float">
            <text:p>710919.188536</text:p>
          </table:table-cell>
          <table:table-cell office:value-type="float" office:value="0.003173" calcext:value-type="float">
            <text:p>0.003173</text:p>
          </table:table-cell>
        </table:table-row>
        <table:table-row table:style-name="ro1">
          <table:table-cell office:value-type="float" office:value="727478.225857" calcext:value-type="float">
            <text:p>727478.225857</text:p>
          </table:table-cell>
          <table:table-cell office:value-type="float" office:value="0.002945" calcext:value-type="float">
            <text:p>0.002945</text:p>
          </table:table-cell>
        </table:table-row>
        <table:table-row table:style-name="ro1">
          <table:table-cell office:value-type="float" office:value="744423.691381" calcext:value-type="float">
            <text:p>744423.691381</text:p>
          </table:table-cell>
          <table:table-cell office:value-type="float" office:value="0.002733" calcext:value-type="float">
            <text:p>0.002733</text:p>
          </table:table-cell>
        </table:table-row>
        <table:table-row table:style-name="ro1">
          <table:table-cell office:value-type="float" office:value="761763.144966" calcext:value-type="float">
            <text:p>761763.144966</text:p>
          </table:table-cell>
          <table:table-cell office:value-type="float" office:value="0.002537" calcext:value-type="float">
            <text:p>0.002537</text:p>
          </table:table-cell>
        </table:table-row>
        <table:table-row table:style-name="ro1">
          <table:table-cell office:value-type="float" office:value="779507.329571" calcext:value-type="float">
            <text:p>779507.329571</text:p>
          </table:table-cell>
          <table:table-cell office:value-type="float" office:value="0.002356" calcext:value-type="float">
            <text:p>0.002356</text:p>
          </table:table-cell>
        </table:table-row>
        <table:table-row table:style-name="ro1">
          <table:table-cell office:value-type="float" office:value="797663.884634" calcext:value-type="float">
            <text:p>797663.884634</text:p>
          </table:table-cell>
          <table:table-cell office:value-type="float" office:value="0.002189" calcext:value-type="float">
            <text:p>0.002189</text:p>
          </table:table-cell>
        </table:table-row>
        <table:table-row table:style-name="ro1">
          <table:table-cell office:value-type="float" office:value="816244.348888" calcext:value-type="float">
            <text:p>816244.348888</text:p>
          </table:table-cell>
          <table:table-cell office:value-type="float" office:value="0.002033" calcext:value-type="float">
            <text:p>0.002033</text:p>
          </table:table-cell>
        </table:table-row>
        <table:table-row table:style-name="ro1">
          <table:table-cell office:value-type="float" office:value="835256.600502" calcext:value-type="float">
            <text:p>835256.600502</text:p>
          </table:table-cell>
          <table:table-cell office:value-type="float" office:value="0.00189" calcext:value-type="float">
            <text:p>0.00189</text:p>
          </table:table-cell>
        </table:table-row>
        <table:table-row table:style-name="ro1">
          <table:table-cell office:value-type="float" office:value="854712.655675" calcext:value-type="float">
            <text:p>854712.655675</text:p>
          </table:table-cell>
          <table:table-cell office:value-type="float" office:value="0.001756" calcext:value-type="float">
            <text:p>0.001756</text:p>
          </table:table-cell>
        </table:table-row>
        <table:table-row table:style-name="ro1">
          <table:table-cell office:value-type="float" office:value="874621.029197" calcext:value-type="float">
            <text:p>874621.029197</text:p>
          </table:table-cell>
          <table:table-cell office:value-type="float" office:value="0.001633" calcext:value-type="float">
            <text:p>0.001633</text:p>
          </table:table-cell>
        </table:table-row>
        <table:table-row table:style-name="ro1">
          <table:table-cell office:value-type="float" office:value="894994.055575" calcext:value-type="float">
            <text:p>894994.055575</text:p>
          </table:table-cell>
          <table:table-cell office:value-type="float" office:value="0.001518" calcext:value-type="float">
            <text:p>0.001518</text:p>
          </table:table-cell>
        </table:table-row>
        <table:table-row table:style-name="ro1">
          <table:table-cell office:value-type="float" office:value="915841.602415" calcext:value-type="float">
            <text:p>915841.602415</text:p>
          </table:table-cell>
          <table:table-cell office:value-type="float" office:value="0.001412" calcext:value-type="float">
            <text:p>0.001412</text:p>
          </table:table-cell>
        </table:table-row>
        <table:table-row table:style-name="ro1">
          <table:table-cell office:value-type="float" office:value="937173.776058" calcext:value-type="float">
            <text:p>937173.776058</text:p>
          </table:table-cell>
          <table:table-cell office:value-type="float" office:value="0.001313" calcext:value-type="float">
            <text:p>0.001313</text:p>
          </table:table-cell>
        </table:table-row>
        <table:table-row table:style-name="ro1">
          <table:table-cell office:value-type="float" office:value="959003.86594" calcext:value-type="float">
            <text:p>959003.86594</text:p>
          </table:table-cell>
          <table:table-cell office:value-type="float" office:value="0.001222" calcext:value-type="float">
            <text:p>0.001222</text:p>
          </table:table-cell>
        </table:table-row>
        <table:table-row table:style-name="ro1">
          <table:table-cell office:value-type="float" office:value="981341.34178" calcext:value-type="float">
            <text:p>981341.34178</text:p>
          </table:table-cell>
          <table:table-cell office:value-type="float" office:value="0.001137" calcext:value-type="float">
            <text:p>0.001137</text:p>
          </table:table-cell>
        </table:table-row>
        <table:table-row table:style-name="ro1">
          <table:table-cell office:value-type="float" office:value="1004200.209214" calcext:value-type="float">
            <text:p>1004200.209214</text:p>
          </table:table-cell>
          <table:table-cell office:value-type="float" office:value="0.001058" calcext:value-type="float">
            <text:p>0.001058</text:p>
          </table:table-cell>
        </table:table-row>
        <table:table-row table:style-name="ro1">
          <table:table-cell office:value-type="float" office:value="1027590.495003" calcext:value-type="float">
            <text:p>1027590.495003</text:p>
          </table:table-cell>
          <table:table-cell office:value-type="float" office:value="0.000984" calcext:value-type="float">
            <text:p>0.000984</text:p>
          </table:table-cell>
        </table:table-row>
        <table:table-row table:style-name="ro1">
          <table:table-cell office:value-type="float" office:value="1051526.682247" calcext:value-type="float">
            <text:p>1051526.682247</text:p>
          </table:table-cell>
          <table:table-cell office:value-type="float" office:value="0.000916" calcext:value-type="float">
            <text:p>0.000916</text:p>
          </table:table-cell>
        </table:table-row>
        <table:table-row table:style-name="ro1">
          <table:table-cell office:value-type="float" office:value="1076019.275172" calcext:value-type="float">
            <text:p>1076019.275172</text:p>
          </table:table-cell>
          <table:table-cell office:value-type="float" office:value="0.000853" calcext:value-type="float">
            <text:p>0.000853</text:p>
          </table:table-cell>
        </table:table-row>
        <table:table-row table:style-name="ro1">
          <table:table-cell office:value-type="float" office:value="1101083.552652" calcext:value-type="float">
            <text:p>1101083.552652</text:p>
          </table:table-cell>
          <table:table-cell office:value-type="float" office:value="0.000794" calcext:value-type="float">
            <text:p>0.000794</text:p>
          </table:table-cell>
        </table:table-row>
        <table:table-row table:style-name="ro1">
          <table:table-cell office:value-type="float" office:value="1126730.496379" calcext:value-type="float">
            <text:p>1126730.496379</text:p>
          </table:table-cell>
          <table:table-cell office:value-type="float" office:value="0.000739" calcext:value-type="float">
            <text:p>0.000739</text:p>
          </table:table-cell>
        </table:table-row>
        <table:table-row table:style-name="ro1">
          <table:table-cell office:value-type="float" office:value="1152976.021847" calcext:value-type="float">
            <text:p>1152976.021847</text:p>
          </table:table-cell>
          <table:table-cell office:value-type="float" office:value="0.000688" calcext:value-type="float">
            <text:p>0.000688</text:p>
          </table:table-cell>
        </table:table-row>
        <table:table-row table:style-name="ro1">
          <table:table-cell office:value-type="float" office:value="1179831.588212" calcext:value-type="float">
            <text:p>1179831.588212</text:p>
          </table:table-cell>
          <table:table-cell office:value-type="float" office:value="0.000641" calcext:value-type="float">
            <text:p>0.000641</text:p>
          </table:table-cell>
        </table:table-row>
        <table:table-row table:style-name="ro1">
          <table:table-cell office:value-type="float" office:value="1207313.98632" calcext:value-type="float">
            <text:p>1207313.98632</text:p>
          </table:table-cell>
          <table:table-cell office:value-type="float" office:value="0.000597" calcext:value-type="float">
            <text:p>0.000597</text:p>
          </table:table-cell>
        </table:table-row>
        <table:table-row table:style-name="ro1">
          <table:table-cell office:value-type="float" office:value="1235435.311948" calcext:value-type="float">
            <text:p>1235435.311948</text:p>
          </table:table-cell>
          <table:table-cell office:value-type="float" office:value="0.000556" calcext:value-type="float">
            <text:p>0.000556</text:p>
          </table:table-cell>
        </table:table-row>
        <table:table-row table:style-name="ro1">
          <table:table-cell office:value-type="float" office:value="1264212.912983" calcext:value-type="float">
            <text:p>1264212.912983</text:p>
          </table:table-cell>
          <table:table-cell office:value-type="float" office:value="0.000518" calcext:value-type="float">
            <text:p>0.000518</text:p>
          </table:table-cell>
        </table:table-row>
        <table:table-row table:style-name="ro1">
          <table:table-cell office:value-type="float" office:value="1293659.521821" calcext:value-type="float">
            <text:p>1293659.521821</text:p>
          </table:table-cell>
          <table:table-cell office:value-type="float" office:value="0.000483" calcext:value-type="float">
            <text:p>0.000483</text:p>
          </table:table-cell>
        </table:table-row>
        <table:table-row table:style-name="ro1">
          <table:table-cell office:value-type="float" office:value="1323793.361704" calcext:value-type="float">
            <text:p>1323793.361704</text:p>
          </table:table-cell>
          <table:table-cell office:value-type="float" office:value="0.00045" calcext:value-type="float">
            <text:p>0.00045</text:p>
          </table:table-cell>
        </table:table-row>
        <table:table-row table:style-name="ro1">
          <table:table-cell office:value-type="float" office:value="1354627.722069" calcext:value-type="float">
            <text:p>1354627.722069</text:p>
          </table:table-cell>
          <table:table-cell office:value-type="float" office:value="0.000419" calcext:value-type="float">
            <text:p>0.000419</text:p>
          </table:table-cell>
        </table:table-row>
        <table:table-row table:style-name="ro1">
          <table:table-cell office:value-type="float" office:value="1386181.781086" calcext:value-type="float">
            <text:p>1386181.781086</text:p>
          </table:table-cell>
          <table:table-cell office:value-type="float" office:value="0.000391" calcext:value-type="float">
            <text:p>0.000391</text:p>
          </table:table-cell>
        </table:table-row>
        <table:table-row table:style-name="ro1">
          <table:table-cell office:value-type="float" office:value="1418469.226081" calcext:value-type="float">
            <text:p>1418469.226081</text:p>
          </table:table-cell>
          <table:table-cell office:value-type="float" office:value="0.000364" calcext:value-type="float">
            <text:p>0.000364</text:p>
          </table:table-cell>
        </table:table-row>
        <table:table-row table:style-name="ro1">
          <table:table-cell office:value-type="float" office:value="1451510.428887" calcext:value-type="float">
            <text:p>1451510.428887</text:p>
          </table:table-cell>
          <table:table-cell office:value-type="float" office:value="0.000339" calcext:value-type="float">
            <text:p>0.000339</text:p>
          </table:table-cell>
        </table:table-row>
        <table:table-row table:style-name="ro1">
          <table:table-cell office:value-type="float" office:value="1485319.554293" calcext:value-type="float">
            <text:p>1485319.554293</text:p>
          </table:table-cell>
          <table:table-cell office:value-type="float" office:value="0.000316" calcext:value-type="float">
            <text:p>0.000316</text:p>
          </table:table-cell>
        </table:table-row>
        <table:table-row table:style-name="ro1">
          <table:table-cell office:value-type="float" office:value="1519917.929062" calcext:value-type="float">
            <text:p>1519917.929062</text:p>
          </table:table-cell>
          <table:table-cell office:value-type="float" office:value="0.000295" calcext:value-type="float">
            <text:p>0.000295</text:p>
          </table:table-cell>
        </table:table-row>
        <table:table-row table:style-name="ro1">
          <table:table-cell office:value-type="float" office:value="1555320.513758" calcext:value-type="float">
            <text:p>1555320.513758</text:p>
          </table:table-cell>
          <table:table-cell office:value-type="float" office:value="0.000275" calcext:value-type="float">
            <text:p>0.000275</text:p>
          </table:table-cell>
        </table:table-row>
        <table:table-row table:style-name="ro1">
          <table:table-cell office:value-type="float" office:value="1591549.430919" calcext:value-type="float">
            <text:p>1591549.430919</text:p>
          </table:table-cell>
          <table:table-cell office:value-type="float" office:value="0.000256" calcext:value-type="float">
            <text:p>0.000256</text:p>
          </table:table-cell>
        </table:table-row>
        <table:table-row table:style-name="ro1">
          <table:table-cell office:value-type="float" office:value="1628622.187588" calcext:value-type="float">
            <text:p>1628622.187588</text:p>
          </table:table-cell>
          <table:table-cell office:value-type="float" office:value="0.000239" calcext:value-type="float">
            <text:p>0.000239</text:p>
          </table:table-cell>
        </table:table-row>
        <table:table-row table:style-name="ro1">
          <table:table-cell office:value-type="float" office:value="1666556.768274" calcext:value-type="float">
            <text:p>1666556.768274</text:p>
          </table:table-cell>
          <table:table-cell office:value-type="float" office:value="0.000223" calcext:value-type="float">
            <text:p>0.000223</text:p>
          </table:table-cell>
        </table:table-row>
        <table:table-row table:style-name="ro1">
          <table:table-cell office:value-type="float" office:value="1705376.727908" calcext:value-type="float">
            <text:p>1705376.727908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float" office:value="1745099.09607" calcext:value-type="float">
            <text:p>1745099.09607</text:p>
          </table:table-cell>
          <table:table-cell office:value-type="float" office:value="0.000193" calcext:value-type="float">
            <text:p>0.000193</text:p>
          </table:table-cell>
        </table:table-row>
        <table:table-row table:style-name="ro1">
          <table:table-cell office:value-type="float" office:value="1785748.541775" calcext:value-type="float">
            <text:p>1785748.541775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float" office:value="1827343.049533" calcext:value-type="float">
            <text:p>1827343.049533</text:p>
          </table:table-cell>
          <table:table-cell office:value-type="float" office:value="0.000168" calcext:value-type="float">
            <text:p>0.000168</text:p>
          </table:table-cell>
        </table:table-row>
        <table:table-row table:style-name="ro1">
          <table:table-cell office:value-type="float" office:value="1869908.243288" calcext:value-type="float">
            <text:p>1869908.243288</text:p>
          </table:table-cell>
          <table:table-cell office:value-type="float" office:value="0.000157" calcext:value-type="float">
            <text:p>0.000157</text:p>
          </table:table-cell>
        </table:table-row>
        <table:table-row table:style-name="ro1">
          <table:table-cell office:value-type="float" office:value="1913462.903324" calcext:value-type="float">
            <text:p>1913462.903324</text:p>
          </table:table-cell>
          <table:table-cell office:value-type="float" office:value="0.000146" calcext:value-type="float">
            <text:p>0.000146</text:p>
          </table:table-cell>
        </table:table-row>
        <table:table-row table:style-name="ro1">
          <table:table-cell office:value-type="float" office:value="1958034.245137" calcext:value-type="float">
            <text:p>1958034.245137</text:p>
          </table:table-cell>
          <table:table-cell office:value-type="float" office:value="0.000136" calcext:value-type="float">
            <text:p>0.000136</text:p>
          </table:table-cell>
        </table:table-row>
        <table:table-row table:style-name="ro1">
          <table:table-cell office:value-type="float" office:value="2003641.526475" calcext:value-type="float">
            <text:p>2003641.526475</text:p>
          </table:table-cell>
          <table:table-cell office:value-type="float" office:value="0.000127" calcext:value-type="float">
            <text:p>0.000127</text:p>
          </table:table-cell>
        </table:table-row>
        <table:table-row table:style-name="ro1">
          <table:table-cell office:value-type="float" office:value="2050313.395226" calcext:value-type="float">
            <text:p>2050313.395226</text:p>
          </table:table-cell>
          <table:table-cell office:value-type="float" office:value="0.000119" calcext:value-type="float">
            <text:p>0.000119</text:p>
          </table:table-cell>
        </table:table-row>
        <table:table-row table:style-name="ro1">
          <table:table-cell office:value-type="float" office:value="2098070.223225" calcext:value-type="float">
            <text:p>2098070.223225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float" office:value="2146941.613291" calcext:value-type="float">
            <text:p>2146941.613291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2196949.05134" calcext:value-type="float">
            <text:p>2196949.05134</text:p>
          </table:table-cell>
          <table:table-cell office:value-type="float" office:value="0.000096" calcext:value-type="float">
            <text:p>0.000096</text:p>
          </table:table-cell>
        </table:table-row>
        <table:table-row table:style-name="ro1">
          <table:table-cell office:value-type="float" office:value="2248123.890896" calcext:value-type="float">
            <text:p>2248123.890896</text:p>
          </table:table-cell>
          <table:table-cell office:value-type="float" office:value="0.00009" calcext:value-type="float">
            <text:p>0.00009</text:p>
          </table:table-cell>
        </table:table-row>
        <table:table-row table:style-name="ro1">
          <table:table-cell office:value-type="float" office:value="2300488.095343" calcext:value-type="float">
            <text:p>2300488.095343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2354074.450597" calcext:value-type="float">
            <text:p>2354074.450597</text:p>
          </table:table-cell>
          <table:table-cell office:value-type="float" office:value="0.000078" calcext:value-type="float">
            <text:p>0.000078</text:p>
          </table:table-cell>
        </table:table-row>
        <table:table-row table:style-name="ro1">
          <table:table-cell office:value-type="float" office:value="2408906.670746" calcext:value-type="float">
            <text:p>2408906.670746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office:value-type="float" office:value="2465018.496638" calcext:value-type="float">
            <text:p>2465018.496638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float" office:value="2522434.756443" calcext:value-type="float">
            <text:p>2522434.756443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float" office:value="2581191.100869" calcext:value-type="float">
            <text:p>2581191.100869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float" office:value="2641313.313016" calcext:value-type="float">
            <text:p>2641313.313016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float" office:value="2702838.953452" calcext:value-type="float">
            <text:p>2702838.953452</text:p>
          </table:table-cell>
          <table:table-cell office:value-type="float" office:value="0.000051" calcext:value-type="float">
            <text:p>0.000051</text:p>
          </table:table-cell>
        </table:table-row>
        <table:table-row table:style-name="ro1">
          <table:table-cell office:value-type="float" office:value="2765794.601051" calcext:value-type="float">
            <text:p>2765794.601051</text:p>
          </table:table-cell>
          <table:table-cell office:value-type="float" office:value="0.000048" calcext:value-type="float">
            <text:p>0.000048</text:p>
          </table:table-cell>
        </table:table-row>
        <table:table-row table:style-name="ro1">
          <table:table-cell office:value-type="float" office:value="2830219.567085" calcext:value-type="float">
            <text:p>2830219.567085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2896145.364232" calcext:value-type="float">
            <text:p>2896145.364232</text:p>
          </table:table-cell>
          <table:table-cell office:value-type="float" office:value="0.000042" calcext:value-type="float">
            <text:p>0.000042</text:p>
          </table:table-cell>
        </table:table-row>
        <table:table-row table:style-name="ro1">
          <table:table-cell office:value-type="float" office:value="2963603.505172" calcext:value-type="float">
            <text:p>2963603.505172</text:p>
          </table:table-cell>
          <table:table-cell office:value-type="float" office:value="0.000039" calcext:value-type="float">
            <text:p>0.000039</text:p>
          </table:table-cell>
        </table:table-row>
        <table:table-row table:style-name="ro1">
          <table:table-cell office:value-type="float" office:value="3032636.325118" calcext:value-type="float">
            <text:p>3032636.325118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office:value-type="float" office:value="3103273.745201" calcext:value-type="float">
            <text:p>3103273.745201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3175560.010494" calcext:value-type="float">
            <text:p>3175560.010494</text:p>
          </table:table-cell>
          <table:table-cell office:value-type="float" office:value="0.000032" calcext:value-type="float">
            <text:p>0.000032</text:p>
          </table:table-cell>
        </table:table-row>
        <table:table-row table:style-name="ro1">
          <table:table-cell office:value-type="float" office:value="3249526.315366" calcext:value-type="float">
            <text:p>3249526.315366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3325219.451371" calcext:value-type="float">
            <text:p>3325219.451371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office:value-type="float" office:value="3402671.886116" calcext:value-type="float">
            <text:p>3402671.886116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3481932.002706" calcext:value-type="float">
            <text:p>3481932.002706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3563034.496917" calcext:value-type="float">
            <text:p>3563034.496917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3646030.29833" calcext:value-type="float">
            <text:p>3646030.29833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office:value-type="float" office:value="3730955.057654" calcext:value-type="float">
            <text:p>3730955.057654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3817862.250949" calcext:value-type="float">
            <text:p>3817862.250949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3906789.438782" calcext:value-type="float">
            <text:p>3906789.438782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3997792.325383" calcext:value-type="float">
            <text:p>3997792.325383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4090910.381177" calcext:value-type="float">
            <text:p>4090910.381177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4186202.175184" calcext:value-type="float">
            <text:p>4186202.175184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4283709.087689" calcext:value-type="float">
            <text:p>4283709.087689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4383491.59757" calcext:value-type="float">
            <text:p>4383491.59757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4485593.631592" calcext:value-type="float">
            <text:p>4485593.631592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4590079.170042" calcext:value-type="float">
            <text:p>4590079.170042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4696993.094614" calcext:value-type="float">
            <text:p>4696993.094614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4806402.568693" calcext:value-type="float">
            <text:p>4806402.568693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4918355.338762" calcext:value-type="float">
            <text:p>4918355.338762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5032921.114688" calcext:value-type="float">
            <text:p>5032921.114688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5150155.600699" calcext:value-type="float">
            <text:p>5150155.600699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5270115.137646" calcext:value-type="float">
            <text:p>5270115.137646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5392874.846661" calcext:value-type="float">
            <text:p>5392874.846661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518487.567187" calcext:value-type="float">
            <text:p>5518487.567187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647033.195003" calcext:value-type="float">
            <text:p>5647033.195003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778565.842792" calcext:value-type="float">
            <text:p>5778565.842792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5913168.907743" calcext:value-type="float">
            <text:p>5913168.907743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6050900.958875" calcext:value-type="float">
            <text:p>6050900.958875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6191847.939857" calcext:value-type="float">
            <text:p>6191847.939857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6336070.966188" calcext:value-type="float">
            <text:p>6336070.966188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6483660.437875" calcext:value-type="float">
            <text:p>6483660.437875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6634680.653516" calcext:value-type="float">
            <text:p>6634680.653516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6789225.832836" calcext:value-type="float">
            <text:p>6789225.832836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6947362.820912" calcext:value-type="float">
            <text:p>6947362.820912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7109191.567048" calcext:value-type="float">
            <text:p>7109191.567048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7274782.099419" calcext:value-type="float">
            <text:p>7274782.099419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7444237.550427" calcext:value-type="float">
            <text:p>7444237.550427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7617631.767968" calcext:value-type="float">
            <text:p>7617631.767968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7795072.977401" calcext:value-type="float">
            <text:p>7795072.97740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7976638.84634" calcext:value-type="float">
            <text:p>7976638.84634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8162443.329723" calcext:value-type="float">
            <text:p>8162443.329723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8352566.005022" calcext:value-type="float">
            <text:p>8352566.00502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8547127.193374" calcext:value-type="float">
            <text:p>8547127.193374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8746210.291969" calcext:value-type="float">
            <text:p>8746210.291969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8949940.078282" calcext:value-type="float">
            <text:p>8949940.07828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9158415.864999" calcext:value-type="float">
            <text:p>9158415.86499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9371737.601422" calcext:value-type="float">
            <text:p>9371737.60142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9590038.341086" calcext:value-type="float">
            <text:p>9590038.34108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9813413.576955" calcext:value-type="float">
            <text:p>9813413.57695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0042002.72876" calcext:value-type="float">
            <text:p>10042002.7287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0275905.109185" calcext:value-type="float">
            <text:p>10275905.10918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0515267.140777" calcext:value-type="float">
            <text:p>10515267.14077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0760193.22918" calcext:value-type="float">
            <text:p>10760193.22918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1010835.52652" calcext:value-type="float">
            <text:p>11010835.5265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1267304.168016" calcext:value-type="float">
            <text:p>11267304.16801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1529759.581851" calcext:value-type="float">
            <text:p>11529759.58185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1798316.359585" calcext:value-type="float">
            <text:p>11798316.35958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2073140.022358" calcext:value-type="float">
            <text:p>12073140.022358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2354352.801166" calcext:value-type="float">
            <text:p>12354352.80116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2642129.129828" calcext:value-type="float">
            <text:p>12642129.129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6595.059057" calcext:value-type="float">
            <text:p>12936595.059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7933.935349" calcext:value-type="float">
            <text:p>13237933.935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6276.902377" calcext:value-type="float">
            <text:p>13546276.90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1817.492551" calcext:value-type="float">
            <text:p>13861817.49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4693.215742" calcext:value-type="float">
            <text:p>14184693.215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5103.970559" calcext:value-type="float">
            <text:p>14515103.970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3196.179549" calcext:value-type="float">
            <text:p>14853196.179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9179.927238" calcext:value-type="float">
            <text:p>15199179.927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3205.455891" calcext:value-type="float">
            <text:p>15553205.455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5494.30919" calcext:value-type="float">
            <text:p>15915494.30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6222.194191" calcext:value-type="float">
            <text:p>16286222.194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5586.463023" calcext:value-type="float">
            <text:p>16665586.46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3748.817111" calcext:value-type="float">
            <text:p>17053748.81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0990.642391" calcext:value-type="float">
            <text:p>17450990.64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7486.372683" calcext:value-type="float">
            <text:p>17857486.37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3449.912229" calcext:value-type="float">
            <text:p>18273449.91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9062.061045" calcext:value-type="float">
            <text:p>18699062.06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4629.669862" calcext:value-type="float">
            <text:p>19134629.669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0342.451371" calcext:value-type="float">
            <text:p>19580342.45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437.228128" calcext:value-type="float">
            <text:p>20036437.2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3112.625502" calcext:value-type="float">
            <text:p>20503112.625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0702.232253" calcext:value-type="float">
            <text:p>20980702.23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9416.132906" calcext:value-type="float">
            <text:p>21469416.13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9514.068329" calcext:value-type="float">
            <text:p>21969514.068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1213.762484" calcext:value-type="float">
            <text:p>22481213.76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4879.361879" calcext:value-type="float">
            <text:p>23004879.36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0745.142593" calcext:value-type="float">
            <text:p>23540745.14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9091.217324" calcext:value-type="float">
            <text:p>24089091.217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0159.501586" calcext:value-type="float">
            <text:p>24650159.50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4347.246117" calcext:value-type="float">
            <text:p>25224347.246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1911.645305" calcext:value-type="float">
            <text:p>25811911.645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3163.369599" calcext:value-type="float">
            <text:p>26413163.369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8359.613387" calcext:value-type="float">
            <text:p>27028359.613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7943.46403" calcext:value-type="float">
            <text:p>27657943.4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2195.034229" calcext:value-type="float">
            <text:p>28302195.034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1453.005702" calcext:value-type="float">
            <text:p>28961453.005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6068.792564" calcext:value-type="float">
            <text:p>29636068.79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6330.146951" calcext:value-type="float">
            <text:p>30326330.146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2738.725245" calcext:value-type="float">
            <text:p>31032738.72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5600.104935" calcext:value-type="float">
            <text:p>31755600.104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5298.804366" calcext:value-type="float">
            <text:p>32495298.804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2158.22638" calcext:value-type="float">
            <text:p>33252158.2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26718.224545" calcext:value-type="float">
            <text:p>34026718.224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19320.027059" calcext:value-type="float">
            <text:p>34819320.027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0383.802971" calcext:value-type="float">
            <text:p>35630383.80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0263.512876" calcext:value-type="float">
            <text:p>36460263.51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09549.939922" calcext:value-type="float">
            <text:p>37309549.939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78622.509493" calcext:value-type="float">
            <text:p>38178622.509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7937.041346" calcext:value-type="float">
            <text:p>39067937.04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7878.053823" calcext:value-type="float">
            <text:p>39977878.053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9105.08501" calcext:value-type="float">
            <text:p>40909105.0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2023.025081" calcext:value-type="float">
            <text:p>41862023.025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37136.076895" calcext:value-type="float">
            <text:p>42837136.076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34866.955982" calcext:value-type="float">
            <text:p>43834866.955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55938.862404" calcext:value-type="float">
            <text:p>44855938.86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00789.790562" calcext:value-type="float">
            <text:p>45900789.790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69985.058816" calcext:value-type="float">
            <text:p>46969985.058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63972.847486" calcext:value-type="float">
            <text:p>48063972.847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83552.751004" calcext:value-type="float">
            <text:p>49183552.75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9213.693357" calcext:value-type="float">
            <text:p>50329213.69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1556.643609" calcext:value-type="float">
            <text:p>51501556.643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01208.035616" calcext:value-type="float">
            <text:p>52701208.03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28687.351114" calcext:value-type="float">
            <text:p>53928687.35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84880.764824" calcext:value-type="float">
            <text:p>55184880.76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70328.130314" calcext:value-type="float">
            <text:p>56470328.130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85722.089896" calcext:value-type="float">
            <text:p>57785722.089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31627.961929" calcext:value-type="float">
            <text:p>59131627.96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9013.408465" calcext:value-type="float">
            <text:p>60509013.408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18479.39857" calcext:value-type="float">
            <text:p>61918479.39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60779.690056" calcext:value-type="float">
            <text:p>63360779.69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36535.623818" calcext:value-type="float">
            <text:p>64836535.623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6806.535159" calcext:value-type="float">
            <text:p>66346806.535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92254.508643" calcext:value-type="float">
            <text:p>67892254.50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73709.696451" calcext:value-type="float">
            <text:p>69473709.696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91839.276106" calcext:value-type="float">
            <text:p>71091839.27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47819.720946" calcext:value-type="float">
            <text:p>72747819.72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2374.231034" calcext:value-type="float">
            <text:p>74442374.23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76399.167009" calcext:value-type="float">
            <text:p>76176399.167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0643.193723" calcext:value-type="float">
            <text:p>77950643.193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6389.736637" calcext:value-type="float">
            <text:p>79766389.736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4433.297228" calcext:value-type="float">
            <text:p>81624433.297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25751.723464" calcext:value-type="float">
            <text:p>83525751.72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71175.16753" calcext:value-type="float">
            <text:p>85471175.16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62104.192926" calcext:value-type="float">
            <text:p>87462104.19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99399.509582" calcext:value-type="float">
            <text:p>89499399.509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84161.196466" calcext:value-type="float">
            <text:p>91584161.19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17479.146628" calcext:value-type="float">
            <text:p>93717479.146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00280.278456" calcext:value-type="float">
            <text:p>95900280.278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34133.22307" calcext:value-type="float">
            <text:p>98134133.2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026.014357" calcext:value-type="float">
            <text:p>100420026.014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9160.590446" calcext:value-type="float">
            <text:p>102759160.590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52555.542974" calcext:value-type="float">
            <text:p>105152555.54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01932.291805" calcext:value-type="float">
            <text:p>107601932.29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08360.358156" calcext:value-type="float">
            <text:p>110108360.358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73174.09707" calcext:value-type="float">
            <text:p>112673174.09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97473.587515" calcext:value-type="float">
            <text:p>115297473.58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83153.409932" calcext:value-type="float">
            <text:p>117983153.409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31405.316536" calcext:value-type="float">
            <text:p>120731405.316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43665.521532" calcext:value-type="float">
            <text:p>123543665.52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21156.334885" calcext:value-type="float">
            <text:p>126421156.33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65945.497613" calcext:value-type="float">
            <text:p>129365945.497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79336.807013" calcext:value-type="float">
            <text:p>132379336.807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62919.266034" calcext:value-type="float">
            <text:p>135462919.266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18027.229721" calcext:value-type="float">
            <text:p>138618027.229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46932.15742" calcext:value-type="float">
            <text:p>141846932.15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51049.891506" calcext:value-type="float">
            <text:p>145151049.89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32122.223675" calcext:value-type="float">
            <text:p>148532122.223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91626.111801" calcext:value-type="float">
            <text:p>151991626.11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32057.10539" calcext:value-type="float">
            <text:p>155532057.10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54943.091895" calcext:value-type="float">
            <text:p>159154943.0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62219.395426" calcext:value-type="float">
            <text:p>162862219.395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55862.083755" calcext:value-type="float">
            <text:p>166655862.083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37490.717584" calcext:value-type="float">
            <text:p>170537490.71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09906.423911" calcext:value-type="float">
            <text:p>174509906.423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74861.180349" calcext:value-type="float">
            <text:p>178574861.180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34504.215249" calcext:value-type="float">
            <text:p>182734504.215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90628.249892" calcext:value-type="float">
            <text:p>186990628.249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46289.059184" calcext:value-type="float">
            <text:p>191346289.059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03421.967233" calcext:value-type="float">
            <text:p>195803421.967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4369.734801" calcext:value-type="float">
            <text:p>200364369.734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31128.801495" calcext:value-type="float">
            <text:p>205031128.80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07019.776048" calcext:value-type="float">
            <text:p>209807019.776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94161.329061" calcext:value-type="float">
            <text:p>214694161.32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95161.055123" calcext:value-type="float">
            <text:p>219695161.055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12137.624835" calcext:value-type="float">
            <text:p>224812137.62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48798.711753" calcext:value-type="float">
            <text:p>230048798.71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07446.332973" calcext:value-type="float">
            <text:p>235407446.33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90932.545074" calcext:value-type="float">
            <text:p>240890932.545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01579.736988" calcext:value-type="float">
            <text:p>246501579.736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43482.647089" calcext:value-type="float">
            <text:p>252243482.647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19106.267137" calcext:value-type="float">
            <text:p>258119106.267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31628.603034" calcext:value-type="float">
            <text:p>264131628.60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83596.133871" calcext:value-type="float">
            <text:p>270283596.133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79449.919179" calcext:value-type="float">
            <text:p>276579449.919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21960.528208" calcext:value-type="float">
            <text:p>283021960.528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14530.057022" calcext:value-type="float">
            <text:p>289614530.05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60682.832679" calcext:value-type="float">
            <text:p>296360682.83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63311.655427" calcext:value-type="float">
            <text:p>303263311.655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27387.252446" calcext:value-type="float">
            <text:p>310327387.25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56006.142311" calcext:value-type="float">
            <text:p>317556006.14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52998.229572" calcext:value-type="float">
            <text:p>324952998.229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21582.263797" calcext:value-type="float">
            <text:p>332521582.263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267177.15249" calcext:value-type="float">
            <text:p>340267177.15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193205.363547" calcext:value-type="float">
            <text:p>348193205.363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03843.122673" calcext:value-type="float">
            <text:p>356303843.12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02635.128762" calcext:value-type="float">
            <text:p>364602635.128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095489.213302" calcext:value-type="float">
            <text:p>373095489.213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786235.280843" calcext:value-type="float">
            <text:p>381786235.280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79355.134582" calcext:value-type="float">
            <text:p>390679355.134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78800.910066" calcext:value-type="float">
            <text:p>399778800.91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91050.850099" calcext:value-type="float">
            <text:p>409091050.850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20220.06489" calcext:value-type="float">
            <text:p>418620220.06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371360.768951" calcext:value-type="float">
            <text:p>428371360.76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348669.559823" calcext:value-type="float">
            <text:p>438348669.559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559358.066287" calcext:value-type="float">
            <text:p>448559358.066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007908.09154" calcext:value-type="float">
            <text:p>459007908.0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699820.030415" calcext:value-type="float">
            <text:p>469699820.03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639738.660772" calcext:value-type="float">
            <text:p>480639738.66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835527.510039" calcext:value-type="float">
            <text:p>491835527.51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92116.561734" calcext:value-type="float">
            <text:p>503292116.56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15576.622004" calcext:value-type="float">
            <text:p>515015576.62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012100.727997" calcext:value-type="float">
            <text:p>527012100.727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286904.068887" calcext:value-type="float">
            <text:p>539286904.068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848787.276408" calcext:value-type="float">
            <text:p>551848787.276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703291.489058" calcext:value-type="float">
            <text:p>564703291.489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857220.898964" calcext:value-type="float">
            <text:p>577857220.898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316279.619287" calcext:value-type="float">
            <text:p>591316279.619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90123.898734" calcext:value-type="float">
            <text:p>605090123.898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184783.799788" calcext:value-type="float">
            <text:p>619184783.79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607796.900556" calcext:value-type="float">
            <text:p>633607796.900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365356.238181" calcext:value-type="float">
            <text:p>648365356.238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68055.165678" calcext:value-type="float">
            <text:p>663468055.165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922575.644175" calcext:value-type="float">
            <text:p>678922575.644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737107.150425" calcext:value-type="float">
            <text:p>694737107.150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918372.389224" calcext:value-type="float">
            <text:p>710918372.389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478227.767213" calcext:value-type="float">
            <text:p>727478227.767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23762.682177" calcext:value-type="float">
            <text:p>744423762.68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764022.227842" calcext:value-type="float">
            <text:p>761764022.227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06421.751316" calcext:value-type="float">
            <text:p>779506421.75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63917.738206" calcext:value-type="float">
            <text:p>797663917.738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44332.972275" calcext:value-type="float">
            <text:p>816244332.97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257527.420558" calcext:value-type="float">
            <text:p>835257527.42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711731.303472" calcext:value-type="float">
            <text:p>854711731.30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621041.929256" calcext:value-type="float">
            <text:p>874621041.929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994015.46765" calcext:value-type="float">
            <text:p>894994015.4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841571.220991" calcext:value-type="float">
            <text:p>915841571.22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174791.466276" calcext:value-type="float">
            <text:p>937174791.466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002802.784562" calcext:value-type="float">
            <text:p>959002802.784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341332.230704" calcext:value-type="float">
            <text:p>981341332.23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0239.77174" calcext:value-type="float">
            <text:p>1004200239.7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91585.53263" calcext:value-type="float">
            <text:p>1027591585.5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525555.42974" calcext:value-type="float">
            <text:p>1051525555.4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019261.80255" calcext:value-type="float">
            <text:p>1076019261.80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083542.46606" calcext:value-type="float">
            <text:p>1101083542.46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731679.85521" calcext:value-type="float">
            <text:p>1126731679.85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974756.24698" calcext:value-type="float">
            <text:p>1152974756.24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831595.21482" calcext:value-type="float">
            <text:p>1179831595.2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314012.42169" calcext:value-type="float">
            <text:p>1207314012.4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436594.09982" calcext:value-type="float">
            <text:p>1235436594.0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211563.34885" calcext:value-type="float">
            <text:p>1264211563.3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659454.97614" calcext:value-type="float">
            <text:p>1293659454.97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793388.44196" calcext:value-type="float">
            <text:p>1323793388.44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629172.28851" calcext:value-type="float">
            <text:p>1354629172.28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180333.4127" calcext:value-type="float">
            <text:p>1386180333.4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469362.31786" calcext:value-type="float">
            <text:p>1418469362.3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510519.28689" calcext:value-type="float">
            <text:p>1451510519.2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321242.60859" calcext:value-type="float">
            <text:p>1485321242.6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916362.97717" calcext:value-type="float">
            <text:p>1519916362.97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320489.56657" calcext:value-type="float">
            <text:p>1555320489.56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549430.91895" calcext:value-type="float">
            <text:p>1591549430.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622255.06976" calcext:value-type="float">
            <text:p>1628622255.06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558681.95305" calcext:value-type="float">
            <text:p>1666558681.95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374846.06034" calcext:value-type="float">
            <text:p>1705374846.06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099104.98277" calcext:value-type="float">
            <text:p>1745099104.98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748571.05982" calcext:value-type="float">
            <text:p>1785748571.05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345082.89616" calcext:value-type="float">
            <text:p>1827345082.89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906241.75525" calcext:value-type="float">
            <text:p>1869906241.75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463012.82283" calcext:value-type="float">
            <text:p>1913463012.8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034301.15966" calcext:value-type="float">
            <text:p>1958034301.1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43738.09168" calcext:value-type="float">
            <text:p>2003643738.09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311206.52762" calcext:value-type="float">
            <text:p>2050311206.5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070279.24781" calcext:value-type="float">
            <text:p>2098070279.24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941654.03428" calcext:value-type="float">
            <text:p>2146941654.03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951569.80756" calcext:value-type="float">
            <text:p>2196951569.8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121376.24835" calcext:value-type="float">
            <text:p>2248121376.2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488068.60486" calcext:value-type="float">
            <text:p>2300488068.60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074463.32973" calcext:value-type="float">
            <text:p>2354074463.3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909243.96341" calcext:value-type="float">
            <text:p>2408909243.96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015878.85721" calcext:value-type="float">
            <text:p>2465015878.8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434785.72723" calcext:value-type="float">
            <text:p>2522434785.7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191225.64603" calcext:value-type="float">
            <text:p>2581191225.64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316163.79935" calcext:value-type="float">
            <text:p>2641316163.7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835839.10772" calcext:value-type="float">
            <text:p>2702835839.1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794417.70446" calcext:value-type="float">
            <text:p>2765794417.70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219605.28208" calcext:value-type="float">
            <text:p>2830219605.28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145463.54488" calcext:value-type="float">
            <text:p>2896145463.54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606869.07046" calcext:value-type="float">
            <text:p>2963606869.07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633157.29793" calcext:value-type="float">
            <text:p>3032633157.29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273872.52446" calcext:value-type="float">
            <text:p>3103273872.5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559979.93578" calcext:value-type="float">
            <text:p>3175559979.93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529941.55205" calcext:value-type="float">
            <text:p>3249529941.55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215700.40698" calcext:value-type="float">
            <text:p>3325215700.4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2671690.03757" calcext:value-type="float">
            <text:p>3402671690.03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1932135.1228" calcext:value-type="float">
            <text:p>3481932135.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038431.22673" calcext:value-type="float">
            <text:p>3563038431.2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026106.82563" calcext:value-type="float">
            <text:p>3646026106.8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0955136.59501" calcext:value-type="float">
            <text:p>3730955136.59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7862026.85911" calcext:value-type="float">
            <text:p>3817862026.85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793714.32048" calcext:value-type="float">
            <text:p>3906793714.3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788009.10066" calcext:value-type="float">
            <text:p>3997788009.1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910427.01366" calcext:value-type="float">
            <text:p>4090910427.0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202363.62356" calcext:value-type="float">
            <text:p>4186202363.6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3713689.17684" calcext:value-type="float">
            <text:p>4283713689.17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3486777.08556" calcext:value-type="float">
            <text:p>4383486777.08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5593662.1502" calcext:value-type="float">
            <text:p>4485593662.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0078999.42807" calcext:value-type="float">
            <text:p>4590078999.4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6998200.30415" calcext:value-type="float">
            <text:p>4696998200.3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6397223.63306" calcext:value-type="float">
            <text:p>4806397223.63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8355275.10039" calcext:value-type="float">
            <text:p>4918355275.10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921247.10467" calcext:value-type="float">
            <text:p>5032921247.10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155766.22004" calcext:value-type="float">
            <text:p>5150155766.2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0121088.7673" calcext:value-type="float">
            <text:p>5270121088.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2869040.68887" calcext:value-type="float">
            <text:p>5392869040.68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8487628.30209" calcext:value-type="float">
            <text:p>5518487628.30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7032914.89058" calcext:value-type="float">
            <text:p>5647032914.89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8572371.9643" calcext:value-type="float">
            <text:p>5778572371.9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3162714.70554" calcext:value-type="float">
            <text:p>5913162714.70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901076.01268" calcext:value-type="float">
            <text:p>6050901076.0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1848082.45988" calcext:value-type="float">
            <text:p>6191848082.45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6078050.49289" calcext:value-type="float">
            <text:p>6336078050.49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3653562.38182" calcext:value-type="float">
            <text:p>6483653562.3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680877.6061" calcext:value-type="float">
            <text:p>6634680877.6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9225837.92908" calcext:value-type="float">
            <text:p>6789225837.9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7370582.58026" calcext:value-type="float">
            <text:p>6947370582.58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9184212.81623" calcext:value-type="float">
            <text:p>7109184212.8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4782114.69747" calcext:value-type="float">
            <text:p>7274782114.69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237300.87245" calcext:value-type="float">
            <text:p>7444237300.87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7639733.35443" calcext:value-type="float">
            <text:p>7617639733.35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064380.48782" calcext:value-type="float">
            <text:p>7795064380.48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639014.4074" calcext:value-type="float">
            <text:p>7976639014.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443166.74809" calcext:value-type="float">
            <text:p>8162443166.74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2575274.20558" calcext:value-type="float">
            <text:p>8352575274.2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7117476.00938" calcext:value-type="float">
            <text:p>8547117476.0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6209930.36857" calcext:value-type="float">
            <text:p>8746209930.3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9939991.70184" calcext:value-type="float">
            <text:p>8949939991.70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8415875.18458" calcext:value-type="float">
            <text:p>9158415875.1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1747751.6881" calcext:value-type="float">
            <text:p>9371747751.6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0027538.92163" calcext:value-type="float">
            <text:p>9590027538.9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3413648.25636" calcext:value-type="float">
            <text:p>9813413648.2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02560.692" calcext:value-type="float">
            <text:p>10042002560.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916181.2756" calcext:value-type="float">
            <text:p>10275916181.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5255554.2974" calcext:value-type="float">
            <text:p>10515255554.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0192781.0002" calcext:value-type="float">
            <text:p>10760192781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0835424.6606" calcext:value-type="float">
            <text:p>11010835424.6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7317124.5014" calcext:value-type="float">
            <text:p>11267317124.5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9746747.5965" calcext:value-type="float">
            <text:p>11529746747.5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8315952.1482" calcext:value-type="float">
            <text:p>11798315952.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3140776.1156" calcext:value-type="float">
            <text:p>12073140776.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4365940.9982" calcext:value-type="float">
            <text:p>12354365940.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2115307.5391" calcext:value-type="float">
            <text:p>12642115307.5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6594875.7107" calcext:value-type="float">
            <text:p>12936594875.7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7933721.4449" calcext:value-type="float">
            <text:p>13237933721.4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6292211.8091" calcext:value-type="float">
            <text:p>13546292211.8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1802030.3297" calcext:value-type="float">
            <text:p>13861802030.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4692645.3307" calcext:value-type="float">
            <text:p>14184692645.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5104866.9196" calcext:value-type="float">
            <text:p>14515104866.9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3212100.1365" calcext:value-type="float">
            <text:p>14853212100.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9162977.8731" calcext:value-type="float">
            <text:p>15199162977.8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3205221.615" calcext:value-type="float">
            <text:p>15553205221.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5493983.2402" calcext:value-type="float">
            <text:p>15915493983.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6222224.7483" calcext:value-type="float">
            <text:p>16286222224.7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5585515.7332" calcext:value-type="float">
            <text:p>16665585515.7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3749438.4514" calcext:value-type="float">
            <text:p>17053749438.4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0990397.9291" calcext:value-type="float">
            <text:p>17450990397.9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7485710.5982" calcext:value-type="float">
            <text:p>17857485710.5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3450503.0123" calcext:value-type="float">
            <text:p>18273450503.0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9062091.6032" calcext:value-type="float">
            <text:p>18699062091.6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4629476.3297" calcext:value-type="float">
            <text:p>19134629476.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0343011.5966" calcext:value-type="float">
            <text:p>19580343011.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437380.9168" calcext:value-type="float">
            <text:p>20036437380.9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3112065.2762" calcext:value-type="float">
            <text:p>20503112065.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0702140.5794" calcext:value-type="float">
            <text:p>20980702140.5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9416214.3934" calcext:value-type="float">
            <text:p>21469416214.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9516349.9743" calcext:value-type="float">
            <text:p>21969516349.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1212458.6862" calcext:value-type="float">
            <text:p>22481212458.6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4880034.15" calcext:value-type="float">
            <text:p>2300488003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0745937.0945" calcext:value-type="float">
            <text:p>23540745937.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9091787.7355" calcext:value-type="float">
            <text:p>24089091787.7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0157484.7748" calcext:value-type="float">
            <text:p>24650157484.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4347205.3736" calcext:value-type="float">
            <text:p>25224347205.3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1911278.6123" calcext:value-type="float">
            <text:p>25811911278.6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3162615.8414" calcext:value-type="float">
            <text:p>26413162615.8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8359368.9251" calcext:value-type="float">
            <text:p>27028359368.9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7944828.9433" calcext:value-type="float">
            <text:p>27657944828.9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2195400.9222" calcext:value-type="float">
            <text:p>28302195400.9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1452679.7529" calcext:value-type="float">
            <text:p>28961452679.7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6068690.7046" calcext:value-type="float">
            <text:p>29636068690.7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6330269.182" calcext:value-type="float">
            <text:p>30326330269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2738073.346" calcext:value-type="float">
            <text:p>31032738073.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5599799.3578" calcext:value-type="float">
            <text:p>31755599799.3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5298763.6219" calcext:value-type="float">
            <text:p>32495298763.6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2158307.8671" calcext:value-type="float">
            <text:p>33252158307.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26718204.173" calcext:value-type="float">
            <text:p>34026718204.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19320047.4307" calcext:value-type="float">
            <text:p>34819320047.4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0383660.3687" calcext:value-type="float">
            <text:p>35630383660.3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0261068.2563" calcext:value-type="float">
            <text:p>36460261068.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09549410.2542" calcext:value-type="float">
            <text:p>37309549410.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78621572.3883" calcext:value-type="float">
            <text:p>38178621572.3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7936491.3062" calcext:value-type="float">
            <text:p>39067936491.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7880091.0066" calcext:value-type="float">
            <text:p>39977880091.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9104270.1366" calcext:value-type="float">
            <text:p>40909104270.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2023636.2356" calcext:value-type="float">
            <text:p>41862023636.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37136239.8698" calcext:value-type="float">
            <text:p>42837136239.8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34869726.5516" calcext:value-type="float">
            <text:p>43834869726.5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55935969.6033" calcext:value-type="float">
            <text:p>44855935969.6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00788690.4834" calcext:value-type="float">
            <text:p>45900788690.4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69980699.2442" calcext:value-type="float">
            <text:p>46969980699.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63976147.7225" calcext:value-type="float">
            <text:p>48063976147.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83552099.1053" calcext:value-type="float">
            <text:p>49183552099.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9214426.7426" calcext:value-type="float">
            <text:p>50329214426.7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1557662.2004" calcext:value-type="float">
            <text:p>51501557662.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01212843.369" calcext:value-type="float">
            <text:p>52701212843.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28691058.7874" calcext:value-type="float">
            <text:p>53928691058.7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84878890.6155" calcext:value-type="float">
            <text:p>55184878890.6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70329148.9058" calcext:value-type="float">
            <text:p>56470329148.9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85725023.4403" calcext:value-type="float">
            <text:p>57785725023.4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31624539.4608" calcext:value-type="float">
            <text:p>59131624539.4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9013367.7214" calcext:value-type="float">
            <text:p>60509013367.7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18480824.5988" calcext:value-type="float">
            <text:p>61918480824.5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60777897.3343" calcext:value-type="float">
            <text:p>63360777897.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36535623.8181" calcext:value-type="float">
            <text:p>64836535623.8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6807472.2637" calcext:value-type="float">
            <text:p>66346807472.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92255771.6962" calcext:value-type="float">
            <text:p>67892255771.6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73709737.1945" calcext:value-type="float">
            <text:p>69473709737.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91836912.9731" calcext:value-type="float">
            <text:p>71091836912.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47821146.9747" calcext:value-type="float">
            <text:p>72747821146.9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2371704.9272" calcext:value-type="float">
            <text:p>74442371704.9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76401244.9362" calcext:value-type="float">
            <text:p>76176401244.9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0645108.6755" calcext:value-type="float">
            <text:p>77950645108.6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6391447.8713" calcext:value-type="float">
            <text:p>79766391447.8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4432971.2782" calcext:value-type="float">
            <text:p>81624432971.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25755349.6504" calcext:value-type="float">
            <text:p>83525755349.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71177367.6884" calcext:value-type="float">
            <text:p>85471177367.6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62101911.2803" calcext:value-type="float">
            <text:p>87462101911.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99405132.2076" calcext:value-type="float">
            <text:p>89499405132.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84156144.2512" calcext:value-type="float">
            <text:p>91584156144.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17481428.2729" calcext:value-type="float">
            <text:p>93717481428.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00277996.8109" calcext:value-type="float">
            <text:p>95900277996.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34131267.3745" calcext:value-type="float">
            <text:p>98134131267.3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021695.529" calcext:value-type="float">
            <text:p>100420021695.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9159205.162" calcext:value-type="float">
            <text:p>102759159205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52555542.974" calcext:value-type="float">
            <text:p>105152555542.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01931721.393" calcext:value-type="float">
            <text:p>107601931721.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08362069.39" calcext:value-type="float">
            <text:p>11010836206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73171245.014" calcext:value-type="float">
            <text:p>112673171245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97475298.749" calcext:value-type="float">
            <text:p>115297475298.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83162129.076" calcext:value-type="float">
            <text:p>117983162129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31399938.372" calcext:value-type="float">
            <text:p>120731399938.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43659409.982" calcext:value-type="float">
            <text:p>123543659409.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21150467.797" calcext:value-type="float">
            <text:p>126421150467.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65948757.107" calcext:value-type="float">
            <text:p>129365948757.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79337214.449" calcext:value-type="float">
            <text:p>132379337214.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62922118.091" calcext:value-type="float">
            <text:p>135462922118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18028126.081" calcext:value-type="float">
            <text:p>138618028126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46929060.901" calcext:value-type="float">
            <text:p>141846929060.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51043454.007" calcext:value-type="float">
            <text:p>145151043454.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32123608.96" calcext:value-type="float">
            <text:p>14853212360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91629778.731" calcext:value-type="float">
            <text:p>151991629778.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32054823.744" calcext:value-type="float">
            <text:p>15553205482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54942439.997" calcext:value-type="float">
            <text:p>159154942439.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62222247.483" calcext:value-type="float">
            <text:p>162862222247.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55855157.332" calcext:value-type="float">
            <text:p>166655855157.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37489169.325" calcext:value-type="float">
            <text:p>170537489169.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09909194.48" calcext:value-type="float">
            <text:p>17450990919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74857105.982" calcext:value-type="float">
            <text:p>178574857105.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34491992.15" calcext:value-type="float">
            <text:p>182734491992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90628738.816" calcext:value-type="float">
            <text:p>186990628738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46292155.702" calcext:value-type="float">
            <text:p>191346292155.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03422293.182" calcext:value-type="float">
            <text:p>195803422293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64376416.762" calcext:value-type="float">
            <text:p>200364376416.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31115437.573" calcext:value-type="float">
            <text:p>205031115437.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07018798.2" calcext:value-type="float">
            <text:p>20980701879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94172574.313" calcext:value-type="float">
            <text:p>214694172574.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95142638.986" calcext:value-type="float">
            <text:p>219695142638.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12140232.43" calcext:value-type="float">
            <text:p>22481214023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48795126.31" calcext:value-type="float">
            <text:p>23004879512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07443725.378" calcext:value-type="float">
            <text:p>235407443725.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90923092.544" calcext:value-type="float">
            <text:p>24089092309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01590493.316" calcext:value-type="float">
            <text:p>246501590493.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43472053.736" calcext:value-type="float">
            <text:p>25224347205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19112786.123" calcext:value-type="float">
            <text:p>258119112786.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31620943.225" calcext:value-type="float">
            <text:p>264131620943.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83583258.873" calcext:value-type="float">
            <text:p>270283583258.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79443074.244" calcext:value-type="float">
            <text:p>276579443074.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21954009.222" calcext:value-type="float">
            <text:p>283021954009.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14537227.907" calcext:value-type="float">
            <text:p>289614537227.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60676476.668" calcext:value-type="float">
            <text:p>296360676476.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63313122.199" calcext:value-type="float">
            <text:p>303263313122.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27370303.081" calcext:value-type="float">
            <text:p>310327370303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55997993.578" calcext:value-type="float">
            <text:p>317555997993.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52992851.408" calcext:value-type="float">
            <text:p>324952992851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21567433.103" calcext:value-type="float">
            <text:p>332521567433.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267166396.163" calcext:value-type="float">
            <text:p>340267166396.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193190043.928" calcext:value-type="float">
            <text:p>34819319004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303852249.254" calcext:value-type="float">
            <text:p>356303852249.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602636758.509" calcext:value-type="float">
            <text:p>364602636758.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095509748.11" calcext:value-type="float">
            <text:p>37309550974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786226154.262" calcext:value-type="float">
            <text:p>381786226154.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79375343.44" calcext:value-type="float">
            <text:p>39067937534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78795694.877" calcext:value-type="float">
            <text:p>399778795694.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091037486.177" calcext:value-type="float">
            <text:p>409091037486.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620231147.167" calcext:value-type="float">
            <text:p>418620231147.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371383259.455" calcext:value-type="float">
            <text:p>428371383259.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348707695.894" calcext:value-type="float">
            <text:p>438348707695.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559380556.79" calcext:value-type="float">
            <text:p>448559380556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007907765.59" calcext:value-type="float">
            <text:p>45900790776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699838283.577" calcext:value-type="float">
            <text:p>469699838283.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639719755.711" calcext:value-type="float">
            <text:p>480639719755.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835520991.053" calcext:value-type="float">
            <text:p>491835520991.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92123406.669" calcext:value-type="float">
            <text:p>503292123406.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15576622.004" calcext:value-type="float">
            <text:p>515015576622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012097142.555" calcext:value-type="float">
            <text:p>527012097142.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286900157.496" calcext:value-type="float">
            <text:p>539286900157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848788906.155" calcext:value-type="float">
            <text:p>551848788906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703312349.815" calcext:value-type="float">
            <text:p>564703312349.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857229373.647" calcext:value-type="float">
            <text:p>577857229373.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316255824.987" calcext:value-type="float">
            <text:p>591316255824.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90112816.457" calcext:value-type="float">
            <text:p>605090112816.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184808245.988" calcext:value-type="float">
            <text:p>619184808245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607810264.478" calcext:value-type="float">
            <text:p>633607810264.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365335377.425" calcext:value-type="float">
            <text:p>648365335377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68064292.259" calcext:value-type="float">
            <text:p>663468064292.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922589008.097" calcext:value-type="float">
            <text:p>678922589008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737086941.567" calcext:value-type="float">
            <text:p>694737086941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918400420.866" calcext:value-type="float">
            <text:p>710918400420.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478169748.234" calcext:value-type="float">
            <text:p>727478169748.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23696188.515" calcext:value-type="float">
            <text:p>744423696188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763991588.606" calcext:value-type="float">
            <text:p>761763991588.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06482377.89" calcext:value-type="float">
            <text:p>779506482377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63935339.469" calcext:value-type="float">
            <text:p>797663935339.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44277560.89" calcext:value-type="float">
            <text:p>81624427756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257522205.369" calcext:value-type="float">
            <text:p>835257522205.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711763246.505" calcext:value-type="float">
            <text:p>854711763246.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621019112.803" calcext:value-type="float">
            <text:p>874621019112.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994051322.076" calcext:value-type="float">
            <text:p>894994051322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841624024.782" calcext:value-type="float">
            <text:p>915841624024.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174751700.459" calcext:value-type="float">
            <text:p>937174751700.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002779968.109" calcext:value-type="float">
            <text:p>959002779968.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341312673.745" calcext:value-type="float">
            <text:p>981341312673.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0279537.56" calcext:value-type="float">
            <text:p>100420027953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91612912.37" calcext:value-type="float">
            <text:p>102759161291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525576290.5" calcext:value-type="float">
            <text:p>105152557629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019275492.42" calcext:value-type="float">
            <text:p>107601927549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083558111.63" calcext:value-type="float">
            <text:p>110108355811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731691589.38" calcext:value-type="float">
            <text:p>1126731691589.38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152974690405.22" calcext:value-type="float">
            <text:p>1152974690405.22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179831579569.25" calcext:value-type="float">
            <text:p>1179831579569.25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207314041105.23" calcext:value-type="float">
            <text:p>1207314041105.23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235436594099.82" calcext:value-type="float">
            <text:p>1235436594099.82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264211504677.97" calcext:value-type="float">
            <text:p>1264211504677.97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293659466710.31" calcext:value-type="float">
            <text:p>1293659466710.31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323793413866.01" calcext:value-type="float">
            <text:p>1323793413866.01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354629200320.15" calcext:value-type="float">
            <text:p>1354629200320.15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386180260400.06" calcext:value-type="float">
            <text:p>1386180260400.06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418469374052.04" calcext:value-type="float">
            <text:p>1418469374052.04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451510476261.58" calcext:value-type="float">
            <text:p>1451510476261.58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485321256950.36" calcext:value-type="float">
            <text:p>1485321256950.36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519916235205.04" calcext:value-type="float">
            <text:p>1519916235205.04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1555320443933.66" calcext:value-type="float">
            <text:p>1555320443933.66</text:p>
          </table:table-cell>
          <table:table-cell office:value-type="string" calcext:value-type="string">
            <text:p>-nan</text:p>
          </table:table-cell>
        </table:table-row>
      </table:table>
      <table:table table:name="ps" table:style-name="ta1">
        <table:shapes>
          <draw:frame draw:z-index="0" draw:style-name="gr1" draw:text-style-name="P1" svg:width="17.2898in" svg:height="6.1386in" svg:x="1.8429in" svg:y="0.0732in">
            <draw:object draw:notify-on-update-of-ranges="ps.A300:ps.A1100 ps.B300:ps.B1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151992" calcext:value-type="float">
            <text:p>0.151992</text:p>
          </table:table-cell>
          <table:table-cell office:value-type="float" office:value="3.141591" calcext:value-type="float">
            <text:p>3.141591</text:p>
          </table:table-cell>
        </table:table-row>
        <table:table-row table:style-name="ro1">
          <table:table-cell office:value-type="float" office:value="0.155532" calcext:value-type="float">
            <text:p>0.155532</text:p>
          </table:table-cell>
          <table:table-cell office:value-type="float" office:value="3.141591" calcext:value-type="float">
            <text:p>3.141591</text:p>
          </table:table-cell>
        </table:table-row>
        <table:table-row table:style-name="ro1">
          <table:table-cell office:value-type="float" office:value="0.159155" calcext:value-type="float">
            <text:p>0.159155</text:p>
          </table:table-cell>
          <table:table-cell office:value-type="float" office:value="3.141591" calcext:value-type="float">
            <text:p>3.141591</text:p>
          </table:table-cell>
        </table:table-row>
        <table:table-row table:style-name="ro1">
          <table:table-cell office:value-type="float" office:value="0.162862" calcext:value-type="float">
            <text:p>0.162862</text:p>
          </table:table-cell>
          <table:table-cell office:value-type="float" office:value="3.141591" calcext:value-type="float">
            <text:p>3.141591</text:p>
          </table:table-cell>
        </table:table-row>
        <table:table-row table:style-name="ro1">
          <table:table-cell office:value-type="float" office:value="0.166656" calcext:value-type="float">
            <text:p>0.166656</text:p>
          </table:table-cell>
          <table:table-cell office:value-type="float" office:value="3.141591" calcext:value-type="float">
            <text:p>3.141591</text:p>
          </table:table-cell>
        </table:table-row>
        <table:table-row table:style-name="ro1">
          <table:table-cell office:value-type="float" office:value="0.170538" calcext:value-type="float">
            <text:p>0.170538</text:p>
          </table:table-cell>
          <table:table-cell office:value-type="float" office:value="3.141591" calcext:value-type="float">
            <text:p>3.141591</text:p>
          </table:table-cell>
        </table:table-row>
        <table:table-row table:style-name="ro1">
          <table:table-cell office:value-type="float" office:value="0.17451" calcext:value-type="float">
            <text:p>0.17451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178575" calcext:value-type="float">
            <text:p>0.178575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182734" calcext:value-type="float">
            <text:p>0.182734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186991" calcext:value-type="float">
            <text:p>0.186991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191346" calcext:value-type="float">
            <text:p>0.191346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195803" calcext:value-type="float">
            <text:p>0.195803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00364" calcext:value-type="float">
            <text:p>0.200364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05031" calcext:value-type="float">
            <text:p>0.205031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09807" calcext:value-type="float">
            <text:p>0.209807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14694" calcext:value-type="float">
            <text:p>0.214694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19695" calcext:value-type="float">
            <text:p>0.219695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24812" calcext:value-type="float">
            <text:p>0.224812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30049" calcext:value-type="float">
            <text:p>0.230049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35407" calcext:value-type="float">
            <text:p>0.235407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40891" calcext:value-type="float">
            <text:p>0.240891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46502" calcext:value-type="float">
            <text:p>0.246502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252244" calcext:value-type="float">
            <text:p>0.252244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258119" calcext:value-type="float">
            <text:p>0.258119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264131" calcext:value-type="float">
            <text:p>0.264131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270284" calcext:value-type="float">
            <text:p>0.270284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27658" calcext:value-type="float">
            <text:p>0.27658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283022" calcext:value-type="float">
            <text:p>0.283022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289614" calcext:value-type="float">
            <text:p>0.289614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29636" calcext:value-type="float">
            <text:p>0.29636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303263" calcext:value-type="float">
            <text:p>0.303263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310327" calcext:value-type="float">
            <text:p>0.310327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317556" calcext:value-type="float">
            <text:p>0.317556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324953" calcext:value-type="float">
            <text:p>0.324953</text:p>
          </table:table-cell>
          <table:table-cell office:value-type="float" office:value="3.141589" calcext:value-type="float">
            <text:p>3.141589</text:p>
          </table:table-cell>
        </table:table-row>
        <table:table-row table:style-name="ro1">
          <table:table-cell office:value-type="float" office:value="0.332522" calcext:value-type="float">
            <text:p>0.332522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0.340267" calcext:value-type="float">
            <text:p>0.340267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0.348193" calcext:value-type="float">
            <text:p>0.348193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0.356304" calcext:value-type="float">
            <text:p>0.356304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0.364603" calcext:value-type="float">
            <text:p>0.364603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0.373096" calcext:value-type="float">
            <text:p>0.373096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0.381786" calcext:value-type="float">
            <text:p>0.381786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0.390679" calcext:value-type="float">
            <text:p>0.390679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0.399779" calcext:value-type="float">
            <text:p>0.399779</text:p>
          </table:table-cell>
          <table:table-cell office:value-type="float" office:value="3.141588" calcext:value-type="float">
            <text:p>3.141588</text:p>
          </table:table-cell>
        </table:table-row>
        <table:table-row table:style-name="ro1">
          <table:table-cell office:value-type="float" office:value="0.409091" calcext:value-type="float">
            <text:p>0.409091</text:p>
          </table:table-cell>
          <table:table-cell office:value-type="float" office:value="3.141587" calcext:value-type="float">
            <text:p>3.141587</text:p>
          </table:table-cell>
        </table:table-row>
        <table:table-row table:style-name="ro1">
          <table:table-cell office:value-type="float" office:value="0.41862" calcext:value-type="float">
            <text:p>0.41862</text:p>
          </table:table-cell>
          <table:table-cell office:value-type="float" office:value="3.141587" calcext:value-type="float">
            <text:p>3.141587</text:p>
          </table:table-cell>
        </table:table-row>
        <table:table-row table:style-name="ro1">
          <table:table-cell office:value-type="float" office:value="0.428371" calcext:value-type="float">
            <text:p>0.428371</text:p>
          </table:table-cell>
          <table:table-cell office:value-type="float" office:value="3.141587" calcext:value-type="float">
            <text:p>3.141587</text:p>
          </table:table-cell>
        </table:table-row>
        <table:table-row table:style-name="ro1">
          <table:table-cell office:value-type="float" office:value="0.438349" calcext:value-type="float">
            <text:p>0.438349</text:p>
          </table:table-cell>
          <table:table-cell office:value-type="float" office:value="3.141587" calcext:value-type="float">
            <text:p>3.141587</text:p>
          </table:table-cell>
        </table:table-row>
        <table:table-row table:style-name="ro1">
          <table:table-cell office:value-type="float" office:value="0.44856" calcext:value-type="float">
            <text:p>0.44856</text:p>
          </table:table-cell>
          <table:table-cell office:value-type="float" office:value="3.141587" calcext:value-type="float">
            <text:p>3.141587</text:p>
          </table:table-cell>
        </table:table-row>
        <table:table-row table:style-name="ro1">
          <table:table-cell office:value-type="float" office:value="0.459008" calcext:value-type="float">
            <text:p>0.459008</text:p>
          </table:table-cell>
          <table:table-cell office:value-type="float" office:value="3.141587" calcext:value-type="float">
            <text:p>3.141587</text:p>
          </table:table-cell>
        </table:table-row>
        <table:table-row table:style-name="ro1">
          <table:table-cell office:value-type="float" office:value="0.4697" calcext:value-type="float">
            <text:p>0.4697</text:p>
          </table:table-cell>
          <table:table-cell office:value-type="float" office:value="3.141587" calcext:value-type="float">
            <text:p>3.141587</text:p>
          </table:table-cell>
        </table:table-row>
        <table:table-row table:style-name="ro1">
          <table:table-cell office:value-type="float" office:value="0.48064" calcext:value-type="float">
            <text:p>0.48064</text:p>
          </table:table-cell>
          <table:table-cell office:value-type="float" office:value="3.141587" calcext:value-type="float">
            <text:p>3.141587</text:p>
          </table:table-cell>
        </table:table-row>
        <table:table-row table:style-name="ro1">
          <table:table-cell office:value-type="float" office:value="0.491836" calcext:value-type="float">
            <text:p>0.491836</text:p>
          </table:table-cell>
          <table:table-cell office:value-type="float" office:value="3.141587" calcext:value-type="float">
            <text:p>3.141587</text:p>
          </table:table-cell>
        </table:table-row>
        <table:table-row table:style-name="ro1">
          <table:table-cell office:value-type="float" office:value="0.503292" calcext:value-type="float">
            <text:p>0.503292</text:p>
          </table:table-cell>
          <table:table-cell office:value-type="float" office:value="3.141586" calcext:value-type="float">
            <text:p>3.141586</text:p>
          </table:table-cell>
        </table:table-row>
        <table:table-row table:style-name="ro1">
          <table:table-cell office:value-type="float" office:value="0.515015" calcext:value-type="float">
            <text:p>0.515015</text:p>
          </table:table-cell>
          <table:table-cell office:value-type="float" office:value="3.141586" calcext:value-type="float">
            <text:p>3.141586</text:p>
          </table:table-cell>
        </table:table-row>
        <table:table-row table:style-name="ro1">
          <table:table-cell office:value-type="float" office:value="0.527012" calcext:value-type="float">
            <text:p>0.527012</text:p>
          </table:table-cell>
          <table:table-cell office:value-type="float" office:value="3.141586" calcext:value-type="float">
            <text:p>3.141586</text:p>
          </table:table-cell>
        </table:table-row>
        <table:table-row table:style-name="ro1">
          <table:table-cell office:value-type="float" office:value="0.539287" calcext:value-type="float">
            <text:p>0.539287</text:p>
          </table:table-cell>
          <table:table-cell office:value-type="float" office:value="3.141586" calcext:value-type="float">
            <text:p>3.141586</text:p>
          </table:table-cell>
        </table:table-row>
        <table:table-row table:style-name="ro1">
          <table:table-cell office:value-type="float" office:value="0.551849" calcext:value-type="float">
            <text:p>0.551849</text:p>
          </table:table-cell>
          <table:table-cell office:value-type="float" office:value="3.141586" calcext:value-type="float">
            <text:p>3.141586</text:p>
          </table:table-cell>
        </table:table-row>
        <table:table-row table:style-name="ro1">
          <table:table-cell office:value-type="float" office:value="0.564703" calcext:value-type="float">
            <text:p>0.564703</text:p>
          </table:table-cell>
          <table:table-cell office:value-type="float" office:value="3.141586" calcext:value-type="float">
            <text:p>3.141586</text:p>
          </table:table-cell>
        </table:table-row>
        <table:table-row table:style-name="ro1">
          <table:table-cell office:value-type="float" office:value="0.577857" calcext:value-type="float">
            <text:p>0.577857</text:p>
          </table:table-cell>
          <table:table-cell office:value-type="float" office:value="3.141585" calcext:value-type="float">
            <text:p>3.141585</text:p>
          </table:table-cell>
        </table:table-row>
        <table:table-row table:style-name="ro1">
          <table:table-cell office:value-type="float" office:value="0.591317" calcext:value-type="float">
            <text:p>0.591317</text:p>
          </table:table-cell>
          <table:table-cell office:value-type="float" office:value="3.141585" calcext:value-type="float">
            <text:p>3.141585</text:p>
          </table:table-cell>
        </table:table-row>
        <table:table-row table:style-name="ro1">
          <table:table-cell office:value-type="float" office:value="0.60509" calcext:value-type="float">
            <text:p>0.60509</text:p>
          </table:table-cell>
          <table:table-cell office:value-type="float" office:value="3.141585" calcext:value-type="float">
            <text:p>3.141585</text:p>
          </table:table-cell>
        </table:table-row>
        <table:table-row table:style-name="ro1">
          <table:table-cell office:value-type="float" office:value="0.619185" calcext:value-type="float">
            <text:p>0.619185</text:p>
          </table:table-cell>
          <table:table-cell office:value-type="float" office:value="3.141585" calcext:value-type="float">
            <text:p>3.141585</text:p>
          </table:table-cell>
        </table:table-row>
        <table:table-row table:style-name="ro1">
          <table:table-cell office:value-type="float" office:value="0.633607" calcext:value-type="float">
            <text:p>0.633607</text:p>
          </table:table-cell>
          <table:table-cell office:value-type="float" office:value="3.141585" calcext:value-type="float">
            <text:p>3.141585</text:p>
          </table:table-cell>
        </table:table-row>
        <table:table-row table:style-name="ro1">
          <table:table-cell office:value-type="float" office:value="0.648366" calcext:value-type="float">
            <text:p>0.648366</text:p>
          </table:table-cell>
          <table:table-cell office:value-type="float" office:value="3.141584" calcext:value-type="float">
            <text:p>3.141584</text:p>
          </table:table-cell>
        </table:table-row>
        <table:table-row table:style-name="ro1">
          <table:table-cell office:value-type="float" office:value="0.663468" calcext:value-type="float">
            <text:p>0.663468</text:p>
          </table:table-cell>
          <table:table-cell office:value-type="float" office:value="3.141584" calcext:value-type="float">
            <text:p>3.141584</text:p>
          </table:table-cell>
        </table:table-row>
        <table:table-row table:style-name="ro1">
          <table:table-cell office:value-type="float" office:value="0.678922" calcext:value-type="float">
            <text:p>0.678922</text:p>
          </table:table-cell>
          <table:table-cell office:value-type="float" office:value="3.141584" calcext:value-type="float">
            <text:p>3.141584</text:p>
          </table:table-cell>
        </table:table-row>
        <table:table-row table:style-name="ro1">
          <table:table-cell office:value-type="float" office:value="0.694736" calcext:value-type="float">
            <text:p>0.694736</text:p>
          </table:table-cell>
          <table:table-cell office:value-type="float" office:value="3.141584" calcext:value-type="float">
            <text:p>3.141584</text:p>
          </table:table-cell>
        </table:table-row>
        <table:table-row table:style-name="ro1">
          <table:table-cell office:value-type="float" office:value="0.710919" calcext:value-type="float">
            <text:p>0.710919</text:p>
          </table:table-cell>
          <table:table-cell office:value-type="float" office:value="3.141584" calcext:value-type="float">
            <text:p>3.141584</text:p>
          </table:table-cell>
        </table:table-row>
        <table:table-row table:style-name="ro1">
          <table:table-cell office:value-type="float" office:value="0.727479" calcext:value-type="float">
            <text:p>0.727479</text:p>
          </table:table-cell>
          <table:table-cell office:value-type="float" office:value="3.141583" calcext:value-type="float">
            <text:p>3.141583</text:p>
          </table:table-cell>
        </table:table-row>
        <table:table-row table:style-name="ro1">
          <table:table-cell office:value-type="float" office:value="0.744424" calcext:value-type="float">
            <text:p>0.744424</text:p>
          </table:table-cell>
          <table:table-cell office:value-type="float" office:value="3.141583" calcext:value-type="float">
            <text:p>3.141583</text:p>
          </table:table-cell>
        </table:table-row>
        <table:table-row table:style-name="ro1">
          <table:table-cell office:value-type="float" office:value="0.761763" calcext:value-type="float">
            <text:p>0.761763</text:p>
          </table:table-cell>
          <table:table-cell office:value-type="float" office:value="3.141583" calcext:value-type="float">
            <text:p>3.141583</text:p>
          </table:table-cell>
        </table:table-row>
        <table:table-row table:style-name="ro1">
          <table:table-cell office:value-type="float" office:value="0.779507" calcext:value-type="float">
            <text:p>0.779507</text:p>
          </table:table-cell>
          <table:table-cell office:value-type="float" office:value="3.141583" calcext:value-type="float">
            <text:p>3.141583</text:p>
          </table:table-cell>
        </table:table-row>
        <table:table-row table:style-name="ro1">
          <table:table-cell office:value-type="float" office:value="0.797664" calcext:value-type="float">
            <text:p>0.797664</text:p>
          </table:table-cell>
          <table:table-cell office:value-type="float" office:value="3.141583" calcext:value-type="float">
            <text:p>3.141583</text:p>
          </table:table-cell>
        </table:table-row>
        <table:table-row table:style-name="ro1">
          <table:table-cell office:value-type="float" office:value="0.816244" calcext:value-type="float">
            <text:p>0.816244</text:p>
          </table:table-cell>
          <table:table-cell office:value-type="float" office:value="3.141582" calcext:value-type="float">
            <text:p>3.141582</text:p>
          </table:table-cell>
        </table:table-row>
        <table:table-row table:style-name="ro1">
          <table:table-cell office:value-type="float" office:value="0.835257" calcext:value-type="float">
            <text:p>0.835257</text:p>
          </table:table-cell>
          <table:table-cell office:value-type="float" office:value="3.141582" calcext:value-type="float">
            <text:p>3.141582</text:p>
          </table:table-cell>
        </table:table-row>
        <table:table-row table:style-name="ro1">
          <table:table-cell office:value-type="float" office:value="0.854713" calcext:value-type="float">
            <text:p>0.854713</text:p>
          </table:table-cell>
          <table:table-cell office:value-type="float" office:value="3.141582" calcext:value-type="float">
            <text:p>3.141582</text:p>
          </table:table-cell>
        </table:table-row>
        <table:table-row table:style-name="ro1">
          <table:table-cell office:value-type="float" office:value="0.874622" calcext:value-type="float">
            <text:p>0.874622</text:p>
          </table:table-cell>
          <table:table-cell office:value-type="float" office:value="3.141582" calcext:value-type="float">
            <text:p>3.141582</text:p>
          </table:table-cell>
        </table:table-row>
        <table:table-row table:style-name="ro1">
          <table:table-cell office:value-type="float" office:value="0.894994" calcext:value-type="float">
            <text:p>0.894994</text:p>
          </table:table-cell>
          <table:table-cell office:value-type="float" office:value="3.141581" calcext:value-type="float">
            <text:p>3.141581</text:p>
          </table:table-cell>
        </table:table-row>
        <table:table-row table:style-name="ro1">
          <table:table-cell office:value-type="float" office:value="0.915841" calcext:value-type="float">
            <text:p>0.915841</text:p>
          </table:table-cell>
          <table:table-cell office:value-type="float" office:value="3.141581" calcext:value-type="float">
            <text:p>3.141581</text:p>
          </table:table-cell>
        </table:table-row>
        <table:table-row table:style-name="ro1">
          <table:table-cell office:value-type="float" office:value="0.937174" calcext:value-type="float">
            <text:p>0.937174</text:p>
          </table:table-cell>
          <table:table-cell office:value-type="float" office:value="3.141581" calcext:value-type="float">
            <text:p>3.141581</text:p>
          </table:table-cell>
        </table:table-row>
        <table:table-row table:style-name="ro1">
          <table:table-cell office:value-type="float" office:value="0.959003" calcext:value-type="float">
            <text:p>0.959003</text:p>
          </table:table-cell>
          <table:table-cell office:value-type="float" office:value="3.141581" calcext:value-type="float">
            <text:p>3.141581</text:p>
          </table:table-cell>
        </table:table-row>
        <table:table-row table:style-name="ro1">
          <table:table-cell office:value-type="float" office:value="0.981341" calcext:value-type="float">
            <text:p>0.981341</text:p>
          </table:table-cell>
          <table:table-cell office:value-type="float" office:value="3.14158" calcext:value-type="float">
            <text:p>3.14158</text:p>
          </table:table-cell>
        </table:table-row>
        <table:table-row table:style-name="ro1">
          <table:table-cell office:value-type="float" office:value="1.0042" calcext:value-type="float">
            <text:p>1.0042</text:p>
          </table:table-cell>
          <table:table-cell office:value-type="float" office:value="3.14158" calcext:value-type="float">
            <text:p>3.14158</text:p>
          </table:table-cell>
        </table:table-row>
        <table:table-row table:style-name="ro1">
          <table:table-cell office:value-type="float" office:value="1.027591" calcext:value-type="float">
            <text:p>1.027591</text:p>
          </table:table-cell>
          <table:table-cell office:value-type="float" office:value="3.14158" calcext:value-type="float">
            <text:p>3.14158</text:p>
          </table:table-cell>
        </table:table-row>
        <table:table-row table:style-name="ro1">
          <table:table-cell office:value-type="float" office:value="1.051526" calcext:value-type="float">
            <text:p>1.051526</text:p>
          </table:table-cell>
          <table:table-cell office:value-type="float" office:value="3.141579" calcext:value-type="float">
            <text:p>3.141579</text:p>
          </table:table-cell>
        </table:table-row>
        <table:table-row table:style-name="ro1">
          <table:table-cell office:value-type="float" office:value="1.076019" calcext:value-type="float">
            <text:p>1.076019</text:p>
          </table:table-cell>
          <table:table-cell office:value-type="float" office:value="3.141579" calcext:value-type="float">
            <text:p>3.141579</text:p>
          </table:table-cell>
        </table:table-row>
        <table:table-row table:style-name="ro1">
          <table:table-cell office:value-type="float" office:value="1.101083" calcext:value-type="float">
            <text:p>1.101083</text:p>
          </table:table-cell>
          <table:table-cell office:value-type="float" office:value="3.141579" calcext:value-type="float">
            <text:p>3.141579</text:p>
          </table:table-cell>
        </table:table-row>
        <table:table-row table:style-name="ro1">
          <table:table-cell office:value-type="float" office:value="1.126731" calcext:value-type="float">
            <text:p>1.126731</text:p>
          </table:table-cell>
          <table:table-cell office:value-type="float" office:value="3.141578" calcext:value-type="float">
            <text:p>3.141578</text:p>
          </table:table-cell>
        </table:table-row>
        <table:table-row table:style-name="ro1">
          <table:table-cell office:value-type="float" office:value="1.152976" calcext:value-type="float">
            <text:p>1.152976</text:p>
          </table:table-cell>
          <table:table-cell office:value-type="float" office:value="3.141578" calcext:value-type="float">
            <text:p>3.141578</text:p>
          </table:table-cell>
        </table:table-row>
        <table:table-row table:style-name="ro1">
          <table:table-cell office:value-type="float" office:value="1.179832" calcext:value-type="float">
            <text:p>1.179832</text:p>
          </table:table-cell>
          <table:table-cell office:value-type="float" office:value="3.141578" calcext:value-type="float">
            <text:p>3.141578</text:p>
          </table:table-cell>
        </table:table-row>
        <table:table-row table:style-name="ro1">
          <table:table-cell office:value-type="float" office:value="1.207314" calcext:value-type="float">
            <text:p>1.207314</text:p>
          </table:table-cell>
          <table:table-cell office:value-type="float" office:value="3.141577" calcext:value-type="float">
            <text:p>3.141577</text:p>
          </table:table-cell>
        </table:table-row>
        <table:table-row table:style-name="ro1">
          <table:table-cell office:value-type="float" office:value="1.235436" calcext:value-type="float">
            <text:p>1.235436</text:p>
          </table:table-cell>
          <table:table-cell office:value-type="float" office:value="3.141577" calcext:value-type="float">
            <text:p>3.141577</text:p>
          </table:table-cell>
        </table:table-row>
        <table:table-row table:style-name="ro1">
          <table:table-cell office:value-type="float" office:value="1.264213" calcext:value-type="float">
            <text:p>1.264213</text:p>
          </table:table-cell>
          <table:table-cell office:value-type="float" office:value="3.141577" calcext:value-type="float">
            <text:p>3.141577</text:p>
          </table:table-cell>
        </table:table-row>
        <table:table-row table:style-name="ro1">
          <table:table-cell office:value-type="float" office:value="1.29366" calcext:value-type="float">
            <text:p>1.29366</text:p>
          </table:table-cell>
          <table:table-cell office:value-type="float" office:value="3.141576" calcext:value-type="float">
            <text:p>3.141576</text:p>
          </table:table-cell>
        </table:table-row>
        <table:table-row table:style-name="ro1">
          <table:table-cell office:value-type="float" office:value="1.323793" calcext:value-type="float">
            <text:p>1.323793</text:p>
          </table:table-cell>
          <table:table-cell office:value-type="float" office:value="3.141576" calcext:value-type="float">
            <text:p>3.141576</text:p>
          </table:table-cell>
        </table:table-row>
        <table:table-row table:style-name="ro1">
          <table:table-cell office:value-type="float" office:value="1.354628" calcext:value-type="float">
            <text:p>1.354628</text:p>
          </table:table-cell>
          <table:table-cell office:value-type="float" office:value="3.141576" calcext:value-type="float">
            <text:p>3.141576</text:p>
          </table:table-cell>
        </table:table-row>
        <table:table-row table:style-name="ro1">
          <table:table-cell office:value-type="float" office:value="1.386182" calcext:value-type="float">
            <text:p>1.386182</text:p>
          </table:table-cell>
          <table:table-cell office:value-type="float" office:value="3.141575" calcext:value-type="float">
            <text:p>3.141575</text:p>
          </table:table-cell>
        </table:table-row>
        <table:table-row table:style-name="ro1">
          <table:table-cell office:value-type="float" office:value="1.41847" calcext:value-type="float">
            <text:p>1.41847</text:p>
          </table:table-cell>
          <table:table-cell office:value-type="float" office:value="3.141575" calcext:value-type="float">
            <text:p>3.141575</text:p>
          </table:table-cell>
        </table:table-row>
        <table:table-row table:style-name="ro1">
          <table:table-cell office:value-type="float" office:value="1.45151" calcext:value-type="float">
            <text:p>1.45151</text:p>
          </table:table-cell>
          <table:table-cell office:value-type="float" office:value="3.141574" calcext:value-type="float">
            <text:p>3.141574</text:p>
          </table:table-cell>
        </table:table-row>
        <table:table-row table:style-name="ro1">
          <table:table-cell office:value-type="float" office:value="1.48532" calcext:value-type="float">
            <text:p>1.48532</text:p>
          </table:table-cell>
          <table:table-cell office:value-type="float" office:value="3.141574" calcext:value-type="float">
            <text:p>3.141574</text:p>
          </table:table-cell>
        </table:table-row>
        <table:table-row table:style-name="ro1">
          <table:table-cell office:value-type="float" office:value="1.519918" calcext:value-type="float">
            <text:p>1.519918</text:p>
          </table:table-cell>
          <table:table-cell office:value-type="float" office:value="3.141574" calcext:value-type="float">
            <text:p>3.141574</text:p>
          </table:table-cell>
        </table:table-row>
        <table:table-row table:style-name="ro1">
          <table:table-cell office:value-type="float" office:value="1.555321" calcext:value-type="float">
            <text:p>1.555321</text:p>
          </table:table-cell>
          <table:table-cell office:value-type="float" office:value="3.141573" calcext:value-type="float">
            <text:p>3.141573</text:p>
          </table:table-cell>
        </table:table-row>
        <table:table-row table:style-name="ro1">
          <table:table-cell office:value-type="float" office:value="1.591549" calcext:value-type="float">
            <text:p>1.591549</text:p>
          </table:table-cell>
          <table:table-cell office:value-type="float" office:value="3.141573" calcext:value-type="float">
            <text:p>3.141573</text:p>
          </table:table-cell>
        </table:table-row>
        <table:table-row table:style-name="ro1">
          <table:table-cell office:value-type="float" office:value="1.628621" calcext:value-type="float">
            <text:p>1.628621</text:p>
          </table:table-cell>
          <table:table-cell office:value-type="float" office:value="3.141572" calcext:value-type="float">
            <text:p>3.141572</text:p>
          </table:table-cell>
        </table:table-row>
        <table:table-row table:style-name="ro1">
          <table:table-cell office:value-type="float" office:value="1.666557" calcext:value-type="float">
            <text:p>1.666557</text:p>
          </table:table-cell>
          <table:table-cell office:value-type="float" office:value="3.141572" calcext:value-type="float">
            <text:p>3.141572</text:p>
          </table:table-cell>
        </table:table-row>
        <table:table-row table:style-name="ro1">
          <table:table-cell office:value-type="float" office:value="1.705376" calcext:value-type="float">
            <text:p>1.705376</text:p>
          </table:table-cell>
          <table:table-cell office:value-type="float" office:value="3.141571" calcext:value-type="float">
            <text:p>3.141571</text:p>
          </table:table-cell>
        </table:table-row>
        <table:table-row table:style-name="ro1">
          <table:table-cell office:value-type="float" office:value="1.745099" calcext:value-type="float">
            <text:p>1.745099</text:p>
          </table:table-cell>
          <table:table-cell office:value-type="float" office:value="3.141571" calcext:value-type="float">
            <text:p>3.141571</text:p>
          </table:table-cell>
        </table:table-row>
        <table:table-row table:style-name="ro1">
          <table:table-cell office:value-type="float" office:value="1.785748" calcext:value-type="float">
            <text:p>1.785748</text:p>
          </table:table-cell>
          <table:table-cell office:value-type="float" office:value="3.14157" calcext:value-type="float">
            <text:p>3.14157</text:p>
          </table:table-cell>
        </table:table-row>
        <table:table-row table:style-name="ro1">
          <table:table-cell office:value-type="float" office:value="1.827343" calcext:value-type="float">
            <text:p>1.827343</text:p>
          </table:table-cell>
          <table:table-cell office:value-type="float" office:value="3.14157" calcext:value-type="float">
            <text:p>3.14157</text:p>
          </table:table-cell>
        </table:table-row>
        <table:table-row table:style-name="ro1">
          <table:table-cell office:value-type="float" office:value="1.869908" calcext:value-type="float">
            <text:p>1.869908</text:p>
          </table:table-cell>
          <table:table-cell office:value-type="float" office:value="3.141569" calcext:value-type="float">
            <text:p>3.141569</text:p>
          </table:table-cell>
        </table:table-row>
        <table:table-row table:style-name="ro1">
          <table:table-cell office:value-type="float" office:value="1.913464" calcext:value-type="float">
            <text:p>1.913464</text:p>
          </table:table-cell>
          <table:table-cell office:value-type="float" office:value="3.141569" calcext:value-type="float">
            <text:p>3.141569</text:p>
          </table:table-cell>
        </table:table-row>
        <table:table-row table:style-name="ro1">
          <table:table-cell office:value-type="float" office:value="1.958034" calcext:value-type="float">
            <text:p>1.958034</text:p>
          </table:table-cell>
          <table:table-cell office:value-type="float" office:value="3.141568" calcext:value-type="float">
            <text:p>3.141568</text:p>
          </table:table-cell>
        </table:table-row>
        <table:table-row table:style-name="ro1">
          <table:table-cell office:value-type="float" office:value="2.003642" calcext:value-type="float">
            <text:p>2.003642</text:p>
          </table:table-cell>
          <table:table-cell office:value-type="float" office:value="3.141567" calcext:value-type="float">
            <text:p>3.141567</text:p>
          </table:table-cell>
        </table:table-row>
        <table:table-row table:style-name="ro1">
          <table:table-cell office:value-type="float" office:value="2.050313" calcext:value-type="float">
            <text:p>2.050313</text:p>
          </table:table-cell>
          <table:table-cell office:value-type="float" office:value="3.141567" calcext:value-type="float">
            <text:p>3.141567</text:p>
          </table:table-cell>
        </table:table-row>
        <table:table-row table:style-name="ro1">
          <table:table-cell office:value-type="float" office:value="2.098071" calcext:value-type="float">
            <text:p>2.098071</text:p>
          </table:table-cell>
          <table:table-cell office:value-type="float" office:value="3.141566" calcext:value-type="float">
            <text:p>3.141566</text:p>
          </table:table-cell>
        </table:table-row>
        <table:table-row table:style-name="ro1">
          <table:table-cell office:value-type="float" office:value="2.146941" calcext:value-type="float">
            <text:p>2.146941</text:p>
          </table:table-cell>
          <table:table-cell office:value-type="float" office:value="3.141566" calcext:value-type="float">
            <text:p>3.141566</text:p>
          </table:table-cell>
        </table:table-row>
        <table:table-row table:style-name="ro1">
          <table:table-cell office:value-type="float" office:value="2.19695" calcext:value-type="float">
            <text:p>2.19695</text:p>
          </table:table-cell>
          <table:table-cell office:value-type="float" office:value="3.141565" calcext:value-type="float">
            <text:p>3.141565</text:p>
          </table:table-cell>
        </table:table-row>
        <table:table-row table:style-name="ro1">
          <table:table-cell office:value-type="float" office:value="2.248123" calcext:value-type="float">
            <text:p>2.248123</text:p>
          </table:table-cell>
          <table:table-cell office:value-type="float" office:value="3.141564" calcext:value-type="float">
            <text:p>3.141564</text:p>
          </table:table-cell>
        </table:table-row>
        <table:table-row table:style-name="ro1">
          <table:table-cell office:value-type="float" office:value="2.300489" calcext:value-type="float">
            <text:p>2.300489</text:p>
          </table:table-cell>
          <table:table-cell office:value-type="float" office:value="3.141564" calcext:value-type="float">
            <text:p>3.141564</text:p>
          </table:table-cell>
        </table:table-row>
        <table:table-row table:style-name="ro1">
          <table:table-cell office:value-type="float" office:value="2.354074" calcext:value-type="float">
            <text:p>2.354074</text:p>
          </table:table-cell>
          <table:table-cell office:value-type="float" office:value="3.141563" calcext:value-type="float">
            <text:p>3.141563</text:p>
          </table:table-cell>
        </table:table-row>
        <table:table-row table:style-name="ro1">
          <table:table-cell office:value-type="float" office:value="2.408907" calcext:value-type="float">
            <text:p>2.408907</text:p>
          </table:table-cell>
          <table:table-cell office:value-type="float" office:value="3.141562" calcext:value-type="float">
            <text:p>3.141562</text:p>
          </table:table-cell>
        </table:table-row>
        <table:table-row table:style-name="ro1">
          <table:table-cell office:value-type="float" office:value="2.465018" calcext:value-type="float">
            <text:p>2.465018</text:p>
          </table:table-cell>
          <table:table-cell office:value-type="float" office:value="3.141562" calcext:value-type="float">
            <text:p>3.141562</text:p>
          </table:table-cell>
        </table:table-row>
        <table:table-row table:style-name="ro1">
          <table:table-cell office:value-type="float" office:value="2.522436" calcext:value-type="float">
            <text:p>2.522436</text:p>
          </table:table-cell>
          <table:table-cell office:value-type="float" office:value="3.141561" calcext:value-type="float">
            <text:p>3.141561</text:p>
          </table:table-cell>
        </table:table-row>
        <table:table-row table:style-name="ro1">
          <table:table-cell office:value-type="float" office:value="2.581191" calcext:value-type="float">
            <text:p>2.581191</text:p>
          </table:table-cell>
          <table:table-cell office:value-type="float" office:value="3.14156" calcext:value-type="float">
            <text:p>3.14156</text:p>
          </table:table-cell>
        </table:table-row>
        <table:table-row table:style-name="ro1">
          <table:table-cell office:value-type="float" office:value="2.641315" calcext:value-type="float">
            <text:p>2.641315</text:p>
          </table:table-cell>
          <table:table-cell office:value-type="float" office:value="3.141559" calcext:value-type="float">
            <text:p>3.141559</text:p>
          </table:table-cell>
        </table:table-row>
        <table:table-row table:style-name="ro1">
          <table:table-cell office:value-type="float" office:value="2.702839" calcext:value-type="float">
            <text:p>2.702839</text:p>
          </table:table-cell>
          <table:table-cell office:value-type="float" office:value="3.141559" calcext:value-type="float">
            <text:p>3.141559</text:p>
          </table:table-cell>
        </table:table-row>
        <table:table-row table:style-name="ro1">
          <table:table-cell office:value-type="float" office:value="2.765796" calcext:value-type="float">
            <text:p>2.765796</text:p>
          </table:table-cell>
          <table:table-cell office:value-type="float" office:value="3.141558" calcext:value-type="float">
            <text:p>3.141558</text:p>
          </table:table-cell>
        </table:table-row>
        <table:table-row table:style-name="ro1">
          <table:table-cell office:value-type="float" office:value="2.83022" calcext:value-type="float">
            <text:p>2.83022</text:p>
          </table:table-cell>
          <table:table-cell office:value-type="float" office:value="3.141557" calcext:value-type="float">
            <text:p>3.141557</text:p>
          </table:table-cell>
        </table:table-row>
        <table:table-row table:style-name="ro1">
          <table:table-cell office:value-type="float" office:value="2.896144" calcext:value-type="float">
            <text:p>2.896144</text:p>
          </table:table-cell>
          <table:table-cell office:value-type="float" office:value="3.141556" calcext:value-type="float">
            <text:p>3.141556</text:p>
          </table:table-cell>
        </table:table-row>
        <table:table-row table:style-name="ro1">
          <table:table-cell office:value-type="float" office:value="2.963604" calcext:value-type="float">
            <text:p>2.963604</text:p>
          </table:table-cell>
          <table:table-cell office:value-type="float" office:value="3.141555" calcext:value-type="float">
            <text:p>3.141555</text:p>
          </table:table-cell>
        </table:table-row>
        <table:table-row table:style-name="ro1">
          <table:table-cell office:value-type="float" office:value="3.032635" calcext:value-type="float">
            <text:p>3.032635</text:p>
          </table:table-cell>
          <table:table-cell office:value-type="float" office:value="3.141555" calcext:value-type="float">
            <text:p>3.141555</text:p>
          </table:table-cell>
        </table:table-row>
        <table:table-row table:style-name="ro1">
          <table:table-cell office:value-type="float" office:value="3.103274" calcext:value-type="float">
            <text:p>3.103274</text:p>
          </table:table-cell>
          <table:table-cell office:value-type="float" office:value="3.141554" calcext:value-type="float">
            <text:p>3.141554</text:p>
          </table:table-cell>
        </table:table-row>
        <table:table-row table:style-name="ro1">
          <table:table-cell office:value-type="float" office:value="3.175558" calcext:value-type="float">
            <text:p>3.175558</text:p>
          </table:table-cell>
          <table:table-cell office:value-type="float" office:value="3.141553" calcext:value-type="float">
            <text:p>3.141553</text:p>
          </table:table-cell>
        </table:table-row>
        <table:table-row table:style-name="ro1">
          <table:table-cell office:value-type="float" office:value="3.249527" calcext:value-type="float">
            <text:p>3.249527</text:p>
          </table:table-cell>
          <table:table-cell office:value-type="float" office:value="3.141552" calcext:value-type="float">
            <text:p>3.141552</text:p>
          </table:table-cell>
        </table:table-row>
        <table:table-row table:style-name="ro1">
          <table:table-cell office:value-type="float" office:value="3.325218" calcext:value-type="float">
            <text:p>3.325218</text:p>
          </table:table-cell>
          <table:table-cell office:value-type="float" office:value="3.141551" calcext:value-type="float">
            <text:p>3.141551</text:p>
          </table:table-cell>
        </table:table-row>
        <table:table-row table:style-name="ro1">
          <table:table-cell office:value-type="float" office:value="3.402673" calcext:value-type="float">
            <text:p>3.402673</text:p>
          </table:table-cell>
          <table:table-cell office:value-type="float" office:value="3.14155" calcext:value-type="float">
            <text:p>3.14155</text:p>
          </table:table-cell>
        </table:table-row>
        <table:table-row table:style-name="ro1">
          <table:table-cell office:value-type="float" office:value="3.481931" calcext:value-type="float">
            <text:p>3.481931</text:p>
          </table:table-cell>
          <table:table-cell office:value-type="float" office:value="3.141549" calcext:value-type="float">
            <text:p>3.141549</text:p>
          </table:table-cell>
        </table:table-row>
        <table:table-row table:style-name="ro1">
          <table:table-cell office:value-type="float" office:value="3.563036" calcext:value-type="float">
            <text:p>3.563036</text:p>
          </table:table-cell>
          <table:table-cell office:value-type="float" office:value="3.141548" calcext:value-type="float">
            <text:p>3.141548</text:p>
          </table:table-cell>
        </table:table-row>
        <table:table-row table:style-name="ro1">
          <table:table-cell office:value-type="float" office:value="3.646029" calcext:value-type="float">
            <text:p>3.646029</text:p>
          </table:table-cell>
          <table:table-cell office:value-type="float" office:value="3.141547" calcext:value-type="float">
            <text:p>3.141547</text:p>
          </table:table-cell>
        </table:table-row>
        <table:table-row table:style-name="ro1">
          <table:table-cell office:value-type="float" office:value="3.730956" calcext:value-type="float">
            <text:p>3.730956</text:p>
          </table:table-cell>
          <table:table-cell office:value-type="float" office:value="3.141546" calcext:value-type="float">
            <text:p>3.141546</text:p>
          </table:table-cell>
        </table:table-row>
        <table:table-row table:style-name="ro1">
          <table:table-cell office:value-type="float" office:value="3.817861" calcext:value-type="float">
            <text:p>3.817861</text:p>
          </table:table-cell>
          <table:table-cell office:value-type="float" office:value="3.141545" calcext:value-type="float">
            <text:p>3.141545</text:p>
          </table:table-cell>
        </table:table-row>
        <table:table-row table:style-name="ro1">
          <table:table-cell office:value-type="float" office:value="3.90679" calcext:value-type="float">
            <text:p>3.90679</text:p>
          </table:table-cell>
          <table:table-cell office:value-type="float" office:value="3.141544" calcext:value-type="float">
            <text:p>3.141544</text:p>
          </table:table-cell>
        </table:table-row>
        <table:table-row table:style-name="ro1">
          <table:table-cell office:value-type="float" office:value="3.997791" calcext:value-type="float">
            <text:p>3.997791</text:p>
          </table:table-cell>
          <table:table-cell office:value-type="float" office:value="3.141542" calcext:value-type="float">
            <text:p>3.141542</text:p>
          </table:table-cell>
        </table:table-row>
        <table:table-row table:style-name="ro1">
          <table:table-cell office:value-type="float" office:value="4.090912" calcext:value-type="float">
            <text:p>4.090912</text:p>
          </table:table-cell>
          <table:table-cell office:value-type="float" office:value="3.141541" calcext:value-type="float">
            <text:p>3.141541</text:p>
          </table:table-cell>
        </table:table-row>
        <table:table-row table:style-name="ro1">
          <table:table-cell office:value-type="float" office:value="4.186201" calcext:value-type="float">
            <text:p>4.186201</text:p>
          </table:table-cell>
          <table:table-cell office:value-type="float" office:value="3.14154" calcext:value-type="float">
            <text:p>3.14154</text:p>
          </table:table-cell>
        </table:table-row>
        <table:table-row table:style-name="ro1">
          <table:table-cell office:value-type="float" office:value="4.28371" calcext:value-type="float">
            <text:p>4.28371</text:p>
          </table:table-cell>
          <table:table-cell office:value-type="float" office:value="3.141539" calcext:value-type="float">
            <text:p>3.141539</text:p>
          </table:table-cell>
        </table:table-row>
        <table:table-row table:style-name="ro1">
          <table:table-cell office:value-type="float" office:value="4.383492" calcext:value-type="float">
            <text:p>4.383492</text:p>
          </table:table-cell>
          <table:table-cell office:value-type="float" office:value="3.141538" calcext:value-type="float">
            <text:p>3.141538</text:p>
          </table:table-cell>
        </table:table-row>
        <table:table-row table:style-name="ro1">
          <table:table-cell office:value-type="float" office:value="4.485596" calcext:value-type="float">
            <text:p>4.485596</text:p>
          </table:table-cell>
          <table:table-cell office:value-type="float" office:value="3.141536" calcext:value-type="float">
            <text:p>3.141536</text:p>
          </table:table-cell>
        </table:table-row>
        <table:table-row table:style-name="ro1">
          <table:table-cell office:value-type="float" office:value="4.590079" calcext:value-type="float">
            <text:p>4.590079</text:p>
          </table:table-cell>
          <table:table-cell office:value-type="float" office:value="3.141535" calcext:value-type="float">
            <text:p>3.141535</text:p>
          </table:table-cell>
        </table:table-row>
        <table:table-row table:style-name="ro1">
          <table:table-cell office:value-type="float" office:value="4.696996" calcext:value-type="float">
            <text:p>4.696996</text:p>
          </table:table-cell>
          <table:table-cell office:value-type="float" office:value="3.141534" calcext:value-type="float">
            <text:p>3.141534</text:p>
          </table:table-cell>
        </table:table-row>
        <table:table-row table:style-name="ro1">
          <table:table-cell office:value-type="float" office:value="4.806403" calcext:value-type="float">
            <text:p>4.806403</text:p>
          </table:table-cell>
          <table:table-cell office:value-type="float" office:value="3.141532" calcext:value-type="float">
            <text:p>3.141532</text:p>
          </table:table-cell>
        </table:table-row>
        <table:table-row table:style-name="ro1">
          <table:table-cell office:value-type="float" office:value="4.918358" calcext:value-type="float">
            <text:p>4.918358</text:p>
          </table:table-cell>
          <table:table-cell office:value-type="float" office:value="3.141531" calcext:value-type="float">
            <text:p>3.141531</text:p>
          </table:table-cell>
        </table:table-row>
        <table:table-row table:style-name="ro1">
          <table:table-cell office:value-type="float" office:value="5.032921" calcext:value-type="float">
            <text:p>5.032921</text:p>
          </table:table-cell>
          <table:table-cell office:value-type="float" office:value="3.141529" calcext:value-type="float">
            <text:p>3.141529</text:p>
          </table:table-cell>
        </table:table-row>
        <table:table-row table:style-name="ro1">
          <table:table-cell office:value-type="float" office:value="5.150153" calcext:value-type="float">
            <text:p>5.150153</text:p>
          </table:table-cell>
          <table:table-cell office:value-type="float" office:value="3.141528" calcext:value-type="float">
            <text:p>3.141528</text:p>
          </table:table-cell>
        </table:table-row>
        <table:table-row table:style-name="ro1">
          <table:table-cell office:value-type="float" office:value="5.270115" calcext:value-type="float">
            <text:p>5.270115</text:p>
          </table:table-cell>
          <table:table-cell office:value-type="float" office:value="3.141526" calcext:value-type="float">
            <text:p>3.141526</text:p>
          </table:table-cell>
        </table:table-row>
        <table:table-row table:style-name="ro1">
          <table:table-cell office:value-type="float" office:value="5.392872" calcext:value-type="float">
            <text:p>5.392872</text:p>
          </table:table-cell>
          <table:table-cell office:value-type="float" office:value="3.141525" calcext:value-type="float">
            <text:p>3.141525</text:p>
          </table:table-cell>
        </table:table-row>
        <table:table-row table:style-name="ro1">
          <table:table-cell office:value-type="float" office:value="5.518488" calcext:value-type="float">
            <text:p>5.518488</text:p>
          </table:table-cell>
          <table:table-cell office:value-type="float" office:value="3.141523" calcext:value-type="float">
            <text:p>3.141523</text:p>
          </table:table-cell>
        </table:table-row>
        <table:table-row table:style-name="ro1">
          <table:table-cell office:value-type="float" office:value="5.64703" calcext:value-type="float">
            <text:p>5.64703</text:p>
          </table:table-cell>
          <table:table-cell office:value-type="float" office:value="3.141522" calcext:value-type="float">
            <text:p>3.141522</text:p>
          </table:table-cell>
        </table:table-row>
        <table:table-row table:style-name="ro1">
          <table:table-cell office:value-type="float" office:value="5.778566" calcext:value-type="float">
            <text:p>5.778566</text:p>
          </table:table-cell>
          <table:table-cell office:value-type="float" office:value="3.14152" calcext:value-type="float">
            <text:p>3.14152</text:p>
          </table:table-cell>
        </table:table-row>
        <table:table-row table:style-name="ro1">
          <table:table-cell office:value-type="float" office:value="5.913167" calcext:value-type="float">
            <text:p>5.913167</text:p>
          </table:table-cell>
          <table:table-cell office:value-type="float" office:value="3.141518" calcext:value-type="float">
            <text:p>3.141518</text:p>
          </table:table-cell>
        </table:table-row>
        <table:table-row table:style-name="ro1">
          <table:table-cell office:value-type="float" office:value="6.050903" calcext:value-type="float">
            <text:p>6.050903</text:p>
          </table:table-cell>
          <table:table-cell office:value-type="float" office:value="3.141517" calcext:value-type="float">
            <text:p>3.141517</text:p>
          </table:table-cell>
        </table:table-row>
        <table:table-row table:style-name="ro1">
          <table:table-cell office:value-type="float" office:value="6.191846" calcext:value-type="float">
            <text:p>6.191846</text:p>
          </table:table-cell>
          <table:table-cell office:value-type="float" office:value="3.141515" calcext:value-type="float">
            <text:p>3.141515</text:p>
          </table:table-cell>
        </table:table-row>
        <table:table-row table:style-name="ro1">
          <table:table-cell office:value-type="float" office:value="6.336073" calcext:value-type="float">
            <text:p>6.336073</text:p>
          </table:table-cell>
          <table:table-cell office:value-type="float" office:value="3.141513" calcext:value-type="float">
            <text:p>3.141513</text:p>
          </table:table-cell>
        </table:table-row>
        <table:table-row table:style-name="ro1">
          <table:table-cell office:value-type="float" office:value="6.483659" calcext:value-type="float">
            <text:p>6.483659</text:p>
          </table:table-cell>
          <table:table-cell office:value-type="float" office:value="3.141511" calcext:value-type="float">
            <text:p>3.141511</text:p>
          </table:table-cell>
        </table:table-row>
        <table:table-row table:style-name="ro1">
          <table:table-cell office:value-type="float" office:value="6.634682" calcext:value-type="float">
            <text:p>6.634682</text:p>
          </table:table-cell>
          <table:table-cell office:value-type="float" office:value="3.141509" calcext:value-type="float">
            <text:p>3.141509</text:p>
          </table:table-cell>
        </table:table-row>
        <table:table-row table:style-name="ro1">
          <table:table-cell office:value-type="float" office:value="6.789224" calcext:value-type="float">
            <text:p>6.789224</text:p>
          </table:table-cell>
          <table:table-cell office:value-type="float" office:value="3.141507" calcext:value-type="float">
            <text:p>3.141507</text:p>
          </table:table-cell>
        </table:table-row>
        <table:table-row table:style-name="ro1">
          <table:table-cell office:value-type="float" office:value="6.947365" calcext:value-type="float">
            <text:p>6.947365</text:p>
          </table:table-cell>
          <table:table-cell office:value-type="float" office:value="3.141505" calcext:value-type="float">
            <text:p>3.141505</text:p>
          </table:table-cell>
        </table:table-row>
        <table:table-row table:style-name="ro1">
          <table:table-cell office:value-type="float" office:value="7.10919" calcext:value-type="float">
            <text:p>7.10919</text:p>
          </table:table-cell>
          <table:table-cell office:value-type="float" office:value="3.141503" calcext:value-type="float">
            <text:p>3.141503</text:p>
          </table:table-cell>
        </table:table-row>
        <table:table-row table:style-name="ro1">
          <table:table-cell office:value-type="float" office:value="7.274784" calcext:value-type="float">
            <text:p>7.274784</text:p>
          </table:table-cell>
          <table:table-cell office:value-type="float" office:value="3.141501" calcext:value-type="float">
            <text:p>3.141501</text:p>
          </table:table-cell>
        </table:table-row>
        <table:table-row table:style-name="ro1">
          <table:table-cell office:value-type="float" office:value="7.444235" calcext:value-type="float">
            <text:p>7.444235</text:p>
          </table:table-cell>
          <table:table-cell office:value-type="float" office:value="3.141499" calcext:value-type="float">
            <text:p>3.141499</text:p>
          </table:table-cell>
        </table:table-row>
        <table:table-row table:style-name="ro1">
          <table:table-cell office:value-type="float" office:value="7.617633" calcext:value-type="float">
            <text:p>7.617633</text:p>
          </table:table-cell>
          <table:table-cell office:value-type="float" office:value="3.141497" calcext:value-type="float">
            <text:p>3.141497</text:p>
          </table:table-cell>
        </table:table-row>
        <table:table-row table:style-name="ro1">
          <table:table-cell office:value-type="float" office:value="7.795073" calcext:value-type="float">
            <text:p>7.795073</text:p>
          </table:table-cell>
          <table:table-cell office:value-type="float" office:value="3.141495" calcext:value-type="float">
            <text:p>3.141495</text:p>
          </table:table-cell>
        </table:table-row>
        <table:table-row table:style-name="ro1">
          <table:table-cell office:value-type="float" office:value="7.976643" calcext:value-type="float">
            <text:p>7.976643</text:p>
          </table:table-cell>
          <table:table-cell office:value-type="float" office:value="3.141492" calcext:value-type="float">
            <text:p>3.141492</text:p>
          </table:table-cell>
        </table:table-row>
        <table:table-row table:style-name="ro1">
          <table:table-cell office:value-type="float" office:value="8.162443" calcext:value-type="float">
            <text:p>8.162443</text:p>
          </table:table-cell>
          <table:table-cell office:value-type="float" office:value="3.14149" calcext:value-type="float">
            <text:p>3.14149</text:p>
          </table:table-cell>
        </table:table-row>
        <table:table-row table:style-name="ro1">
          <table:table-cell office:value-type="float" office:value="8.352571" calcext:value-type="float">
            <text:p>8.352571</text:p>
          </table:table-cell>
          <table:table-cell office:value-type="float" office:value="3.141488" calcext:value-type="float">
            <text:p>3.141488</text:p>
          </table:table-cell>
        </table:table-row>
        <table:table-row table:style-name="ro1">
          <table:table-cell office:value-type="float" office:value="8.547127" calcext:value-type="float">
            <text:p>8.547127</text:p>
          </table:table-cell>
          <table:table-cell office:value-type="float" office:value="3.141485" calcext:value-type="float">
            <text:p>3.141485</text:p>
          </table:table-cell>
        </table:table-row>
        <table:table-row table:style-name="ro1">
          <table:table-cell office:value-type="float" office:value="8.746215" calcext:value-type="float">
            <text:p>8.746215</text:p>
          </table:table-cell>
          <table:table-cell office:value-type="float" office:value="3.141483" calcext:value-type="float">
            <text:p>3.141483</text:p>
          </table:table-cell>
        </table:table-row>
        <table:table-row table:style-name="ro1">
          <table:table-cell office:value-type="float" office:value="8.94994" calcext:value-type="float">
            <text:p>8.94994</text:p>
          </table:table-cell>
          <table:table-cell office:value-type="float" office:value="3.14148" calcext:value-type="float">
            <text:p>3.14148</text:p>
          </table:table-cell>
        </table:table-row>
        <table:table-row table:style-name="ro1">
          <table:table-cell office:value-type="float" office:value="9.158411" calcext:value-type="float">
            <text:p>9.158411</text:p>
          </table:table-cell>
          <table:table-cell office:value-type="float" office:value="3.141478" calcext:value-type="float">
            <text:p>3.141478</text:p>
          </table:table-cell>
        </table:table-row>
        <table:table-row table:style-name="ro1">
          <table:table-cell office:value-type="float" office:value="9.371737" calcext:value-type="float">
            <text:p>9.371737</text:p>
          </table:table-cell>
          <table:table-cell office:value-type="float" office:value="3.141475" calcext:value-type="float">
            <text:p>3.141475</text:p>
          </table:table-cell>
        </table:table-row>
        <table:table-row table:style-name="ro1">
          <table:table-cell office:value-type="float" office:value="9.590033" calcext:value-type="float">
            <text:p>9.590033</text:p>
          </table:table-cell>
          <table:table-cell office:value-type="float" office:value="3.141472" calcext:value-type="float">
            <text:p>3.141472</text:p>
          </table:table-cell>
        </table:table-row>
        <table:table-row table:style-name="ro1">
          <table:table-cell office:value-type="float" office:value="9.813414" calcext:value-type="float">
            <text:p>9.813414</text:p>
          </table:table-cell>
          <table:table-cell office:value-type="float" office:value="3.141469" calcext:value-type="float">
            <text:p>3.141469</text:p>
          </table:table-cell>
        </table:table-row>
        <table:table-row table:style-name="ro1">
          <table:table-cell office:value-type="float" office:value="10.041997" calcext:value-type="float">
            <text:p>10.041997</text:p>
          </table:table-cell>
          <table:table-cell office:value-type="float" office:value="3.141466" calcext:value-type="float">
            <text:p>3.141466</text:p>
          </table:table-cell>
        </table:table-row>
        <table:table-row table:style-name="ro1">
          <table:table-cell office:value-type="float" office:value="10.275905" calcext:value-type="float">
            <text:p>10.275905</text:p>
          </table:table-cell>
          <table:table-cell office:value-type="float" office:value="3.141464" calcext:value-type="float">
            <text:p>3.141464</text:p>
          </table:table-cell>
        </table:table-row>
        <table:table-row table:style-name="ro1">
          <table:table-cell office:value-type="float" office:value="10.515264" calcext:value-type="float">
            <text:p>10.515264</text:p>
          </table:table-cell>
          <table:table-cell office:value-type="float" office:value="3.14146" calcext:value-type="float">
            <text:p>3.14146</text:p>
          </table:table-cell>
        </table:table-row>
        <table:table-row table:style-name="ro1">
          <table:table-cell office:value-type="float" office:value="10.760196" calcext:value-type="float">
            <text:p>10.760196</text:p>
          </table:table-cell>
          <table:table-cell office:value-type="float" office:value="3.141457" calcext:value-type="float">
            <text:p>3.141457</text:p>
          </table:table-cell>
        </table:table-row>
        <table:table-row table:style-name="ro1">
          <table:table-cell office:value-type="float" office:value="11.010833" calcext:value-type="float">
            <text:p>11.010833</text:p>
          </table:table-cell>
          <table:table-cell office:value-type="float" office:value="3.141454" calcext:value-type="float">
            <text:p>3.141454</text:p>
          </table:table-cell>
        </table:table-row>
        <table:table-row table:style-name="ro1">
          <table:table-cell office:value-type="float" office:value="11.267307" calcext:value-type="float">
            <text:p>11.267307</text:p>
          </table:table-cell>
          <table:table-cell office:value-type="float" office:value="3.141451" calcext:value-type="float">
            <text:p>3.141451</text:p>
          </table:table-cell>
        </table:table-row>
        <table:table-row table:style-name="ro1">
          <table:table-cell office:value-type="float" office:value="11.529756" calcext:value-type="float">
            <text:p>11.529756</text:p>
          </table:table-cell>
          <table:table-cell office:value-type="float" office:value="3.141448" calcext:value-type="float">
            <text:p>3.141448</text:p>
          </table:table-cell>
        </table:table-row>
        <table:table-row table:style-name="ro1">
          <table:table-cell office:value-type="float" office:value="11.798319" calcext:value-type="float">
            <text:p>11.798319</text:p>
          </table:table-cell>
          <table:table-cell office:value-type="float" office:value="3.141444" calcext:value-type="float">
            <text:p>3.141444</text:p>
          </table:table-cell>
        </table:table-row>
        <table:table-row table:style-name="ro1">
          <table:table-cell office:value-type="float" office:value="12.073137" calcext:value-type="float">
            <text:p>12.073137</text:p>
          </table:table-cell>
          <table:table-cell office:value-type="float" office:value="3.141441" calcext:value-type="float">
            <text:p>3.141441</text:p>
          </table:table-cell>
        </table:table-row>
        <table:table-row table:style-name="ro1">
          <table:table-cell office:value-type="float" office:value="12.354356" calcext:value-type="float">
            <text:p>12.354356</text:p>
          </table:table-cell>
          <table:table-cell office:value-type="float" office:value="3.141437" calcext:value-type="float">
            <text:p>3.141437</text:p>
          </table:table-cell>
        </table:table-row>
        <table:table-row table:style-name="ro1">
          <table:table-cell office:value-type="float" office:value="12.642125" calcext:value-type="float">
            <text:p>12.642125</text:p>
          </table:table-cell>
          <table:table-cell office:value-type="float" office:value="3.141434" calcext:value-type="float">
            <text:p>3.141434</text:p>
          </table:table-cell>
        </table:table-row>
        <table:table-row table:style-name="ro1">
          <table:table-cell office:value-type="float" office:value="12.936598" calcext:value-type="float">
            <text:p>12.936598</text:p>
          </table:table-cell>
          <table:table-cell office:value-type="float" office:value="3.14143" calcext:value-type="float">
            <text:p>3.14143</text:p>
          </table:table-cell>
        </table:table-row>
        <table:table-row table:style-name="ro1">
          <table:table-cell office:value-type="float" office:value="13.23793" calcext:value-type="float">
            <text:p>13.23793</text:p>
          </table:table-cell>
          <table:table-cell office:value-type="float" office:value="3.141426" calcext:value-type="float">
            <text:p>3.141426</text:p>
          </table:table-cell>
        </table:table-row>
        <table:table-row table:style-name="ro1">
          <table:table-cell office:value-type="float" office:value="13.546281" calcext:value-type="float">
            <text:p>13.546281</text:p>
          </table:table-cell>
          <table:table-cell office:value-type="float" office:value="3.141423" calcext:value-type="float">
            <text:p>3.141423</text:p>
          </table:table-cell>
        </table:table-row>
        <table:table-row table:style-name="ro1">
          <table:table-cell office:value-type="float" office:value="13.861817" calcext:value-type="float">
            <text:p>13.861817</text:p>
          </table:table-cell>
          <table:table-cell office:value-type="float" office:value="3.141418" calcext:value-type="float">
            <text:p>3.141418</text:p>
          </table:table-cell>
        </table:table-row>
        <table:table-row table:style-name="ro1">
          <table:table-cell office:value-type="float" office:value="14.184701" calcext:value-type="float">
            <text:p>14.184701</text:p>
          </table:table-cell>
          <table:table-cell office:value-type="float" office:value="3.141414" calcext:value-type="float">
            <text:p>3.141414</text:p>
          </table:table-cell>
        </table:table-row>
        <table:table-row table:style-name="ro1">
          <table:table-cell office:value-type="float" office:value="14.515105" calcext:value-type="float">
            <text:p>14.515105</text:p>
          </table:table-cell>
          <table:table-cell office:value-type="float" office:value="3.14141" calcext:value-type="float">
            <text:p>3.14141</text:p>
          </table:table-cell>
        </table:table-row>
        <table:table-row table:style-name="ro1">
          <table:table-cell office:value-type="float" office:value="14.853205" calcext:value-type="float">
            <text:p>14.853205</text:p>
          </table:table-cell>
          <table:table-cell office:value-type="float" office:value="3.141406" calcext:value-type="float">
            <text:p>3.141406</text:p>
          </table:table-cell>
        </table:table-row>
        <table:table-row table:style-name="ro1">
          <table:table-cell office:value-type="float" office:value="15.199179" calcext:value-type="float">
            <text:p>15.199179</text:p>
          </table:table-cell>
          <table:table-cell office:value-type="float" office:value="3.141402" calcext:value-type="float">
            <text:p>3.141402</text:p>
          </table:table-cell>
        </table:table-row>
        <table:table-row table:style-name="ro1">
          <table:table-cell office:value-type="float" office:value="15.553214" calcext:value-type="float">
            <text:p>15.553214</text:p>
          </table:table-cell>
          <table:table-cell office:value-type="float" office:value="3.141397" calcext:value-type="float">
            <text:p>3.141397</text:p>
          </table:table-cell>
        </table:table-row>
        <table:table-row table:style-name="ro1">
          <table:table-cell office:value-type="float" office:value="15.915494" calcext:value-type="float">
            <text:p>15.915494</text:p>
          </table:table-cell>
          <table:table-cell office:value-type="float" office:value="3.141393" calcext:value-type="float">
            <text:p>3.141393</text:p>
          </table:table-cell>
        </table:table-row>
        <table:table-row table:style-name="ro1">
          <table:table-cell office:value-type="float" office:value="16.286214" calcext:value-type="float">
            <text:p>16.286214</text:p>
          </table:table-cell>
          <table:table-cell office:value-type="float" office:value="3.141388" calcext:value-type="float">
            <text:p>3.141388</text:p>
          </table:table-cell>
        </table:table-row>
        <table:table-row table:style-name="ro1">
          <table:table-cell office:value-type="float" office:value="16.665568" calcext:value-type="float">
            <text:p>16.665568</text:p>
          </table:table-cell>
          <table:table-cell office:value-type="float" office:value="3.141383" calcext:value-type="float">
            <text:p>3.141383</text:p>
          </table:table-cell>
        </table:table-row>
        <table:table-row table:style-name="ro1">
          <table:table-cell office:value-type="float" office:value="17.053758" calcext:value-type="float">
            <text:p>17.053758</text:p>
          </table:table-cell>
          <table:table-cell office:value-type="float" office:value="3.141378" calcext:value-type="float">
            <text:p>3.141378</text:p>
          </table:table-cell>
        </table:table-row>
        <table:table-row table:style-name="ro1">
          <table:table-cell office:value-type="float" office:value="17.450991" calcext:value-type="float">
            <text:p>17.450991</text:p>
          </table:table-cell>
          <table:table-cell office:value-type="float" office:value="3.141373" calcext:value-type="float">
            <text:p>3.141373</text:p>
          </table:table-cell>
        </table:table-row>
        <table:table-row table:style-name="ro1">
          <table:table-cell office:value-type="float" office:value="17.857477" calcext:value-type="float">
            <text:p>17.857477</text:p>
          </table:table-cell>
          <table:table-cell office:value-type="float" office:value="3.141368" calcext:value-type="float">
            <text:p>3.141368</text:p>
          </table:table-cell>
        </table:table-row>
        <table:table-row table:style-name="ro1">
          <table:table-cell office:value-type="float" office:value="18.27343" calcext:value-type="float">
            <text:p>18.27343</text:p>
          </table:table-cell>
          <table:table-cell office:value-type="float" office:value="3.141363" calcext:value-type="float">
            <text:p>3.141363</text:p>
          </table:table-cell>
        </table:table-row>
        <table:table-row table:style-name="ro1">
          <table:table-cell office:value-type="float" office:value="18.699073" calcext:value-type="float">
            <text:p>18.699073</text:p>
          </table:table-cell>
          <table:table-cell office:value-type="float" office:value="3.141358" calcext:value-type="float">
            <text:p>3.141358</text:p>
          </table:table-cell>
        </table:table-row>
        <table:table-row table:style-name="ro1">
          <table:table-cell office:value-type="float" office:value="19.13463" calcext:value-type="float">
            <text:p>19.13463</text:p>
          </table:table-cell>
          <table:table-cell office:value-type="float" office:value="3.141352" calcext:value-type="float">
            <text:p>3.141352</text:p>
          </table:table-cell>
        </table:table-row>
        <table:table-row table:style-name="ro1">
          <table:table-cell office:value-type="float" office:value="19.580332" calcext:value-type="float">
            <text:p>19.580332</text:p>
          </table:table-cell>
          <table:table-cell office:value-type="float" office:value="3.141347" calcext:value-type="float">
            <text:p>3.141347</text:p>
          </table:table-cell>
        </table:table-row>
        <table:table-row table:style-name="ro1">
          <table:table-cell office:value-type="float" office:value="20.036416" calcext:value-type="float">
            <text:p>20.036416</text:p>
          </table:table-cell>
          <table:table-cell office:value-type="float" office:value="3.141341" calcext:value-type="float">
            <text:p>3.141341</text:p>
          </table:table-cell>
        </table:table-row>
        <table:table-row table:style-name="ro1">
          <table:table-cell office:value-type="float" office:value="20.503123" calcext:value-type="float">
            <text:p>20.503123</text:p>
          </table:table-cell>
          <table:table-cell office:value-type="float" office:value="3.141335" calcext:value-type="float">
            <text:p>3.141335</text:p>
          </table:table-cell>
        </table:table-row>
        <table:table-row table:style-name="ro1">
          <table:table-cell office:value-type="float" office:value="20.980702" calcext:value-type="float">
            <text:p>20.980702</text:p>
          </table:table-cell>
          <table:table-cell office:value-type="float" office:value="3.141329" calcext:value-type="float">
            <text:p>3.141329</text:p>
          </table:table-cell>
        </table:table-row>
        <table:table-row table:style-name="ro1">
          <table:table-cell office:value-type="float" office:value="21.469416" calcext:value-type="float">
            <text:p>21.469416</text:p>
          </table:table-cell>
          <table:table-cell office:value-type="float" office:value="3.141323" calcext:value-type="float">
            <text:p>3.141323</text:p>
          </table:table-cell>
        </table:table-row>
        <table:table-row table:style-name="ro1">
          <table:table-cell office:value-type="float" office:value="21.969504" calcext:value-type="float">
            <text:p>21.969504</text:p>
          </table:table-cell>
          <table:table-cell office:value-type="float" office:value="3.141317" calcext:value-type="float">
            <text:p>3.141317</text:p>
          </table:table-cell>
        </table:table-row>
        <table:table-row table:style-name="ro1">
          <table:table-cell office:value-type="float" office:value="22.481238" calcext:value-type="float">
            <text:p>22.481238</text:p>
          </table:table-cell>
          <table:table-cell office:value-type="float" office:value="3.14131" calcext:value-type="float">
            <text:p>3.14131</text:p>
          </table:table-cell>
        </table:table-row>
        <table:table-row table:style-name="ro1">
          <table:table-cell office:value-type="float" office:value="23.004893" calcext:value-type="float">
            <text:p>23.004893</text:p>
          </table:table-cell>
          <table:table-cell office:value-type="float" office:value="3.141304" calcext:value-type="float">
            <text:p>3.141304</text:p>
          </table:table-cell>
        </table:table-row>
        <table:table-row table:style-name="ro1">
          <table:table-cell office:value-type="float" office:value="23.540744" calcext:value-type="float">
            <text:p>23.540744</text:p>
          </table:table-cell>
          <table:table-cell office:value-type="float" office:value="3.141297" calcext:value-type="float">
            <text:p>3.141297</text:p>
          </table:table-cell>
        </table:table-row>
        <table:table-row table:style-name="ro1">
          <table:table-cell office:value-type="float" office:value="24.08908" calcext:value-type="float">
            <text:p>24.08908</text:p>
          </table:table-cell>
          <table:table-cell office:value-type="float" office:value="3.14129" calcext:value-type="float">
            <text:p>3.14129</text:p>
          </table:table-cell>
        </table:table-row>
        <table:table-row table:style-name="ro1">
          <table:table-cell office:value-type="float" office:value="24.650185" calcext:value-type="float">
            <text:p>24.650185</text:p>
          </table:table-cell>
          <table:table-cell office:value-type="float" office:value="3.141283" calcext:value-type="float">
            <text:p>3.141283</text:p>
          </table:table-cell>
        </table:table-row>
        <table:table-row table:style-name="ro1">
          <table:table-cell office:value-type="float" office:value="25.224361" calcext:value-type="float">
            <text:p>25.224361</text:p>
          </table:table-cell>
          <table:table-cell office:value-type="float" office:value="3.141276" calcext:value-type="float">
            <text:p>3.141276</text:p>
          </table:table-cell>
        </table:table-row>
        <table:table-row table:style-name="ro1">
          <table:table-cell office:value-type="float" office:value="25.811913" calcext:value-type="float">
            <text:p>25.811913</text:p>
          </table:table-cell>
          <table:table-cell office:value-type="float" office:value="3.141268" calcext:value-type="float">
            <text:p>3.141268</text:p>
          </table:table-cell>
        </table:table-row>
        <table:table-row table:style-name="ro1">
          <table:table-cell office:value-type="float" office:value="26.413147" calcext:value-type="float">
            <text:p>26.413147</text:p>
          </table:table-cell>
          <table:table-cell office:value-type="float" office:value="3.141261" calcext:value-type="float">
            <text:p>3.141261</text:p>
          </table:table-cell>
        </table:table-row>
        <table:table-row table:style-name="ro1">
          <table:table-cell office:value-type="float" office:value="27.028388" calcext:value-type="float">
            <text:p>27.028388</text:p>
          </table:table-cell>
          <table:table-cell office:value-type="float" office:value="3.141253" calcext:value-type="float">
            <text:p>3.141253</text:p>
          </table:table-cell>
        </table:table-row>
        <table:table-row table:style-name="ro1">
          <table:table-cell office:value-type="float" office:value="27.65796" calcext:value-type="float">
            <text:p>27.65796</text:p>
          </table:table-cell>
          <table:table-cell office:value-type="float" office:value="3.141245" calcext:value-type="float">
            <text:p>3.141245</text:p>
          </table:table-cell>
        </table:table-row>
        <table:table-row table:style-name="ro1">
          <table:table-cell office:value-type="float" office:value="28.302196" calcext:value-type="float">
            <text:p>28.302196</text:p>
          </table:table-cell>
          <table:table-cell office:value-type="float" office:value="3.141237" calcext:value-type="float">
            <text:p>3.141237</text:p>
          </table:table-cell>
        </table:table-row>
        <table:table-row table:style-name="ro1">
          <table:table-cell office:value-type="float" office:value="28.961437" calcext:value-type="float">
            <text:p>28.961437</text:p>
          </table:table-cell>
          <table:table-cell office:value-type="float" office:value="3.141229" calcext:value-type="float">
            <text:p>3.141229</text:p>
          </table:table-cell>
        </table:table-row>
        <table:table-row table:style-name="ro1">
          <table:table-cell office:value-type="float" office:value="29.636037" calcext:value-type="float">
            <text:p>29.636037</text:p>
          </table:table-cell>
          <table:table-cell office:value-type="float" office:value="3.14122" calcext:value-type="float">
            <text:p>3.14122</text:p>
          </table:table-cell>
        </table:table-row>
        <table:table-row table:style-name="ro1">
          <table:table-cell office:value-type="float" office:value="30.326348" calcext:value-type="float">
            <text:p>30.326348</text:p>
          </table:table-cell>
          <table:table-cell office:value-type="float" office:value="3.141212" calcext:value-type="float">
            <text:p>3.141212</text:p>
          </table:table-cell>
        </table:table-row>
        <table:table-row table:style-name="ro1">
          <table:table-cell office:value-type="float" office:value="31.032737" calcext:value-type="float">
            <text:p>31.032737</text:p>
          </table:table-cell>
          <table:table-cell office:value-type="float" office:value="3.141203" calcext:value-type="float">
            <text:p>3.141203</text:p>
          </table:table-cell>
        </table:table-row>
        <table:table-row table:style-name="ro1">
          <table:table-cell office:value-type="float" office:value="31.755583" calcext:value-type="float">
            <text:p>31.755583</text:p>
          </table:table-cell>
          <table:table-cell office:value-type="float" office:value="3.141194" calcext:value-type="float">
            <text:p>3.141194</text:p>
          </table:table-cell>
        </table:table-row>
        <table:table-row table:style-name="ro1">
          <table:table-cell office:value-type="float" office:value="32.495264" calcext:value-type="float">
            <text:p>32.495264</text:p>
          </table:table-cell>
          <table:table-cell office:value-type="float" office:value="3.141184" calcext:value-type="float">
            <text:p>3.141184</text:p>
          </table:table-cell>
        </table:table-row>
        <table:table-row table:style-name="ro1">
          <table:table-cell office:value-type="float" office:value="33.252176" calcext:value-type="float">
            <text:p>33.252176</text:p>
          </table:table-cell>
          <table:table-cell office:value-type="float" office:value="3.141175" calcext:value-type="float">
            <text:p>3.141175</text:p>
          </table:table-cell>
        </table:table-row>
        <table:table-row table:style-name="ro1">
          <table:table-cell office:value-type="float" office:value="34.026718" calcext:value-type="float">
            <text:p>34.026718</text:p>
          </table:table-cell>
          <table:table-cell office:value-type="float" office:value="3.141165" calcext:value-type="float">
            <text:p>3.141165</text:p>
          </table:table-cell>
        </table:table-row>
        <table:table-row table:style-name="ro1">
          <table:table-cell office:value-type="float" office:value="34.819301" calcext:value-type="float">
            <text:p>34.819301</text:p>
          </table:table-cell>
          <table:table-cell office:value-type="float" office:value="3.141155" calcext:value-type="float">
            <text:p>3.141155</text:p>
          </table:table-cell>
        </table:table-row>
        <table:table-row table:style-name="ro1">
          <table:table-cell office:value-type="float" office:value="35.630347" calcext:value-type="float">
            <text:p>35.630347</text:p>
          </table:table-cell>
          <table:table-cell office:value-type="float" office:value="3.141145" calcext:value-type="float">
            <text:p>3.141145</text:p>
          </table:table-cell>
        </table:table-row>
        <table:table-row table:style-name="ro1">
          <table:table-cell office:value-type="float" office:value="36.460283" calcext:value-type="float">
            <text:p>36.460283</text:p>
          </table:table-cell>
          <table:table-cell office:value-type="float" office:value="3.141135" calcext:value-type="float">
            <text:p>3.141135</text:p>
          </table:table-cell>
        </table:table-row>
        <table:table-row table:style-name="ro1">
          <table:table-cell office:value-type="float" office:value="37.309551" calcext:value-type="float">
            <text:p>37.309551</text:p>
          </table:table-cell>
          <table:table-cell office:value-type="float" office:value="3.141124" calcext:value-type="float">
            <text:p>3.141124</text:p>
          </table:table-cell>
        </table:table-row>
        <table:table-row table:style-name="ro1">
          <table:table-cell office:value-type="float" office:value="38.178623" calcext:value-type="float">
            <text:p>38.178623</text:p>
          </table:table-cell>
          <table:table-cell office:value-type="float" office:value="3.141113" calcext:value-type="float">
            <text:p>3.141113</text:p>
          </table:table-cell>
        </table:table-row>
        <table:table-row table:style-name="ro1">
          <table:table-cell office:value-type="float" office:value="39.067915" calcext:value-type="float">
            <text:p>39.067915</text:p>
          </table:table-cell>
          <table:table-cell office:value-type="float" office:value="3.141102" calcext:value-type="float">
            <text:p>3.141102</text:p>
          </table:table-cell>
        </table:table-row>
        <table:table-row table:style-name="ro1">
          <table:table-cell office:value-type="float" office:value="39.977924" calcext:value-type="float">
            <text:p>39.977924</text:p>
          </table:table-cell>
          <table:table-cell office:value-type="float" office:value="3.14109" calcext:value-type="float">
            <text:p>3.14109</text:p>
          </table:table-cell>
        </table:table-row>
        <table:table-row table:style-name="ro1">
          <table:table-cell office:value-type="float" office:value="40.90913" calcext:value-type="float">
            <text:p>40.90913</text:p>
          </table:table-cell>
          <table:table-cell office:value-type="float" office:value="3.141078" calcext:value-type="float">
            <text:p>3.141078</text:p>
          </table:table-cell>
        </table:table-row>
        <table:table-row table:style-name="ro1">
          <table:table-cell office:value-type="float" office:value="41.862024" calcext:value-type="float">
            <text:p>41.862024</text:p>
          </table:table-cell>
          <table:table-cell office:value-type="float" office:value="3.141067" calcext:value-type="float">
            <text:p>3.141067</text:p>
          </table:table-cell>
        </table:table-row>
        <table:table-row table:style-name="ro1">
          <table:table-cell office:value-type="float" office:value="42.837115" calcext:value-type="float">
            <text:p>42.837115</text:p>
          </table:table-cell>
          <table:table-cell office:value-type="float" office:value="3.141054" calcext:value-type="float">
            <text:p>3.141054</text:p>
          </table:table-cell>
        </table:table-row>
        <table:table-row table:style-name="ro1">
          <table:table-cell office:value-type="float" office:value="43.834918" calcext:value-type="float">
            <text:p>43.834918</text:p>
          </table:table-cell>
          <table:table-cell office:value-type="float" office:value="3.141042" calcext:value-type="float">
            <text:p>3.141042</text:p>
          </table:table-cell>
        </table:table-row>
        <table:table-row table:style-name="ro1">
          <table:table-cell office:value-type="float" office:value="44.855961" calcext:value-type="float">
            <text:p>44.855961</text:p>
          </table:table-cell>
          <table:table-cell office:value-type="float" office:value="3.141029" calcext:value-type="float">
            <text:p>3.141029</text:p>
          </table:table-cell>
        </table:table-row>
        <table:table-row table:style-name="ro1">
          <table:table-cell office:value-type="float" office:value="45.90079" calcext:value-type="float">
            <text:p>45.90079</text:p>
          </table:table-cell>
          <table:table-cell office:value-type="float" office:value="3.141016" calcext:value-type="float">
            <text:p>3.141016</text:p>
          </table:table-cell>
        </table:table-row>
        <table:table-row table:style-name="ro1">
          <table:table-cell office:value-type="float" office:value="46.969957" calcext:value-type="float">
            <text:p>46.969957</text:p>
          </table:table-cell>
          <table:table-cell office:value-type="float" office:value="3.141002" calcext:value-type="float">
            <text:p>3.141002</text:p>
          </table:table-cell>
        </table:table-row>
        <table:table-row table:style-name="ro1">
          <table:table-cell office:value-type="float" office:value="48.064025" calcext:value-type="float">
            <text:p>48.064025</text:p>
          </table:table-cell>
          <table:table-cell office:value-type="float" office:value="3.140989" calcext:value-type="float">
            <text:p>3.140989</text:p>
          </table:table-cell>
        </table:table-row>
        <table:table-row table:style-name="ro1">
          <table:table-cell office:value-type="float" office:value="49.183579" calcext:value-type="float">
            <text:p>49.183579</text:p>
          </table:table-cell>
          <table:table-cell office:value-type="float" office:value="3.140975" calcext:value-type="float">
            <text:p>3.140975</text:p>
          </table:table-cell>
        </table:table-row>
        <table:table-row table:style-name="ro1">
          <table:table-cell office:value-type="float" office:value="50.32921" calcext:value-type="float">
            <text:p>50.32921</text:p>
          </table:table-cell>
          <table:table-cell office:value-type="float" office:value="3.14096" calcext:value-type="float">
            <text:p>3.14096</text:p>
          </table:table-cell>
        </table:table-row>
        <table:table-row table:style-name="ro1">
          <table:table-cell office:value-type="float" office:value="51.50153" calcext:value-type="float">
            <text:p>51.50153</text:p>
          </table:table-cell>
          <table:table-cell office:value-type="float" office:value="3.140945" calcext:value-type="float">
            <text:p>3.140945</text:p>
          </table:table-cell>
        </table:table-row>
        <table:table-row table:style-name="ro1">
          <table:table-cell office:value-type="float" office:value="52.701152" calcext:value-type="float">
            <text:p>52.701152</text:p>
          </table:table-cell>
          <table:table-cell office:value-type="float" office:value="3.14093" calcext:value-type="float">
            <text:p>3.14093</text:p>
          </table:table-cell>
        </table:table-row>
        <table:table-row table:style-name="ro1">
          <table:table-cell office:value-type="float" office:value="53.928721" calcext:value-type="float">
            <text:p>53.928721</text:p>
          </table:table-cell>
          <table:table-cell office:value-type="float" office:value="3.140915" calcext:value-type="float">
            <text:p>3.140915</text:p>
          </table:table-cell>
        </table:table-row>
        <table:table-row table:style-name="ro1">
          <table:table-cell office:value-type="float" office:value="55.184878" calcext:value-type="float">
            <text:p>55.184878</text:p>
          </table:table-cell>
          <table:table-cell office:value-type="float" office:value="3.140899" calcext:value-type="float">
            <text:p>3.140899</text:p>
          </table:table-cell>
        </table:table-row>
        <table:table-row table:style-name="ro1">
          <table:table-cell office:value-type="float" office:value="56.470299" calcext:value-type="float">
            <text:p>56.470299</text:p>
          </table:table-cell>
          <table:table-cell office:value-type="float" office:value="3.140883" calcext:value-type="float">
            <text:p>3.140883</text:p>
          </table:table-cell>
        </table:table-row>
        <table:table-row table:style-name="ro1">
          <table:table-cell office:value-type="float" office:value="57.785659" calcext:value-type="float">
            <text:p>57.785659</text:p>
          </table:table-cell>
          <table:table-cell office:value-type="float" office:value="3.140867" calcext:value-type="float">
            <text:p>3.140867</text:p>
          </table:table-cell>
        </table:table-row>
        <table:table-row table:style-name="ro1">
          <table:table-cell office:value-type="float" office:value="59.131662" calcext:value-type="float">
            <text:p>59.131662</text:p>
          </table:table-cell>
          <table:table-cell office:value-type="float" office:value="3.14085" calcext:value-type="float">
            <text:p>3.14085</text:p>
          </table:table-cell>
        </table:table-row>
        <table:table-row table:style-name="ro1">
          <table:table-cell office:value-type="float" office:value="60.509011" calcext:value-type="float">
            <text:p>60.509011</text:p>
          </table:table-cell>
          <table:table-cell office:value-type="float" office:value="3.140832" calcext:value-type="float">
            <text:p>3.140832</text:p>
          </table:table-cell>
        </table:table-row>
        <table:table-row table:style-name="ro1">
          <table:table-cell office:value-type="float" office:value="61.918447" calcext:value-type="float">
            <text:p>61.918447</text:p>
          </table:table-cell>
          <table:table-cell office:value-type="float" office:value="3.140815" calcext:value-type="float">
            <text:p>3.140815</text:p>
          </table:table-cell>
        </table:table-row>
        <table:table-row table:style-name="ro1">
          <table:table-cell office:value-type="float" office:value="63.360711" calcext:value-type="float">
            <text:p>63.360711</text:p>
          </table:table-cell>
          <table:table-cell office:value-type="float" office:value="3.140796" calcext:value-type="float">
            <text:p>3.140796</text:p>
          </table:table-cell>
        </table:table-row>
        <table:table-row table:style-name="ro1">
          <table:table-cell office:value-type="float" office:value="64.836571" calcext:value-type="float">
            <text:p>64.836571</text:p>
          </table:table-cell>
          <table:table-cell office:value-type="float" office:value="3.140778" calcext:value-type="float">
            <text:p>3.140778</text:p>
          </table:table-cell>
        </table:table-row>
        <table:table-row table:style-name="ro1">
          <table:table-cell office:value-type="float" office:value="66.346804" calcext:value-type="float">
            <text:p>66.346804</text:p>
          </table:table-cell>
          <table:table-cell office:value-type="float" office:value="3.140759" calcext:value-type="float">
            <text:p>3.140759</text:p>
          </table:table-cell>
        </table:table-row>
        <table:table-row table:style-name="ro1">
          <table:table-cell office:value-type="float" office:value="67.892255" calcext:value-type="float">
            <text:p>67.892255</text:p>
          </table:table-cell>
          <table:table-cell office:value-type="float" office:value="3.140739" calcext:value-type="float">
            <text:p>3.140739</text:p>
          </table:table-cell>
        </table:table-row>
        <table:table-row table:style-name="ro1">
          <table:table-cell office:value-type="float" office:value="69.473668" calcext:value-type="float">
            <text:p>69.473668</text:p>
          </table:table-cell>
          <table:table-cell office:value-type="float" office:value="3.14072" calcext:value-type="float">
            <text:p>3.14072</text:p>
          </table:table-cell>
        </table:table-row>
        <table:table-row table:style-name="ro1">
          <table:table-cell office:value-type="float" office:value="71.091917" calcext:value-type="float">
            <text:p>71.091917</text:p>
          </table:table-cell>
          <table:table-cell office:value-type="float" office:value="3.140699" calcext:value-type="float">
            <text:p>3.140699</text:p>
          </table:table-cell>
        </table:table-row>
        <table:table-row table:style-name="ro1">
          <table:table-cell office:value-type="float" office:value="72.74786" calcext:value-type="float">
            <text:p>72.74786</text:p>
          </table:table-cell>
          <table:table-cell office:value-type="float" office:value="3.140678" calcext:value-type="float">
            <text:p>3.140678</text:p>
          </table:table-cell>
        </table:table-row>
        <table:table-row table:style-name="ro1">
          <table:table-cell office:value-type="float" office:value="74.442374" calcext:value-type="float">
            <text:p>74.442374</text:p>
          </table:table-cell>
          <table:table-cell office:value-type="float" office:value="3.140657" calcext:value-type="float">
            <text:p>3.140657</text:p>
          </table:table-cell>
        </table:table-row>
        <table:table-row table:style-name="ro1">
          <table:table-cell office:value-type="float" office:value="76.176355" calcext:value-type="float">
            <text:p>76.176355</text:p>
          </table:table-cell>
          <table:table-cell office:value-type="float" office:value="3.140635" calcext:value-type="float">
            <text:p>3.140635</text:p>
          </table:table-cell>
        </table:table-row>
        <table:table-row table:style-name="ro1">
          <table:table-cell office:value-type="float" office:value="77.950728" calcext:value-type="float">
            <text:p>77.950728</text:p>
          </table:table-cell>
          <table:table-cell office:value-type="float" office:value="3.140613" calcext:value-type="float">
            <text:p>3.140613</text:p>
          </table:table-cell>
        </table:table-row>
        <table:table-row table:style-name="ro1">
          <table:table-cell office:value-type="float" office:value="79.766434" calcext:value-type="float">
            <text:p>79.766434</text:p>
          </table:table-cell>
          <table:table-cell office:value-type="float" office:value="3.14059" calcext:value-type="float">
            <text:p>3.14059</text:p>
          </table:table-cell>
        </table:table-row>
        <table:table-row table:style-name="ro1">
          <table:table-cell office:value-type="float" office:value="81.624435" calcext:value-type="float">
            <text:p>81.624435</text:p>
          </table:table-cell>
          <table:table-cell office:value-type="float" office:value="3.140567" calcext:value-type="float">
            <text:p>3.140567</text:p>
          </table:table-cell>
        </table:table-row>
        <table:table-row table:style-name="ro1">
          <table:table-cell office:value-type="float" office:value="83.525707" calcext:value-type="float">
            <text:p>83.525707</text:p>
          </table:table-cell>
          <table:table-cell office:value-type="float" office:value="3.140543" calcext:value-type="float">
            <text:p>3.140543</text:p>
          </table:table-cell>
        </table:table-row>
        <table:table-row table:style-name="ro1">
          <table:table-cell office:value-type="float" office:value="85.471265" calcext:value-type="float">
            <text:p>85.471265</text:p>
          </table:table-cell>
          <table:table-cell office:value-type="float" office:value="3.140519" calcext:value-type="float">
            <text:p>3.140519</text:p>
          </table:table-cell>
        </table:table-row>
        <table:table-row table:style-name="ro1">
          <table:table-cell office:value-type="float" office:value="87.46215" calcext:value-type="float">
            <text:p>87.46215</text:p>
          </table:table-cell>
          <table:table-cell office:value-type="float" office:value="3.140494" calcext:value-type="float">
            <text:p>3.140494</text:p>
          </table:table-cell>
        </table:table-row>
        <table:table-row table:style-name="ro1">
          <table:table-cell office:value-type="float" office:value="89.499399" calcext:value-type="float">
            <text:p>89.499399</text:p>
          </table:table-cell>
          <table:table-cell office:value-type="float" office:value="3.140468" calcext:value-type="float">
            <text:p>3.140468</text:p>
          </table:table-cell>
        </table:table-row>
        <table:table-row table:style-name="ro1">
          <table:table-cell office:value-type="float" office:value="91.584111" calcext:value-type="float">
            <text:p>91.584111</text:p>
          </table:table-cell>
          <table:table-cell office:value-type="float" office:value="3.140442" calcext:value-type="float">
            <text:p>3.140442</text:p>
          </table:table-cell>
        </table:table-row>
        <table:table-row table:style-name="ro1">
          <table:table-cell office:value-type="float" office:value="93.717374" calcext:value-type="float">
            <text:p>93.717374</text:p>
          </table:table-cell>
          <table:table-cell office:value-type="float" office:value="3.140415" calcext:value-type="float">
            <text:p>3.140415</text:p>
          </table:table-cell>
        </table:table-row>
        <table:table-row table:style-name="ro1">
          <table:table-cell office:value-type="float" office:value="95.900334" calcext:value-type="float">
            <text:p>95.900334</text:p>
          </table:table-cell>
          <table:table-cell office:value-type="float" office:value="3.140388" calcext:value-type="float">
            <text:p>3.140388</text:p>
          </table:table-cell>
        </table:table-row>
        <table:table-row table:style-name="ro1">
          <table:table-cell office:value-type="float" office:value="98.134137" calcext:value-type="float">
            <text:p>98.134137</text:p>
          </table:table-cell>
          <table:table-cell office:value-type="float" office:value="3.140359" calcext:value-type="float">
            <text:p>3.140359</text:p>
          </table:table-cell>
        </table:table-row>
        <table:table-row table:style-name="ro1">
          <table:table-cell office:value-type="float" office:value="100.419969" calcext:value-type="float">
            <text:p>100.419969</text:p>
          </table:table-cell>
          <table:table-cell office:value-type="float" office:value="3.140331" calcext:value-type="float">
            <text:p>3.140331</text:p>
          </table:table-cell>
        </table:table-row>
        <table:table-row table:style-name="ro1">
          <table:table-cell office:value-type="float" office:value="102.759044" calcext:value-type="float">
            <text:p>102.759044</text:p>
          </table:table-cell>
          <table:table-cell office:value-type="float" office:value="3.140301" calcext:value-type="float">
            <text:p>3.140301</text:p>
          </table:table-cell>
        </table:table-row>
        <table:table-row table:style-name="ro1">
          <table:table-cell office:value-type="float" office:value="105.152614" calcext:value-type="float">
            <text:p>105.152614</text:p>
          </table:table-cell>
          <table:table-cell office:value-type="float" office:value="3.140271" calcext:value-type="float">
            <text:p>3.140271</text:p>
          </table:table-cell>
        </table:table-row>
        <table:table-row table:style-name="ro1">
          <table:table-cell office:value-type="float" office:value="107.601933" calcext:value-type="float">
            <text:p>107.601933</text:p>
          </table:table-cell>
          <table:table-cell office:value-type="float" office:value="3.14024" calcext:value-type="float">
            <text:p>3.14024</text:p>
          </table:table-cell>
        </table:table-row>
        <table:table-row table:style-name="ro1">
          <table:table-cell office:value-type="float" office:value="110.108293" calcext:value-type="float">
            <text:p>110.108293</text:p>
          </table:table-cell>
          <table:table-cell office:value-type="float" office:value="3.140209" calcext:value-type="float">
            <text:p>3.140209</text:p>
          </table:table-cell>
        </table:table-row>
        <table:table-row table:style-name="ro1">
          <table:table-cell office:value-type="float" office:value="112.673044" calcext:value-type="float">
            <text:p>112.673044</text:p>
          </table:table-cell>
          <table:table-cell office:value-type="float" office:value="3.140177" calcext:value-type="float">
            <text:p>3.140177</text:p>
          </table:table-cell>
        </table:table-row>
        <table:table-row table:style-name="ro1">
          <table:table-cell office:value-type="float" office:value="115.297537" calcext:value-type="float">
            <text:p>115.297537</text:p>
          </table:table-cell>
          <table:table-cell office:value-type="float" office:value="3.140144" calcext:value-type="float">
            <text:p>3.140144</text:p>
          </table:table-cell>
        </table:table-row>
        <table:table-row table:style-name="ro1">
          <table:table-cell office:value-type="float" office:value="117.98316" calcext:value-type="float">
            <text:p>117.98316</text:p>
          </table:table-cell>
          <table:table-cell office:value-type="float" office:value="3.14011" calcext:value-type="float">
            <text:p>3.14011</text:p>
          </table:table-cell>
        </table:table-row>
        <table:table-row table:style-name="ro1">
          <table:table-cell office:value-type="float" office:value="120.7314" calcext:value-type="float">
            <text:p>120.7314</text:p>
          </table:table-cell>
          <table:table-cell office:value-type="float" office:value="3.140075" calcext:value-type="float">
            <text:p>3.140075</text:p>
          </table:table-cell>
        </table:table-row>
        <table:table-row table:style-name="ro1">
          <table:table-cell office:value-type="float" office:value="123.543597" calcext:value-type="float">
            <text:p>123.543597</text:p>
          </table:table-cell>
          <table:table-cell office:value-type="float" office:value="3.14004" calcext:value-type="float">
            <text:p>3.14004</text:p>
          </table:table-cell>
        </table:table-row>
        <table:table-row table:style-name="ro1">
          <table:table-cell office:value-type="float" office:value="126.421296" calcext:value-type="float">
            <text:p>126.421296</text:p>
          </table:table-cell>
          <table:table-cell office:value-type="float" office:value="3.140004" calcext:value-type="float">
            <text:p>3.140004</text:p>
          </table:table-cell>
        </table:table-row>
        <table:table-row table:style-name="ro1">
          <table:table-cell office:value-type="float" office:value="129.366022" calcext:value-type="float">
            <text:p>129.366022</text:p>
          </table:table-cell>
          <table:table-cell office:value-type="float" office:value="3.139967" calcext:value-type="float">
            <text:p>3.139967</text:p>
          </table:table-cell>
        </table:table-row>
        <table:table-row table:style-name="ro1">
          <table:table-cell office:value-type="float" office:value="132.379339" calcext:value-type="float">
            <text:p>132.379339</text:p>
          </table:table-cell>
          <table:table-cell office:value-type="float" office:value="3.139929" calcext:value-type="float">
            <text:p>3.139929</text:p>
          </table:table-cell>
        </table:table-row>
        <table:table-row table:style-name="ro1">
          <table:table-cell office:value-type="float" office:value="135.462849" calcext:value-type="float">
            <text:p>135.462849</text:p>
          </table:table-cell>
          <table:table-cell office:value-type="float" office:value="3.13989" calcext:value-type="float">
            <text:p>3.13989</text:p>
          </table:table-cell>
        </table:table-row>
        <table:table-row table:style-name="ro1">
          <table:table-cell office:value-type="float" office:value="138.618176" calcext:value-type="float">
            <text:p>138.618176</text:p>
          </table:table-cell>
          <table:table-cell office:value-type="float" office:value="3.139851" calcext:value-type="float">
            <text:p>3.139851</text:p>
          </table:table-cell>
        </table:table-row>
        <table:table-row table:style-name="ro1">
          <table:table-cell office:value-type="float" office:value="141.847008" calcext:value-type="float">
            <text:p>141.847008</text:p>
          </table:table-cell>
          <table:table-cell office:value-type="float" office:value="3.13981" calcext:value-type="float">
            <text:p>3.13981</text:p>
          </table:table-cell>
        </table:table-row>
        <table:table-row table:style-name="ro1">
          <table:table-cell office:value-type="float" office:value="145.151047" calcext:value-type="float">
            <text:p>145.151047</text:p>
          </table:table-cell>
          <table:table-cell office:value-type="float" office:value="3.139769" calcext:value-type="float">
            <text:p>3.139769</text:p>
          </table:table-cell>
        </table:table-row>
        <table:table-row table:style-name="ro1">
          <table:table-cell office:value-type="float" office:value="148.53204" calcext:value-type="float">
            <text:p>148.53204</text:p>
          </table:table-cell>
          <table:table-cell office:value-type="float" office:value="3.139726" calcext:value-type="float">
            <text:p>3.139726</text:p>
          </table:table-cell>
        </table:table-row>
        <table:table-row table:style-name="ro1">
          <table:table-cell office:value-type="float" office:value="151.991795" calcext:value-type="float">
            <text:p>151.991795</text:p>
          </table:table-cell>
          <table:table-cell office:value-type="float" office:value="3.139683" calcext:value-type="float">
            <text:p>3.139683</text:p>
          </table:table-cell>
        </table:table-row>
        <table:table-row table:style-name="ro1">
          <table:table-cell office:value-type="float" office:value="155.532138" calcext:value-type="float">
            <text:p>155.532138</text:p>
          </table:table-cell>
          <table:table-cell office:value-type="float" office:value="3.139638" calcext:value-type="float">
            <text:p>3.139638</text:p>
          </table:table-cell>
        </table:table-row>
        <table:table-row table:style-name="ro1">
          <table:table-cell office:value-type="float" office:value="159.154943" calcext:value-type="float">
            <text:p>159.154943</text:p>
          </table:table-cell>
          <table:table-cell office:value-type="float" office:value="3.139593" calcext:value-type="float">
            <text:p>3.139593</text:p>
          </table:table-cell>
        </table:table-row>
        <table:table-row table:style-name="ro1">
          <table:table-cell office:value-type="float" office:value="162.862134" calcext:value-type="float">
            <text:p>162.862134</text:p>
          </table:table-cell>
          <table:table-cell office:value-type="float" office:value="3.139546" calcext:value-type="float">
            <text:p>3.139546</text:p>
          </table:table-cell>
        </table:table-row>
        <table:table-row table:style-name="ro1">
          <table:table-cell office:value-type="float" office:value="166.655683" calcext:value-type="float">
            <text:p>166.655683</text:p>
          </table:table-cell>
          <table:table-cell office:value-type="float" office:value="3.139498" calcext:value-type="float">
            <text:p>3.139498</text:p>
          </table:table-cell>
        </table:table-row>
        <table:table-row table:style-name="ro1">
          <table:table-cell office:value-type="float" office:value="170.537591" calcext:value-type="float">
            <text:p>170.537591</text:p>
          </table:table-cell>
          <table:table-cell office:value-type="float" office:value="3.13945" calcext:value-type="float">
            <text:p>3.13945</text:p>
          </table:table-cell>
        </table:table-row>
        <table:table-row table:style-name="ro1">
          <table:table-cell office:value-type="float" office:value="174.509917" calcext:value-type="float">
            <text:p>174.509917</text:p>
          </table:table-cell>
          <table:table-cell office:value-type="float" office:value="3.1394" calcext:value-type="float">
            <text:p>3.1394</text:p>
          </table:table-cell>
        </table:table-row>
        <table:table-row table:style-name="ro1">
          <table:table-cell office:value-type="float" office:value="178.57476" calcext:value-type="float">
            <text:p>178.57476</text:p>
          </table:table-cell>
          <table:table-cell office:value-type="float" office:value="3.139349" calcext:value-type="float">
            <text:p>3.139349</text:p>
          </table:table-cell>
        </table:table-row>
        <table:table-row table:style-name="ro1">
          <table:table-cell office:value-type="float" office:value="182.734296" calcext:value-type="float">
            <text:p>182.734296</text:p>
          </table:table-cell>
          <table:table-cell office:value-type="float" office:value="3.139296" calcext:value-type="float">
            <text:p>3.139296</text:p>
          </table:table-cell>
        </table:table-row>
        <table:table-row table:style-name="ro1">
          <table:table-cell office:value-type="float" office:value="186.990719" calcext:value-type="float">
            <text:p>186.990719</text:p>
          </table:table-cell>
          <table:table-cell office:value-type="float" office:value="3.139243" calcext:value-type="float">
            <text:p>3.139243</text:p>
          </table:table-cell>
        </table:table-row>
        <table:table-row table:style-name="ro1">
          <table:table-cell office:value-type="float" office:value="191.346303" calcext:value-type="float">
            <text:p>191.346303</text:p>
          </table:table-cell>
          <table:table-cell office:value-type="float" office:value="3.139188" calcext:value-type="float">
            <text:p>3.139188</text:p>
          </table:table-cell>
        </table:table-row>
        <table:table-row table:style-name="ro1">
          <table:table-cell office:value-type="float" office:value="195.803322" calcext:value-type="float">
            <text:p>195.803322</text:p>
          </table:table-cell>
          <table:table-cell office:value-type="float" office:value="3.139132" calcext:value-type="float">
            <text:p>3.139132</text:p>
          </table:table-cell>
        </table:table-row>
        <table:table-row table:style-name="ro1">
          <table:table-cell office:value-type="float" office:value="200.364164" calcext:value-type="float">
            <text:p>200.364164</text:p>
          </table:table-cell>
          <table:table-cell office:value-type="float" office:value="3.139075" calcext:value-type="float">
            <text:p>3.139075</text:p>
          </table:table-cell>
        </table:table-row>
        <table:table-row table:style-name="ro1">
          <table:table-cell office:value-type="float" office:value="205.031239" calcext:value-type="float">
            <text:p>205.031239</text:p>
          </table:table-cell>
          <table:table-cell office:value-type="float" office:value="3.139016" calcext:value-type="float">
            <text:p>3.139016</text:p>
          </table:table-cell>
        </table:table-row>
        <table:table-row table:style-name="ro1">
          <table:table-cell office:value-type="float" office:value="209.807014" calcext:value-type="float">
            <text:p>209.807014</text:p>
          </table:table-cell>
          <table:table-cell office:value-type="float" office:value="3.138956" calcext:value-type="float">
            <text:p>3.138956</text:p>
          </table:table-cell>
        </table:table-row>
        <table:table-row table:style-name="ro1">
          <table:table-cell office:value-type="float" office:value="214.69417" calcext:value-type="float">
            <text:p>214.69417</text:p>
          </table:table-cell>
          <table:table-cell office:value-type="float" office:value="3.138895" calcext:value-type="float">
            <text:p>3.138895</text:p>
          </table:table-cell>
        </table:table-row>
        <table:table-row table:style-name="ro1">
          <table:table-cell office:value-type="float" office:value="219.695039" calcext:value-type="float">
            <text:p>219.695039</text:p>
          </table:table-cell>
          <table:table-cell office:value-type="float" office:value="3.138832" calcext:value-type="float">
            <text:p>3.138832</text:p>
          </table:table-cell>
        </table:table-row>
        <table:table-row table:style-name="ro1">
          <table:table-cell office:value-type="float" office:value="224.81238" calcext:value-type="float">
            <text:p>224.81238</text:p>
          </table:table-cell>
          <table:table-cell office:value-type="float" office:value="3.138767" calcext:value-type="float">
            <text:p>3.138767</text:p>
          </table:table-cell>
        </table:table-row>
        <table:table-row table:style-name="ro1">
          <table:table-cell office:value-type="float" office:value="230.048931" calcext:value-type="float">
            <text:p>230.048931</text:p>
          </table:table-cell>
          <table:table-cell office:value-type="float" office:value="3.138702" calcext:value-type="float">
            <text:p>3.138702</text:p>
          </table:table-cell>
        </table:table-row>
        <table:table-row table:style-name="ro1">
          <table:table-cell office:value-type="float" office:value="235.407452" calcext:value-type="float">
            <text:p>235.407452</text:p>
          </table:table-cell>
          <table:table-cell office:value-type="float" office:value="3.138634" calcext:value-type="float">
            <text:p>3.138634</text:p>
          </table:table-cell>
        </table:table-row>
        <table:table-row table:style-name="ro1">
          <table:table-cell office:value-type="float" office:value="240.890798" calcext:value-type="float">
            <text:p>240.890798</text:p>
          </table:table-cell>
          <table:table-cell office:value-type="float" office:value="3.138566" calcext:value-type="float">
            <text:p>3.138566</text:p>
          </table:table-cell>
        </table:table-row>
        <table:table-row table:style-name="ro1">
          <table:table-cell office:value-type="float" office:value="246.501845" calcext:value-type="float">
            <text:p>246.501845</text:p>
          </table:table-cell>
          <table:table-cell office:value-type="float" office:value="3.138495" calcext:value-type="float">
            <text:p>3.138495</text:p>
          </table:table-cell>
        </table:table-row>
        <table:table-row table:style-name="ro1">
          <table:table-cell office:value-type="float" office:value="252.243605" calcext:value-type="float">
            <text:p>252.243605</text:p>
          </table:table-cell>
          <table:table-cell office:value-type="float" office:value="3.138423" calcext:value-type="float">
            <text:p>3.138423</text:p>
          </table:table-cell>
        </table:table-row>
        <table:table-row table:style-name="ro1">
          <table:table-cell office:value-type="float" office:value="258.119107" calcext:value-type="float">
            <text:p>258.119107</text:p>
          </table:table-cell>
          <table:table-cell office:value-type="float" office:value="3.138349" calcext:value-type="float">
            <text:p>3.138349</text:p>
          </table:table-cell>
        </table:table-row>
        <table:table-row table:style-name="ro1">
          <table:table-cell office:value-type="float" office:value="264.13148" calcext:value-type="float">
            <text:p>264.13148</text:p>
          </table:table-cell>
          <table:table-cell office:value-type="float" office:value="3.138273" calcext:value-type="float">
            <text:p>3.138273</text:p>
          </table:table-cell>
        </table:table-row>
        <table:table-row table:style-name="ro1">
          <table:table-cell office:value-type="float" office:value="270.283891" calcext:value-type="float">
            <text:p>270.283891</text:p>
          </table:table-cell>
          <table:table-cell office:value-type="float" office:value="3.138196" calcext:value-type="float">
            <text:p>3.138196</text:p>
          </table:table-cell>
        </table:table-row>
        <table:table-row table:style-name="ro1">
          <table:table-cell office:value-type="float" office:value="276.579604" calcext:value-type="float">
            <text:p>276.579604</text:p>
          </table:table-cell>
          <table:table-cell office:value-type="float" office:value="3.138117" calcext:value-type="float">
            <text:p>3.138117</text:p>
          </table:table-cell>
        </table:table-row>
        <table:table-row table:style-name="ro1">
          <table:table-cell office:value-type="float" office:value="283.02196" calcext:value-type="float">
            <text:p>283.02196</text:p>
          </table:table-cell>
          <table:table-cell office:value-type="float" office:value="3.138036" calcext:value-type="float">
            <text:p>3.138036</text:p>
          </table:table-cell>
        </table:table-row>
        <table:table-row table:style-name="ro1">
          <table:table-cell office:value-type="float" office:value="289.614378" calcext:value-type="float">
            <text:p>289.614378</text:p>
          </table:table-cell>
          <table:table-cell office:value-type="float" office:value="3.137953" calcext:value-type="float">
            <text:p>3.137953</text:p>
          </table:table-cell>
        </table:table-row>
        <table:table-row table:style-name="ro1">
          <table:table-cell office:value-type="float" office:value="296.360356" calcext:value-type="float">
            <text:p>296.360356</text:p>
          </table:table-cell>
          <table:table-cell office:value-type="float" office:value="3.137868" calcext:value-type="float">
            <text:p>3.137868</text:p>
          </table:table-cell>
        </table:table-row>
        <table:table-row table:style-name="ro1">
          <table:table-cell office:value-type="float" office:value="303.263469" calcext:value-type="float">
            <text:p>303.263469</text:p>
          </table:table-cell>
          <table:table-cell office:value-type="float" office:value="3.137782" calcext:value-type="float">
            <text:p>3.137782</text:p>
          </table:table-cell>
        </table:table-row>
        <table:table-row table:style-name="ro1">
          <table:table-cell office:value-type="float" office:value="310.327388" calcext:value-type="float">
            <text:p>310.327388</text:p>
          </table:table-cell>
          <table:table-cell office:value-type="float" office:value="3.137693" calcext:value-type="float">
            <text:p>3.137693</text:p>
          </table:table-cell>
        </table:table-row>
        <table:table-row table:style-name="ro1">
          <table:table-cell office:value-type="float" office:value="317.555824" calcext:value-type="float">
            <text:p>317.555824</text:p>
          </table:table-cell>
          <table:table-cell office:value-type="float" office:value="3.137602" calcext:value-type="float">
            <text:p>3.137602</text:p>
          </table:table-cell>
        </table:table-row>
        <table:table-row table:style-name="ro1">
          <table:table-cell office:value-type="float" office:value="324.952643" calcext:value-type="float">
            <text:p>324.952643</text:p>
          </table:table-cell>
          <table:table-cell office:value-type="float" office:value="3.137509" calcext:value-type="float">
            <text:p>3.137509</text:p>
          </table:table-cell>
        </table:table-row>
        <table:table-row table:style-name="ro1">
          <table:table-cell office:value-type="float" office:value="332.52177" calcext:value-type="float">
            <text:p>332.52177</text:p>
          </table:table-cell>
          <table:table-cell office:value-type="float" office:value="3.137414" calcext:value-type="float">
            <text:p>3.137414</text:p>
          </table:table-cell>
        </table:table-row>
        <table:table-row table:style-name="ro1">
          <table:table-cell office:value-type="float" office:value="340.267168" calcext:value-type="float">
            <text:p>340.267168</text:p>
          </table:table-cell>
          <table:table-cell office:value-type="float" office:value="3.137317" calcext:value-type="float">
            <text:p>3.137317</text:p>
          </table:table-cell>
        </table:table-row>
        <table:table-row table:style-name="ro1">
          <table:table-cell office:value-type="float" office:value="348.193014" calcext:value-type="float">
            <text:p>348.193014</text:p>
          </table:table-cell>
          <table:table-cell office:value-type="float" office:value="3.137217" calcext:value-type="float">
            <text:p>3.137217</text:p>
          </table:table-cell>
        </table:table-row>
        <table:table-row table:style-name="ro1">
          <table:table-cell office:value-type="float" office:value="356.303466" calcext:value-type="float">
            <text:p>356.303466</text:p>
          </table:table-cell>
          <table:table-cell office:value-type="float" office:value="3.137115" calcext:value-type="float">
            <text:p>3.137115</text:p>
          </table:table-cell>
        </table:table-row>
        <table:table-row table:style-name="ro1">
          <table:table-cell office:value-type="float" office:value="364.602837" calcext:value-type="float">
            <text:p>364.602837</text:p>
          </table:table-cell>
          <table:table-cell office:value-type="float" office:value="3.137011" calcext:value-type="float">
            <text:p>3.137011</text:p>
          </table:table-cell>
        </table:table-row>
        <table:table-row table:style-name="ro1">
          <table:table-cell office:value-type="float" office:value="373.095517" calcext:value-type="float">
            <text:p>373.095517</text:p>
          </table:table-cell>
          <table:table-cell office:value-type="float" office:value="3.136904" calcext:value-type="float">
            <text:p>3.136904</text:p>
          </table:table-cell>
        </table:table-row>
        <table:table-row table:style-name="ro1">
          <table:table-cell office:value-type="float" office:value="381.786209" calcext:value-type="float">
            <text:p>381.786209</text:p>
          </table:table-cell>
          <table:table-cell office:value-type="float" office:value="3.136795" calcext:value-type="float">
            <text:p>3.136795</text:p>
          </table:table-cell>
        </table:table-row>
        <table:table-row table:style-name="ro1">
          <table:table-cell office:value-type="float" office:value="390.679146" calcext:value-type="float">
            <text:p>390.679146</text:p>
          </table:table-cell>
          <table:table-cell office:value-type="float" office:value="3.136683" calcext:value-type="float">
            <text:p>3.136683</text:p>
          </table:table-cell>
        </table:table-row>
        <table:table-row table:style-name="ro1">
          <table:table-cell office:value-type="float" office:value="399.779227" calcext:value-type="float">
            <text:p>399.779227</text:p>
          </table:table-cell>
          <table:table-cell office:value-type="float" office:value="3.136569" calcext:value-type="float">
            <text:p>3.136569</text:p>
          </table:table-cell>
        </table:table-row>
        <table:table-row table:style-name="ro1">
          <table:table-cell office:value-type="float" office:value="409.091267" calcext:value-type="float">
            <text:p>409.091267</text:p>
          </table:table-cell>
          <table:table-cell office:value-type="float" office:value="3.136452" calcext:value-type="float">
            <text:p>3.136452</text:p>
          </table:table-cell>
        </table:table-row>
        <table:table-row table:style-name="ro1">
          <table:table-cell office:value-type="float" office:value="418.620242" calcext:value-type="float">
            <text:p>418.620242</text:p>
          </table:table-cell>
          <table:table-cell office:value-type="float" office:value="3.136332" calcext:value-type="float">
            <text:p>3.136332</text:p>
          </table:table-cell>
        </table:table-row>
        <table:table-row table:style-name="ro1">
          <table:table-cell office:value-type="float" office:value="428.371125" calcext:value-type="float">
            <text:p>428.371125</text:p>
          </table:table-cell>
          <table:table-cell office:value-type="float" office:value="3.136209" calcext:value-type="float">
            <text:p>3.136209</text:p>
          </table:table-cell>
        </table:table-row>
        <table:table-row table:style-name="ro1">
          <table:table-cell office:value-type="float" office:value="438.34916" calcext:value-type="float">
            <text:p>438.34916</text:p>
          </table:table-cell>
          <table:table-cell office:value-type="float" office:value="3.136084" calcext:value-type="float">
            <text:p>3.136084</text:p>
          </table:table-cell>
        </table:table-row>
        <table:table-row table:style-name="ro1">
          <table:table-cell office:value-type="float" office:value="448.559634" calcext:value-type="float">
            <text:p>448.559634</text:p>
          </table:table-cell>
          <table:table-cell office:value-type="float" office:value="3.135956" calcext:value-type="float">
            <text:p>3.135956</text:p>
          </table:table-cell>
        </table:table-row>
        <table:table-row table:style-name="ro1">
          <table:table-cell office:value-type="float" office:value="459.007907" calcext:value-type="float">
            <text:p>459.007907</text:p>
          </table:table-cell>
          <table:table-cell office:value-type="float" office:value="3.135825" calcext:value-type="float">
            <text:p>3.135825</text:p>
          </table:table-cell>
        </table:table-row>
        <table:table-row table:style-name="ro1">
          <table:table-cell office:value-type="float" office:value="469.699576" calcext:value-type="float">
            <text:p>469.699576</text:p>
          </table:table-cell>
          <table:table-cell office:value-type="float" office:value="3.13569" calcext:value-type="float">
            <text:p>3.13569</text:p>
          </table:table-cell>
        </table:table-row>
        <table:table-row table:style-name="ro1">
          <table:table-cell office:value-type="float" office:value="480.640273" calcext:value-type="float">
            <text:p>480.640273</text:p>
          </table:table-cell>
          <table:table-cell office:value-type="float" office:value="3.135553" calcext:value-type="float">
            <text:p>3.135553</text:p>
          </table:table-cell>
        </table:table-row>
        <table:table-row table:style-name="ro1">
          <table:table-cell office:value-type="float" office:value="491.83579" calcext:value-type="float">
            <text:p>491.83579</text:p>
          </table:table-cell>
          <table:table-cell office:value-type="float" office:value="3.135412" calcext:value-type="float">
            <text:p>3.135412</text:p>
          </table:table-cell>
        </table:table-row>
        <table:table-row table:style-name="ro1">
          <table:table-cell office:value-type="float" office:value="503.29211" calcext:value-type="float">
            <text:p>503.29211</text:p>
          </table:table-cell>
          <table:table-cell office:value-type="float" office:value="3.135268" calcext:value-type="float">
            <text:p>3.135268</text:p>
          </table:table-cell>
        </table:table-row>
        <table:table-row table:style-name="ro1">
          <table:table-cell office:value-type="float" office:value="515.015293" calcext:value-type="float">
            <text:p>515.015293</text:p>
          </table:table-cell>
          <table:table-cell office:value-type="float" office:value="3.135121" calcext:value-type="float">
            <text:p>3.135121</text:p>
          </table:table-cell>
        </table:table-row>
        <table:table-row table:style-name="ro1">
          <table:table-cell office:value-type="float" office:value="527.011519" calcext:value-type="float">
            <text:p>527.011519</text:p>
          </table:table-cell>
          <table:table-cell office:value-type="float" office:value="3.13497" calcext:value-type="float">
            <text:p>3.13497</text:p>
          </table:table-cell>
        </table:table-row>
        <table:table-row table:style-name="ro1">
          <table:table-cell office:value-type="float" office:value="539.287199" calcext:value-type="float">
            <text:p>539.287199</text:p>
          </table:table-cell>
          <table:table-cell office:value-type="float" office:value="3.134816" calcext:value-type="float">
            <text:p>3.134816</text:p>
          </table:table-cell>
        </table:table-row>
        <table:table-row table:style-name="ro1">
          <table:table-cell office:value-type="float" office:value="551.848783" calcext:value-type="float">
            <text:p>551.848783</text:p>
          </table:table-cell>
          <table:table-cell office:value-type="float" office:value="3.134658" calcext:value-type="float">
            <text:p>3.134658</text:p>
          </table:table-cell>
        </table:table-row>
        <table:table-row table:style-name="ro1">
          <table:table-cell office:value-type="float" office:value="564.702992" calcext:value-type="float">
            <text:p>564.702992</text:p>
          </table:table-cell>
          <table:table-cell office:value-type="float" office:value="3.134496" calcext:value-type="float">
            <text:p>3.134496</text:p>
          </table:table-cell>
        </table:table-row>
        <table:table-row table:style-name="ro1">
          <table:table-cell office:value-type="float" office:value="577.856589" calcext:value-type="float">
            <text:p>577.856589</text:p>
          </table:table-cell>
          <table:table-cell office:value-type="float" office:value="3.134331" calcext:value-type="float">
            <text:p>3.134331</text:p>
          </table:table-cell>
        </table:table-row>
        <table:table-row table:style-name="ro1">
          <table:table-cell office:value-type="float" office:value="591.316605" calcext:value-type="float">
            <text:p>591.316605</text:p>
          </table:table-cell>
          <table:table-cell office:value-type="float" office:value="3.134162" calcext:value-type="float">
            <text:p>3.134162</text:p>
          </table:table-cell>
        </table:table-row>
        <table:table-row table:style-name="ro1">
          <table:table-cell office:value-type="float" office:value="605.090113" calcext:value-type="float">
            <text:p>605.090113</text:p>
          </table:table-cell>
          <table:table-cell office:value-type="float" office:value="3.133989" calcext:value-type="float">
            <text:p>3.133989</text:p>
          </table:table-cell>
        </table:table-row>
        <table:table-row table:style-name="ro1">
          <table:table-cell office:value-type="float" office:value="619.184457" calcext:value-type="float">
            <text:p>619.184457</text:p>
          </table:table-cell>
          <table:table-cell office:value-type="float" office:value="3.133812" calcext:value-type="float">
            <text:p>3.133812</text:p>
          </table:table-cell>
        </table:table-row>
        <table:table-row table:style-name="ro1">
          <table:table-cell office:value-type="float" office:value="633.607097" calcext:value-type="float">
            <text:p>633.607097</text:p>
          </table:table-cell>
          <table:table-cell office:value-type="float" office:value="3.133631" calcext:value-type="float">
            <text:p>3.133631</text:p>
          </table:table-cell>
        </table:table-row>
        <table:table-row table:style-name="ro1">
          <table:table-cell office:value-type="float" office:value="648.365687" calcext:value-type="float">
            <text:p>648.365687</text:p>
          </table:table-cell>
          <table:table-cell office:value-type="float" office:value="3.133445" calcext:value-type="float">
            <text:p>3.133445</text:p>
          </table:table-cell>
        </table:table-row>
        <table:table-row table:style-name="ro1">
          <table:table-cell office:value-type="float" office:value="663.468077" calcext:value-type="float">
            <text:p>663.468077</text:p>
          </table:table-cell>
          <table:table-cell office:value-type="float" office:value="3.133255" calcext:value-type="float">
            <text:p>3.133255</text:p>
          </table:table-cell>
        </table:table-row>
        <table:table-row table:style-name="ro1">
          <table:table-cell office:value-type="float" office:value="678.922581" calcext:value-type="float">
            <text:p>678.922581</text:p>
          </table:table-cell>
          <table:table-cell office:value-type="float" office:value="3.133061" calcext:value-type="float">
            <text:p>3.133061</text:p>
          </table:table-cell>
        </table:table-row>
        <table:table-row table:style-name="ro1">
          <table:table-cell office:value-type="float" office:value="694.736661" calcext:value-type="float">
            <text:p>694.736661</text:p>
          </table:table-cell>
          <table:table-cell office:value-type="float" office:value="3.132862" calcext:value-type="float">
            <text:p>3.132862</text:p>
          </table:table-cell>
        </table:table-row>
        <table:table-row table:style-name="ro1">
          <table:table-cell office:value-type="float" office:value="710.919175" calcext:value-type="float">
            <text:p>710.919175</text:p>
          </table:table-cell>
          <table:table-cell office:value-type="float" office:value="3.132659" calcext:value-type="float">
            <text:p>3.132659</text:p>
          </table:table-cell>
        </table:table-row>
        <table:table-row table:style-name="ro1">
          <table:table-cell office:value-type="float" office:value="727.478594" calcext:value-type="float">
            <text:p>727.478594</text:p>
          </table:table-cell>
          <table:table-cell office:value-type="float" office:value="3.132451" calcext:value-type="float">
            <text:p>3.132451</text:p>
          </table:table-cell>
        </table:table-row>
        <table:table-row table:style-name="ro1">
          <table:table-cell office:value-type="float" office:value="744.423699" calcext:value-type="float">
            <text:p>744.423699</text:p>
          </table:table-cell>
          <table:table-cell office:value-type="float" office:value="3.132238" calcext:value-type="float">
            <text:p>3.132238</text:p>
          </table:table-cell>
        </table:table-row>
        <table:table-row table:style-name="ro1">
          <table:table-cell office:value-type="float" office:value="761.763584" calcext:value-type="float">
            <text:p>761.763584</text:p>
          </table:table-cell>
          <table:table-cell office:value-type="float" office:value="3.13202" calcext:value-type="float">
            <text:p>3.13202</text:p>
          </table:table-cell>
        </table:table-row>
        <table:table-row table:style-name="ro1">
          <table:table-cell office:value-type="float" office:value="779.50734" calcext:value-type="float">
            <text:p>779.50734</text:p>
          </table:table-cell>
          <table:table-cell office:value-type="float" office:value="3.131797" calcext:value-type="float">
            <text:p>3.131797</text:p>
          </table:table-cell>
        </table:table-row>
        <table:table-row table:style-name="ro1">
          <table:table-cell office:value-type="float" office:value="797.66437" calcext:value-type="float">
            <text:p>797.66437</text:p>
          </table:table-cell>
          <table:table-cell office:value-type="float" office:value="3.131569" calcext:value-type="float">
            <text:p>3.131569</text:p>
          </table:table-cell>
        </table:table-row>
        <table:table-row table:style-name="ro1">
          <table:table-cell office:value-type="float" office:value="816.24431" calcext:value-type="float">
            <text:p>816.24431</text:p>
          </table:table-cell>
          <table:table-cell office:value-type="float" office:value="3.131335" calcext:value-type="float">
            <text:p>3.131335</text:p>
          </table:table-cell>
        </table:table-row>
        <table:table-row table:style-name="ro1">
          <table:table-cell office:value-type="float" office:value="835.257031" calcext:value-type="float">
            <text:p>835.257031</text:p>
          </table:table-cell>
          <table:table-cell office:value-type="float" office:value="3.131097" calcext:value-type="float">
            <text:p>3.131097</text:p>
          </table:table-cell>
        </table:table-row>
        <table:table-row table:style-name="ro1">
          <table:table-cell office:value-type="float" office:value="854.712713" calcext:value-type="float">
            <text:p>854.712713</text:p>
          </table:table-cell>
          <table:table-cell office:value-type="float" office:value="3.130852" calcext:value-type="float">
            <text:p>3.130852</text:p>
          </table:table-cell>
        </table:table-row>
        <table:table-row table:style-name="ro1">
          <table:table-cell office:value-type="float" office:value="874.621458" calcext:value-type="float">
            <text:p>874.621458</text:p>
          </table:table-cell>
          <table:table-cell office:value-type="float" office:value="3.130602" calcext:value-type="float">
            <text:p>3.130602</text:p>
          </table:table-cell>
        </table:table-row>
        <table:table-row table:style-name="ro1">
          <table:table-cell office:value-type="float" office:value="894.99399" calcext:value-type="float">
            <text:p>894.99399</text:p>
          </table:table-cell>
          <table:table-cell office:value-type="float" office:value="3.130346" calcext:value-type="float">
            <text:p>3.130346</text:p>
          </table:table-cell>
        </table:table-row>
        <table:table-row table:style-name="ro1">
          <table:table-cell office:value-type="float" office:value="915.841111" calcext:value-type="float">
            <text:p>915.841111</text:p>
          </table:table-cell>
          <table:table-cell office:value-type="float" office:value="3.130084" calcext:value-type="float">
            <text:p>3.130084</text:p>
          </table:table-cell>
        </table:table-row>
        <table:table-row table:style-name="ro1">
          <table:table-cell office:value-type="float" office:value="937.17378" calcext:value-type="float">
            <text:p>937.17378</text:p>
          </table:table-cell>
          <table:table-cell office:value-type="float" office:value="3.129816" calcext:value-type="float">
            <text:p>3.129816</text:p>
          </table:table-cell>
        </table:table-row>
        <table:table-row table:style-name="ro1">
          <table:table-cell office:value-type="float" office:value="959.003341" calcext:value-type="float">
            <text:p>959.003341</text:p>
          </table:table-cell>
          <table:table-cell office:value-type="float" office:value="3.129542" calcext:value-type="float">
            <text:p>3.129542</text:p>
          </table:table-cell>
        </table:table-row>
        <table:table-row table:style-name="ro1">
          <table:table-cell office:value-type="float" office:value="981.341375" calcext:value-type="float">
            <text:p>981.341375</text:p>
          </table:table-cell>
          <table:table-cell office:value-type="float" office:value="3.129261" calcext:value-type="float">
            <text:p>3.129261</text:p>
          </table:table-cell>
        </table:table-row>
        <table:table-row table:style-name="ro1">
          <table:table-cell office:value-type="float" office:value="1004.199693" calcext:value-type="float">
            <text:p>1004.199693</text:p>
          </table:table-cell>
          <table:table-cell office:value-type="float" office:value="3.128974" calcext:value-type="float">
            <text:p>3.128974</text:p>
          </table:table-cell>
        </table:table-row>
        <table:table-row table:style-name="ro1">
          <table:table-cell office:value-type="float" office:value="1027.590496" calcext:value-type="float">
            <text:p>1027.590496</text:p>
          </table:table-cell>
          <table:table-cell office:value-type="float" office:value="3.12868" calcext:value-type="float">
            <text:p>3.12868</text:p>
          </table:table-cell>
        </table:table-row>
        <table:table-row table:style-name="ro1">
          <table:table-cell office:value-type="float" office:value="1051.52614" calcext:value-type="float">
            <text:p>1051.52614</text:p>
          </table:table-cell>
          <table:table-cell office:value-type="float" office:value="3.128379" calcext:value-type="float">
            <text:p>3.128379</text:p>
          </table:table-cell>
        </table:table-row>
        <table:table-row table:style-name="ro1">
          <table:table-cell office:value-type="float" office:value="1076.019293" calcext:value-type="float">
            <text:p>1076.019293</text:p>
          </table:table-cell>
          <table:table-cell office:value-type="float" office:value="3.128071" calcext:value-type="float">
            <text:p>3.128071</text:p>
          </table:table-cell>
        </table:table-row>
        <table:table-row table:style-name="ro1">
          <table:table-cell office:value-type="float" office:value="1101.082933" calcext:value-type="float">
            <text:p>1101.082933</text:p>
          </table:table-cell>
          <table:table-cell office:value-type="float" office:value="3.127756" calcext:value-type="float">
            <text:p>3.127756</text:p>
          </table:table-cell>
        </table:table-row>
        <table:table-row table:style-name="ro1">
          <table:table-cell office:value-type="float" office:value="1126.730426" calcext:value-type="float">
            <text:p>1126.730426</text:p>
          </table:table-cell>
          <table:table-cell office:value-type="float" office:value="3.127434" calcext:value-type="float">
            <text:p>3.127434</text:p>
          </table:table-cell>
        </table:table-row>
        <table:table-row table:style-name="ro1">
          <table:table-cell office:value-type="float" office:value="1152.975371" calcext:value-type="float">
            <text:p>1152.975371</text:p>
          </table:table-cell>
          <table:table-cell office:value-type="float" office:value="3.127104" calcext:value-type="float">
            <text:p>3.127104</text:p>
          </table:table-cell>
        </table:table-row>
        <table:table-row table:style-name="ro1">
          <table:table-cell office:value-type="float" office:value="1179.831602" calcext:value-type="float">
            <text:p>1179.831602</text:p>
          </table:table-cell>
          <table:table-cell office:value-type="float" office:value="3.126767" calcext:value-type="float">
            <text:p>3.126767</text:p>
          </table:table-cell>
        </table:table-row>
        <table:table-row table:style-name="ro1">
          <table:table-cell office:value-type="float" office:value="1207.314039" calcext:value-type="float">
            <text:p>1207.314039</text:p>
          </table:table-cell>
          <table:table-cell office:value-type="float" office:value="3.126421" calcext:value-type="float">
            <text:p>3.126421</text:p>
          </table:table-cell>
        </table:table-row>
        <table:table-row table:style-name="ro1">
          <table:table-cell office:value-type="float" office:value="1235.435972" calcext:value-type="float">
            <text:p>1235.435972</text:p>
          </table:table-cell>
          <table:table-cell office:value-type="float" office:value="3.126068" calcext:value-type="float">
            <text:p>3.126068</text:p>
          </table:table-cell>
        </table:table-row>
        <table:table-row table:style-name="ro1">
          <table:table-cell office:value-type="float" office:value="1264.212942" calcext:value-type="float">
            <text:p>1264.212942</text:p>
          </table:table-cell>
          <table:table-cell office:value-type="float" office:value="3.125706" calcext:value-type="float">
            <text:p>3.125706</text:p>
          </table:table-cell>
        </table:table-row>
        <table:table-row table:style-name="ro1">
          <table:table-cell office:value-type="float" office:value="1293.660181" calcext:value-type="float">
            <text:p>1293.660181</text:p>
          </table:table-cell>
          <table:table-cell office:value-type="float" office:value="3.125336" calcext:value-type="float">
            <text:p>3.125336</text:p>
          </table:table-cell>
        </table:table-row>
        <table:table-row table:style-name="ro1">
          <table:table-cell office:value-type="float" office:value="1323.793465" calcext:value-type="float">
            <text:p>1323.793465</text:p>
          </table:table-cell>
          <table:table-cell office:value-type="float" office:value="3.124958" calcext:value-type="float">
            <text:p>3.124958</text:p>
          </table:table-cell>
        </table:table-row>
        <table:table-row table:style-name="ro1">
          <table:table-cell office:value-type="float" office:value="1354.628492" calcext:value-type="float">
            <text:p>1354.628492</text:p>
          </table:table-cell>
          <table:table-cell office:value-type="float" office:value="3.12457" calcext:value-type="float">
            <text:p>3.12457</text:p>
          </table:table-cell>
        </table:table-row>
        <table:table-row table:style-name="ro1">
          <table:table-cell office:value-type="float" office:value="1386.181736" calcext:value-type="float">
            <text:p>1386.181736</text:p>
          </table:table-cell>
          <table:table-cell office:value-type="float" office:value="3.124174" calcext:value-type="float">
            <text:p>3.124174</text:p>
          </table:table-cell>
        </table:table-row>
        <table:table-row table:style-name="ro1">
          <table:table-cell office:value-type="float" office:value="1418.47014" calcext:value-type="float">
            <text:p>1418.47014</text:p>
          </table:table-cell>
          <table:table-cell office:value-type="float" office:value="3.123768" calcext:value-type="float">
            <text:p>3.123768</text:p>
          </table:table-cell>
        </table:table-row>
        <table:table-row table:style-name="ro1">
          <table:table-cell office:value-type="float" office:value="1451.510489" calcext:value-type="float">
            <text:p>1451.510489</text:p>
          </table:table-cell>
          <table:table-cell office:value-type="float" office:value="3.123353" calcext:value-type="float">
            <text:p>3.123353</text:p>
          </table:table-cell>
        </table:table-row>
        <table:table-row table:style-name="ro1">
          <table:table-cell office:value-type="float" office:value="1485.320501" calcext:value-type="float">
            <text:p>1485.320501</text:p>
          </table:table-cell>
          <table:table-cell office:value-type="float" office:value="3.122928" calcext:value-type="float">
            <text:p>3.122928</text:p>
          </table:table-cell>
        </table:table-row>
        <table:table-row table:style-name="ro1">
          <table:table-cell office:value-type="float" office:value="1519.91805" calcext:value-type="float">
            <text:p>1519.91805</text:p>
          </table:table-cell>
          <table:table-cell office:value-type="float" office:value="3.122493" calcext:value-type="float">
            <text:p>3.122493</text:p>
          </table:table-cell>
        </table:table-row>
        <table:table-row table:style-name="ro1">
          <table:table-cell office:value-type="float" office:value="1555.321321" calcext:value-type="float">
            <text:p>1555.321321</text:p>
          </table:table-cell>
          <table:table-cell office:value-type="float" office:value="3.122049" calcext:value-type="float">
            <text:p>3.122049</text:p>
          </table:table-cell>
        </table:table-row>
        <table:table-row table:style-name="ro1">
          <table:table-cell office:value-type="float" office:value="1591.549431" calcext:value-type="float">
            <text:p>1591.549431</text:p>
          </table:table-cell>
          <table:table-cell office:value-type="float" office:value="3.121593" calcext:value-type="float">
            <text:p>3.121593</text:p>
          </table:table-cell>
        </table:table-row>
        <table:table-row table:style-name="ro1">
          <table:table-cell office:value-type="float" office:value="1628.622275" calcext:value-type="float">
            <text:p>1628.622275</text:p>
          </table:table-cell>
          <table:table-cell office:value-type="float" office:value="3.121128" calcext:value-type="float">
            <text:p>3.121128</text:p>
          </table:table-cell>
        </table:table-row>
        <table:table-row table:style-name="ro1">
          <table:table-cell office:value-type="float" office:value="1666.556793" calcext:value-type="float">
            <text:p>1666.556793</text:p>
          </table:table-cell>
          <table:table-cell office:value-type="float" office:value="3.120651" calcext:value-type="float">
            <text:p>3.120651</text:p>
          </table:table-cell>
        </table:table-row>
        <table:table-row table:style-name="ro1">
          <table:table-cell office:value-type="float" office:value="1705.376766" calcext:value-type="float">
            <text:p>1705.376766</text:p>
          </table:table-cell>
          <table:table-cell office:value-type="float" office:value="3.120163" calcext:value-type="float">
            <text:p>3.120163</text:p>
          </table:table-cell>
        </table:table-row>
        <table:table-row table:style-name="ro1">
          <table:table-cell office:value-type="float" office:value="1745.099136" calcext:value-type="float">
            <text:p>1745.099136</text:p>
          </table:table-cell>
          <table:table-cell office:value-type="float" office:value="3.119664" calcext:value-type="float">
            <text:p>3.119664</text:p>
          </table:table-cell>
        </table:table-row>
        <table:table-row table:style-name="ro1">
          <table:table-cell office:value-type="float" office:value="1785.748614" calcext:value-type="float">
            <text:p>1785.748614</text:p>
          </table:table-cell>
          <table:table-cell office:value-type="float" office:value="3.119153" calcext:value-type="float">
            <text:p>3.119153</text:p>
          </table:table-cell>
        </table:table-row>
        <table:table-row table:style-name="ro1">
          <table:table-cell office:value-type="float" office:value="1827.343074" calcext:value-type="float">
            <text:p>1827.343074</text:p>
          </table:table-cell>
          <table:table-cell office:value-type="float" office:value="3.118631" calcext:value-type="float">
            <text:p>3.118631</text:p>
          </table:table-cell>
        </table:table-row>
        <table:table-row table:style-name="ro1">
          <table:table-cell office:value-type="float" office:value="1869.908318" calcext:value-type="float">
            <text:p>1869.908318</text:p>
          </table:table-cell>
          <table:table-cell office:value-type="float" office:value="3.118096" calcext:value-type="float">
            <text:p>3.118096</text:p>
          </table:table-cell>
        </table:table-row>
        <table:table-row table:style-name="ro1">
          <table:table-cell office:value-type="float" office:value="1913.462995" calcext:value-type="float">
            <text:p>1913.462995</text:p>
          </table:table-cell>
          <table:table-cell office:value-type="float" office:value="3.117548" calcext:value-type="float">
            <text:p>3.117548</text:p>
          </table:table-cell>
        </table:table-row>
        <table:table-row table:style-name="ro1">
          <table:table-cell office:value-type="float" office:value="1958.034306" calcext:value-type="float">
            <text:p>1958.034306</text:p>
          </table:table-cell>
          <table:table-cell office:value-type="float" office:value="3.116988" calcext:value-type="float">
            <text:p>3.116988</text:p>
          </table:table-cell>
        </table:table-row>
        <table:table-row table:style-name="ro1">
          <table:table-cell office:value-type="float" office:value="2003.641523" calcext:value-type="float">
            <text:p>2003.641523</text:p>
          </table:table-cell>
          <table:table-cell office:value-type="float" office:value="3.116416" calcext:value-type="float">
            <text:p>3.116416</text:p>
          </table:table-cell>
        </table:table-row>
        <table:table-row table:style-name="ro1">
          <table:table-cell office:value-type="float" office:value="2050.313399" calcext:value-type="float">
            <text:p>2050.313399</text:p>
          </table:table-cell>
          <table:table-cell office:value-type="float" office:value="3.115829" calcext:value-type="float">
            <text:p>3.115829</text:p>
          </table:table-cell>
        </table:table-row>
        <table:table-row table:style-name="ro1">
          <table:table-cell office:value-type="float" office:value="2098.07014" calcext:value-type="float">
            <text:p>2098.07014</text:p>
          </table:table-cell>
          <table:table-cell office:value-type="float" office:value="3.115229" calcext:value-type="float">
            <text:p>3.115229</text:p>
          </table:table-cell>
        </table:table-row>
        <table:table-row table:style-name="ro1">
          <table:table-cell office:value-type="float" office:value="2146.941743" calcext:value-type="float">
            <text:p>2146.941743</text:p>
          </table:table-cell>
          <table:table-cell office:value-type="float" office:value="3.114615" calcext:value-type="float">
            <text:p>3.114615</text:p>
          </table:table-cell>
        </table:table-row>
        <table:table-row table:style-name="ro1">
          <table:table-cell office:value-type="float" office:value="2196.949189" calcext:value-type="float">
            <text:p>2196.949189</text:p>
          </table:table-cell>
          <table:table-cell office:value-type="float" office:value="3.113987" calcext:value-type="float">
            <text:p>3.113987</text:p>
          </table:table-cell>
        </table:table-row>
        <table:table-row table:style-name="ro1">
          <table:table-cell office:value-type="float" office:value="2248.123876" calcext:value-type="float">
            <text:p>2248.123876</text:p>
          </table:table-cell>
          <table:table-cell office:value-type="float" office:value="3.113344" calcext:value-type="float">
            <text:p>3.113344</text:p>
          </table:table-cell>
        </table:table-row>
        <table:table-row table:style-name="ro1">
          <table:table-cell office:value-type="float" office:value="2300.488028" calcext:value-type="float">
            <text:p>2300.488028</text:p>
          </table:table-cell>
          <table:table-cell office:value-type="float" office:value="3.112686" calcext:value-type="float">
            <text:p>3.112686</text:p>
          </table:table-cell>
        </table:table-row>
        <table:table-row table:style-name="ro1">
          <table:table-cell office:value-type="float" office:value="2354.074596" calcext:value-type="float">
            <text:p>2354.074596</text:p>
          </table:table-cell>
          <table:table-cell office:value-type="float" office:value="3.112013" calcext:value-type="float">
            <text:p>3.112013</text:p>
          </table:table-cell>
        </table:table-row>
        <table:table-row table:style-name="ro1">
          <table:table-cell office:value-type="float" office:value="2408.906582" calcext:value-type="float">
            <text:p>2408.906582</text:p>
          </table:table-cell>
          <table:table-cell office:value-type="float" office:value="3.111324" calcext:value-type="float">
            <text:p>3.111324</text:p>
          </table:table-cell>
        </table:table-row>
        <table:table-row table:style-name="ro1">
          <table:table-cell office:value-type="float" office:value="2465.018492" calcext:value-type="float">
            <text:p>2465.018492</text:p>
          </table:table-cell>
          <table:table-cell office:value-type="float" office:value="3.110619" calcext:value-type="float">
            <text:p>3.110619</text:p>
          </table:table-cell>
        </table:table-row>
        <table:table-row table:style-name="ro1">
          <table:table-cell office:value-type="float" office:value="2522.434725" calcext:value-type="float">
            <text:p>2522.434725</text:p>
          </table:table-cell>
          <table:table-cell office:value-type="float" office:value="3.109897" calcext:value-type="float">
            <text:p>3.109897</text:p>
          </table:table-cell>
        </table:table-row>
        <table:table-row table:style-name="ro1">
          <table:table-cell office:value-type="float" office:value="2581.191187" calcext:value-type="float">
            <text:p>2581.191187</text:p>
          </table:table-cell>
          <table:table-cell office:value-type="float" office:value="3.109159" calcext:value-type="float">
            <text:p>3.109159</text:p>
          </table:table-cell>
        </table:table-row>
        <table:table-row table:style-name="ro1">
          <table:table-cell office:value-type="float" office:value="2641.313365" calcext:value-type="float">
            <text:p>2641.313365</text:p>
          </table:table-cell>
          <table:table-cell office:value-type="float" office:value="3.108404" calcext:value-type="float">
            <text:p>3.108404</text:p>
          </table:table-cell>
        </table:table-row>
        <table:table-row table:style-name="ro1">
          <table:table-cell office:value-type="float" office:value="2702.838874" calcext:value-type="float">
            <text:p>2702.838874</text:p>
          </table:table-cell>
          <table:table-cell office:value-type="float" office:value="3.107631" calcext:value-type="float">
            <text:p>3.107631</text:p>
          </table:table-cell>
        </table:table-row>
        <table:table-row table:style-name="ro1">
          <table:table-cell office:value-type="float" office:value="2765.794601" calcext:value-type="float">
            <text:p>2765.794601</text:p>
          </table:table-cell>
          <table:table-cell office:value-type="float" office:value="3.10684" calcext:value-type="float">
            <text:p>3.10684</text:p>
          </table:table-cell>
        </table:table-row>
        <table:table-row table:style-name="ro1">
          <table:table-cell office:value-type="float" office:value="2830.219714" calcext:value-type="float">
            <text:p>2830.219714</text:p>
          </table:table-cell>
          <table:table-cell office:value-type="float" office:value="3.106031" calcext:value-type="float">
            <text:p>3.106031</text:p>
          </table:table-cell>
        </table:table-row>
        <table:table-row table:style-name="ro1">
          <table:table-cell office:value-type="float" office:value="2896.145297" calcext:value-type="float">
            <text:p>2896.145297</text:p>
          </table:table-cell>
          <table:table-cell office:value-type="float" office:value="3.105203" calcext:value-type="float">
            <text:p>3.105203</text:p>
          </table:table-cell>
        </table:table-row>
        <table:table-row table:style-name="ro1">
          <table:table-cell office:value-type="float" office:value="2963.603679" calcext:value-type="float">
            <text:p>2963.603679</text:p>
          </table:table-cell>
          <table:table-cell office:value-type="float" office:value="3.104355" calcext:value-type="float">
            <text:p>3.104355</text:p>
          </table:table-cell>
        </table:table-row>
        <table:table-row table:style-name="ro1">
          <table:table-cell office:value-type="float" office:value="3032.636514" calcext:value-type="float">
            <text:p>3032.636514</text:p>
          </table:table-cell>
          <table:table-cell office:value-type="float" office:value="3.103488" calcext:value-type="float">
            <text:p>3.103488</text:p>
          </table:table-cell>
        </table:table-row>
        <table:table-row table:style-name="ro1">
          <table:table-cell office:value-type="float" office:value="3103.273643" calcext:value-type="float">
            <text:p>3103.273643</text:p>
          </table:table-cell>
          <table:table-cell office:value-type="float" office:value="3.102601" calcext:value-type="float">
            <text:p>3.102601</text:p>
          </table:table-cell>
        </table:table-row>
        <table:table-row table:style-name="ro1">
          <table:table-cell office:value-type="float" office:value="3175.56014" calcext:value-type="float">
            <text:p>3175.56014</text:p>
          </table:table-cell>
          <table:table-cell office:value-type="float" office:value="3.101693" calcext:value-type="float">
            <text:p>3.101693</text:p>
          </table:table-cell>
        </table:table-row>
        <table:table-row table:style-name="ro1">
          <table:table-cell office:value-type="float" office:value="3249.526467" calcext:value-type="float">
            <text:p>3249.526467</text:p>
          </table:table-cell>
          <table:table-cell office:value-type="float" office:value="3.100764" calcext:value-type="float">
            <text:p>3.100764</text:p>
          </table:table-cell>
        </table:table-row>
        <table:table-row table:style-name="ro1">
          <table:table-cell office:value-type="float" office:value="3325.219252" calcext:value-type="float">
            <text:p>3325.219252</text:p>
          </table:table-cell>
          <table:table-cell office:value-type="float" office:value="3.099813" calcext:value-type="float">
            <text:p>3.099813</text:p>
          </table:table-cell>
        </table:table-row>
        <table:table-row table:style-name="ro1">
          <table:table-cell office:value-type="float" office:value="3402.671757" calcext:value-type="float">
            <text:p>3402.671757</text:p>
          </table:table-cell>
          <table:table-cell office:value-type="float" office:value="3.09884" calcext:value-type="float">
            <text:p>3.09884</text:p>
          </table:table-cell>
        </table:table-row>
        <table:table-row table:style-name="ro1">
          <table:table-cell office:value-type="float" office:value="3481.931851" calcext:value-type="float">
            <text:p>3481.931851</text:p>
          </table:table-cell>
          <table:table-cell office:value-type="float" office:value="3.097844" calcext:value-type="float">
            <text:p>3.097844</text:p>
          </table:table-cell>
        </table:table-row>
        <table:table-row table:style-name="ro1">
          <table:table-cell office:value-type="float" office:value="3563.034661" calcext:value-type="float">
            <text:p>3563.034661</text:p>
          </table:table-cell>
          <table:table-cell office:value-type="float" office:value="3.096826" calcext:value-type="float">
            <text:p>3.096826</text:p>
          </table:table-cell>
        </table:table-row>
        <table:table-row table:style-name="ro1">
          <table:table-cell office:value-type="float" office:value="3646.030234" calcext:value-type="float">
            <text:p>3646.030234</text:p>
          </table:table-cell>
          <table:table-cell office:value-type="float" office:value="3.095783" calcext:value-type="float">
            <text:p>3.095783</text:p>
          </table:table-cell>
        </table:table-row>
        <table:table-row table:style-name="ro1">
          <table:table-cell office:value-type="float" office:value="3730.954938" calcext:value-type="float">
            <text:p>3730.954938</text:p>
          </table:table-cell>
          <table:table-cell office:value-type="float" office:value="3.094717" calcext:value-type="float">
            <text:p>3.094717</text:p>
          </table:table-cell>
        </table:table-row>
        <table:table-row table:style-name="ro1">
          <table:table-cell office:value-type="float" office:value="3817.862241" calcext:value-type="float">
            <text:p>3817.862241</text:p>
          </table:table-cell>
          <table:table-cell office:value-type="float" office:value="3.093625" calcext:value-type="float">
            <text:p>3.093625</text:p>
          </table:table-cell>
        </table:table-row>
        <table:table-row table:style-name="ro1">
          <table:table-cell office:value-type="float" office:value="3906.789444" calcext:value-type="float">
            <text:p>3906.789444</text:p>
          </table:table-cell>
          <table:table-cell office:value-type="float" office:value="3.092508" calcext:value-type="float">
            <text:p>3.092508</text:p>
          </table:table-cell>
        </table:table-row>
        <table:table-row table:style-name="ro1">
          <table:table-cell office:value-type="float" office:value="3997.792189" calcext:value-type="float">
            <text:p>3997.792189</text:p>
          </table:table-cell>
          <table:table-cell office:value-type="float" office:value="3.091366" calcext:value-type="float">
            <text:p>3.091366</text:p>
          </table:table-cell>
        </table:table-row>
        <table:table-row table:style-name="ro1">
          <table:table-cell office:value-type="float" office:value="4090.910575" calcext:value-type="float">
            <text:p>4090.910575</text:p>
          </table:table-cell>
          <table:table-cell office:value-type="float" office:value="3.090196" calcext:value-type="float">
            <text:p>3.090196</text:p>
          </table:table-cell>
        </table:table-row>
        <table:table-row table:style-name="ro1">
          <table:table-cell office:value-type="float" office:value="4186.202111" calcext:value-type="float">
            <text:p>4186.202111</text:p>
          </table:table-cell>
          <table:table-cell office:value-type="float" office:value="3.089" calcext:value-type="float">
            <text:p>3.089</text:p>
          </table:table-cell>
        </table:table-row>
        <table:table-row table:style-name="ro1">
          <table:table-cell office:value-type="float" office:value="4283.70907" calcext:value-type="float">
            <text:p>4283.70907</text:p>
          </table:table-cell>
          <table:table-cell office:value-type="float" office:value="3.087775" calcext:value-type="float">
            <text:p>3.087775</text:p>
          </table:table-cell>
        </table:table-row>
        <table:table-row table:style-name="ro1">
          <table:table-cell office:value-type="float" office:value="4383.491759" calcext:value-type="float">
            <text:p>4383.491759</text:p>
          </table:table-cell>
          <table:table-cell office:value-type="float" office:value="3.086522" calcext:value-type="float">
            <text:p>3.086522</text:p>
          </table:table-cell>
        </table:table-row>
        <table:table-row table:style-name="ro1">
          <table:table-cell office:value-type="float" office:value="4485.593696" calcext:value-type="float">
            <text:p>4485.593696</text:p>
          </table:table-cell>
          <table:table-cell office:value-type="float" office:value="3.08524" calcext:value-type="float">
            <text:p>3.08524</text:p>
          </table:table-cell>
        </table:table-row>
        <table:table-row table:style-name="ro1">
          <table:table-cell office:value-type="float" office:value="4590.079227" calcext:value-type="float">
            <text:p>4590.079227</text:p>
          </table:table-cell>
          <table:table-cell office:value-type="float" office:value="3.083928" calcext:value-type="float">
            <text:p>3.083928</text:p>
          </table:table-cell>
        </table:table-row>
        <table:table-row table:style-name="ro1">
          <table:table-cell office:value-type="float" office:value="4696.993115" calcext:value-type="float">
            <text:p>4696.993115</text:p>
          </table:table-cell>
          <table:table-cell office:value-type="float" office:value="3.082586" calcext:value-type="float">
            <text:p>3.082586</text:p>
          </table:table-cell>
        </table:table-row>
        <table:table-row table:style-name="ro1">
          <table:table-cell office:value-type="float" office:value="4806.402502" calcext:value-type="float">
            <text:p>4806.402502</text:p>
          </table:table-cell>
          <table:table-cell office:value-type="float" office:value="3.081212" calcext:value-type="float">
            <text:p>3.081212</text:p>
          </table:table-cell>
        </table:table-row>
        <table:table-row table:style-name="ro1">
          <table:table-cell office:value-type="float" office:value="4918.355259" calcext:value-type="float">
            <text:p>4918.355259</text:p>
          </table:table-cell>
          <table:table-cell office:value-type="float" office:value="3.079806" calcext:value-type="float">
            <text:p>3.079806</text:p>
          </table:table-cell>
        </table:table-row>
        <table:table-row table:style-name="ro1">
          <table:table-cell office:value-type="float" office:value="5032.921329" calcext:value-type="float">
            <text:p>5032.921329</text:p>
          </table:table-cell>
          <table:table-cell office:value-type="float" office:value="3.078368" calcext:value-type="float">
            <text:p>3.078368</text:p>
          </table:table-cell>
        </table:table-row>
        <table:table-row table:style-name="ro1">
          <table:table-cell office:value-type="float" office:value="5150.15573" calcext:value-type="float">
            <text:p>5150.15573</text:p>
          </table:table-cell>
          <table:table-cell office:value-type="float" office:value="3.076896" calcext:value-type="float">
            <text:p>3.076896</text:p>
          </table:table-cell>
        </table:table-row>
        <table:table-row table:style-name="ro1">
          <table:table-cell office:value-type="float" office:value="5270.115038" calcext:value-type="float">
            <text:p>5270.115038</text:p>
          </table:table-cell>
          <table:table-cell office:value-type="float" office:value="3.075391" calcext:value-type="float">
            <text:p>3.075391</text:p>
          </table:table-cell>
        </table:table-row>
        <table:table-row table:style-name="ro1">
          <table:table-cell office:value-type="float" office:value="5392.8751" calcext:value-type="float">
            <text:p>5392.8751</text:p>
          </table:table-cell>
          <table:table-cell office:value-type="float" office:value="3.07385" calcext:value-type="float">
            <text:p>3.07385</text:p>
          </table:table-cell>
        </table:table-row>
        <table:table-row table:style-name="ro1">
          <table:table-cell office:value-type="float" office:value="5518.488139" calcext:value-type="float">
            <text:p>5518.488139</text:p>
          </table:table-cell>
          <table:table-cell office:value-type="float" office:value="3.072273" calcext:value-type="float">
            <text:p>3.072273</text:p>
          </table:table-cell>
        </table:table-row>
        <table:table-row table:style-name="ro1">
          <table:table-cell office:value-type="float" office:value="5647.03311" calcext:value-type="float">
            <text:p>5647.03311</text:p>
          </table:table-cell>
          <table:table-cell office:value-type="float" office:value="3.07066" calcext:value-type="float">
            <text:p>3.07066</text:p>
          </table:table-cell>
        </table:table-row>
        <table:table-row table:style-name="ro1">
          <table:table-cell office:value-type="float" office:value="5778.565967" calcext:value-type="float">
            <text:p>5778.565967</text:p>
          </table:table-cell>
          <table:table-cell office:value-type="float" office:value="3.069009" calcext:value-type="float">
            <text:p>3.069009</text:p>
          </table:table-cell>
        </table:table-row>
        <table:table-row table:style-name="ro1">
          <table:table-cell office:value-type="float" office:value="5913.169395" calcext:value-type="float">
            <text:p>5913.169395</text:p>
          </table:table-cell>
          <table:table-cell office:value-type="float" office:value="3.06732" calcext:value-type="float">
            <text:p>3.06732</text:p>
          </table:table-cell>
        </table:table-row>
        <table:table-row table:style-name="ro1">
          <table:table-cell office:value-type="float" office:value="6050.901213" calcext:value-type="float">
            <text:p>6050.901213</text:p>
          </table:table-cell>
          <table:table-cell office:value-type="float" office:value="3.065591" calcext:value-type="float">
            <text:p>3.065591</text:p>
          </table:table-cell>
        </table:table-row>
        <table:table-row table:style-name="ro1">
          <table:table-cell office:value-type="float" office:value="6191.847835" calcext:value-type="float">
            <text:p>6191.847835</text:p>
          </table:table-cell>
          <table:table-cell office:value-type="float" office:value="3.063823" calcext:value-type="float">
            <text:p>3.063823</text:p>
          </table:table-cell>
        </table:table-row>
        <table:table-row table:style-name="ro1">
          <table:table-cell office:value-type="float" office:value="6336.070812" calcext:value-type="float">
            <text:p>6336.070812</text:p>
          </table:table-cell>
          <table:table-cell office:value-type="float" office:value="3.062013" calcext:value-type="float">
            <text:p>3.062013</text:p>
          </table:table-cell>
        </table:table-row>
        <table:table-row table:style-name="ro1">
          <table:table-cell office:value-type="float" office:value="6483.660289" calcext:value-type="float">
            <text:p>6483.660289</text:p>
          </table:table-cell>
          <table:table-cell office:value-type="float" office:value="3.060162" calcext:value-type="float">
            <text:p>3.060162</text:p>
          </table:table-cell>
        </table:table-row>
        <table:table-row table:style-name="ro1">
          <table:table-cell office:value-type="float" office:value="6634.6803" calcext:value-type="float">
            <text:p>6634.6803</text:p>
          </table:table-cell>
          <table:table-cell office:value-type="float" office:value="3.058267" calcext:value-type="float">
            <text:p>3.058267</text:p>
          </table:table-cell>
        </table:table-row>
        <table:table-row table:style-name="ro1">
          <table:table-cell office:value-type="float" office:value="6789.225967" calcext:value-type="float">
            <text:p>6789.225967</text:p>
          </table:table-cell>
          <table:table-cell office:value-type="float" office:value="3.056329" calcext:value-type="float">
            <text:p>3.056329</text:p>
          </table:table-cell>
        </table:table-row>
        <table:table-row table:style-name="ro1">
          <table:table-cell office:value-type="float" office:value="6947.363189" calcext:value-type="float">
            <text:p>6947.363189</text:p>
          </table:table-cell>
          <table:table-cell office:value-type="float" office:value="3.054345" calcext:value-type="float">
            <text:p>3.054345</text:p>
          </table:table-cell>
        </table:table-row>
        <table:table-row table:style-name="ro1">
          <table:table-cell office:value-type="float" office:value="7109.191438" calcext:value-type="float">
            <text:p>7109.191438</text:p>
          </table:table-cell>
          <table:table-cell office:value-type="float" office:value="3.052315" calcext:value-type="float">
            <text:p>3.052315</text:p>
          </table:table-cell>
        </table:table-row>
        <table:table-row table:style-name="ro1">
          <table:table-cell office:value-type="float" office:value="7274.782209" calcext:value-type="float">
            <text:p>7274.782209</text:p>
          </table:table-cell>
          <table:table-cell office:value-type="float" office:value="3.050239" calcext:value-type="float">
            <text:p>3.050239</text:p>
          </table:table-cell>
        </table:table-row>
        <table:table-row table:style-name="ro1">
          <table:table-cell office:value-type="float" office:value="7444.237461" calcext:value-type="float">
            <text:p>7444.237461</text:p>
          </table:table-cell>
          <table:table-cell office:value-type="float" office:value="3.048114" calcext:value-type="float">
            <text:p>3.048114</text:p>
          </table:table-cell>
        </table:table-row>
        <table:table-row table:style-name="ro1">
          <table:table-cell office:value-type="float" office:value="7617.631798" calcext:value-type="float">
            <text:p>7617.631798</text:p>
          </table:table-cell>
          <table:table-cell office:value-type="float" office:value="3.04594" calcext:value-type="float">
            <text:p>3.04594</text:p>
          </table:table-cell>
        </table:table-row>
        <table:table-row table:style-name="ro1">
          <table:table-cell office:value-type="float" office:value="7795.072773" calcext:value-type="float">
            <text:p>7795.072773</text:p>
          </table:table-cell>
          <table:table-cell office:value-type="float" office:value="3.043715" calcext:value-type="float">
            <text:p>3.043715</text:p>
          </table:table-cell>
        </table:table-row>
        <table:table-row table:style-name="ro1">
          <table:table-cell office:value-type="float" office:value="7976.639344" calcext:value-type="float">
            <text:p>7976.639344</text:p>
          </table:table-cell>
          <table:table-cell office:value-type="float" office:value="3.041439" calcext:value-type="float">
            <text:p>3.041439</text:p>
          </table:table-cell>
        </table:table-row>
        <table:table-row table:style-name="ro1">
          <table:table-cell office:value-type="float" office:value="8162.443414" calcext:value-type="float">
            <text:p>8162.443414</text:p>
          </table:table-cell>
          <table:table-cell office:value-type="float" office:value="3.03911" calcext:value-type="float">
            <text:p>3.03911</text:p>
          </table:table-cell>
        </table:table-row>
        <table:table-row table:style-name="ro1">
          <table:table-cell office:value-type="float" office:value="8352.565806" calcext:value-type="float">
            <text:p>8352.565806</text:p>
          </table:table-cell>
          <table:table-cell office:value-type="float" office:value="3.036727" calcext:value-type="float">
            <text:p>3.036727</text:p>
          </table:table-cell>
        </table:table-row>
        <table:table-row table:style-name="ro1">
          <table:table-cell office:value-type="float" office:value="8547.127129" calcext:value-type="float">
            <text:p>8547.127129</text:p>
          </table:table-cell>
          <table:table-cell office:value-type="float" office:value="3.034289" calcext:value-type="float">
            <text:p>3.034289</text:p>
          </table:table-cell>
        </table:table-row>
        <table:table-row table:style-name="ro1">
          <table:table-cell office:value-type="float" office:value="8746.210068" calcext:value-type="float">
            <text:p>8746.210068</text:p>
          </table:table-cell>
          <table:table-cell office:value-type="float" office:value="3.031795" calcext:value-type="float">
            <text:p>3.031795</text:p>
          </table:table-cell>
        </table:table-row>
        <table:table-row table:style-name="ro1">
          <table:table-cell office:value-type="float" office:value="8949.940208" calcext:value-type="float">
            <text:p>8949.940208</text:p>
          </table:table-cell>
          <table:table-cell office:value-type="float" office:value="3.029243" calcext:value-type="float">
            <text:p>3.029243</text:p>
          </table:table-cell>
        </table:table-row>
        <table:table-row table:style-name="ro1">
          <table:table-cell office:value-type="float" office:value="9158.415775" calcext:value-type="float">
            <text:p>9158.415775</text:p>
          </table:table-cell>
          <table:table-cell office:value-type="float" office:value="3.026631" calcext:value-type="float">
            <text:p>3.026631</text:p>
          </table:table-cell>
        </table:table-row>
        <table:table-row table:style-name="ro1">
          <table:table-cell office:value-type="float" office:value="9371.737487" calcext:value-type="float">
            <text:p>9371.737487</text:p>
          </table:table-cell>
          <table:table-cell office:value-type="float" office:value="3.02396" calcext:value-type="float">
            <text:p>3.02396</text:p>
          </table:table-cell>
        </table:table-row>
        <table:table-row table:style-name="ro1">
          <table:table-cell office:value-type="float" office:value="9590.038386" calcext:value-type="float">
            <text:p>9590.038386</text:p>
          </table:table-cell>
          <table:table-cell office:value-type="float" office:value="3.021226" calcext:value-type="float">
            <text:p>3.021226</text:p>
          </table:table-cell>
        </table:table-row>
        <table:table-row table:style-name="ro1">
          <table:table-cell office:value-type="float" office:value="9813.413592" calcext:value-type="float">
            <text:p>9813.413592</text:p>
          </table:table-cell>
          <table:table-cell office:value-type="float" office:value="3.01843" calcext:value-type="float">
            <text:p>3.01843</text:p>
          </table:table-cell>
        </table:table-row>
        <table:table-row table:style-name="ro1">
          <table:table-cell office:value-type="float" office:value="10042.002366" calcext:value-type="float">
            <text:p>10042.002366</text:p>
          </table:table-cell>
          <table:table-cell office:value-type="float" office:value="3.015568" calcext:value-type="float">
            <text:p>3.015568</text:p>
          </table:table-cell>
        </table:table-row>
        <table:table-row table:style-name="ro1">
          <table:table-cell office:value-type="float" office:value="10275.904801" calcext:value-type="float">
            <text:p>10275.904801</text:p>
          </table:table-cell>
          <table:table-cell office:value-type="float" office:value="3.012641" calcext:value-type="float">
            <text:p>3.012641</text:p>
          </table:table-cell>
        </table:table-row>
        <table:table-row table:style-name="ro1">
          <table:table-cell office:value-type="float" office:value="10515.266375" calcext:value-type="float">
            <text:p>10515.266375</text:p>
          </table:table-cell>
          <table:table-cell office:value-type="float" office:value="3.009646" calcext:value-type="float">
            <text:p>3.009646</text:p>
          </table:table-cell>
        </table:table-row>
        <table:table-row table:style-name="ro1">
          <table:table-cell office:value-type="float" office:value="10760.193398" calcext:value-type="float">
            <text:p>10760.193398</text:p>
          </table:table-cell>
          <table:table-cell office:value-type="float" office:value="3.006582" calcext:value-type="float">
            <text:p>3.006582</text:p>
          </table:table-cell>
        </table:table-row>
        <table:table-row table:style-name="ro1">
          <table:table-cell office:value-type="float" office:value="11010.836322" calcext:value-type="float">
            <text:p>11010.836322</text:p>
          </table:table-cell>
          <table:table-cell office:value-type="float" office:value="3.003447" calcext:value-type="float">
            <text:p>3.003447</text:p>
          </table:table-cell>
        </table:table-row>
        <table:table-row table:style-name="ro1">
          <table:table-cell office:value-type="float" office:value="11267.304566" calcext:value-type="float">
            <text:p>11267.304566</text:p>
          </table:table-cell>
          <table:table-cell office:value-type="float" office:value="3.000239" calcext:value-type="float">
            <text:p>3.000239</text:p>
          </table:table-cell>
        </table:table-row>
        <table:table-row table:style-name="ro1">
          <table:table-cell office:value-type="float" office:value="11529.759771" calcext:value-type="float">
            <text:p>11529.759771</text:p>
          </table:table-cell>
          <table:table-cell office:value-type="float" office:value="2.996958" calcext:value-type="float">
            <text:p>2.996958</text:p>
          </table:table-cell>
        </table:table-row>
        <table:table-row table:style-name="ro1">
          <table:table-cell office:value-type="float" office:value="11798.31633" calcext:value-type="float">
            <text:p>11798.31633</text:p>
          </table:table-cell>
          <table:table-cell office:value-type="float" office:value="2.993601" calcext:value-type="float">
            <text:p>2.993601</text:p>
          </table:table-cell>
        </table:table-row>
        <table:table-row table:style-name="ro1">
          <table:table-cell office:value-type="float" office:value="12073.140858" calcext:value-type="float">
            <text:p>12073.140858</text:p>
          </table:table-cell>
          <table:table-cell office:value-type="float" office:value="2.990167" calcext:value-type="float">
            <text:p>2.990167</text:p>
          </table:table-cell>
        </table:table-row>
        <table:table-row table:style-name="ro1">
          <table:table-cell office:value-type="float" office:value="12354.352722" calcext:value-type="float">
            <text:p>12354.352722</text:p>
          </table:table-cell>
          <table:table-cell office:value-type="float" office:value="2.986654" calcext:value-type="float">
            <text:p>2.986654</text:p>
          </table:table-cell>
        </table:table-row>
        <table:table-row table:style-name="ro1">
          <table:table-cell office:value-type="float" office:value="12642.129727" calcext:value-type="float">
            <text:p>12642.129727</text:p>
          </table:table-cell>
          <table:table-cell office:value-type="float" office:value="2.98306" calcext:value-type="float">
            <text:p>2.98306</text:p>
          </table:table-cell>
        </table:table-row>
        <table:table-row table:style-name="ro1">
          <table:table-cell office:value-type="float" office:value="12936.59497" calcext:value-type="float">
            <text:p>12936.59497</text:p>
          </table:table-cell>
          <table:table-cell office:value-type="float" office:value="2.979383" calcext:value-type="float">
            <text:p>2.979383</text:p>
          </table:table-cell>
        </table:table-row>
        <table:table-row table:style-name="ro1">
          <table:table-cell office:value-type="float" office:value="13237.933717" calcext:value-type="float">
            <text:p>13237.933717</text:p>
          </table:table-cell>
          <table:table-cell office:value-type="float" office:value="2.975622" calcext:value-type="float">
            <text:p>2.975622</text:p>
          </table:table-cell>
        </table:table-row>
        <table:table-row table:style-name="ro1">
          <table:table-cell office:value-type="float" office:value="13546.277768" calcext:value-type="float">
            <text:p>13546.277768</text:p>
          </table:table-cell>
          <table:table-cell office:value-type="float" office:value="2.971774" calcext:value-type="float">
            <text:p>2.971774</text:p>
          </table:table-cell>
        </table:table-row>
        <table:table-row table:style-name="ro1">
          <table:table-cell office:value-type="float" office:value="13861.817363" calcext:value-type="float">
            <text:p>13861.817363</text:p>
          </table:table-cell>
          <table:table-cell office:value-type="float" office:value="2.967838" calcext:value-type="float">
            <text:p>2.967838</text:p>
          </table:table-cell>
        </table:table-row>
        <table:table-row table:style-name="ro1">
          <table:table-cell office:value-type="float" office:value="14184.693007" calcext:value-type="float">
            <text:p>14184.693007</text:p>
          </table:table-cell>
          <table:table-cell office:value-type="float" office:value="2.963812" calcext:value-type="float">
            <text:p>2.963812</text:p>
          </table:table-cell>
        </table:table-row>
        <table:table-row table:style-name="ro1">
          <table:table-cell office:value-type="float" office:value="14515.104886" calcext:value-type="float">
            <text:p>14515.104886</text:p>
          </table:table-cell>
          <table:table-cell office:value-type="float" office:value="2.959694" calcext:value-type="float">
            <text:p>2.959694</text:p>
          </table:table-cell>
        </table:table-row>
        <table:table-row table:style-name="ro1">
          <table:table-cell office:value-type="float" office:value="14853.195991" calcext:value-type="float">
            <text:p>14853.195991</text:p>
          </table:table-cell>
          <table:table-cell office:value-type="float" office:value="2.955481" calcext:value-type="float">
            <text:p>2.955481</text:p>
          </table:table-cell>
        </table:table-row>
        <table:table-row table:style-name="ro1">
          <table:table-cell office:value-type="float" office:value="15199.180186" calcext:value-type="float">
            <text:p>15199.180186</text:p>
          </table:table-cell>
          <table:table-cell office:value-type="float" office:value="2.951172" calcext:value-type="float">
            <text:p>2.951172</text:p>
          </table:table-cell>
        </table:table-row>
        <table:table-row table:style-name="ro1">
          <table:table-cell office:value-type="float" office:value="15553.205436" calcext:value-type="float">
            <text:p>15553.205436</text:p>
          </table:table-cell>
          <table:table-cell office:value-type="float" office:value="2.946764" calcext:value-type="float">
            <text:p>2.946764</text:p>
          </table:table-cell>
        </table:table-row>
        <table:table-row table:style-name="ro1">
          <table:table-cell office:value-type="float" office:value="15915.494309" calcext:value-type="float">
            <text:p>15915.494309</text:p>
          </table:table-cell>
          <table:table-cell office:value-type="float" office:value="2.942255" calcext:value-type="float">
            <text:p>2.942255</text:p>
          </table:table-cell>
        </table:table-row>
        <table:table-row table:style-name="ro1">
          <table:table-cell office:value-type="float" office:value="16286.222125" calcext:value-type="float">
            <text:p>16286.222125</text:p>
          </table:table-cell>
          <table:table-cell office:value-type="float" office:value="2.937644" calcext:value-type="float">
            <text:p>2.937644</text:p>
          </table:table-cell>
        </table:table-row>
        <table:table-row table:style-name="ro1">
          <table:table-cell office:value-type="float" office:value="16665.567931" calcext:value-type="float">
            <text:p>16665.567931</text:p>
          </table:table-cell>
          <table:table-cell office:value-type="float" office:value="2.932927" calcext:value-type="float">
            <text:p>2.932927</text:p>
          </table:table-cell>
        </table:table-row>
        <table:table-row table:style-name="ro1">
          <table:table-cell office:value-type="float" office:value="17053.767975" calcext:value-type="float">
            <text:p>17053.767975</text:p>
          </table:table-cell>
          <table:table-cell office:value-type="float" office:value="2.928103" calcext:value-type="float">
            <text:p>2.928103</text:p>
          </table:table-cell>
        </table:table-row>
        <table:table-row table:style-name="ro1">
          <table:table-cell office:value-type="float" office:value="17450.991359" calcext:value-type="float">
            <text:p>17450.991359</text:p>
          </table:table-cell>
          <table:table-cell office:value-type="float" office:value="2.92317" calcext:value-type="float">
            <text:p>2.92317</text:p>
          </table:table-cell>
        </table:table-row>
        <table:table-row table:style-name="ro1">
          <table:table-cell office:value-type="float" office:value="17857.486761" calcext:value-type="float">
            <text:p>17857.486761</text:p>
          </table:table-cell>
          <table:table-cell office:value-type="float" office:value="2.918123" calcext:value-type="float">
            <text:p>2.918123</text:p>
          </table:table-cell>
        </table:table-row>
        <table:table-row table:style-name="ro1">
          <table:table-cell office:value-type="float" office:value="18273.429501" calcext:value-type="float">
            <text:p>18273.429501</text:p>
          </table:table-cell>
          <table:table-cell office:value-type="float" office:value="2.912963" calcext:value-type="float">
            <text:p>2.912963</text:p>
          </table:table-cell>
        </table:table-row>
        <table:table-row table:style-name="ro1">
          <table:table-cell office:value-type="float" office:value="18699.083179" calcext:value-type="float">
            <text:p>18699.083179</text:p>
          </table:table-cell>
          <table:table-cell office:value-type="float" office:value="2.907685" calcext:value-type="float">
            <text:p>2.907685</text:p>
          </table:table-cell>
        </table:table-row>
        <table:table-row table:style-name="ro1">
          <table:table-cell office:value-type="float" office:value="19134.629332" calcext:value-type="float">
            <text:p>19134.629332</text:p>
          </table:table-cell>
          <table:table-cell office:value-type="float" office:value="2.902288" calcext:value-type="float">
            <text:p>2.902288</text:p>
          </table:table-cell>
        </table:table-row>
        <table:table-row table:style-name="ro1">
          <table:table-cell office:value-type="float" office:value="19580.34275" calcext:value-type="float">
            <text:p>19580.34275</text:p>
          </table:table-cell>
          <table:table-cell office:value-type="float" office:value="2.896769" calcext:value-type="float">
            <text:p>2.896769</text:p>
          </table:table-cell>
        </table:table-row>
        <table:table-row table:style-name="ro1">
          <table:table-cell office:value-type="float" office:value="20036.41616" calcext:value-type="float">
            <text:p>20036.41616</text:p>
          </table:table-cell>
          <table:table-cell office:value-type="float" office:value="2.891125" calcext:value-type="float">
            <text:p>2.891125</text:p>
          </table:table-cell>
        </table:table-row>
        <table:table-row table:style-name="ro1">
          <table:table-cell office:value-type="float" office:value="20503.1343" calcext:value-type="float">
            <text:p>20503.1343</text:p>
          </table:table-cell>
          <table:table-cell office:value-type="float" office:value="2.885354" calcext:value-type="float">
            <text:p>2.885354</text:p>
          </table:table-cell>
        </table:table-row>
        <table:table-row table:style-name="ro1">
          <table:table-cell office:value-type="float" office:value="20980.702332" calcext:value-type="float">
            <text:p>20980.702332</text:p>
          </table:table-cell>
          <table:table-cell office:value-type="float" office:value="2.879453" calcext:value-type="float">
            <text:p>2.879453</text:p>
          </table:table-cell>
        </table:table-row>
        <table:table-row table:style-name="ro1">
          <table:table-cell office:value-type="float" office:value="21469.417426" calcext:value-type="float">
            <text:p>21469.417426</text:p>
          </table:table-cell>
          <table:table-cell office:value-type="float" office:value="2.873419" calcext:value-type="float">
            <text:p>2.873419</text:p>
          </table:table-cell>
        </table:table-row>
        <table:table-row table:style-name="ro1">
          <table:table-cell office:value-type="float" office:value="21969.492204" calcext:value-type="float">
            <text:p>21969.492204</text:p>
          </table:table-cell>
          <table:table-cell office:value-type="float" office:value="2.867249" calcext:value-type="float">
            <text:p>2.867249</text:p>
          </table:table-cell>
        </table:table-row>
        <table:table-row table:style-name="ro1">
          <table:table-cell office:value-type="float" office:value="22481.237516" calcext:value-type="float">
            <text:p>22481.237516</text:p>
          </table:table-cell>
          <table:table-cell office:value-type="float" office:value="2.860942" calcext:value-type="float">
            <text:p>2.860942</text:p>
          </table:table-cell>
        </table:table-row>
        <table:table-row table:style-name="ro1">
          <table:table-cell office:value-type="float" office:value="23004.87966" calcext:value-type="float">
            <text:p>23004.87966</text:p>
          </table:table-cell>
          <table:table-cell office:value-type="float" office:value="2.854493" calcext:value-type="float">
            <text:p>2.854493</text:p>
          </table:table-cell>
        </table:table-row>
        <table:table-row table:style-name="ro1">
          <table:table-cell office:value-type="float" office:value="23540.744407" calcext:value-type="float">
            <text:p>23540.744407</text:p>
          </table:table-cell>
          <table:table-cell office:value-type="float" office:value="2.8479" calcext:value-type="float">
            <text:p>2.8479</text:p>
          </table:table-cell>
        </table:table-row>
        <table:table-row table:style-name="ro1">
          <table:table-cell office:value-type="float" office:value="24089.065514" calcext:value-type="float">
            <text:p>24089.065514</text:p>
          </table:table-cell>
          <table:table-cell office:value-type="float" office:value="2.841161" calcext:value-type="float">
            <text:p>2.841161</text:p>
          </table:table-cell>
        </table:table-row>
        <table:table-row table:style-name="ro1">
          <table:table-cell office:value-type="float" office:value="24650.18616" calcext:value-type="float">
            <text:p>24650.18616</text:p>
          </table:table-cell>
          <table:table-cell office:value-type="float" office:value="2.834271" calcext:value-type="float">
            <text:p>2.834271</text:p>
          </table:table-cell>
        </table:table-row>
        <table:table-row table:style-name="ro1">
          <table:table-cell office:value-type="float" office:value="25224.347564" calcext:value-type="float">
            <text:p>25224.347564</text:p>
          </table:table-cell>
          <table:table-cell office:value-type="float" office:value="2.827229" calcext:value-type="float">
            <text:p>2.827229</text:p>
          </table:table-cell>
        </table:table-row>
        <table:table-row table:style-name="ro1">
          <table:table-cell office:value-type="float" office:value="25811.912799" calcext:value-type="float">
            <text:p>25811.912799</text:p>
          </table:table-cell>
          <table:table-cell office:value-type="float" office:value="2.82003" calcext:value-type="float">
            <text:p>2.82003</text:p>
          </table:table-cell>
        </table:table-row>
        <table:table-row table:style-name="ro1">
          <table:table-cell office:value-type="float" office:value="26413.133031" calcext:value-type="float">
            <text:p>26413.133031</text:p>
          </table:table-cell>
          <table:table-cell office:value-type="float" office:value="2.812673" calcext:value-type="float">
            <text:p>2.812673</text:p>
          </table:table-cell>
        </table:table-row>
        <table:table-row table:style-name="ro1">
          <table:table-cell office:value-type="float" office:value="27028.388739" calcext:value-type="float">
            <text:p>27028.388739</text:p>
          </table:table-cell>
          <table:table-cell office:value-type="float" office:value="2.805154" calcext:value-type="float">
            <text:p>2.805154</text:p>
          </table:table-cell>
        </table:table-row>
        <table:table-row table:style-name="ro1">
          <table:table-cell office:value-type="float" office:value="27657.943524" calcext:value-type="float">
            <text:p>27657.943524</text:p>
          </table:table-cell>
          <table:table-cell office:value-type="float" office:value="2.797469" calcext:value-type="float">
            <text:p>2.797469</text:p>
          </table:table-cell>
        </table:table-row>
        <table:table-row table:style-name="ro1">
          <table:table-cell office:value-type="float" office:value="28302.195273" calcext:value-type="float">
            <text:p>28302.195273</text:p>
          </table:table-cell>
          <table:table-cell office:value-type="float" office:value="2.789616" calcext:value-type="float">
            <text:p>2.789616</text:p>
          </table:table-cell>
        </table:table-row>
        <table:table-row table:style-name="ro1">
          <table:table-cell office:value-type="float" office:value="28961.454836" calcext:value-type="float">
            <text:p>28961.454836</text:p>
          </table:table-cell>
          <table:table-cell office:value-type="float" office:value="2.781591" calcext:value-type="float">
            <text:p>2.781591</text:p>
          </table:table-cell>
        </table:table-row>
        <table:table-row table:style-name="ro1">
          <table:table-cell office:value-type="float" office:value="29636.035549" calcext:value-type="float">
            <text:p>29636.035549</text:p>
          </table:table-cell>
          <table:table-cell office:value-type="float" office:value="2.773392" calcext:value-type="float">
            <text:p>2.773392</text:p>
          </table:table-cell>
        </table:table-row>
        <table:table-row table:style-name="ro1">
          <table:table-cell office:value-type="float" office:value="30326.362654" calcext:value-type="float">
            <text:p>30326.362654</text:p>
          </table:table-cell>
          <table:table-cell office:value-type="float" office:value="2.765015" calcext:value-type="float">
            <text:p>2.765015</text:p>
          </table:table-cell>
        </table:table-row>
        <table:table-row table:style-name="ro1">
          <table:table-cell office:value-type="float" office:value="31032.737054" calcext:value-type="float">
            <text:p>31032.737054</text:p>
          </table:table-cell>
          <table:table-cell office:value-type="float" office:value="2.756456" calcext:value-type="float">
            <text:p>2.756456</text:p>
          </table:table-cell>
        </table:table-row>
        <table:table-row table:style-name="ro1">
          <table:table-cell office:value-type="float" office:value="31755.598911" calcext:value-type="float">
            <text:p>31755.598911</text:p>
          </table:table-cell>
          <table:table-cell office:value-type="float" office:value="2.747713" calcext:value-type="float">
            <text:p>2.747713</text:p>
          </table:table-cell>
        </table:table-row>
        <table:table-row table:style-name="ro1">
          <table:table-cell office:value-type="float" office:value="32495.264049" calcext:value-type="float">
            <text:p>32495.264049</text:p>
          </table:table-cell>
          <table:table-cell office:value-type="float" office:value="2.738781" calcext:value-type="float">
            <text:p>2.738781</text:p>
          </table:table-cell>
        </table:table-row>
        <table:table-row table:style-name="ro1">
          <table:table-cell office:value-type="float" office:value="33252.195011" calcext:value-type="float">
            <text:p>33252.195011</text:p>
          </table:table-cell>
          <table:table-cell office:value-type="float" office:value="2.729659" calcext:value-type="float">
            <text:p>2.729659</text:p>
          </table:table-cell>
        </table:table-row>
        <table:table-row table:style-name="ro1">
          <table:table-cell office:value-type="float" office:value="34026.717568" calcext:value-type="float">
            <text:p>34026.717568</text:p>
          </table:table-cell>
          <table:table-cell office:value-type="float" office:value="2.720342" calcext:value-type="float">
            <text:p>2.720342</text:p>
          </table:table-cell>
        </table:table-row>
        <table:table-row table:style-name="ro1">
          <table:table-cell office:value-type="float" office:value="34819.319132" calcext:value-type="float">
            <text:p>34819.319132</text:p>
          </table:table-cell>
          <table:table-cell office:value-type="float" office:value="2.710827" calcext:value-type="float">
            <text:p>2.710827</text:p>
          </table:table-cell>
        </table:table-row>
        <table:table-row table:style-name="ro1">
          <table:table-cell office:value-type="float" office:value="35630.345367" calcext:value-type="float">
            <text:p>35630.345367</text:p>
          </table:table-cell>
          <table:table-cell office:value-type="float" office:value="2.701112" calcext:value-type="float">
            <text:p>2.701112</text:p>
          </table:table-cell>
        </table:table-row>
        <table:table-row table:style-name="ro1">
          <table:table-cell office:value-type="float" office:value="36460.301093" calcext:value-type="float">
            <text:p>36460.301093</text:p>
          </table:table-cell>
          <table:table-cell office:value-type="float" office:value="2.691191" calcext:value-type="float">
            <text:p>2.691191</text:p>
          </table:table-cell>
        </table:table-row>
        <table:table-row table:style-name="ro1">
          <table:table-cell office:value-type="float" office:value="37309.549383" calcext:value-type="float">
            <text:p>37309.549383</text:p>
          </table:table-cell>
          <table:table-cell office:value-type="float" office:value="2.681063" calcext:value-type="float">
            <text:p>2.681063</text:p>
          </table:table-cell>
        </table:table-row>
        <table:table-row table:style-name="ro1">
          <table:table-cell office:value-type="float" office:value="38178.62241" calcext:value-type="float">
            <text:p>38178.62241</text:p>
          </table:table-cell>
          <table:table-cell office:value-type="float" office:value="2.670723" calcext:value-type="float">
            <text:p>2.670723</text:p>
          </table:table-cell>
        </table:table-row>
        <table:table-row table:style-name="ro1">
          <table:table-cell office:value-type="float" office:value="39067.893194" calcext:value-type="float">
            <text:p>39067.893194</text:p>
          </table:table-cell>
          <table:table-cell office:value-type="float" office:value="2.66017" calcext:value-type="float">
            <text:p>2.66017</text:p>
          </table:table-cell>
        </table:table-row>
        <table:table-row table:style-name="ro1">
          <table:table-cell office:value-type="float" office:value="39977.923751" calcext:value-type="float">
            <text:p>39977.923751</text:p>
          </table:table-cell>
          <table:table-cell office:value-type="float" office:value="2.649398" calcext:value-type="float">
            <text:p>2.649398</text:p>
          </table:table-cell>
        </table:table-row>
        <table:table-row table:style-name="ro1">
          <table:table-cell office:value-type="float" office:value="40909.104508" calcext:value-type="float">
            <text:p>40909.104508</text:p>
          </table:table-cell>
          <table:table-cell office:value-type="float" office:value="2.638407" calcext:value-type="float">
            <text:p>2.638407</text:p>
          </table:table-cell>
        </table:table-row>
        <table:table-row table:style-name="ro1">
          <table:table-cell office:value-type="float" office:value="41862.022349" calcext:value-type="float">
            <text:p>41862.022349</text:p>
          </table:table-cell>
          <table:table-cell office:value-type="float" office:value="2.62719" calcext:value-type="float">
            <text:p>2.62719</text:p>
          </table:table-cell>
        </table:table-row>
        <table:table-row table:style-name="ro1">
          <table:table-cell office:value-type="float" office:value="42837.090081" calcext:value-type="float">
            <text:p>42837.090081</text:p>
          </table:table-cell>
          <table:table-cell office:value-type="float" office:value="2.615747" calcext:value-type="float">
            <text:p>2.615747</text:p>
          </table:table-cell>
        </table:table-row>
        <table:table-row table:style-name="ro1">
          <table:table-cell office:value-type="float" office:value="43834.91697" calcext:value-type="float">
            <text:p>43834.91697</text:p>
          </table:table-cell>
          <table:table-cell office:value-type="float" office:value="2.604074" calcext:value-type="float">
            <text:p>2.604074</text:p>
          </table:table-cell>
        </table:table-row>
        <table:table-row table:style-name="ro1">
          <table:table-cell office:value-type="float" office:value="44855.935719" calcext:value-type="float">
            <text:p>44855.935719</text:p>
          </table:table-cell>
          <table:table-cell office:value-type="float" office:value="2.592168" calcext:value-type="float">
            <text:p>2.592168</text:p>
          </table:table-cell>
        </table:table-row>
        <table:table-row table:style-name="ro1">
          <table:table-cell office:value-type="float" office:value="45900.792894" calcext:value-type="float">
            <text:p>45900.792894</text:p>
          </table:table-cell>
          <table:table-cell office:value-type="float" office:value="2.580025" calcext:value-type="float">
            <text:p>2.580025</text:p>
          </table:table-cell>
        </table:table-row>
        <table:table-row table:style-name="ro1">
          <table:table-cell office:value-type="float" office:value="46969.931145" calcext:value-type="float">
            <text:p>46969.931145</text:p>
          </table:table-cell>
          <table:table-cell office:value-type="float" office:value="2.567644" calcext:value-type="float">
            <text:p>2.567644</text:p>
          </table:table-cell>
        </table:table-row>
        <table:table-row table:style-name="ro1">
          <table:table-cell office:value-type="float" office:value="48064.026881" calcext:value-type="float">
            <text:p>48064.026881</text:p>
          </table:table-cell>
          <table:table-cell office:value-type="float" office:value="2.55502" calcext:value-type="float">
            <text:p>2.55502</text:p>
          </table:table-cell>
        </table:table-row>
        <table:table-row table:style-name="ro1">
          <table:table-cell office:value-type="float" office:value="49183.552592" calcext:value-type="float">
            <text:p>49183.552592</text:p>
          </table:table-cell>
          <table:table-cell office:value-type="float" office:value="2.542153" calcext:value-type="float">
            <text:p>2.542153</text:p>
          </table:table-cell>
        </table:table-row>
        <table:table-row table:style-name="ro1">
          <table:table-cell office:value-type="float" office:value="50329.214529" calcext:value-type="float">
            <text:p>50329.214529</text:p>
          </table:table-cell>
          <table:table-cell office:value-type="float" office:value="2.529038" calcext:value-type="float">
            <text:p>2.529038</text:p>
          </table:table-cell>
        </table:table-row>
        <table:table-row table:style-name="ro1">
          <table:table-cell office:value-type="float" office:value="51501.554813" calcext:value-type="float">
            <text:p>51501.554813</text:p>
          </table:table-cell>
          <table:table-cell office:value-type="float" office:value="2.515674" calcext:value-type="float">
            <text:p>2.515674</text:p>
          </table:table-cell>
        </table:table-row>
        <table:table-row table:style-name="ro1">
          <table:table-cell office:value-type="float" office:value="52701.150382" calcext:value-type="float">
            <text:p>52701.150382</text:p>
          </table:table-cell>
          <table:table-cell office:value-type="float" office:value="2.502058" calcext:value-type="float">
            <text:p>2.502058</text:p>
          </table:table-cell>
        </table:table-row>
        <table:table-row table:style-name="ro1">
          <table:table-cell office:value-type="float" office:value="53928.747273" calcext:value-type="float">
            <text:p>53928.747273</text:p>
          </table:table-cell>
          <table:table-cell office:value-type="float" office:value="2.488188" calcext:value-type="float">
            <text:p>2.488188</text:p>
          </table:table-cell>
        </table:table-row>
        <table:table-row table:style-name="ro1">
          <table:table-cell office:value-type="float" office:value="55184.877661" calcext:value-type="float">
            <text:p>55184.877661</text:p>
          </table:table-cell>
          <table:table-cell office:value-type="float" office:value="2.474063" calcext:value-type="float">
            <text:p>2.474063</text:p>
          </table:table-cell>
        </table:table-row>
        <table:table-row table:style-name="ro1">
          <table:table-cell office:value-type="float" office:value="56470.327374" calcext:value-type="float">
            <text:p>56470.327374</text:p>
          </table:table-cell>
          <table:table-cell office:value-type="float" office:value="2.459679" calcext:value-type="float">
            <text:p>2.459679</text:p>
          </table:table-cell>
        </table:table-row>
        <table:table-row table:style-name="ro1">
          <table:table-cell office:value-type="float" office:value="57785.658428" calcext:value-type="float">
            <text:p>57785.658428</text:p>
          </table:table-cell>
          <table:table-cell office:value-type="float" office:value="2.445037" calcext:value-type="float">
            <text:p>2.445037</text:p>
          </table:table-cell>
        </table:table-row>
        <table:table-row table:style-name="ro1">
          <table:table-cell office:value-type="float" office:value="59131.691465" calcext:value-type="float">
            <text:p>59131.691465</text:p>
          </table:table-cell>
          <table:table-cell office:value-type="float" office:value="2.430133" calcext:value-type="float">
            <text:p>2.430133</text:p>
          </table:table-cell>
        </table:table-row>
        <table:table-row table:style-name="ro1">
          <table:table-cell office:value-type="float" office:value="60509.013369" calcext:value-type="float">
            <text:p>60509.013369</text:p>
          </table:table-cell>
          <table:table-cell office:value-type="float" office:value="2.414968" calcext:value-type="float">
            <text:p>2.414968</text:p>
          </table:table-cell>
        </table:table-row>
        <table:table-row table:style-name="ro1">
          <table:table-cell office:value-type="float" office:value="61918.479598" calcext:value-type="float">
            <text:p>61918.479598</text:p>
          </table:table-cell>
          <table:table-cell office:value-type="float" office:value="2.399538" calcext:value-type="float">
            <text:p>2.399538</text:p>
          </table:table-cell>
        </table:table-row>
        <table:table-row table:style-name="ro1">
          <table:table-cell office:value-type="float" office:value="63360.71185" calcext:value-type="float">
            <text:p>63360.71185</text:p>
          </table:table-cell>
          <table:table-cell office:value-type="float" office:value="2.383846" calcext:value-type="float">
            <text:p>2.383846</text:p>
          </table:table-cell>
        </table:table-row>
        <table:table-row table:style-name="ro1">
          <table:table-cell office:value-type="float" office:value="64836.605373" calcext:value-type="float">
            <text:p>64836.605373</text:p>
          </table:table-cell>
          <table:table-cell office:value-type="float" office:value="2.367887" calcext:value-type="float">
            <text:p>2.367887</text:p>
          </table:table-cell>
        </table:table-row>
        <table:table-row table:style-name="ro1">
          <table:table-cell office:value-type="float" office:value="66346.806734" calcext:value-type="float">
            <text:p>66346.806734</text:p>
          </table:table-cell>
          <table:table-cell office:value-type="float" office:value="2.351665" calcext:value-type="float">
            <text:p>2.351665</text:p>
          </table:table-cell>
        </table:table-row>
        <table:table-row table:style-name="ro1">
          <table:table-cell office:value-type="float" office:value="67892.255941" calcext:value-type="float">
            <text:p>67892.255941</text:p>
          </table:table-cell>
          <table:table-cell office:value-type="float" office:value="2.335177" calcext:value-type="float">
            <text:p>2.335177</text:p>
          </table:table-cell>
        </table:table-row>
        <table:table-row table:style-name="ro1">
          <table:table-cell office:value-type="float" office:value="69473.629403" calcext:value-type="float">
            <text:p>69473.629403</text:p>
          </table:table-cell>
          <table:table-cell office:value-type="float" office:value="2.318425" calcext:value-type="float">
            <text:p>2.318425</text:p>
          </table:table-cell>
        </table:table-row>
        <table:table-row table:style-name="ro1">
          <table:table-cell office:value-type="float" office:value="71091.916864" calcext:value-type="float">
            <text:p>71091.916864</text:p>
          </table:table-cell>
          <table:table-cell office:value-type="float" office:value="2.301407" calcext:value-type="float">
            <text:p>2.301407</text:p>
          </table:table-cell>
        </table:table-row>
        <table:table-row table:style-name="ro1">
          <table:table-cell office:value-type="float" office:value="72747.819602" calcext:value-type="float">
            <text:p>72747.819602</text:p>
          </table:table-cell>
          <table:table-cell office:value-type="float" office:value="2.284127" calcext:value-type="float">
            <text:p>2.284127</text:p>
          </table:table-cell>
        </table:table-row>
        <table:table-row table:style-name="ro1">
          <table:table-cell office:value-type="float" office:value="74442.372122" calcext:value-type="float">
            <text:p>74442.372122</text:p>
          </table:table-cell>
          <table:table-cell office:value-type="float" office:value="2.266584" calcext:value-type="float">
            <text:p>2.266584</text:p>
          </table:table-cell>
        </table:table-row>
        <table:table-row table:style-name="ro1">
          <table:table-cell office:value-type="float" office:value="76176.315491" calcext:value-type="float">
            <text:p>76176.315491</text:p>
          </table:table-cell>
          <table:table-cell office:value-type="float" office:value="2.248781" calcext:value-type="float">
            <text:p>2.248781</text:p>
          </table:table-cell>
        </table:table-row>
        <table:table-row table:style-name="ro1">
          <table:table-cell office:value-type="float" office:value="77950.728978" calcext:value-type="float">
            <text:p>77950.728978</text:p>
          </table:table-cell>
          <table:table-cell office:value-type="float" office:value="2.230718" calcext:value-type="float">
            <text:p>2.230718</text:p>
          </table:table-cell>
        </table:table-row>
        <table:table-row table:style-name="ro1">
          <table:table-cell office:value-type="float" office:value="79766.388463" calcext:value-type="float">
            <text:p>79766.388463</text:p>
          </table:table-cell>
          <table:table-cell office:value-type="float" office:value="2.212399" calcext:value-type="float">
            <text:p>2.212399</text:p>
          </table:table-cell>
        </table:table-row>
        <table:table-row table:style-name="ro1">
          <table:table-cell office:value-type="float" office:value="81624.432899" calcext:value-type="float">
            <text:p>81624.432899</text:p>
          </table:table-cell>
          <table:table-cell office:value-type="float" office:value="2.193825" calcext:value-type="float">
            <text:p>2.193825</text:p>
          </table:table-cell>
        </table:table-row>
        <table:table-row table:style-name="ro1">
          <table:table-cell office:value-type="float" office:value="83525.658061" calcext:value-type="float">
            <text:p>83525.658061</text:p>
          </table:table-cell>
          <table:table-cell office:value-type="float" office:value="2.175001" calcext:value-type="float">
            <text:p>2.175001</text:p>
          </table:table-cell>
        </table:table-row>
        <table:table-row table:style-name="ro1">
          <table:table-cell office:value-type="float" office:value="85471.267557" calcext:value-type="float">
            <text:p>85471.267557</text:p>
          </table:table-cell>
          <table:table-cell office:value-type="float" office:value="2.155928" calcext:value-type="float">
            <text:p>2.155928</text:p>
          </table:table-cell>
        </table:table-row>
        <table:table-row table:style-name="ro1">
          <table:table-cell office:value-type="float" office:value="87462.096951" calcext:value-type="float">
            <text:p>87462.096951</text:p>
          </table:table-cell>
          <table:table-cell office:value-type="float" office:value="2.136612" calcext:value-type="float">
            <text:p>2.136612</text:p>
          </table:table-cell>
        </table:table-row>
        <table:table-row table:style-name="ro1">
          <table:table-cell office:value-type="float" office:value="89499.399589" calcext:value-type="float">
            <text:p>89499.399589</text:p>
          </table:table-cell>
          <table:table-cell office:value-type="float" office:value="2.117055" calcext:value-type="float">
            <text:p>2.117055</text:p>
          </table:table-cell>
        </table:table-row>
        <table:table-row table:style-name="ro1">
          <table:table-cell office:value-type="float" office:value="91584.160242" calcext:value-type="float">
            <text:p>91584.160242</text:p>
          </table:table-cell>
          <table:table-cell office:value-type="float" office:value="2.097263" calcext:value-type="float">
            <text:p>2.097263</text:p>
          </table:table-cell>
        </table:table-row>
        <table:table-row table:style-name="ro1">
          <table:table-cell office:value-type="float" office:value="93717.373627" calcext:value-type="float">
            <text:p>93717.373627</text:p>
          </table:table-cell>
          <table:table-cell office:value-type="float" office:value="2.077241" calcext:value-type="float">
            <text:p>2.077241</text:p>
          </table:table-cell>
        </table:table-row>
        <table:table-row table:style-name="ro1">
          <table:table-cell office:value-type="float" office:value="95900.382615" calcext:value-type="float">
            <text:p>95900.382615</text:p>
          </table:table-cell>
          <table:table-cell office:value-type="float" office:value="2.056993" calcext:value-type="float">
            <text:p>2.056993</text:p>
          </table:table-cell>
        </table:table-row>
        <table:table-row table:style-name="ro1">
          <table:table-cell office:value-type="float" office:value="98134.132189" calcext:value-type="float">
            <text:p>98134.132189</text:p>
          </table:table-cell>
          <table:table-cell office:value-type="float" office:value="2.036528" calcext:value-type="float">
            <text:p>2.036528</text:p>
          </table:table-cell>
        </table:table-row>
        <table:table-row table:style-name="ro1">
          <table:table-cell office:value-type="float" office:value="100420.0249" calcext:value-type="float">
            <text:p>100420.0249</text:p>
          </table:table-cell>
          <table:table-cell office:value-type="float" office:value="2.015849" calcext:value-type="float">
            <text:p>2.015849</text:p>
          </table:table-cell>
        </table:table-row>
        <table:table-row table:style-name="ro1">
          <table:table-cell office:value-type="float" office:value="102759.045521" calcext:value-type="float">
            <text:p>102759.045521</text:p>
          </table:table-cell>
          <table:table-cell office:value-type="float" office:value="1.994965" calcext:value-type="float">
            <text:p>1.994965</text:p>
          </table:table-cell>
        </table:table-row>
        <table:table-row table:style-name="ro1">
          <table:table-cell office:value-type="float" office:value="105152.666235" calcext:value-type="float">
            <text:p>105152.666235</text:p>
          </table:table-cell>
          <table:table-cell office:value-type="float" office:value="1.973881" calcext:value-type="float">
            <text:p>1.973881</text:p>
          </table:table-cell>
        </table:table-row>
        <table:table-row table:style-name="ro1">
          <table:table-cell office:value-type="float" office:value="107601.931496" calcext:value-type="float">
            <text:p>107601.931496</text:p>
          </table:table-cell>
          <table:table-cell office:value-type="float" office:value="1.952606" calcext:value-type="float">
            <text:p>1.952606</text:p>
          </table:table-cell>
        </table:table-row>
        <table:table-row table:style-name="ro1">
          <table:table-cell office:value-type="float" office:value="110108.353276" calcext:value-type="float">
            <text:p>110108.353276</text:p>
          </table:table-cell>
          <table:table-cell office:value-type="float" office:value="1.931148" calcext:value-type="float">
            <text:p>1.931148</text:p>
          </table:table-cell>
        </table:table-row>
        <table:table-row table:style-name="ro1">
          <table:table-cell office:value-type="float" office:value="112673.045659" calcext:value-type="float">
            <text:p>112673.045659</text:p>
          </table:table-cell>
          <table:table-cell office:value-type="float" office:value="1.909515" calcext:value-type="float">
            <text:p>1.909515</text:p>
          </table:table-cell>
        </table:table-row>
        <table:table-row table:style-name="ro1">
          <table:table-cell office:value-type="float" office:value="115297.600195" calcext:value-type="float">
            <text:p>115297.600195</text:p>
          </table:table-cell>
          <table:table-cell office:value-type="float" office:value="1.887716" calcext:value-type="float">
            <text:p>1.887716</text:p>
          </table:table-cell>
        </table:table-row>
        <table:table-row table:style-name="ro1">
          <table:table-cell office:value-type="float" office:value="117983.160811" calcext:value-type="float">
            <text:p>117983.160811</text:p>
          </table:table-cell>
          <table:table-cell office:value-type="float" office:value="1.86576" calcext:value-type="float">
            <text:p>1.86576</text:p>
          </table:table-cell>
        </table:table-row>
        <table:table-row table:style-name="ro1">
          <table:table-cell office:value-type="float" office:value="120731.398632" calcext:value-type="float">
            <text:p>120731.398632</text:p>
          </table:table-cell>
          <table:table-cell office:value-type="float" office:value="1.843656" calcext:value-type="float">
            <text:p>1.843656</text:p>
          </table:table-cell>
        </table:table-row>
        <table:table-row table:style-name="ro1">
          <table:table-cell office:value-type="float" office:value="123543.527216" calcext:value-type="float">
            <text:p>123543.527216</text:p>
          </table:table-cell>
          <table:table-cell office:value-type="float" office:value="1.821415" calcext:value-type="float">
            <text:p>1.821415</text:p>
          </table:table-cell>
        </table:table-row>
        <table:table-row table:style-name="ro1">
          <table:table-cell office:value-type="float" office:value="126421.297267" calcext:value-type="float">
            <text:p>126421.297267</text:p>
          </table:table-cell>
          <table:table-cell office:value-type="float" office:value="1.799047" calcext:value-type="float">
            <text:p>1.799047</text:p>
          </table:table-cell>
        </table:table-row>
        <table:table-row table:style-name="ro1">
          <table:table-cell office:value-type="float" office:value="129365.952182" calcext:value-type="float">
            <text:p>129365.952182</text:p>
          </table:table-cell>
          <table:table-cell office:value-type="float" office:value="1.776562" calcext:value-type="float">
            <text:p>1.776562</text:p>
          </table:table-cell>
        </table:table-row>
        <table:table-row table:style-name="ro1">
          <table:table-cell office:value-type="float" office:value="132379.342139" calcext:value-type="float">
            <text:p>132379.342139</text:p>
          </table:table-cell>
          <table:table-cell office:value-type="float" office:value="1.75397" calcext:value-type="float">
            <text:p>1.75397</text:p>
          </table:table-cell>
        </table:table-row>
        <table:table-row table:style-name="ro1">
          <table:table-cell office:value-type="float" office:value="135462.770217" calcext:value-type="float">
            <text:p>135462.770217</text:p>
          </table:table-cell>
          <table:table-cell office:value-type="float" office:value="1.731284" calcext:value-type="float">
            <text:p>1.731284</text:p>
          </table:table-cell>
        </table:table-row>
        <table:table-row table:style-name="ro1">
          <table:table-cell office:value-type="float" office:value="138618.176119" calcext:value-type="float">
            <text:p>138618.176119</text:p>
          </table:table-cell>
          <table:table-cell office:value-type="float" office:value="1.708514" calcext:value-type="float">
            <text:p>1.708514</text:p>
          </table:table-cell>
        </table:table-row>
        <table:table-row table:style-name="ro1">
          <table:table-cell office:value-type="float" office:value="141846.932555" calcext:value-type="float">
            <text:p>141846.932555</text:p>
          </table:table-cell>
          <table:table-cell office:value-type="float" office:value="1.685673" calcext:value-type="float">
            <text:p>1.685673</text:p>
          </table:table-cell>
        </table:table-row>
        <table:table-row table:style-name="ro1">
          <table:table-cell office:value-type="float" office:value="145151.048857" calcext:value-type="float">
            <text:p>145151.048857</text:p>
          </table:table-cell>
          <table:table-cell office:value-type="float" office:value="1.66277" calcext:value-type="float">
            <text:p>1.66277</text:p>
          </table:table-cell>
        </table:table-row>
        <table:table-row table:style-name="ro1">
          <table:table-cell office:value-type="float" office:value="148531.967366" calcext:value-type="float">
            <text:p>148531.967366</text:p>
          </table:table-cell>
          <table:table-cell office:value-type="float" office:value="1.63982" calcext:value-type="float">
            <text:p>1.63982</text:p>
          </table:table-cell>
        </table:table-row>
        <table:table-row table:style-name="ro1">
          <table:table-cell office:value-type="float" office:value="151991.796885" calcext:value-type="float">
            <text:p>151991.796885</text:p>
          </table:table-cell>
          <table:table-cell office:value-type="float" office:value="1.616832" calcext:value-type="float">
            <text:p>1.616832</text:p>
          </table:table-cell>
        </table:table-row>
        <table:table-row table:style-name="ro1">
          <table:table-cell office:value-type="float" office:value="155532.049386" calcext:value-type="float">
            <text:p>155532.049386</text:p>
          </table:table-cell>
          <table:table-cell office:value-type="float" office:value="1.593821" calcext:value-type="float">
            <text:p>1.593821</text:p>
          </table:table-cell>
        </table:table-row>
        <table:table-row table:style-name="ro1">
          <table:table-cell office:value-type="float" office:value="159154.943092" calcext:value-type="float">
            <text:p>159154.943092</text:p>
          </table:table-cell>
          <table:table-cell office:value-type="float" office:value="1.570796" calcext:value-type="float">
            <text:p>1.570796</text:p>
          </table:table-cell>
        </table:table-row>
        <table:table-row table:style-name="ro1">
          <table:table-cell office:value-type="float" office:value="162862.228706" calcext:value-type="float">
            <text:p>162862.228706</text:p>
          </table:table-cell>
          <table:table-cell office:value-type="float" office:value="1.547772" calcext:value-type="float">
            <text:p>1.547772</text:p>
          </table:table-cell>
        </table:table-row>
        <table:table-row table:style-name="ro1">
          <table:table-cell office:value-type="float" office:value="166655.676827" calcext:value-type="float">
            <text:p>166655.676827</text:p>
          </table:table-cell>
          <table:table-cell office:value-type="float" office:value="1.524761" calcext:value-type="float">
            <text:p>1.524761</text:p>
          </table:table-cell>
        </table:table-row>
        <table:table-row table:style-name="ro1">
          <table:table-cell office:value-type="float" office:value="170537.684727" calcext:value-type="float">
            <text:p>170537.684727</text:p>
          </table:table-cell>
          <table:table-cell office:value-type="float" office:value="1.501773" calcext:value-type="float">
            <text:p>1.501773</text:p>
          </table:table-cell>
        </table:table-row>
        <table:table-row table:style-name="ro1">
          <table:table-cell office:value-type="float" office:value="174509.913586" calcext:value-type="float">
            <text:p>174509.913586</text:p>
          </table:table-cell>
          <table:table-cell office:value-type="float" office:value="1.478823" calcext:value-type="float">
            <text:p>1.478823</text:p>
          </table:table-cell>
        </table:table-row>
        <table:table-row table:style-name="ro1">
          <table:table-cell office:value-type="float" office:value="178574.870093" calcext:value-type="float">
            <text:p>178574.870093</text:p>
          </table:table-cell>
          <table:table-cell office:value-type="float" office:value="1.45592" calcext:value-type="float">
            <text:p>1.45592</text:p>
          </table:table-cell>
        </table:table-row>
        <table:table-row table:style-name="ro1">
          <table:table-cell office:value-type="float" office:value="182734.304953" calcext:value-type="float">
            <text:p>182734.304953</text:p>
          </table:table-cell>
          <table:table-cell office:value-type="float" office:value="1.433079" calcext:value-type="float">
            <text:p>1.433079</text:p>
          </table:table-cell>
        </table:table-row>
        <table:table-row table:style-name="ro1">
          <table:table-cell office:value-type="float" office:value="186990.824329" calcext:value-type="float">
            <text:p>186990.824329</text:p>
          </table:table-cell>
          <table:table-cell office:value-type="float" office:value="1.410308" calcext:value-type="float">
            <text:p>1.410308</text:p>
          </table:table-cell>
        </table:table-row>
        <table:table-row table:style-name="ro1">
          <table:table-cell office:value-type="float" office:value="191346.29829" calcext:value-type="float">
            <text:p>191346.29829</text:p>
          </table:table-cell>
          <table:table-cell office:value-type="float" office:value="1.387623" calcext:value-type="float">
            <text:p>1.387623</text:p>
          </table:table-cell>
        </table:table-row>
        <table:table-row table:style-name="ro1">
          <table:table-cell office:value-type="float" office:value="195803.432471" calcext:value-type="float">
            <text:p>195803.432471</text:p>
          </table:table-cell>
          <table:table-cell office:value-type="float" office:value="1.365031" calcext:value-type="float">
            <text:p>1.365031</text:p>
          </table:table-cell>
        </table:table-row>
        <table:table-row table:style-name="ro1">
          <table:table-cell office:value-type="float" office:value="200364.156626" calcext:value-type="float">
            <text:p>200364.156626</text:p>
          </table:table-cell>
          <table:table-cell office:value-type="float" office:value="1.342546" calcext:value-type="float">
            <text:p>1.342546</text:p>
          </table:table-cell>
        </table:table-row>
        <table:table-row table:style-name="ro1">
          <table:table-cell office:value-type="float" office:value="205031.355438" calcext:value-type="float">
            <text:p>205031.355438</text:p>
          </table:table-cell>
          <table:table-cell office:value-type="float" office:value="1.320177" calcext:value-type="float">
            <text:p>1.320177</text:p>
          </table:table-cell>
        </table:table-row>
        <table:table-row table:style-name="ro1">
          <table:table-cell office:value-type="float" office:value="209807.018344" calcext:value-type="float">
            <text:p>209807.018344</text:p>
          </table:table-cell>
          <table:table-cell office:value-type="float" office:value="1.297937" calcext:value-type="float">
            <text:p>1.297937</text:p>
          </table:table-cell>
        </table:table-row>
        <table:table-row table:style-name="ro1">
          <table:table-cell office:value-type="float" office:value="214694.169287" calcext:value-type="float">
            <text:p>214694.169287</text:p>
          </table:table-cell>
          <table:table-cell office:value-type="float" office:value="1.275833" calcext:value-type="float">
            <text:p>1.275833</text:p>
          </table:table-cell>
        </table:table-row>
        <table:table-row table:style-name="ro1">
          <table:table-cell office:value-type="float" office:value="219694.917071" calcext:value-type="float">
            <text:p>219694.917071</text:p>
          </table:table-cell>
          <table:table-cell office:value-type="float" office:value="1.253877" calcext:value-type="float">
            <text:p>1.253877</text:p>
          </table:table-cell>
        </table:table-row>
        <table:table-row table:style-name="ro1">
          <table:table-cell office:value-type="float" office:value="224812.385111" calcext:value-type="float">
            <text:p>224812.385111</text:p>
          </table:table-cell>
          <table:table-cell office:value-type="float" office:value="1.232077" calcext:value-type="float">
            <text:p>1.232077</text:p>
          </table:table-cell>
        </table:table-row>
        <table:table-row table:style-name="ro1">
          <table:table-cell office:value-type="float" office:value="230048.801577" calcext:value-type="float">
            <text:p>230048.801577</text:p>
          </table:table-cell>
          <table:table-cell office:value-type="float" office:value="1.210445" calcext:value-type="float">
            <text:p>1.210445</text:p>
          </table:table-cell>
        </table:table-row>
        <table:table-row table:style-name="ro1">
          <table:table-cell office:value-type="float" office:value="235407.449039" calcext:value-type="float">
            <text:p>235407.449039</text:p>
          </table:table-cell>
          <table:table-cell office:value-type="float" office:value="1.188986" calcext:value-type="float">
            <text:p>1.188986</text:p>
          </table:table-cell>
        </table:table-row>
        <table:table-row table:style-name="ro1">
          <table:table-cell office:value-type="float" office:value="240890.655138" calcext:value-type="float">
            <text:p>240890.655138</text:p>
          </table:table-cell>
          <table:table-cell office:value-type="float" office:value="1.167712" calcext:value-type="float">
            <text:p>1.167712</text:p>
          </table:table-cell>
        </table:table-row>
        <table:table-row table:style-name="ro1">
          <table:table-cell office:value-type="float" office:value="246501.8616" calcext:value-type="float">
            <text:p>246501.8616</text:p>
          </table:table-cell>
          <table:table-cell office:value-type="float" office:value="1.146628" calcext:value-type="float">
            <text:p>1.146628</text:p>
          </table:table-cell>
        </table:table-row>
        <table:table-row table:style-name="ro1">
          <table:table-cell office:value-type="float" office:value="252243.475644" calcext:value-type="float">
            <text:p>252243.475644</text:p>
          </table:table-cell>
          <table:table-cell office:value-type="float" office:value="1.125744" calcext:value-type="float">
            <text:p>1.125744</text:p>
          </table:table-cell>
        </table:table-row>
        <table:table-row table:style-name="ro1">
          <table:table-cell office:value-type="float" office:value="258119.118045" calcext:value-type="float">
            <text:p>258119.118045</text:p>
          </table:table-cell>
          <table:table-cell office:value-type="float" office:value="1.105065" calcext:value-type="float">
            <text:p>1.105065</text:p>
          </table:table-cell>
        </table:table-row>
        <table:table-row table:style-name="ro1">
          <table:table-cell office:value-type="float" office:value="264131.33528" calcext:value-type="float">
            <text:p>264131.33528</text:p>
          </table:table-cell>
          <table:table-cell office:value-type="float" office:value="1.084599" calcext:value-type="float">
            <text:p>1.084599</text:p>
          </table:table-cell>
        </table:table-row>
        <table:table-row table:style-name="ro1">
          <table:table-cell office:value-type="float" office:value="270283.887387" calcext:value-type="float">
            <text:p>270283.887387</text:p>
          </table:table-cell>
          <table:table-cell office:value-type="float" office:value="1.064352" calcext:value-type="float">
            <text:p>1.064352</text:p>
          </table:table-cell>
        </table:table-row>
        <table:table-row table:style-name="ro1">
          <table:table-cell office:value-type="float" office:value="276579.440211" calcext:value-type="float">
            <text:p>276579.440211</text:p>
          </table:table-cell>
          <table:table-cell office:value-type="float" office:value="1.04433" calcext:value-type="float">
            <text:p>1.04433</text:p>
          </table:table-cell>
        </table:table-row>
        <table:table-row table:style-name="ro1">
          <table:table-cell office:value-type="float" office:value="283021.95273" calcext:value-type="float">
            <text:p>283021.95273</text:p>
          </table:table-cell>
          <table:table-cell office:value-type="float" office:value="1.024538" calcext:value-type="float">
            <text:p>1.024538</text:p>
          </table:table-cell>
        </table:table-row>
        <table:table-row table:style-name="ro1">
          <table:table-cell office:value-type="float" office:value="289614.54836" calcext:value-type="float">
            <text:p>289614.54836</text:p>
          </table:table-cell>
          <table:table-cell office:value-type="float" office:value="1.004981" calcext:value-type="float">
            <text:p>1.004981</text:p>
          </table:table-cell>
        </table:table-row>
        <table:table-row table:style-name="ro1">
          <table:table-cell office:value-type="float" office:value="296360.350517" calcext:value-type="float">
            <text:p>296360.350517</text:p>
          </table:table-cell>
          <table:table-cell office:value-type="float" office:value="0.985665" calcext:value-type="float">
            <text:p>0.985665</text:p>
          </table:table-cell>
        </table:table-row>
        <table:table-row table:style-name="ro1">
          <table:table-cell office:value-type="float" office:value="303263.636491" calcext:value-type="float">
            <text:p>303263.636491</text:p>
          </table:table-cell>
          <table:table-cell office:value-type="float" office:value="0.966592" calcext:value-type="float">
            <text:p>0.966592</text:p>
          </table:table-cell>
        </table:table-row>
        <table:table-row table:style-name="ro1">
          <table:table-cell office:value-type="float" office:value="310327.370541" calcext:value-type="float">
            <text:p>310327.370541</text:p>
          </table:table-cell>
          <table:table-cell office:value-type="float" office:value="0.947767" calcext:value-type="float">
            <text:p>0.947767</text:p>
          </table:table-cell>
        </table:table-row>
        <table:table-row table:style-name="ro1">
          <table:table-cell office:value-type="float" office:value="317556.009007" calcext:value-type="float">
            <text:p>317556.009007</text:p>
          </table:table-cell>
          <table:table-cell office:value-type="float" office:value="0.929193" calcext:value-type="float">
            <text:p>0.929193</text:p>
          </table:table-cell>
        </table:table-row>
        <table:table-row table:style-name="ro1">
          <table:table-cell office:value-type="float" office:value="324952.635515" calcext:value-type="float">
            <text:p>324952.635515</text:p>
          </table:table-cell>
          <table:table-cell office:value-type="float" office:value="0.910875" calcext:value-type="float">
            <text:p>0.910875</text:p>
          </table:table-cell>
        </table:table-row>
        <table:table-row table:style-name="ro1">
          <table:table-cell office:value-type="float" office:value="332521.945137" calcext:value-type="float">
            <text:p>332521.945137</text:p>
          </table:table-cell>
          <table:table-cell office:value-type="float" office:value="0.892812" calcext:value-type="float">
            <text:p>0.892812</text:p>
          </table:table-cell>
        </table:table-row>
        <table:table-row table:style-name="ro1">
          <table:table-cell office:value-type="float" office:value="340267.180654" calcext:value-type="float">
            <text:p>340267.180654</text:p>
          </table:table-cell>
          <table:table-cell office:value-type="float" office:value="0.875008" calcext:value-type="float">
            <text:p>0.875008</text:p>
          </table:table-cell>
        </table:table-row>
        <table:table-row table:style-name="ro1">
          <table:table-cell office:value-type="float" office:value="348193.216186" calcext:value-type="float">
            <text:p>348193.216186</text:p>
          </table:table-cell>
          <table:table-cell office:value-type="float" office:value="0.857465" calcext:value-type="float">
            <text:p>0.857465</text:p>
          </table:table-cell>
        </table:table-row>
        <table:table-row table:style-name="ro1">
          <table:table-cell office:value-type="float" office:value="356303.473565" calcext:value-type="float">
            <text:p>356303.473565</text:p>
          </table:table-cell>
          <table:table-cell office:value-type="float" office:value="0.840185" calcext:value-type="float">
            <text:p>0.840185</text:p>
          </table:table-cell>
        </table:table-row>
        <table:table-row table:style-name="ro1">
          <table:table-cell office:value-type="float" office:value="364603.00596" calcext:value-type="float">
            <text:p>364603.00596</text:p>
          </table:table-cell>
          <table:table-cell office:value-type="float" office:value="0.823168" calcext:value-type="float">
            <text:p>0.823168</text:p>
          </table:table-cell>
        </table:table-row>
        <table:table-row table:style-name="ro1">
          <table:table-cell office:value-type="float" office:value="373095.513723" calcext:value-type="float">
            <text:p>373095.513723</text:p>
          </table:table-cell>
          <table:table-cell office:value-type="float" office:value="0.806416" calcext:value-type="float">
            <text:p>0.806416</text:p>
          </table:table-cell>
        </table:table-row>
        <table:table-row table:style-name="ro1">
          <table:table-cell office:value-type="float" office:value="381786.209179" calcext:value-type="float">
            <text:p>381786.209179</text:p>
          </table:table-cell>
          <table:table-cell office:value-type="float" office:value="0.789928" calcext:value-type="float">
            <text:p>0.789928</text:p>
          </table:table-cell>
        </table:table-row>
        <table:table-row table:style-name="ro1">
          <table:table-cell office:value-type="float" office:value="390678.951836" calcext:value-type="float">
            <text:p>390678.951836</text:p>
          </table:table-cell>
          <table:table-cell office:value-type="float" office:value="0.773705" calcext:value-type="float">
            <text:p>0.773705</text:p>
          </table:table-cell>
        </table:table-row>
        <table:table-row table:style-name="ro1">
          <table:table-cell office:value-type="float" office:value="399779.232538" calcext:value-type="float">
            <text:p>399779.232538</text:p>
          </table:table-cell>
          <table:table-cell office:value-type="float" office:value="0.757747" calcext:value-type="float">
            <text:p>0.757747</text:p>
          </table:table-cell>
        </table:table-row>
        <table:table-row table:style-name="ro1">
          <table:table-cell office:value-type="float" office:value="409091.069949" calcext:value-type="float">
            <text:p>409091.069949</text:p>
          </table:table-cell>
          <table:table-cell office:value-type="float" office:value="0.742054" calcext:value-type="float">
            <text:p>0.742054</text:p>
          </table:table-cell>
        </table:table-row>
        <table:table-row table:style-name="ro1">
          <table:table-cell office:value-type="float" office:value="418620.233434" calcext:value-type="float">
            <text:p>418620.233434</text:p>
          </table:table-cell>
          <table:table-cell office:value-type="float" office:value="0.726625" calcext:value-type="float">
            <text:p>0.726625</text:p>
          </table:table-cell>
        </table:table-row>
        <table:table-row table:style-name="ro1">
          <table:table-cell office:value-type="float" office:value="428370.900811" calcext:value-type="float">
            <text:p>428370.900811</text:p>
          </table:table-cell>
          <table:table-cell office:value-type="float" office:value="0.711459" calcext:value-type="float">
            <text:p>0.711459</text:p>
          </table:table-cell>
        </table:table-row>
        <table:table-row table:style-name="ro1">
          <table:table-cell office:value-type="float" office:value="438349.159757" calcext:value-type="float">
            <text:p>438349.159757</text:p>
          </table:table-cell>
          <table:table-cell office:value-type="float" office:value="0.696556" calcext:value-type="float">
            <text:p>0.696556</text:p>
          </table:table-cell>
        </table:table-row>
        <table:table-row table:style-name="ro1">
          <table:table-cell office:value-type="float" office:value="448559.387032" calcext:value-type="float">
            <text:p>448559.387032</text:p>
          </table:table-cell>
          <table:table-cell office:value-type="float" office:value="0.681913" calcext:value-type="float">
            <text:p>0.681913</text:p>
          </table:table-cell>
        </table:table-row>
        <table:table-row table:style-name="ro1">
          <table:table-cell office:value-type="float" office:value="459007.909046" calcext:value-type="float">
            <text:p>459007.909046</text:p>
          </table:table-cell>
          <table:table-cell office:value-type="float" office:value="0.66753" calcext:value-type="float">
            <text:p>0.66753</text:p>
          </table:table-cell>
        </table:table-row>
        <table:table-row table:style-name="ro1">
          <table:table-cell office:value-type="float" office:value="469699.301504" calcext:value-type="float">
            <text:p>469699.301504</text:p>
          </table:table-cell>
          <table:table-cell office:value-type="float" office:value="0.653404" calcext:value-type="float">
            <text:p>0.653404</text:p>
          </table:table-cell>
        </table:table-row>
        <table:table-row table:style-name="ro1">
          <table:table-cell office:value-type="float" office:value="480640.248912" calcext:value-type="float">
            <text:p>480640.248912</text:p>
          </table:table-cell>
          <table:table-cell office:value-type="float" office:value="0.639535" calcext:value-type="float">
            <text:p>0.639535</text:p>
          </table:table-cell>
        </table:table-row>
        <table:table-row table:style-name="ro1">
          <table:table-cell office:value-type="float" office:value="491835.525918" calcext:value-type="float">
            <text:p>491835.525918</text:p>
          </table:table-cell>
          <table:table-cell office:value-type="float" office:value="0.625919" calcext:value-type="float">
            <text:p>0.625919</text:p>
          </table:table-cell>
        </table:table-row>
        <table:table-row table:style-name="ro1">
          <table:table-cell office:value-type="float" office:value="503292.135342" calcext:value-type="float">
            <text:p>503292.135342</text:p>
          </table:table-cell>
          <table:table-cell office:value-type="float" office:value="0.612555" calcext:value-type="float">
            <text:p>0.612555</text:p>
          </table:table-cell>
        </table:table-row>
        <table:table-row table:style-name="ro1">
          <table:table-cell office:value-type="float" office:value="515015.568028" calcext:value-type="float">
            <text:p>515015.568028</text:p>
          </table:table-cell>
          <table:table-cell office:value-type="float" office:value="0.59944" calcext:value-type="float">
            <text:p>0.59944</text:p>
          </table:table-cell>
        </table:table-row>
        <table:table-row table:style-name="ro1">
          <table:table-cell office:value-type="float" office:value="527011.513765" calcext:value-type="float">
            <text:p>527011.513765</text:p>
          </table:table-cell>
          <table:table-cell office:value-type="float" office:value="0.586572" calcext:value-type="float">
            <text:p>0.586572</text:p>
          </table:table-cell>
        </table:table-row>
        <table:table-row table:style-name="ro1">
          <table:table-cell office:value-type="float" office:value="539287.492624" calcext:value-type="float">
            <text:p>539287.492624</text:p>
          </table:table-cell>
          <table:table-cell office:value-type="float" office:value="0.573949" calcext:value-type="float">
            <text:p>0.573949</text:p>
          </table:table-cell>
        </table:table-row>
        <table:table-row table:style-name="ro1">
          <table:table-cell office:value-type="float" office:value="551848.796507" calcext:value-type="float">
            <text:p>551848.796507</text:p>
          </table:table-cell>
          <table:table-cell office:value-type="float" office:value="0.561568" calcext:value-type="float">
            <text:p>0.561568</text:p>
          </table:table-cell>
        </table:table-row>
        <table:table-row table:style-name="ro1">
          <table:table-cell office:value-type="float" office:value="564703.303585" calcext:value-type="float">
            <text:p>564703.303585</text:p>
          </table:table-cell>
          <table:table-cell office:value-type="float" office:value="0.549425" calcext:value-type="float">
            <text:p>0.549425</text:p>
          </table:table-cell>
        </table:table-row>
        <table:table-row table:style-name="ro1">
          <table:table-cell office:value-type="float" office:value="577856.584279" calcext:value-type="float">
            <text:p>577856.584279</text:p>
          </table:table-cell>
          <table:table-cell office:value-type="float" office:value="0.537519" calcext:value-type="float">
            <text:p>0.537519</text:p>
          </table:table-cell>
        </table:table-row>
        <table:table-row table:style-name="ro1">
          <table:table-cell office:value-type="float" office:value="591316.914648" calcext:value-type="float">
            <text:p>591316.914648</text:p>
          </table:table-cell>
          <table:table-cell office:value-type="float" office:value="0.525845" calcext:value-type="float">
            <text:p>0.525845</text:p>
          </table:table-cell>
        </table:table-row>
        <table:table-row table:style-name="ro1">
          <table:table-cell office:value-type="float" office:value="605090.103845" calcext:value-type="float">
            <text:p>605090.103845</text:p>
          </table:table-cell>
          <table:table-cell office:value-type="float" office:value="0.514402" calcext:value-type="float">
            <text:p>0.514402</text:p>
          </table:table-cell>
        </table:table-row>
        <table:table-row table:style-name="ro1">
          <table:table-cell office:value-type="float" office:value="619184.786028" calcext:value-type="float">
            <text:p>619184.786028</text:p>
          </table:table-cell>
          <table:table-cell office:value-type="float" office:value="0.503186" calcext:value-type="float">
            <text:p>0.503186</text:p>
          </table:table-cell>
        </table:table-row>
        <table:table-row table:style-name="ro1">
          <table:table-cell office:value-type="float" office:value="633607.088661" calcext:value-type="float">
            <text:p>633607.088661</text:p>
          </table:table-cell>
          <table:table-cell office:value-type="float" office:value="0.492194" calcext:value-type="float">
            <text:p>0.492194</text:p>
          </table:table-cell>
        </table:table-row>
        <table:table-row table:style-name="ro1">
          <table:table-cell office:value-type="float" office:value="648366.043788" calcext:value-type="float">
            <text:p>648366.043788</text:p>
          </table:table-cell>
          <table:table-cell office:value-type="float" office:value="0.481423" calcext:value-type="float">
            <text:p>0.481423</text:p>
          </table:table-cell>
        </table:table-row>
        <table:table-row table:style-name="ro1">
          <table:table-cell office:value-type="float" office:value="663468.057394" calcext:value-type="float">
            <text:p>663468.057394</text:p>
          </table:table-cell>
          <table:table-cell office:value-type="float" office:value="0.470869" calcext:value-type="float">
            <text:p>0.470869</text:p>
          </table:table-cell>
        </table:table-row>
        <table:table-row table:style-name="ro1">
          <table:table-cell office:value-type="float" office:value="678922.599199" calcext:value-type="float">
            <text:p>678922.599199</text:p>
          </table:table-cell>
          <table:table-cell office:value-type="float" office:value="0.46053" calcext:value-type="float">
            <text:p>0.46053</text:p>
          </table:table-cell>
        </table:table-row>
        <table:table-row table:style-name="ro1">
          <table:table-cell office:value-type="float" office:value="694736.313922" calcext:value-type="float">
            <text:p>694736.313922</text:p>
          </table:table-cell>
          <table:table-cell office:value-type="float" office:value="0.450402" calcext:value-type="float">
            <text:p>0.450402</text:p>
          </table:table-cell>
        </table:table-row>
        <table:table-row table:style-name="ro1">
          <table:table-cell office:value-type="float" office:value="710919.188536" calcext:value-type="float">
            <text:p>710919.188536</text:p>
          </table:table-cell>
          <table:table-cell office:value-type="float" office:value="0.440481" calcext:value-type="float">
            <text:p>0.440481</text:p>
          </table:table-cell>
        </table:table-row>
        <table:table-row table:style-name="ro1">
          <table:table-cell office:value-type="float" office:value="727478.225857" calcext:value-type="float">
            <text:p>727478.225857</text:p>
          </table:table-cell>
          <table:table-cell office:value-type="float" office:value="0.430765" calcext:value-type="float">
            <text:p>0.430765</text:p>
          </table:table-cell>
        </table:table-row>
        <table:table-row table:style-name="ro1">
          <table:table-cell office:value-type="float" office:value="744423.691381" calcext:value-type="float">
            <text:p>744423.691381</text:p>
          </table:table-cell>
          <table:table-cell office:value-type="float" office:value="0.42125" calcext:value-type="float">
            <text:p>0.42125</text:p>
          </table:table-cell>
        </table:table-row>
        <table:table-row table:style-name="ro1">
          <table:table-cell office:value-type="float" office:value="761763.144966" calcext:value-type="float">
            <text:p>761763.144966</text:p>
          </table:table-cell>
          <table:table-cell office:value-type="float" office:value="0.411934" calcext:value-type="float">
            <text:p>0.411934</text:p>
          </table:table-cell>
        </table:table-row>
        <table:table-row table:style-name="ro1">
          <table:table-cell office:value-type="float" office:value="779507.329571" calcext:value-type="float">
            <text:p>779507.329571</text:p>
          </table:table-cell>
          <table:table-cell office:value-type="float" office:value="0.402811" calcext:value-type="float">
            <text:p>0.402811</text:p>
          </table:table-cell>
        </table:table-row>
        <table:table-row table:style-name="ro1">
          <table:table-cell office:value-type="float" office:value="797663.884634" calcext:value-type="float">
            <text:p>797663.884634</text:p>
          </table:table-cell>
          <table:table-cell office:value-type="float" office:value="0.39388" calcext:value-type="float">
            <text:p>0.39388</text:p>
          </table:table-cell>
        </table:table-row>
        <table:table-row table:style-name="ro1">
          <table:table-cell office:value-type="float" office:value="816244.348888" calcext:value-type="float">
            <text:p>816244.348888</text:p>
          </table:table-cell>
          <table:table-cell office:value-type="float" office:value="0.385137" calcext:value-type="float">
            <text:p>0.385137</text:p>
          </table:table-cell>
        </table:table-row>
        <table:table-row table:style-name="ro1">
          <table:table-cell office:value-type="float" office:value="835256.600502" calcext:value-type="float">
            <text:p>835256.600502</text:p>
          </table:table-cell>
          <table:table-cell office:value-type="float" office:value="0.376578" calcext:value-type="float">
            <text:p>0.376578</text:p>
          </table:table-cell>
        </table:table-row>
        <table:table-row table:style-name="ro1">
          <table:table-cell office:value-type="float" office:value="854712.655675" calcext:value-type="float">
            <text:p>854712.655675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874621.029197" calcext:value-type="float">
            <text:p>874621.029197</text:p>
          </table:table-cell>
          <table:table-cell office:value-type="float" office:value="0.360001" calcext:value-type="float">
            <text:p>0.360001</text:p>
          </table:table-cell>
        </table:table-row>
        <table:table-row table:style-name="ro1">
          <table:table-cell office:value-type="float" office:value="894994.055575" calcext:value-type="float">
            <text:p>894994.055575</text:p>
          </table:table-cell>
          <table:table-cell office:value-type="float" office:value="0.351976" calcext:value-type="float">
            <text:p>0.351976</text:p>
          </table:table-cell>
        </table:table-row>
        <table:table-row table:style-name="ro1">
          <table:table-cell office:value-type="float" office:value="915841.602415" calcext:value-type="float">
            <text:p>915841.602415</text:p>
          </table:table-cell>
          <table:table-cell office:value-type="float" office:value="0.344123" calcext:value-type="float">
            <text:p>0.344123</text:p>
          </table:table-cell>
        </table:table-row>
        <table:table-row table:style-name="ro1">
          <table:table-cell office:value-type="float" office:value="937173.776058" calcext:value-type="float">
            <text:p>937173.776058</text:p>
          </table:table-cell>
          <table:table-cell office:value-type="float" office:value="0.336439" calcext:value-type="float">
            <text:p>0.336439</text:p>
          </table:table-cell>
        </table:table-row>
        <table:table-row table:style-name="ro1">
          <table:table-cell office:value-type="float" office:value="959003.86594" calcext:value-type="float">
            <text:p>959003.86594</text:p>
          </table:table-cell>
          <table:table-cell office:value-type="float" office:value="0.328919" calcext:value-type="float">
            <text:p>0.328919</text:p>
          </table:table-cell>
        </table:table-row>
        <table:table-row table:style-name="ro1">
          <table:table-cell office:value-type="float" office:value="981341.34178" calcext:value-type="float">
            <text:p>981341.34178</text:p>
          </table:table-cell>
          <table:table-cell office:value-type="float" office:value="0.321562" calcext:value-type="float">
            <text:p>0.321562</text:p>
          </table:table-cell>
        </table:table-row>
        <table:table-row table:style-name="ro1">
          <table:table-cell office:value-type="float" office:value="1004200.209214" calcext:value-type="float">
            <text:p>1004200.209214</text:p>
          </table:table-cell>
          <table:table-cell office:value-type="float" office:value="0.314364" calcext:value-type="float">
            <text:p>0.314364</text:p>
          </table:table-cell>
        </table:table-row>
        <table:table-row table:style-name="ro1">
          <table:table-cell office:value-type="float" office:value="1027590.495003" calcext:value-type="float">
            <text:p>1027590.495003</text:p>
          </table:table-cell>
          <table:table-cell office:value-type="float" office:value="0.307322" calcext:value-type="float">
            <text:p>0.307322</text:p>
          </table:table-cell>
        </table:table-row>
        <table:table-row table:style-name="ro1">
          <table:table-cell office:value-type="float" office:value="1051526.682247" calcext:value-type="float">
            <text:p>1051526.682247</text:p>
          </table:table-cell>
          <table:table-cell office:value-type="float" office:value="0.300432" calcext:value-type="float">
            <text:p>0.300432</text:p>
          </table:table-cell>
        </table:table-row>
        <table:table-row table:style-name="ro1">
          <table:table-cell office:value-type="float" office:value="1076019.275172" calcext:value-type="float">
            <text:p>1076019.275172</text:p>
          </table:table-cell>
          <table:table-cell office:value-type="float" office:value="0.293692" calcext:value-type="float">
            <text:p>0.293692</text:p>
          </table:table-cell>
        </table:table-row>
        <table:table-row table:style-name="ro1">
          <table:table-cell office:value-type="float" office:value="1101083.552652" calcext:value-type="float">
            <text:p>1101083.552652</text:p>
          </table:table-cell>
          <table:table-cell office:value-type="float" office:value="0.287099" calcext:value-type="float">
            <text:p>0.287099</text:p>
          </table:table-cell>
        </table:table-row>
        <table:table-row table:style-name="ro1">
          <table:table-cell office:value-type="float" office:value="1126730.496379" calcext:value-type="float">
            <text:p>1126730.496379</text:p>
          </table:table-cell>
          <table:table-cell office:value-type="float" office:value="0.280651" calcext:value-type="float">
            <text:p>0.280651</text:p>
          </table:table-cell>
        </table:table-row>
        <table:table-row table:style-name="ro1">
          <table:table-cell office:value-type="float" office:value="1152976.021847" calcext:value-type="float">
            <text:p>1152976.021847</text:p>
          </table:table-cell>
          <table:table-cell office:value-type="float" office:value="0.274343" calcext:value-type="float">
            <text:p>0.274343</text:p>
          </table:table-cell>
        </table:table-row>
        <table:table-row table:style-name="ro1">
          <table:table-cell office:value-type="float" office:value="1179831.588212" calcext:value-type="float">
            <text:p>1179831.588212</text:p>
          </table:table-cell>
          <table:table-cell office:value-type="float" office:value="0.268174" calcext:value-type="float">
            <text:p>0.268174</text:p>
          </table:table-cell>
        </table:table-row>
        <table:table-row table:style-name="ro1">
          <table:table-cell office:value-type="float" office:value="1207313.98632" calcext:value-type="float">
            <text:p>1207313.98632</text:p>
          </table:table-cell>
          <table:table-cell office:value-type="float" office:value="0.26214" calcext:value-type="float">
            <text:p>0.26214</text:p>
          </table:table-cell>
        </table:table-row>
        <table:table-row table:style-name="ro1">
          <table:table-cell office:value-type="float" office:value="1235435.311948" calcext:value-type="float">
            <text:p>1235435.311948</text:p>
          </table:table-cell>
          <table:table-cell office:value-type="float" office:value="0.256239" calcext:value-type="float">
            <text:p>0.256239</text:p>
          </table:table-cell>
        </table:table-row>
        <table:table-row table:style-name="ro1">
          <table:table-cell office:value-type="float" office:value="1264212.912983" calcext:value-type="float">
            <text:p>1264212.912983</text:p>
          </table:table-cell>
          <table:table-cell office:value-type="float" office:value="0.250467" calcext:value-type="float">
            <text:p>0.250467</text:p>
          </table:table-cell>
        </table:table-row>
        <table:table-row table:style-name="ro1">
          <table:table-cell office:value-type="float" office:value="1293659.521821" calcext:value-type="float">
            <text:p>1293659.521821</text:p>
          </table:table-cell>
          <table:table-cell office:value-type="float" office:value="0.244824" calcext:value-type="float">
            <text:p>0.244824</text:p>
          </table:table-cell>
        </table:table-row>
        <table:table-row table:style-name="ro1">
          <table:table-cell office:value-type="float" office:value="1323793.361704" calcext:value-type="float">
            <text:p>1323793.361704</text:p>
          </table:table-cell>
          <table:table-cell office:value-type="float" office:value="0.239304" calcext:value-type="float">
            <text:p>0.239304</text:p>
          </table:table-cell>
        </table:table-row>
        <table:table-row table:style-name="ro1">
          <table:table-cell office:value-type="float" office:value="1354627.722069" calcext:value-type="float">
            <text:p>1354627.722069</text:p>
          </table:table-cell>
          <table:table-cell office:value-type="float" office:value="0.233907" calcext:value-type="float">
            <text:p>0.233907</text:p>
          </table:table-cell>
        </table:table-row>
        <table:table-row table:style-name="ro1">
          <table:table-cell office:value-type="float" office:value="1386181.781086" calcext:value-type="float">
            <text:p>1386181.781086</text:p>
          </table:table-cell>
          <table:table-cell office:value-type="float" office:value="0.22863" calcext:value-type="float">
            <text:p>0.22863</text:p>
          </table:table-cell>
        </table:table-row>
        <table:table-row table:style-name="ro1">
          <table:table-cell office:value-type="float" office:value="1418469.226081" calcext:value-type="float">
            <text:p>1418469.226081</text:p>
          </table:table-cell>
          <table:table-cell office:value-type="float" office:value="0.223469" calcext:value-type="float">
            <text:p>0.223469</text:p>
          </table:table-cell>
        </table:table-row>
        <table:table-row table:style-name="ro1">
          <table:table-cell office:value-type="float" office:value="1451510.428887" calcext:value-type="float">
            <text:p>1451510.428887</text:p>
          </table:table-cell>
          <table:table-cell office:value-type="float" office:value="0.218423" calcext:value-type="float">
            <text:p>0.218423</text:p>
          </table:table-cell>
        </table:table-row>
        <table:table-row table:style-name="ro1">
          <table:table-cell office:value-type="float" office:value="1485319.554293" calcext:value-type="float">
            <text:p>1485319.554293</text:p>
          </table:table-cell>
          <table:table-cell office:value-type="float" office:value="0.213489" calcext:value-type="float">
            <text:p>0.213489</text:p>
          </table:table-cell>
        </table:table-row>
        <table:table-row table:style-name="ro1">
          <table:table-cell office:value-type="float" office:value="1519917.929062" calcext:value-type="float">
            <text:p>1519917.929062</text:p>
          </table:table-cell>
          <table:table-cell office:value-type="float" office:value="0.208665" calcext:value-type="float">
            <text:p>0.208665</text:p>
          </table:table-cell>
        </table:table-row>
        <table:table-row table:style-name="ro1">
          <table:table-cell office:value-type="float" office:value="1555320.513758" calcext:value-type="float">
            <text:p>1555320.513758</text:p>
          </table:table-cell>
          <table:table-cell office:value-type="float" office:value="0.203949" calcext:value-type="float">
            <text:p>0.203949</text:p>
          </table:table-cell>
        </table:table-row>
        <table:table-row table:style-name="ro1">
          <table:table-cell office:value-type="float" office:value="1591549.430919" calcext:value-type="float">
            <text:p>1591549.430919</text:p>
          </table:table-cell>
          <table:table-cell office:value-type="float" office:value="0.199337" calcext:value-type="float">
            <text:p>0.199337</text:p>
          </table:table-cell>
        </table:table-row>
        <table:table-row table:style-name="ro1">
          <table:table-cell office:value-type="float" office:value="1628622.187588" calcext:value-type="float">
            <text:p>1628622.187588</text:p>
          </table:table-cell>
          <table:table-cell office:value-type="float" office:value="0.194829" calcext:value-type="float">
            <text:p>0.194829</text:p>
          </table:table-cell>
        </table:table-row>
        <table:table-row table:style-name="ro1">
          <table:table-cell office:value-type="float" office:value="1666556.768274" calcext:value-type="float">
            <text:p>1666556.768274</text:p>
          </table:table-cell>
          <table:table-cell office:value-type="float" office:value="0.190421" calcext:value-type="float">
            <text:p>0.190421</text:p>
          </table:table-cell>
        </table:table-row>
        <table:table-row table:style-name="ro1">
          <table:table-cell office:value-type="float" office:value="1705376.727908" calcext:value-type="float">
            <text:p>1705376.727908</text:p>
          </table:table-cell>
          <table:table-cell office:value-type="float" office:value="0.186112" calcext:value-type="float">
            <text:p>0.186112</text:p>
          </table:table-cell>
        </table:table-row>
        <table:table-row table:style-name="ro1">
          <table:table-cell office:value-type="float" office:value="1745099.09607" calcext:value-type="float">
            <text:p>1745099.09607</text:p>
          </table:table-cell>
          <table:table-cell office:value-type="float" office:value="0.181899" calcext:value-type="float">
            <text:p>0.181899</text:p>
          </table:table-cell>
        </table:table-row>
        <table:table-row table:style-name="ro1">
          <table:table-cell office:value-type="float" office:value="1785748.541775" calcext:value-type="float">
            <text:p>1785748.541775</text:p>
          </table:table-cell>
          <table:table-cell office:value-type="float" office:value="0.17778" calcext:value-type="float">
            <text:p>0.17778</text:p>
          </table:table-cell>
        </table:table-row>
        <table:table-row table:style-name="ro1">
          <table:table-cell office:value-type="float" office:value="1827343.049533" calcext:value-type="float">
            <text:p>1827343.049533</text:p>
          </table:table-cell>
          <table:table-cell office:value-type="float" office:value="0.173754" calcext:value-type="float">
            <text:p>0.173754</text:p>
          </table:table-cell>
        </table:table-row>
        <table:table-row table:style-name="ro1">
          <table:table-cell office:value-type="float" office:value="1869908.243288" calcext:value-type="float">
            <text:p>1869908.243288</text:p>
          </table:table-cell>
          <table:table-cell office:value-type="float" office:value="0.169818" calcext:value-type="float">
            <text:p>0.169818</text:p>
          </table:table-cell>
        </table:table-row>
        <table:table-row table:style-name="ro1">
          <table:table-cell office:value-type="float" office:value="1913462.903324" calcext:value-type="float">
            <text:p>1913462.903324</text:p>
          </table:table-cell>
          <table:table-cell office:value-type="float" office:value="0.165971" calcext:value-type="float">
            <text:p>0.165971</text:p>
          </table:table-cell>
        </table:table-row>
        <table:table-row table:style-name="ro1">
          <table:table-cell office:value-type="float" office:value="1958034.245137" calcext:value-type="float">
            <text:p>1958034.245137</text:p>
          </table:table-cell>
          <table:table-cell office:value-type="float" office:value="0.162209" calcext:value-type="float">
            <text:p>0.162209</text:p>
          </table:table-cell>
        </table:table-row>
        <table:table-row table:style-name="ro1">
          <table:table-cell office:value-type="float" office:value="2003641.526475" calcext:value-type="float">
            <text:p>2003641.526475</text:p>
          </table:table-cell>
          <table:table-cell office:value-type="float" office:value="0.158533" calcext:value-type="float">
            <text:p>0.158533</text:p>
          </table:table-cell>
        </table:table-row>
        <table:table-row table:style-name="ro1">
          <table:table-cell office:value-type="float" office:value="2050313.395226" calcext:value-type="float">
            <text:p>2050313.395226</text:p>
          </table:table-cell>
          <table:table-cell office:value-type="float" office:value="0.154939" calcext:value-type="float">
            <text:p>0.154939</text:p>
          </table:table-cell>
        </table:table-row>
        <table:table-row table:style-name="ro1">
          <table:table-cell office:value-type="float" office:value="2098070.223225" calcext:value-type="float">
            <text:p>2098070.223225</text:p>
          </table:table-cell>
          <table:table-cell office:value-type="float" office:value="0.151426" calcext:value-type="float">
            <text:p>0.151426</text:p>
          </table:table-cell>
        </table:table-row>
        <table:table-row table:style-name="ro1">
          <table:table-cell office:value-type="float" office:value="2146941.613291" calcext:value-type="float">
            <text:p>2146941.613291</text:p>
          </table:table-cell>
          <table:table-cell office:value-type="float" office:value="0.147991" calcext:value-type="float">
            <text:p>0.147991</text:p>
          </table:table-cell>
        </table:table-row>
        <table:table-row table:style-name="ro1">
          <table:table-cell office:value-type="float" office:value="2196949.05134" calcext:value-type="float">
            <text:p>2196949.05134</text:p>
          </table:table-cell>
          <table:table-cell office:value-type="float" office:value="0.144635" calcext:value-type="float">
            <text:p>0.144635</text:p>
          </table:table-cell>
        </table:table-row>
        <table:table-row table:style-name="ro1">
          <table:table-cell office:value-type="float" office:value="2248123.890896" calcext:value-type="float">
            <text:p>2248123.890896</text:p>
          </table:table-cell>
          <table:table-cell office:value-type="float" office:value="0.141353" calcext:value-type="float">
            <text:p>0.141353</text:p>
          </table:table-cell>
        </table:table-row>
        <table:table-row table:style-name="ro1">
          <table:table-cell office:value-type="float" office:value="2300488.095343" calcext:value-type="float">
            <text:p>2300488.095343</text:p>
          </table:table-cell>
          <table:table-cell office:value-type="float" office:value="0.138146" calcext:value-type="float">
            <text:p>0.138146</text:p>
          </table:table-cell>
        </table:table-row>
        <table:table-row table:style-name="ro1">
          <table:table-cell office:value-type="float" office:value="2354074.450597" calcext:value-type="float">
            <text:p>2354074.450597</text:p>
          </table:table-cell>
          <table:table-cell office:value-type="float" office:value="0.135011" calcext:value-type="float">
            <text:p>0.135011</text:p>
          </table:table-cell>
        </table:table-row>
        <table:table-row table:style-name="ro1">
          <table:table-cell office:value-type="float" office:value="2408906.670746" calcext:value-type="float">
            <text:p>2408906.670746</text:p>
          </table:table-cell>
          <table:table-cell office:value-type="float" office:value="0.131947" calcext:value-type="float">
            <text:p>0.131947</text:p>
          </table:table-cell>
        </table:table-row>
        <table:table-row table:style-name="ro1">
          <table:table-cell office:value-type="float" office:value="2465018.496638" calcext:value-type="float">
            <text:p>2465018.496638</text:p>
          </table:table-cell>
          <table:table-cell office:value-type="float" office:value="0.128952" calcext:value-type="float">
            <text:p>0.128952</text:p>
          </table:table-cell>
        </table:table-row>
        <table:table-row table:style-name="ro1">
          <table:table-cell office:value-type="float" office:value="2522434.756443" calcext:value-type="float">
            <text:p>2522434.756443</text:p>
          </table:table-cell>
          <table:table-cell office:value-type="float" office:value="0.126024" calcext:value-type="float">
            <text:p>0.126024</text:p>
          </table:table-cell>
        </table:table-row>
        <table:table-row table:style-name="ro1">
          <table:table-cell office:value-type="float" office:value="2581191.100869" calcext:value-type="float">
            <text:p>2581191.100869</text:p>
          </table:table-cell>
          <table:table-cell office:value-type="float" office:value="0.123163" calcext:value-type="float">
            <text:p>0.123163</text:p>
          </table:table-cell>
        </table:table-row>
        <table:table-row table:style-name="ro1">
          <table:table-cell office:value-type="float" office:value="2641313.313016" calcext:value-type="float">
            <text:p>2641313.313016</text:p>
          </table:table-cell>
          <table:table-cell office:value-type="float" office:value="0.120366" calcext:value-type="float">
            <text:p>0.120366</text:p>
          </table:table-cell>
        </table:table-row>
        <table:table-row table:style-name="ro1">
          <table:table-cell office:value-type="float" office:value="2702838.953452" calcext:value-type="float">
            <text:p>2702838.953452</text:p>
          </table:table-cell>
          <table:table-cell office:value-type="float" office:value="0.117633" calcext:value-type="float">
            <text:p>0.117633</text:p>
          </table:table-cell>
        </table:table-row>
        <table:table-row table:style-name="ro1">
          <table:table-cell office:value-type="float" office:value="2765794.601051" calcext:value-type="float">
            <text:p>2765794.601051</text:p>
          </table:table-cell>
          <table:table-cell office:value-type="float" office:value="0.114961" calcext:value-type="float">
            <text:p>0.114961</text:p>
          </table:table-cell>
        </table:table-row>
        <table:table-row table:style-name="ro1">
          <table:table-cell office:value-type="float" office:value="2830219.567085" calcext:value-type="float">
            <text:p>2830219.567085</text:p>
          </table:table-cell>
          <table:table-cell office:value-type="float" office:value="0.11235" calcext:value-type="float">
            <text:p>0.11235</text:p>
          </table:table-cell>
        </table:table-row>
        <table:table-row table:style-name="ro1">
          <table:table-cell office:value-type="float" office:value="2896145.364232" calcext:value-type="float">
            <text:p>2896145.364232</text:p>
          </table:table-cell>
          <table:table-cell office:value-type="float" office:value="0.109798" calcext:value-type="float">
            <text:p>0.109798</text:p>
          </table:table-cell>
        </table:table-row>
        <table:table-row table:style-name="ro1">
          <table:table-cell office:value-type="float" office:value="2963603.505172" calcext:value-type="float">
            <text:p>2963603.505172</text:p>
          </table:table-cell>
          <table:table-cell office:value-type="float" office:value="0.107303" calcext:value-type="float">
            <text:p>0.107303</text:p>
          </table:table-cell>
        </table:table-row>
        <table:table-row table:style-name="ro1">
          <table:table-cell office:value-type="float" office:value="3032636.325118" calcext:value-type="float">
            <text:p>3032636.325118</text:p>
          </table:table-cell>
          <table:table-cell office:value-type="float" office:value="0.104865" calcext:value-type="float">
            <text:p>0.104865</text:p>
          </table:table-cell>
        </table:table-row>
        <table:table-row table:style-name="ro1">
          <table:table-cell office:value-type="float" office:value="3103273.745201" calcext:value-type="float">
            <text:p>3103273.745201</text:p>
          </table:table-cell>
          <table:table-cell office:value-type="float" office:value="0.102482" calcext:value-type="float">
            <text:p>0.102482</text:p>
          </table:table-cell>
        </table:table-row>
        <table:table-row table:style-name="ro1">
          <table:table-cell office:value-type="float" office:value="3175560.010494" calcext:value-type="float">
            <text:p>3175560.010494</text:p>
          </table:table-cell>
          <table:table-cell office:value-type="float" office:value="0.100154" calcext:value-type="float">
            <text:p>0.100154</text:p>
          </table:table-cell>
        </table:table-row>
        <table:table-row table:style-name="ro1">
          <table:table-cell office:value-type="float" office:value="3249526.315366" calcext:value-type="float">
            <text:p>3249526.315366</text:p>
          </table:table-cell>
          <table:table-cell office:value-type="float" office:value="0.097878" calcext:value-type="float">
            <text:p>0.097878</text:p>
          </table:table-cell>
        </table:table-row>
        <table:table-row table:style-name="ro1">
          <table:table-cell office:value-type="float" office:value="3325219.451371" calcext:value-type="float">
            <text:p>3325219.451371</text:p>
          </table:table-cell>
          <table:table-cell office:value-type="float" office:value="0.095653" calcext:value-type="float">
            <text:p>0.095653</text:p>
          </table:table-cell>
        </table:table-row>
        <table:table-row table:style-name="ro1">
          <table:table-cell office:value-type="float" office:value="3402671.886116" calcext:value-type="float">
            <text:p>3402671.886116</text:p>
          </table:table-cell>
          <table:table-cell office:value-type="float" office:value="0.093479" calcext:value-type="float">
            <text:p>0.093479</text:p>
          </table:table-cell>
        </table:table-row>
        <table:table-row table:style-name="ro1">
          <table:table-cell office:value-type="float" office:value="3481932.002706" calcext:value-type="float">
            <text:p>3481932.002706</text:p>
          </table:table-cell>
          <table:table-cell office:value-type="float" office:value="0.091354" calcext:value-type="float">
            <text:p>0.091354</text:p>
          </table:table-cell>
        </table:table-row>
        <table:table-row table:style-name="ro1">
          <table:table-cell office:value-type="float" office:value="3563034.496917" calcext:value-type="float">
            <text:p>3563034.496917</text:p>
          </table:table-cell>
          <table:table-cell office:value-type="float" office:value="0.089277" calcext:value-type="float">
            <text:p>0.089277</text:p>
          </table:table-cell>
        </table:table-row>
        <table:table-row table:style-name="ro1">
          <table:table-cell office:value-type="float" office:value="3646030.29833" calcext:value-type="float">
            <text:p>3646030.29833</text:p>
          </table:table-cell>
          <table:table-cell office:value-type="float" office:value="0.087248" calcext:value-type="float">
            <text:p>0.087248</text:p>
          </table:table-cell>
        </table:table-row>
        <table:table-row table:style-name="ro1">
          <table:table-cell office:value-type="float" office:value="3730955.057654" calcext:value-type="float">
            <text:p>3730955.057654</text:p>
          </table:table-cell>
          <table:table-cell office:value-type="float" office:value="0.085264" calcext:value-type="float">
            <text:p>0.085264</text:p>
          </table:table-cell>
        </table:table-row>
        <table:table-row table:style-name="ro1">
          <table:table-cell office:value-type="float" office:value="3817862.250949" calcext:value-type="float">
            <text:p>3817862.250949</text:p>
          </table:table-cell>
          <table:table-cell office:value-type="float" office:value="0.083326" calcext:value-type="float">
            <text:p>0.083326</text:p>
          </table:table-cell>
        </table:table-row>
        <table:table-row table:style-name="ro1">
          <table:table-cell office:value-type="float" office:value="3906789.438782" calcext:value-type="float">
            <text:p>3906789.438782</text:p>
          </table:table-cell>
          <table:table-cell office:value-type="float" office:value="0.081431" calcext:value-type="float">
            <text:p>0.081431</text:p>
          </table:table-cell>
        </table:table-row>
        <table:table-row table:style-name="ro1">
          <table:table-cell office:value-type="float" office:value="3997792.325383" calcext:value-type="float">
            <text:p>3997792.325383</text:p>
          </table:table-cell>
          <table:table-cell office:value-type="float" office:value="0.079579" calcext:value-type="float">
            <text:p>0.079579</text:p>
          </table:table-cell>
        </table:table-row>
        <table:table-row table:style-name="ro1">
          <table:table-cell office:value-type="float" office:value="4090910.381177" calcext:value-type="float">
            <text:p>4090910.381177</text:p>
          </table:table-cell>
          <table:table-cell office:value-type="float" office:value="0.07777" calcext:value-type="float">
            <text:p>0.07777</text:p>
          </table:table-cell>
        </table:table-row>
        <table:table-row table:style-name="ro1">
          <table:table-cell office:value-type="float" office:value="4186202.175184" calcext:value-type="float">
            <text:p>4186202.175184</text:p>
          </table:table-cell>
          <table:table-cell office:value-type="float" office:value="0.076001" calcext:value-type="float">
            <text:p>0.076001</text:p>
          </table:table-cell>
        </table:table-row>
        <table:table-row table:style-name="ro1">
          <table:table-cell office:value-type="float" office:value="4283709.087689" calcext:value-type="float">
            <text:p>4283709.087689</text:p>
          </table:table-cell>
          <table:table-cell office:value-type="float" office:value="0.074273" calcext:value-type="float">
            <text:p>0.074273</text:p>
          </table:table-cell>
        </table:table-row>
        <table:table-row table:style-name="ro1">
          <table:table-cell office:value-type="float" office:value="4383491.59757" calcext:value-type="float">
            <text:p>4383491.59757</text:p>
          </table:table-cell>
          <table:table-cell office:value-type="float" office:value="0.072584" calcext:value-type="float">
            <text:p>0.072584</text:p>
          </table:table-cell>
        </table:table-row>
        <table:table-row table:style-name="ro1">
          <table:table-cell office:value-type="float" office:value="4485593.631592" calcext:value-type="float">
            <text:p>4485593.631592</text:p>
          </table:table-cell>
          <table:table-cell office:value-type="float" office:value="0.070933" calcext:value-type="float">
            <text:p>0.070933</text:p>
          </table:table-cell>
        </table:table-row>
        <table:table-row table:style-name="ro1">
          <table:table-cell office:value-type="float" office:value="4590079.170042" calcext:value-type="float">
            <text:p>4590079.170042</text:p>
          </table:table-cell>
          <table:table-cell office:value-type="float" office:value="0.06932" calcext:value-type="float">
            <text:p>0.06932</text:p>
          </table:table-cell>
        </table:table-row>
        <table:table-row table:style-name="ro1">
          <table:table-cell office:value-type="float" office:value="4696993.094614" calcext:value-type="float">
            <text:p>4696993.094614</text:p>
          </table:table-cell>
          <table:table-cell office:value-type="float" office:value="0.067743" calcext:value-type="float">
            <text:p>0.067743</text:p>
          </table:table-cell>
        </table:table-row>
        <table:table-row table:style-name="ro1">
          <table:table-cell office:value-type="float" office:value="4806402.568693" calcext:value-type="float">
            <text:p>4806402.568693</text:p>
          </table:table-cell>
          <table:table-cell office:value-type="float" office:value="0.066202" calcext:value-type="float">
            <text:p>0.066202</text:p>
          </table:table-cell>
        </table:table-row>
        <table:table-row table:style-name="ro1">
          <table:table-cell office:value-type="float" office:value="4918355.338762" calcext:value-type="float">
            <text:p>4918355.338762</text:p>
          </table:table-cell>
          <table:table-cell office:value-type="float" office:value="0.064696" calcext:value-type="float">
            <text:p>0.064696</text:p>
          </table:table-cell>
        </table:table-row>
        <table:table-row table:style-name="ro1">
          <table:table-cell office:value-type="float" office:value="5032921.114688" calcext:value-type="float">
            <text:p>5032921.114688</text:p>
          </table:table-cell>
          <table:table-cell office:value-type="float" office:value="0.063224" calcext:value-type="float">
            <text:p>0.063224</text:p>
          </table:table-cell>
        </table:table-row>
        <table:table-row table:style-name="ro1">
          <table:table-cell office:value-type="float" office:value="5150155.600699" calcext:value-type="float">
            <text:p>5150155.600699</text:p>
          </table:table-cell>
          <table:table-cell office:value-type="float" office:value="0.061786" calcext:value-type="float">
            <text:p>0.061786</text:p>
          </table:table-cell>
        </table:table-row>
        <table:table-row table:style-name="ro1">
          <table:table-cell office:value-type="float" office:value="5270115.137646" calcext:value-type="float">
            <text:p>5270115.137646</text:p>
          </table:table-cell>
          <table:table-cell office:value-type="float" office:value="0.060381" calcext:value-type="float">
            <text:p>0.060381</text:p>
          </table:table-cell>
        </table:table-row>
        <table:table-row table:style-name="ro1">
          <table:table-cell office:value-type="float" office:value="5392874.846661" calcext:value-type="float">
            <text:p>5392874.846661</text:p>
          </table:table-cell>
          <table:table-cell office:value-type="float" office:value="0.059007" calcext:value-type="float">
            <text:p>0.059007</text:p>
          </table:table-cell>
        </table:table-row>
        <table:table-row table:style-name="ro1">
          <table:table-cell office:value-type="float" office:value="5518487.567187" calcext:value-type="float">
            <text:p>5518487.567187</text:p>
          </table:table-cell>
          <table:table-cell office:value-type="float" office:value="0.057665" calcext:value-type="float">
            <text:p>0.057665</text:p>
          </table:table-cell>
        </table:table-row>
        <table:table-row table:style-name="ro1">
          <table:table-cell office:value-type="float" office:value="5647033.195003" calcext:value-type="float">
            <text:p>5647033.195003</text:p>
          </table:table-cell>
          <table:table-cell office:value-type="float" office:value="0.056353" calcext:value-type="float">
            <text:p>0.056353</text:p>
          </table:table-cell>
        </table:table-row>
        <table:table-row table:style-name="ro1">
          <table:table-cell office:value-type="float" office:value="5778565.842792" calcext:value-type="float">
            <text:p>5778565.842792</text:p>
          </table:table-cell>
          <table:table-cell office:value-type="float" office:value="0.055071" calcext:value-type="float">
            <text:p>0.055071</text:p>
          </table:table-cell>
        </table:table-row>
        <table:table-row table:style-name="ro1">
          <table:table-cell office:value-type="float" office:value="5913168.907743" calcext:value-type="float">
            <text:p>5913168.907743</text:p>
          </table:table-cell>
          <table:table-cell office:value-type="float" office:value="0.053818" calcext:value-type="float">
            <text:p>0.053818</text:p>
          </table:table-cell>
        </table:table-row>
        <table:table-row table:style-name="ro1">
          <table:table-cell office:value-type="float" office:value="6050900.958875" calcext:value-type="float">
            <text:p>6050900.958875</text:p>
          </table:table-cell>
          <table:table-cell office:value-type="float" office:value="0.052593" calcext:value-type="float">
            <text:p>0.052593</text:p>
          </table:table-cell>
        </table:table-row>
        <table:table-row table:style-name="ro1">
          <table:table-cell office:value-type="float" office:value="6191847.939857" calcext:value-type="float">
            <text:p>6191847.939857</text:p>
          </table:table-cell>
          <table:table-cell office:value-type="float" office:value="0.051397" calcext:value-type="float">
            <text:p>0.051397</text:p>
          </table:table-cell>
        </table:table-row>
        <table:table-row table:style-name="ro1">
          <table:table-cell office:value-type="float" office:value="6336070.966188" calcext:value-type="float">
            <text:p>6336070.966188</text:p>
          </table:table-cell>
          <table:table-cell office:value-type="float" office:value="0.050227" calcext:value-type="float">
            <text:p>0.050227</text:p>
          </table:table-cell>
        </table:table-row>
        <table:table-row table:style-name="ro1">
          <table:table-cell office:value-type="float" office:value="6483660.437875" calcext:value-type="float">
            <text:p>6483660.437875</text:p>
          </table:table-cell>
          <table:table-cell office:value-type="float" office:value="0.049084" calcext:value-type="float">
            <text:p>0.049084</text:p>
          </table:table-cell>
        </table:table-row>
        <table:table-row table:style-name="ro1">
          <table:table-cell office:value-type="float" office:value="6634680.653516" calcext:value-type="float">
            <text:p>6634680.653516</text:p>
          </table:table-cell>
          <table:table-cell office:value-type="float" office:value="0.047967" calcext:value-type="float">
            <text:p>0.047967</text:p>
          </table:table-cell>
        </table:table-row>
        <table:table-row table:style-name="ro1">
          <table:table-cell office:value-type="float" office:value="6789225.832836" calcext:value-type="float">
            <text:p>6789225.832836</text:p>
          </table:table-cell>
          <table:table-cell office:value-type="float" office:value="0.046876" calcext:value-type="float">
            <text:p>0.046876</text:p>
          </table:table-cell>
        </table:table-row>
        <table:table-row table:style-name="ro1">
          <table:table-cell office:value-type="float" office:value="6947362.820912" calcext:value-type="float">
            <text:p>6947362.820912</text:p>
          </table:table-cell>
          <table:table-cell office:value-type="float" office:value="0.045809" calcext:value-type="float">
            <text:p>0.045809</text:p>
          </table:table-cell>
        </table:table-row>
        <table:table-row table:style-name="ro1">
          <table:table-cell office:value-type="float" office:value="7109191.567048" calcext:value-type="float">
            <text:p>7109191.567048</text:p>
          </table:table-cell>
          <table:table-cell office:value-type="float" office:value="0.044767" calcext:value-type="float">
            <text:p>0.044767</text:p>
          </table:table-cell>
        </table:table-row>
        <table:table-row table:style-name="ro1">
          <table:table-cell office:value-type="float" office:value="7274782.099419" calcext:value-type="float">
            <text:p>7274782.099419</text:p>
          </table:table-cell>
          <table:table-cell office:value-type="float" office:value="0.043748" calcext:value-type="float">
            <text:p>0.043748</text:p>
          </table:table-cell>
        </table:table-row>
        <table:table-row table:style-name="ro1">
          <table:table-cell office:value-type="float" office:value="7444237.550427" calcext:value-type="float">
            <text:p>7444237.550427</text:p>
          </table:table-cell>
          <table:table-cell office:value-type="float" office:value="0.042753" calcext:value-type="float">
            <text:p>0.042753</text:p>
          </table:table-cell>
        </table:table-row>
        <table:table-row table:style-name="ro1">
          <table:table-cell office:value-type="float" office:value="7617631.767968" calcext:value-type="float">
            <text:p>7617631.767968</text:p>
          </table:table-cell>
          <table:table-cell office:value-type="float" office:value="0.04178" calcext:value-type="float">
            <text:p>0.04178</text:p>
          </table:table-cell>
        </table:table-row>
        <table:table-row table:style-name="ro1">
          <table:table-cell office:value-type="float" office:value="7795072.977401" calcext:value-type="float">
            <text:p>7795072.977401</text:p>
          </table:table-cell>
          <table:table-cell office:value-type="float" office:value="0.040829" calcext:value-type="float">
            <text:p>0.040829</text:p>
          </table:table-cell>
        </table:table-row>
        <table:table-row table:style-name="ro1">
          <table:table-cell office:value-type="float" office:value="7976638.84634" calcext:value-type="float">
            <text:p>7976638.84634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8162443.329723" calcext:value-type="float">
            <text:p>8162443.329723</text:p>
          </table:table-cell>
          <table:table-cell office:value-type="float" office:value="0.038992" calcext:value-type="float">
            <text:p>0.038992</text:p>
          </table:table-cell>
        </table:table-row>
        <table:table-row table:style-name="ro1">
          <table:table-cell office:value-type="float" office:value="8352566.005022" calcext:value-type="float">
            <text:p>8352566.005022</text:p>
          </table:table-cell>
          <table:table-cell office:value-type="float" office:value="0.038105" calcext:value-type="float">
            <text:p>0.038105</text:p>
          </table:table-cell>
        </table:table-row>
        <table:table-row table:style-name="ro1">
          <table:table-cell office:value-type="float" office:value="8547127.193374" calcext:value-type="float">
            <text:p>8547127.193374</text:p>
          </table:table-cell>
          <table:table-cell office:value-type="float" office:value="0.037237" calcext:value-type="float">
            <text:p>0.037237</text:p>
          </table:table-cell>
        </table:table-row>
        <table:table-row table:style-name="ro1">
          <table:table-cell office:value-type="float" office:value="8746210.291969" calcext:value-type="float">
            <text:p>8746210.291969</text:p>
          </table:table-cell>
          <table:table-cell office:value-type="float" office:value="0.03639" calcext:value-type="float">
            <text:p>0.03639</text:p>
          </table:table-cell>
        </table:table-row>
        <table:table-row table:style-name="ro1">
          <table:table-cell office:value-type="float" office:value="8949940.078282" calcext:value-type="float">
            <text:p>8949940.078282</text:p>
          </table:table-cell>
          <table:table-cell office:value-type="float" office:value="0.035562" calcext:value-type="float">
            <text:p>0.035562</text:p>
          </table:table-cell>
        </table:table-row>
        <table:table-row table:style-name="ro1">
          <table:table-cell office:value-type="float" office:value="9158415.864999" calcext:value-type="float">
            <text:p>9158415.864999</text:p>
          </table:table-cell>
          <table:table-cell office:value-type="float" office:value="0.034752" calcext:value-type="float">
            <text:p>0.034752</text:p>
          </table:table-cell>
        </table:table-row>
        <table:table-row table:style-name="ro1">
          <table:table-cell office:value-type="float" office:value="9371737.601422" calcext:value-type="float">
            <text:p>9371737.601422</text:p>
          </table:table-cell>
          <table:table-cell office:value-type="float" office:value="0.033962" calcext:value-type="float">
            <text:p>0.033962</text:p>
          </table:table-cell>
        </table:table-row>
        <table:table-row table:style-name="ro1">
          <table:table-cell office:value-type="float" office:value="9590038.341086" calcext:value-type="float">
            <text:p>9590038.341086</text:p>
          </table:table-cell>
          <table:table-cell office:value-type="float" office:value="0.033189" calcext:value-type="float">
            <text:p>0.033189</text:p>
          </table:table-cell>
        </table:table-row>
        <table:table-row table:style-name="ro1">
          <table:table-cell office:value-type="float" office:value="9813413.576955" calcext:value-type="float">
            <text:p>9813413.576955</text:p>
          </table:table-cell>
          <table:table-cell office:value-type="float" office:value="0.032433" calcext:value-type="float">
            <text:p>0.032433</text:p>
          </table:table-cell>
        </table:table-row>
        <table:table-row table:style-name="ro1">
          <table:table-cell office:value-type="float" office:value="10042002.72876" calcext:value-type="float">
            <text:p>10042002.72876</text:p>
          </table:table-cell>
          <table:table-cell office:value-type="float" office:value="0.031695" calcext:value-type="float">
            <text:p>0.031695</text:p>
          </table:table-cell>
        </table:table-row>
        <table:table-row table:style-name="ro1">
          <table:table-cell office:value-type="float" office:value="10275905.109185" calcext:value-type="float">
            <text:p>10275905.109185</text:p>
          </table:table-cell>
          <table:table-cell office:value-type="float" office:value="0.030974" calcext:value-type="float">
            <text:p>0.030974</text:p>
          </table:table-cell>
        </table:table-row>
        <table:table-row table:style-name="ro1">
          <table:table-cell office:value-type="float" office:value="10515267.140777" calcext:value-type="float">
            <text:p>10515267.140777</text:p>
          </table:table-cell>
          <table:table-cell office:value-type="float" office:value="0.030269" calcext:value-type="float">
            <text:p>0.030269</text:p>
          </table:table-cell>
        </table:table-row>
        <table:table-row table:style-name="ro1">
          <table:table-cell office:value-type="float" office:value="10760193.22918" calcext:value-type="float">
            <text:p>10760193.22918</text:p>
          </table:table-cell>
          <table:table-cell office:value-type="float" office:value="0.02958" calcext:value-type="float">
            <text:p>0.02958</text:p>
          </table:table-cell>
        </table:table-row>
        <table:table-row table:style-name="ro1">
          <table:table-cell office:value-type="float" office:value="11010835.52652" calcext:value-type="float">
            <text:p>11010835.52652</text:p>
          </table:table-cell>
          <table:table-cell office:value-type="float" office:value="0.028907" calcext:value-type="float">
            <text:p>0.028907</text:p>
          </table:table-cell>
        </table:table-row>
        <table:table-row table:style-name="ro1">
          <table:table-cell office:value-type="float" office:value="11267304.168016" calcext:value-type="float">
            <text:p>11267304.168016</text:p>
          </table:table-cell>
          <table:table-cell office:value-type="float" office:value="0.028249" calcext:value-type="float">
            <text:p>0.028249</text:p>
          </table:table-cell>
        </table:table-row>
        <table:table-row table:style-name="ro1">
          <table:table-cell office:value-type="float" office:value="11529759.581851" calcext:value-type="float">
            <text:p>11529759.581851</text:p>
          </table:table-cell>
          <table:table-cell office:value-type="float" office:value="0.027606" calcext:value-type="float">
            <text:p>0.027606</text:p>
          </table:table-cell>
        </table:table-row>
        <table:table-row table:style-name="ro1">
          <table:table-cell office:value-type="float" office:value="11798316.359585" calcext:value-type="float">
            <text:p>11798316.359585</text:p>
          </table:table-cell>
          <table:table-cell office:value-type="float" office:value="0.026978" calcext:value-type="float">
            <text:p>0.026978</text:p>
          </table:table-cell>
        </table:table-row>
        <table:table-row table:style-name="ro1">
          <table:table-cell office:value-type="float" office:value="12073140.022358" calcext:value-type="float">
            <text:p>12073140.022358</text:p>
          </table:table-cell>
          <table:table-cell office:value-type="float" office:value="0.026364" calcext:value-type="float">
            <text:p>0.026364</text:p>
          </table:table-cell>
        </table:table-row>
        <table:table-row table:style-name="ro1">
          <table:table-cell office:value-type="float" office:value="12354352.801166" calcext:value-type="float">
            <text:p>12354352.801166</text:p>
          </table:table-cell>
          <table:table-cell office:value-type="float" office:value="0.025764" calcext:value-type="float">
            <text:p>0.025764</text:p>
          </table:table-cell>
        </table:table-row>
        <table:table-row table:style-name="ro1">
          <table:table-cell office:value-type="float" office:value="12642129.129828" calcext:value-type="float">
            <text:p>12642129.129828</text:p>
          </table:table-cell>
          <table:table-cell office:value-type="float" office:value="0.025177" calcext:value-type="float">
            <text:p>0.025177</text:p>
          </table:table-cell>
        </table:table-row>
        <table:table-row table:style-name="ro1">
          <table:table-cell office:value-type="float" office:value="12936595.059057" calcext:value-type="float">
            <text:p>12936595.059057</text:p>
          </table:table-cell>
          <table:table-cell office:value-type="float" office:value="0.024604" calcext:value-type="float">
            <text:p>0.024604</text:p>
          </table:table-cell>
        </table:table-row>
        <table:table-row table:style-name="ro1">
          <table:table-cell office:value-type="float" office:value="13237933.935349" calcext:value-type="float">
            <text:p>13237933.935349</text:p>
          </table:table-cell>
          <table:table-cell office:value-type="float" office:value="0.024044" calcext:value-type="float">
            <text:p>0.024044</text:p>
          </table:table-cell>
        </table:table-row>
        <table:table-row table:style-name="ro1">
          <table:table-cell office:value-type="float" office:value="13546276.902377" calcext:value-type="float">
            <text:p>13546276.902377</text:p>
          </table:table-cell>
          <table:table-cell office:value-type="float" office:value="0.023497" calcext:value-type="float">
            <text:p>0.023497</text:p>
          </table:table-cell>
        </table:table-row>
        <table:table-row table:style-name="ro1">
          <table:table-cell office:value-type="float" office:value="13861817.492551" calcext:value-type="float">
            <text:p>13861817.492551</text:p>
          </table:table-cell>
          <table:table-cell office:value-type="float" office:value="0.022962" calcext:value-type="float">
            <text:p>0.022962</text:p>
          </table:table-cell>
        </table:table-row>
        <table:table-row table:style-name="ro1">
          <table:table-cell office:value-type="float" office:value="14184693.215742" calcext:value-type="float">
            <text:p>14184693.215742</text:p>
          </table:table-cell>
          <table:table-cell office:value-type="float" office:value="0.022439" calcext:value-type="float">
            <text:p>0.022439</text:p>
          </table:table-cell>
        </table:table-row>
        <table:table-row table:style-name="ro1">
          <table:table-cell office:value-type="float" office:value="14515103.970559" calcext:value-type="float">
            <text:p>14515103.970559</text:p>
          </table:table-cell>
          <table:table-cell office:value-type="float" office:value="0.021929" calcext:value-type="float">
            <text:p>0.021929</text:p>
          </table:table-cell>
        </table:table-row>
        <table:table-row table:style-name="ro1">
          <table:table-cell office:value-type="float" office:value="14853196.179549" calcext:value-type="float">
            <text:p>14853196.179549</text:p>
          </table:table-cell>
          <table:table-cell office:value-type="float" office:value="0.02143" calcext:value-type="float">
            <text:p>0.02143</text:p>
          </table:table-cell>
        </table:table-row>
        <table:table-row table:style-name="ro1">
          <table:table-cell office:value-type="float" office:value="15199179.927238" calcext:value-type="float">
            <text:p>15199179.927238</text:p>
          </table:table-cell>
          <table:table-cell office:value-type="float" office:value="0.020942" calcext:value-type="float">
            <text:p>0.020942</text:p>
          </table:table-cell>
        </table:table-row>
        <table:table-row table:style-name="ro1">
          <table:table-cell office:value-type="float" office:value="15553205.455891" calcext:value-type="float">
            <text:p>15553205.455891</text:p>
          </table:table-cell>
          <table:table-cell office:value-type="float" office:value="0.020465" calcext:value-type="float">
            <text:p>0.020465</text:p>
          </table:table-cell>
        </table:table-row>
        <table:table-row table:style-name="ro1">
          <table:table-cell office:value-type="float" office:value="15915494.30919" calcext:value-type="float">
            <text:p>15915494.30919</text:p>
          </table:table-cell>
          <table:table-cell office:value-type="float" office:value="0.019999" calcext:value-type="float">
            <text:p>0.019999</text:p>
          </table:table-cell>
        </table:table-row>
        <table:table-row table:style-name="ro1">
          <table:table-cell office:value-type="float" office:value="16286222.194191" calcext:value-type="float">
            <text:p>16286222.194191</text:p>
          </table:table-cell>
          <table:table-cell office:value-type="float" office:value="0.019544" calcext:value-type="float">
            <text:p>0.019544</text:p>
          </table:table-cell>
        </table:table-row>
        <table:table-row table:style-name="ro1">
          <table:table-cell office:value-type="float" office:value="16665586.463023" calcext:value-type="float">
            <text:p>16665586.463023</text:p>
          </table:table-cell>
          <table:table-cell office:value-type="float" office:value="0.019099" calcext:value-type="float">
            <text:p>0.019099</text:p>
          </table:table-cell>
        </table:table-row>
        <table:table-row table:style-name="ro1">
          <table:table-cell office:value-type="float" office:value="17053748.817111" calcext:value-type="float">
            <text:p>17053748.817111</text:p>
          </table:table-cell>
          <table:table-cell office:value-type="float" office:value="0.018665" calcext:value-type="float">
            <text:p>0.018665</text:p>
          </table:table-cell>
        </table:table-row>
        <table:table-row table:style-name="ro1">
          <table:table-cell office:value-type="float" office:value="17450990.642391" calcext:value-type="float">
            <text:p>17450990.642391</text:p>
          </table:table-cell>
          <table:table-cell office:value-type="float" office:value="0.01824" calcext:value-type="float">
            <text:p>0.01824</text:p>
          </table:table-cell>
        </table:table-row>
        <table:table-row table:style-name="ro1">
          <table:table-cell office:value-type="float" office:value="17857486.372683" calcext:value-type="float">
            <text:p>17857486.372683</text:p>
          </table:table-cell>
          <table:table-cell office:value-type="float" office:value="0.017825" calcext:value-type="float">
            <text:p>0.017825</text:p>
          </table:table-cell>
        </table:table-row>
        <table:table-row table:style-name="ro1">
          <table:table-cell office:value-type="float" office:value="18273449.912229" calcext:value-type="float">
            <text:p>18273449.912229</text:p>
          </table:table-cell>
          <table:table-cell office:value-type="float" office:value="0.017419" calcext:value-type="float">
            <text:p>0.017419</text:p>
          </table:table-cell>
        </table:table-row>
        <table:table-row table:style-name="ro1">
          <table:table-cell office:value-type="float" office:value="18699062.061045" calcext:value-type="float">
            <text:p>18699062.061045</text:p>
          </table:table-cell>
          <table:table-cell office:value-type="float" office:value="0.017022" calcext:value-type="float">
            <text:p>0.017022</text:p>
          </table:table-cell>
        </table:table-row>
        <table:table-row table:style-name="ro1">
          <table:table-cell office:value-type="float" office:value="19134629.669862" calcext:value-type="float">
            <text:p>19134629.669862</text:p>
          </table:table-cell>
          <table:table-cell office:value-type="float" office:value="0.016635" calcext:value-type="float">
            <text:p>0.016635</text:p>
          </table:table-cell>
        </table:table-row>
        <table:table-row table:style-name="ro1">
          <table:table-cell office:value-type="float" office:value="19580342.451371" calcext:value-type="float">
            <text:p>19580342.451371</text:p>
          </table:table-cell>
          <table:table-cell office:value-type="float" office:value="0.016256" calcext:value-type="float">
            <text:p>0.016256</text:p>
          </table:table-cell>
        </table:table-row>
        <table:table-row table:style-name="ro1">
          <table:table-cell office:value-type="float" office:value="20036437.228128" calcext:value-type="float">
            <text:p>20036437.228128</text:p>
          </table:table-cell>
          <table:table-cell office:value-type="float" office:value="0.015886" calcext:value-type="float">
            <text:p>0.015886</text:p>
          </table:table-cell>
        </table:table-row>
        <table:table-row table:style-name="ro1">
          <table:table-cell office:value-type="float" office:value="20503112.625502" calcext:value-type="float">
            <text:p>20503112.625502</text:p>
          </table:table-cell>
          <table:table-cell office:value-type="float" office:value="0.015525" calcext:value-type="float">
            <text:p>0.015525</text:p>
          </table:table-cell>
        </table:table-row>
        <table:table-row table:style-name="ro1">
          <table:table-cell office:value-type="float" office:value="20980702.232253" calcext:value-type="float">
            <text:p>20980702.232253</text:p>
          </table:table-cell>
          <table:table-cell office:value-type="float" office:value="0.015171" calcext:value-type="float">
            <text:p>0.015171</text:p>
          </table:table-cell>
        </table:table-row>
        <table:table-row table:style-name="ro1">
          <table:table-cell office:value-type="float" office:value="21469416.132906" calcext:value-type="float">
            <text:p>21469416.132906</text:p>
          </table:table-cell>
          <table:table-cell office:value-type="float" office:value="0.014826" calcext:value-type="float">
            <text:p>0.014826</text:p>
          </table:table-cell>
        </table:table-row>
        <table:table-row table:style-name="ro1">
          <table:table-cell office:value-type="float" office:value="21969514.068329" calcext:value-type="float">
            <text:p>21969514.068329</text:p>
          </table:table-cell>
          <table:table-cell office:value-type="float" office:value="0.014488" calcext:value-type="float">
            <text:p>0.014488</text:p>
          </table:table-cell>
        </table:table-row>
        <table:table-row table:style-name="ro1">
          <table:table-cell office:value-type="float" office:value="22481213.762484" calcext:value-type="float">
            <text:p>22481213.762484</text:p>
          </table:table-cell>
          <table:table-cell office:value-type="float" office:value="0.014159" calcext:value-type="float">
            <text:p>0.014159</text:p>
          </table:table-cell>
        </table:table-row>
        <table:table-row table:style-name="ro1">
          <table:table-cell office:value-type="float" office:value="23004879.361879" calcext:value-type="float">
            <text:p>23004879.361879</text:p>
          </table:table-cell>
          <table:table-cell office:value-type="float" office:value="0.013836" calcext:value-type="float">
            <text:p>0.013836</text:p>
          </table:table-cell>
        </table:table-row>
        <table:table-row table:style-name="ro1">
          <table:table-cell office:value-type="float" office:value="23540745.142593" calcext:value-type="float">
            <text:p>23540745.142593</text:p>
          </table:table-cell>
          <table:table-cell office:value-type="float" office:value="0.013521" calcext:value-type="float">
            <text:p>0.013521</text:p>
          </table:table-cell>
        </table:table-row>
        <table:table-row table:style-name="ro1">
          <table:table-cell office:value-type="float" office:value="24089091.217324" calcext:value-type="float">
            <text:p>24089091.217324</text:p>
          </table:table-cell>
          <table:table-cell office:value-type="float" office:value="0.013214" calcext:value-type="float">
            <text:p>0.013214</text:p>
          </table:table-cell>
        </table:table-row>
        <table:table-row table:style-name="ro1">
          <table:table-cell office:value-type="float" office:value="24650159.501586" calcext:value-type="float">
            <text:p>24650159.501586</text:p>
          </table:table-cell>
          <table:table-cell office:value-type="float" office:value="0.012913" calcext:value-type="float">
            <text:p>0.012913</text:p>
          </table:table-cell>
        </table:table-row>
        <table:table-row table:style-name="ro1">
          <table:table-cell office:value-type="float" office:value="25224347.246117" calcext:value-type="float">
            <text:p>25224347.246117</text:p>
          </table:table-cell>
          <table:table-cell office:value-type="float" office:value="0.012619" calcext:value-type="float">
            <text:p>0.012619</text:p>
          </table:table-cell>
        </table:table-row>
        <table:table-row table:style-name="ro1">
          <table:table-cell office:value-type="float" office:value="25811911.645305" calcext:value-type="float">
            <text:p>25811911.645305</text:p>
          </table:table-cell>
          <table:table-cell office:value-type="float" office:value="0.012332" calcext:value-type="float">
            <text:p>0.012332</text:p>
          </table:table-cell>
        </table:table-row>
        <table:table-row table:style-name="ro1">
          <table:table-cell office:value-type="float" office:value="26413163.369599" calcext:value-type="float">
            <text:p>26413163.369599</text:p>
          </table:table-cell>
          <table:table-cell office:value-type="float" office:value="0.012051" calcext:value-type="float">
            <text:p>0.012051</text:p>
          </table:table-cell>
        </table:table-row>
        <table:table-row table:style-name="ro1">
          <table:table-cell office:value-type="float" office:value="27028359.613387" calcext:value-type="float">
            <text:p>27028359.613387</text:p>
          </table:table-cell>
          <table:table-cell office:value-type="float" office:value="0.011777" calcext:value-type="float">
            <text:p>0.011777</text:p>
          </table:table-cell>
        </table:table-row>
        <table:table-row table:style-name="ro1">
          <table:table-cell office:value-type="float" office:value="27657943.46403" calcext:value-type="float">
            <text:p>27657943.46403</text:p>
          </table:table-cell>
          <table:table-cell office:value-type="float" office:value="0.011509" calcext:value-type="float">
            <text:p>0.011509</text:p>
          </table:table-cell>
        </table:table-row>
        <table:table-row table:style-name="ro1">
          <table:table-cell office:value-type="float" office:value="28302195.034229" calcext:value-type="float">
            <text:p>28302195.034229</text:p>
          </table:table-cell>
          <table:table-cell office:value-type="float" office:value="0.011247" calcext:value-type="float">
            <text:p>0.011247</text:p>
          </table:table-cell>
        </table:table-row>
        <table:table-row table:style-name="ro1">
          <table:table-cell office:value-type="float" office:value="28961453.005702" calcext:value-type="float">
            <text:p>28961453.005702</text:p>
          </table:table-cell>
          <table:table-cell office:value-type="float" office:value="0.010991" calcext:value-type="float">
            <text:p>0.010991</text:p>
          </table:table-cell>
        </table:table-row>
        <table:table-row table:style-name="ro1">
          <table:table-cell office:value-type="float" office:value="29636068.792564" calcext:value-type="float">
            <text:p>29636068.792564</text:p>
          </table:table-cell>
          <table:table-cell office:value-type="float" office:value="0.010741" calcext:value-type="float">
            <text:p>0.010741</text:p>
          </table:table-cell>
        </table:table-row>
        <table:table-row table:style-name="ro1">
          <table:table-cell office:value-type="float" office:value="30326330.146951" calcext:value-type="float">
            <text:p>30326330.146951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31032738.725245" calcext:value-type="float">
            <text:p>31032738.725245</text:p>
          </table:table-cell>
          <table:table-cell office:value-type="float" office:value="0.010257" calcext:value-type="float">
            <text:p>0.010257</text:p>
          </table:table-cell>
        </table:table-row>
        <table:table-row table:style-name="ro1">
          <table:table-cell office:value-type="float" office:value="31755600.104935" calcext:value-type="float">
            <text:p>31755600.104935</text:p>
          </table:table-cell>
          <table:table-cell office:value-type="float" office:value="0.010024" calcext:value-type="float">
            <text:p>0.010024</text:p>
          </table:table-cell>
        </table:table-row>
        <table:table-row table:style-name="ro1">
          <table:table-cell office:value-type="float" office:value="32495298.804366" calcext:value-type="float">
            <text:p>32495298.804366</text:p>
          </table:table-cell>
          <table:table-cell office:value-type="float" office:value="0.009795" calcext:value-type="float">
            <text:p>0.009795</text:p>
          </table:table-cell>
        </table:table-row>
        <table:table-row table:style-name="ro1">
          <table:table-cell office:value-type="float" office:value="33252158.22638" calcext:value-type="float">
            <text:p>33252158.22638</text:p>
          </table:table-cell>
          <table:table-cell office:value-type="float" office:value="0.009573" calcext:value-type="float">
            <text:p>0.009573</text:p>
          </table:table-cell>
        </table:table-row>
        <table:table-row table:style-name="ro1">
          <table:table-cell office:value-type="float" office:value="34026718.224545" calcext:value-type="float">
            <text:p>34026718.224545</text:p>
          </table:table-cell>
          <table:table-cell office:value-type="float" office:value="0.009355" calcext:value-type="float">
            <text:p>0.009355</text:p>
          </table:table-cell>
        </table:table-row>
        <table:table-row table:style-name="ro1">
          <table:table-cell office:value-type="float" office:value="34819320.027059" calcext:value-type="float">
            <text:p>34819320.027059</text:p>
          </table:table-cell>
          <table:table-cell office:value-type="float" office:value="0.009142" calcext:value-type="float">
            <text:p>0.009142</text:p>
          </table:table-cell>
        </table:table-row>
        <table:table-row table:style-name="ro1">
          <table:table-cell office:value-type="float" office:value="35630383.802971" calcext:value-type="float">
            <text:p>35630383.802971</text:p>
          </table:table-cell>
          <table:table-cell office:value-type="float" office:value="0.008934" calcext:value-type="float">
            <text:p>0.008934</text:p>
          </table:table-cell>
        </table:table-row>
        <table:table-row table:style-name="ro1">
          <table:table-cell office:value-type="float" office:value="36460263.512876" calcext:value-type="float">
            <text:p>36460263.512876</text:p>
          </table:table-cell>
          <table:table-cell office:value-type="float" office:value="0.00873" calcext:value-type="float">
            <text:p>0.00873</text:p>
          </table:table-cell>
        </table:table-row>
        <table:table-row table:style-name="ro1">
          <table:table-cell office:value-type="float" office:value="37309549.939922" calcext:value-type="float">
            <text:p>37309549.939922</text:p>
          </table:table-cell>
          <table:table-cell office:value-type="float" office:value="0.008532" calcext:value-type="float">
            <text:p>0.008532</text:p>
          </table:table-cell>
        </table:table-row>
        <table:table-row table:style-name="ro1">
          <table:table-cell office:value-type="float" office:value="38178622.509493" calcext:value-type="float">
            <text:p>38178622.509493</text:p>
          </table:table-cell>
          <table:table-cell office:value-type="float" office:value="0.008337" calcext:value-type="float">
            <text:p>0.008337</text:p>
          </table:table-cell>
        </table:table-row>
        <table:table-row table:style-name="ro1">
          <table:table-cell office:value-type="float" office:value="39067937.041346" calcext:value-type="float">
            <text:p>39067937.041346</text:p>
          </table:table-cell>
          <table:table-cell office:value-type="float" office:value="0.008148" calcext:value-type="float">
            <text:p>0.008148</text:p>
          </table:table-cell>
        </table:table-row>
        <table:table-row table:style-name="ro1">
          <table:table-cell office:value-type="float" office:value="39977878.053823" calcext:value-type="float">
            <text:p>39977878.053823</text:p>
          </table:table-cell>
          <table:table-cell office:value-type="float" office:value="0.007962" calcext:value-type="float">
            <text:p>0.007962</text:p>
          </table:table-cell>
        </table:table-row>
        <table:table-row table:style-name="ro1">
          <table:table-cell office:value-type="float" office:value="40909105.08501" calcext:value-type="float">
            <text:p>40909105.08501</text:p>
          </table:table-cell>
          <table:table-cell office:value-type="float" office:value="0.007781" calcext:value-type="float">
            <text:p>0.007781</text:p>
          </table:table-cell>
        </table:table-row>
        <table:table-row table:style-name="ro1">
          <table:table-cell office:value-type="float" office:value="41862023.025081" calcext:value-type="float">
            <text:p>41862023.025081</text:p>
          </table:table-cell>
          <table:table-cell office:value-type="float" office:value="0.007604" calcext:value-type="float">
            <text:p>0.007604</text:p>
          </table:table-cell>
        </table:table-row>
        <table:table-row table:style-name="ro1">
          <table:table-cell office:value-type="float" office:value="42837136.076895" calcext:value-type="float">
            <text:p>42837136.076895</text:p>
          </table:table-cell>
          <table:table-cell office:value-type="float" office:value="0.007431" calcext:value-type="float">
            <text:p>0.007431</text:p>
          </table:table-cell>
        </table:table-row>
        <table:table-row table:style-name="ro1">
          <table:table-cell office:value-type="float" office:value="43834866.955982" calcext:value-type="float">
            <text:p>43834866.955982</text:p>
          </table:table-cell>
          <table:table-cell office:value-type="float" office:value="0.007262" calcext:value-type="float">
            <text:p>0.007262</text:p>
          </table:table-cell>
        </table:table-row>
        <table:table-row table:style-name="ro1">
          <table:table-cell office:value-type="float" office:value="44855938.862404" calcext:value-type="float">
            <text:p>44855938.862404</text:p>
          </table:table-cell>
          <table:table-cell office:value-type="float" office:value="0.007096" calcext:value-type="float">
            <text:p>0.007096</text:p>
          </table:table-cell>
        </table:table-row>
        <table:table-row table:style-name="ro1">
          <table:table-cell office:value-type="float" office:value="45900789.790562" calcext:value-type="float">
            <text:p>45900789.790562</text:p>
          </table:table-cell>
          <table:table-cell office:value-type="float" office:value="0.006935" calcext:value-type="float">
            <text:p>0.006935</text:p>
          </table:table-cell>
        </table:table-row>
        <table:table-row table:style-name="ro1">
          <table:table-cell office:value-type="float" office:value="46969985.058816" calcext:value-type="float">
            <text:p>46969985.058816</text:p>
          </table:table-cell>
          <table:table-cell office:value-type="float" office:value="0.006777" calcext:value-type="float">
            <text:p>0.006777</text:p>
          </table:table-cell>
        </table:table-row>
        <table:table-row table:style-name="ro1">
          <table:table-cell office:value-type="float" office:value="48063972.847486" calcext:value-type="float">
            <text:p>48063972.847486</text:p>
          </table:table-cell>
          <table:table-cell office:value-type="float" office:value="0.006623" calcext:value-type="float">
            <text:p>0.006623</text:p>
          </table:table-cell>
        </table:table-row>
        <table:table-row table:style-name="ro1">
          <table:table-cell office:value-type="float" office:value="49183552.751004" calcext:value-type="float">
            <text:p>49183552.751004</text:p>
          </table:table-cell>
          <table:table-cell office:value-type="float" office:value="0.006472" calcext:value-type="float">
            <text:p>0.006472</text:p>
          </table:table-cell>
        </table:table-row>
        <table:table-row table:style-name="ro1">
          <table:table-cell office:value-type="float" office:value="50329213.693357" calcext:value-type="float">
            <text:p>50329213.693357</text:p>
          </table:table-cell>
          <table:table-cell office:value-type="float" office:value="0.006325" calcext:value-type="float">
            <text:p>0.006325</text:p>
          </table:table-cell>
        </table:table-row>
        <table:table-row table:style-name="ro1">
          <table:table-cell office:value-type="float" office:value="51501556.643609" calcext:value-type="float">
            <text:p>51501556.643609</text:p>
          </table:table-cell>
          <table:table-cell office:value-type="float" office:value="0.006181" calcext:value-type="float">
            <text:p>0.006181</text:p>
          </table:table-cell>
        </table:table-row>
        <table:table-row table:style-name="ro1">
          <table:table-cell office:value-type="float" office:value="52701208.035616" calcext:value-type="float">
            <text:p>52701208.035616</text:p>
          </table:table-cell>
          <table:table-cell office:value-type="float" office:value="0.00604" calcext:value-type="float">
            <text:p>0.00604</text:p>
          </table:table-cell>
        </table:table-row>
        <table:table-row table:style-name="ro1">
          <table:table-cell office:value-type="float" office:value="53928687.351114" calcext:value-type="float">
            <text:p>53928687.351114</text:p>
          </table:table-cell>
          <table:table-cell office:value-type="float" office:value="0.005902" calcext:value-type="float">
            <text:p>0.005902</text:p>
          </table:table-cell>
        </table:table-row>
        <table:table-row table:style-name="ro1">
          <table:table-cell office:value-type="float" office:value="55184880.764824" calcext:value-type="float">
            <text:p>55184880.764824</text:p>
          </table:table-cell>
          <table:table-cell office:value-type="float" office:value="0.005768" calcext:value-type="float">
            <text:p>0.005768</text:p>
          </table:table-cell>
        </table:table-row>
        <table:table-row table:style-name="ro1">
          <table:table-cell office:value-type="float" office:value="56470328.130314" calcext:value-type="float">
            <text:p>56470328.130314</text:p>
          </table:table-cell>
          <table:table-cell office:value-type="float" office:value="0.005637" calcext:value-type="float">
            <text:p>0.005637</text:p>
          </table:table-cell>
        </table:table-row>
        <table:table-row table:style-name="ro1">
          <table:table-cell office:value-type="float" office:value="57785722.089896" calcext:value-type="float">
            <text:p>57785722.089896</text:p>
          </table:table-cell>
          <table:table-cell office:value-type="float" office:value="0.005508" calcext:value-type="float">
            <text:p>0.005508</text:p>
          </table:table-cell>
        </table:table-row>
        <table:table-row table:style-name="ro1">
          <table:table-cell office:value-type="float" office:value="59131627.961929" calcext:value-type="float">
            <text:p>59131627.961929</text:p>
          </table:table-cell>
          <table:table-cell office:value-type="float" office:value="0.005383" calcext:value-type="float">
            <text:p>0.005383</text:p>
          </table:table-cell>
        </table:table-row>
        <table:table-row table:style-name="ro1">
          <table:table-cell office:value-type="float" office:value="60509013.408465" calcext:value-type="float">
            <text:p>60509013.408465</text:p>
          </table:table-cell>
          <table:table-cell office:value-type="float" office:value="0.005261" calcext:value-type="float">
            <text:p>0.005261</text:p>
          </table:table-cell>
        </table:table-row>
        <table:table-row table:style-name="ro1">
          <table:table-cell office:value-type="float" office:value="61918479.39857" calcext:value-type="float">
            <text:p>61918479.39857</text:p>
          </table:table-cell>
          <table:table-cell office:value-type="float" office:value="0.005141" calcext:value-type="float">
            <text:p>0.005141</text:p>
          </table:table-cell>
        </table:table-row>
        <table:table-row table:style-name="ro1">
          <table:table-cell office:value-type="float" office:value="63360779.690056" calcext:value-type="float">
            <text:p>63360779.690056</text:p>
          </table:table-cell>
          <table:table-cell office:value-type="float" office:value="0.005024" calcext:value-type="float">
            <text:p>0.005024</text:p>
          </table:table-cell>
        </table:table-row>
        <table:table-row table:style-name="ro1">
          <table:table-cell office:value-type="float" office:value="64836535.623818" calcext:value-type="float">
            <text:p>64836535.623818</text:p>
          </table:table-cell>
          <table:table-cell office:value-type="float" office:value="0.004909" calcext:value-type="float">
            <text:p>0.004909</text:p>
          </table:table-cell>
        </table:table-row>
        <table:table-row table:style-name="ro1">
          <table:table-cell office:value-type="float" office:value="66346806.535159" calcext:value-type="float">
            <text:p>66346806.535159</text:p>
          </table:table-cell>
          <table:table-cell office:value-type="float" office:value="0.004798" calcext:value-type="float">
            <text:p>0.004798</text:p>
          </table:table-cell>
        </table:table-row>
        <table:table-row table:style-name="ro1">
          <table:table-cell office:value-type="float" office:value="67892254.508643" calcext:value-type="float">
            <text:p>67892254.508643</text:p>
          </table:table-cell>
          <table:table-cell office:value-type="float" office:value="0.004688" calcext:value-type="float">
            <text:p>0.004688</text:p>
          </table:table-cell>
        </table:table-row>
        <table:table-row table:style-name="ro1">
          <table:table-cell office:value-type="float" office:value="69473709.696451" calcext:value-type="float">
            <text:p>69473709.696451</text:p>
          </table:table-cell>
          <table:table-cell office:value-type="float" office:value="0.004582" calcext:value-type="float">
            <text:p>0.004582</text:p>
          </table:table-cell>
        </table:table-row>
        <table:table-row table:style-name="ro1">
          <table:table-cell office:value-type="float" office:value="71091839.276106" calcext:value-type="float">
            <text:p>71091839.276106</text:p>
          </table:table-cell>
          <table:table-cell office:value-type="float" office:value="0.004477" calcext:value-type="float">
            <text:p>0.004477</text:p>
          </table:table-cell>
        </table:table-row>
        <table:table-row table:style-name="ro1">
          <table:table-cell office:value-type="float" office:value="72747819.720946" calcext:value-type="float">
            <text:p>72747819.720946</text:p>
          </table:table-cell>
          <table:table-cell office:value-type="float" office:value="0.004376" calcext:value-type="float">
            <text:p>0.004376</text:p>
          </table:table-cell>
        </table:table-row>
        <table:table-row table:style-name="ro1">
          <table:table-cell office:value-type="float" office:value="74442374.231034" calcext:value-type="float">
            <text:p>74442374.231034</text:p>
          </table:table-cell>
          <table:table-cell office:value-type="float" office:value="0.004276" calcext:value-type="float">
            <text:p>0.004276</text:p>
          </table:table-cell>
        </table:table-row>
        <table:table-row table:style-name="ro1">
          <table:table-cell office:value-type="float" office:value="76176399.167009" calcext:value-type="float">
            <text:p>76176399.167009</text:p>
          </table:table-cell>
          <table:table-cell office:value-type="float" office:value="0.004179" calcext:value-type="float">
            <text:p>0.004179</text:p>
          </table:table-cell>
        </table:table-row>
        <table:table-row table:style-name="ro1">
          <table:table-cell office:value-type="float" office:value="77950643.193723" calcext:value-type="float">
            <text:p>77950643.193723</text:p>
          </table:table-cell>
          <table:table-cell office:value-type="float" office:value="0.004083" calcext:value-type="float">
            <text:p>0.004083</text:p>
          </table:table-cell>
        </table:table-row>
        <table:table-row table:style-name="ro1">
          <table:table-cell office:value-type="float" office:value="79766389.736637" calcext:value-type="float">
            <text:p>79766389.736637</text:p>
          </table:table-cell>
          <table:table-cell office:value-type="float" office:value="0.003991" calcext:value-type="float">
            <text:p>0.003991</text:p>
          </table:table-cell>
        </table:table-row>
        <table:table-row table:style-name="ro1">
          <table:table-cell office:value-type="float" office:value="81624433.297228" calcext:value-type="float">
            <text:p>81624433.297228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float" office:value="83525751.723464" calcext:value-type="float">
            <text:p>83525751.723464</text:p>
          </table:table-cell>
          <table:table-cell office:value-type="float" office:value="0.003811" calcext:value-type="float">
            <text:p>0.003811</text:p>
          </table:table-cell>
        </table:table-row>
        <table:table-row table:style-name="ro1">
          <table:table-cell office:value-type="float" office:value="85471175.16753" calcext:value-type="float">
            <text:p>85471175.16753</text:p>
          </table:table-cell>
          <table:table-cell office:value-type="float" office:value="0.003724" calcext:value-type="float">
            <text:p>0.003724</text:p>
          </table:table-cell>
        </table:table-row>
        <table:table-row table:style-name="ro1">
          <table:table-cell office:value-type="float" office:value="87462104.192926" calcext:value-type="float">
            <text:p>87462104.192926</text:p>
          </table:table-cell>
          <table:table-cell office:value-type="float" office:value="0.003639" calcext:value-type="float">
            <text:p>0.003639</text:p>
          </table:table-cell>
        </table:table-row>
        <table:table-row table:style-name="ro1">
          <table:table-cell office:value-type="float" office:value="89499399.509582" calcext:value-type="float">
            <text:p>89499399.509582</text:p>
          </table:table-cell>
          <table:table-cell office:value-type="float" office:value="0.003557" calcext:value-type="float">
            <text:p>0.003557</text:p>
          </table:table-cell>
        </table:table-row>
        <table:table-row table:style-name="ro1">
          <table:table-cell office:value-type="float" office:value="91584161.196466" calcext:value-type="float">
            <text:p>91584161.196466</text:p>
          </table:table-cell>
          <table:table-cell office:value-type="float" office:value="0.003476" calcext:value-type="float">
            <text:p>0.003476</text:p>
          </table:table-cell>
        </table:table-row>
        <table:table-row table:style-name="ro1">
          <table:table-cell office:value-type="float" office:value="93717479.146628" calcext:value-type="float">
            <text:p>93717479.146628</text:p>
          </table:table-cell>
          <table:table-cell office:value-type="float" office:value="0.003396" calcext:value-type="float">
            <text:p>0.003396</text:p>
          </table:table-cell>
        </table:table-row>
        <table:table-row table:style-name="ro1">
          <table:table-cell office:value-type="float" office:value="95900280.278456" calcext:value-type="float">
            <text:p>95900280.278456</text:p>
          </table:table-cell>
          <table:table-cell office:value-type="float" office:value="0.003319" calcext:value-type="float">
            <text:p>0.003319</text:p>
          </table:table-cell>
        </table:table-row>
        <table:table-row table:style-name="ro1">
          <table:table-cell office:value-type="float" office:value="98134133.22307" calcext:value-type="float">
            <text:p>98134133.22307</text:p>
          </table:table-cell>
          <table:table-cell office:value-type="float" office:value="0.003244" calcext:value-type="float">
            <text:p>0.003244</text:p>
          </table:table-cell>
        </table:table-row>
        <table:table-row table:style-name="ro1">
          <table:table-cell office:value-type="float" office:value="100420026.014357" calcext:value-type="float">
            <text:p>100420026.014357</text:p>
          </table:table-cell>
          <table:table-cell office:value-type="float" office:value="0.00317" calcext:value-type="float">
            <text:p>0.00317</text:p>
          </table:table-cell>
        </table:table-row>
        <table:table-row table:style-name="ro1">
          <table:table-cell office:value-type="float" office:value="102759160.590446" calcext:value-type="float">
            <text:p>102759160.590446</text:p>
          </table:table-cell>
          <table:table-cell office:value-type="float" office:value="0.003098" calcext:value-type="float">
            <text:p>0.003098</text:p>
          </table:table-cell>
        </table:table-row>
        <table:table-row table:style-name="ro1">
          <table:table-cell office:value-type="float" office:value="105152555.542974" calcext:value-type="float">
            <text:p>105152555.542974</text:p>
          </table:table-cell>
          <table:table-cell office:value-type="float" office:value="0.003027" calcext:value-type="float">
            <text:p>0.003027</text:p>
          </table:table-cell>
        </table:table-row>
        <table:table-row table:style-name="ro1">
          <table:table-cell office:value-type="float" office:value="107601932.291805" calcext:value-type="float">
            <text:p>107601932.291805</text:p>
          </table:table-cell>
          <table:table-cell office:value-type="float" office:value="0.002958" calcext:value-type="float">
            <text:p>0.002958</text:p>
          </table:table-cell>
        </table:table-row>
        <table:table-row table:style-name="ro1">
          <table:table-cell office:value-type="float" office:value="110108360.358156" calcext:value-type="float">
            <text:p>110108360.358156</text:p>
          </table:table-cell>
          <table:table-cell office:value-type="float" office:value="0.002891" calcext:value-type="float">
            <text:p>0.002891</text:p>
          </table:table-cell>
        </table:table-row>
        <table:table-row table:style-name="ro1">
          <table:table-cell office:value-type="float" office:value="112673174.09707" calcext:value-type="float">
            <text:p>112673174.09707</text:p>
          </table:table-cell>
          <table:table-cell office:value-type="float" office:value="0.002825" calcext:value-type="float">
            <text:p>0.002825</text:p>
          </table:table-cell>
        </table:table-row>
        <table:table-row table:style-name="ro1">
          <table:table-cell office:value-type="float" office:value="115297473.587515" calcext:value-type="float">
            <text:p>115297473.587515</text:p>
          </table:table-cell>
          <table:table-cell office:value-type="float" office:value="0.002761" calcext:value-type="float">
            <text:p>0.002761</text:p>
          </table:table-cell>
        </table:table-row>
        <table:table-row table:style-name="ro1">
          <table:table-cell office:value-type="float" office:value="117983153.409932" calcext:value-type="float">
            <text:p>117983153.409932</text:p>
          </table:table-cell>
          <table:table-cell office:value-type="float" office:value="0.002698" calcext:value-type="float">
            <text:p>0.002698</text:p>
          </table:table-cell>
        </table:table-row>
        <table:table-row table:style-name="ro1">
          <table:table-cell office:value-type="float" office:value="120731405.316536" calcext:value-type="float">
            <text:p>120731405.316536</text:p>
          </table:table-cell>
          <table:table-cell office:value-type="float" office:value="0.002637" calcext:value-type="float">
            <text:p>0.002637</text:p>
          </table:table-cell>
        </table:table-row>
        <table:table-row table:style-name="ro1">
          <table:table-cell office:value-type="float" office:value="123543665.521532" calcext:value-type="float">
            <text:p>123543665.521532</text:p>
          </table:table-cell>
          <table:table-cell office:value-type="float" office:value="0.002576" calcext:value-type="float">
            <text:p>0.002576</text:p>
          </table:table-cell>
        </table:table-row>
        <table:table-row table:style-name="ro1">
          <table:table-cell office:value-type="float" office:value="126421156.334885" calcext:value-type="float">
            <text:p>126421156.334885</text:p>
          </table:table-cell>
          <table:table-cell office:value-type="float" office:value="0.002518" calcext:value-type="float">
            <text:p>0.002518</text:p>
          </table:table-cell>
        </table:table-row>
        <table:table-row table:style-name="ro1">
          <table:table-cell office:value-type="float" office:value="129365945.497613" calcext:value-type="float">
            <text:p>129365945.497613</text:p>
          </table:table-cell>
          <table:table-cell office:value-type="float" office:value="0.002461" calcext:value-type="float">
            <text:p>0.002461</text:p>
          </table:table-cell>
        </table:table-row>
        <table:table-row table:style-name="ro1">
          <table:table-cell office:value-type="float" office:value="132379336.807013" calcext:value-type="float">
            <text:p>132379336.807013</text:p>
          </table:table-cell>
          <table:table-cell office:value-type="float" office:value="0.002405" calcext:value-type="float">
            <text:p>0.002405</text:p>
          </table:table-cell>
        </table:table-row>
        <table:table-row table:style-name="ro1">
          <table:table-cell office:value-type="float" office:value="135462919.266034" calcext:value-type="float">
            <text:p>135462919.266034</text:p>
          </table:table-cell>
          <table:table-cell office:value-type="float" office:value="0.00235" calcext:value-type="float">
            <text:p>0.00235</text:p>
          </table:table-cell>
        </table:table-row>
        <table:table-row table:style-name="ro1">
          <table:table-cell office:value-type="float" office:value="138618027.229721" calcext:value-type="float">
            <text:p>138618027.229721</text:p>
          </table:table-cell>
          <table:table-cell office:value-type="float" office:value="0.002296" calcext:value-type="float">
            <text:p>0.002296</text:p>
          </table:table-cell>
        </table:table-row>
        <table:table-row table:style-name="ro1">
          <table:table-cell office:value-type="float" office:value="141846932.15742" calcext:value-type="float">
            <text:p>141846932.15742</text:p>
          </table:table-cell>
          <table:table-cell office:value-type="float" office:value="0.002244" calcext:value-type="float">
            <text:p>0.002244</text:p>
          </table:table-cell>
        </table:table-row>
        <table:table-row table:style-name="ro1">
          <table:table-cell office:value-type="float" office:value="145151049.891506" calcext:value-type="float">
            <text:p>145151049.891506</text:p>
          </table:table-cell>
          <table:table-cell office:value-type="float" office:value="0.002193" calcext:value-type="float">
            <text:p>0.002193</text:p>
          </table:table-cell>
        </table:table-row>
        <table:table-row table:style-name="ro1">
          <table:table-cell office:value-type="float" office:value="148532122.223675" calcext:value-type="float">
            <text:p>148532122.223675</text:p>
          </table:table-cell>
          <table:table-cell office:value-type="float" office:value="0.002143" calcext:value-type="float">
            <text:p>0.002143</text:p>
          </table:table-cell>
        </table:table-row>
        <table:table-row table:style-name="ro1">
          <table:table-cell office:value-type="float" office:value="151991626.111801" calcext:value-type="float">
            <text:p>151991626.111801</text:p>
          </table:table-cell>
          <table:table-cell office:value-type="float" office:value="0.002094" calcext:value-type="float">
            <text:p>0.002094</text:p>
          </table:table-cell>
        </table:table-row>
        <table:table-row table:style-name="ro1">
          <table:table-cell office:value-type="float" office:value="155532057.10539" calcext:value-type="float">
            <text:p>155532057.10539</text:p>
          </table:table-cell>
          <table:table-cell office:value-type="float" office:value="0.002047" calcext:value-type="float">
            <text:p>0.002047</text:p>
          </table:table-cell>
        </table:table-row>
        <table:table-row table:style-name="ro1">
          <table:table-cell office:value-type="float" office:value="159154943.091895" calcext:value-type="float">
            <text:p>159154943.09189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62862219.395426" calcext:value-type="float">
            <text:p>162862219.395426</text:p>
          </table:table-cell>
          <table:table-cell office:value-type="float" office:value="0.001954" calcext:value-type="float">
            <text:p>0.001954</text:p>
          </table:table-cell>
        </table:table-row>
        <table:table-row table:style-name="ro1">
          <table:table-cell office:value-type="float" office:value="166655862.083755" calcext:value-type="float">
            <text:p>166655862.083755</text:p>
          </table:table-cell>
          <table:table-cell office:value-type="float" office:value="0.00191" calcext:value-type="float">
            <text:p>0.00191</text:p>
          </table:table-cell>
        </table:table-row>
        <table:table-row table:style-name="ro1">
          <table:table-cell office:value-type="float" office:value="170537490.717584" calcext:value-type="float">
            <text:p>170537490.717584</text:p>
          </table:table-cell>
          <table:table-cell office:value-type="float" office:value="0.001867" calcext:value-type="float">
            <text:p>0.001867</text:p>
          </table:table-cell>
        </table:table-row>
        <table:table-row table:style-name="ro1">
          <table:table-cell office:value-type="float" office:value="174509906.423911" calcext:value-type="float">
            <text:p>174509906.423911</text:p>
          </table:table-cell>
          <table:table-cell office:value-type="float" office:value="0.001824" calcext:value-type="float">
            <text:p>0.001824</text:p>
          </table:table-cell>
        </table:table-row>
        <table:table-row table:style-name="ro1">
          <table:table-cell office:value-type="float" office:value="178574861.180349" calcext:value-type="float">
            <text:p>178574861.180349</text:p>
          </table:table-cell>
          <table:table-cell office:value-type="float" office:value="0.001783" calcext:value-type="float">
            <text:p>0.001783</text:p>
          </table:table-cell>
        </table:table-row>
        <table:table-row table:style-name="ro1">
          <table:table-cell office:value-type="float" office:value="182734504.215249" calcext:value-type="float">
            <text:p>182734504.215249</text:p>
          </table:table-cell>
          <table:table-cell office:value-type="float" office:value="0.001742" calcext:value-type="float">
            <text:p>0.001742</text:p>
          </table:table-cell>
        </table:table-row>
        <table:table-row table:style-name="ro1">
          <table:table-cell office:value-type="float" office:value="186990628.249892" calcext:value-type="float">
            <text:p>186990628.249892</text:p>
          </table:table-cell>
          <table:table-cell office:value-type="float" office:value="0.001702" calcext:value-type="float">
            <text:p>0.001702</text:p>
          </table:table-cell>
        </table:table-row>
        <table:table-row table:style-name="ro1">
          <table:table-cell office:value-type="float" office:value="191346289.059184" calcext:value-type="float">
            <text:p>191346289.059184</text:p>
          </table:table-cell>
          <table:table-cell office:value-type="float" office:value="0.001664" calcext:value-type="float">
            <text:p>0.001664</text:p>
          </table:table-cell>
        </table:table-row>
        <table:table-row table:style-name="ro1">
          <table:table-cell office:value-type="float" office:value="195803421.967233" calcext:value-type="float">
            <text:p>195803421.967233</text:p>
          </table:table-cell>
          <table:table-cell office:value-type="float" office:value="0.001626" calcext:value-type="float">
            <text:p>0.001626</text:p>
          </table:table-cell>
        </table:table-row>
        <table:table-row table:style-name="ro1">
          <table:table-cell office:value-type="float" office:value="200364369.734801" calcext:value-type="float">
            <text:p>200364369.734801</text:p>
          </table:table-cell>
          <table:table-cell office:value-type="float" office:value="0.001589" calcext:value-type="float">
            <text:p>0.001589</text:p>
          </table:table-cell>
        </table:table-row>
        <table:table-row table:style-name="ro1">
          <table:table-cell office:value-type="float" office:value="205031128.801495" calcext:value-type="float">
            <text:p>205031128.801495</text:p>
          </table:table-cell>
          <table:table-cell office:value-type="float" office:value="0.001552" calcext:value-type="float">
            <text:p>0.001552</text:p>
          </table:table-cell>
        </table:table-row>
        <table:table-row table:style-name="ro1">
          <table:table-cell office:value-type="float" office:value="209807019.776048" calcext:value-type="float">
            <text:p>209807019.776048</text:p>
          </table:table-cell>
          <table:table-cell office:value-type="float" office:value="0.001517" calcext:value-type="float">
            <text:p>0.001517</text:p>
          </table:table-cell>
        </table:table-row>
        <table:table-row table:style-name="ro1">
          <table:table-cell office:value-type="float" office:value="214694161.329061" calcext:value-type="float">
            <text:p>214694161.329061</text:p>
          </table:table-cell>
          <table:table-cell office:value-type="float" office:value="0.001483" calcext:value-type="float">
            <text:p>0.001483</text:p>
          </table:table-cell>
        </table:table-row>
        <table:table-row table:style-name="ro1">
          <table:table-cell office:value-type="float" office:value="219695161.055123" calcext:value-type="float">
            <text:p>219695161.055123</text:p>
          </table:table-cell>
          <table:table-cell office:value-type="float" office:value="0.001449" calcext:value-type="float">
            <text:p>0.001449</text:p>
          </table:table-cell>
        </table:table-row>
        <table:table-row table:style-name="ro1">
          <table:table-cell office:value-type="float" office:value="224812137.624835" calcext:value-type="float">
            <text:p>224812137.624835</text:p>
          </table:table-cell>
          <table:table-cell office:value-type="float" office:value="0.001416" calcext:value-type="float">
            <text:p>0.001416</text:p>
          </table:table-cell>
        </table:table-row>
        <table:table-row table:style-name="ro1">
          <table:table-cell office:value-type="float" office:value="230048798.711753" calcext:value-type="float">
            <text:p>230048798.711753</text:p>
          </table:table-cell>
          <table:table-cell office:value-type="float" office:value="0.001384" calcext:value-type="float">
            <text:p>0.001384</text:p>
          </table:table-cell>
        </table:table-row>
        <table:table-row table:style-name="ro1">
          <table:table-cell office:value-type="float" office:value="235407446.332973" calcext:value-type="float">
            <text:p>235407446.332973</text:p>
          </table:table-cell>
          <table:table-cell office:value-type="float" office:value="0.001352" calcext:value-type="float">
            <text:p>0.001352</text:p>
          </table:table-cell>
        </table:table-row>
        <table:table-row table:style-name="ro1">
          <table:table-cell office:value-type="float" office:value="240890932.545074" calcext:value-type="float">
            <text:p>240890932.545074</text:p>
          </table:table-cell>
          <table:table-cell office:value-type="float" office:value="0.001321" calcext:value-type="float">
            <text:p>0.001321</text:p>
          </table:table-cell>
        </table:table-row>
        <table:table-row table:style-name="ro1">
          <table:table-cell office:value-type="float" office:value="246501579.736988" calcext:value-type="float">
            <text:p>246501579.736988</text:p>
          </table:table-cell>
          <table:table-cell office:value-type="float" office:value="0.001291" calcext:value-type="float">
            <text:p>0.001291</text:p>
          </table:table-cell>
        </table:table-row>
        <table:table-row table:style-name="ro1">
          <table:table-cell office:value-type="float" office:value="252243482.647089" calcext:value-type="float">
            <text:p>252243482.647089</text:p>
          </table:table-cell>
          <table:table-cell office:value-type="float" office:value="0.001262" calcext:value-type="float">
            <text:p>0.001262</text:p>
          </table:table-cell>
        </table:table-row>
        <table:table-row table:style-name="ro1">
          <table:table-cell office:value-type="float" office:value="258119106.267137" calcext:value-type="float">
            <text:p>258119106.267137</text:p>
          </table:table-cell>
          <table:table-cell office:value-type="float" office:value="0.001233" calcext:value-type="float">
            <text:p>0.001233</text:p>
          </table:table-cell>
        </table:table-row>
        <table:table-row table:style-name="ro1">
          <table:table-cell office:value-type="float" office:value="264131628.603034" calcext:value-type="float">
            <text:p>264131628.603034</text:p>
          </table:table-cell>
          <table:table-cell office:value-type="float" office:value="0.001205" calcext:value-type="float">
            <text:p>0.001205</text:p>
          </table:table-cell>
        </table:table-row>
        <table:table-row table:style-name="ro1">
          <table:table-cell office:value-type="float" office:value="270283596.133871" calcext:value-type="float">
            <text:p>270283596.133871</text:p>
          </table:table-cell>
          <table:table-cell office:value-type="float" office:value="0.001178" calcext:value-type="float">
            <text:p>0.001178</text:p>
          </table:table-cell>
        </table:table-row>
        <table:table-row table:style-name="ro1">
          <table:table-cell office:value-type="float" office:value="276579449.919179" calcext:value-type="float">
            <text:p>276579449.919179</text:p>
          </table:table-cell>
          <table:table-cell office:value-type="float" office:value="0.001151" calcext:value-type="float">
            <text:p>0.001151</text:p>
          </table:table-cell>
        </table:table-row>
        <table:table-row table:style-name="ro1">
          <table:table-cell office:value-type="float" office:value="283021960.528208" calcext:value-type="float">
            <text:p>283021960.528208</text:p>
          </table:table-cell>
          <table:table-cell office:value-type="float" office:value="0.001125" calcext:value-type="float">
            <text:p>0.001125</text:p>
          </table:table-cell>
        </table:table-row>
        <table:table-row table:style-name="ro1">
          <table:table-cell office:value-type="float" office:value="289614530.057022" calcext:value-type="float">
            <text:p>289614530.057022</text:p>
          </table:table-cell>
          <table:table-cell office:value-type="float" office:value="0.001099" calcext:value-type="float">
            <text:p>0.001099</text:p>
          </table:table-cell>
        </table:table-row>
        <table:table-row table:style-name="ro1">
          <table:table-cell office:value-type="float" office:value="296360682.832679" calcext:value-type="float">
            <text:p>296360682.832679</text:p>
          </table:table-cell>
          <table:table-cell office:value-type="float" office:value="0.001074" calcext:value-type="float">
            <text:p>0.001074</text:p>
          </table:table-cell>
        </table:table-row>
        <table:table-row table:style-name="ro1">
          <table:table-cell office:value-type="float" office:value="303263311.655427" calcext:value-type="float">
            <text:p>303263311.655427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float" office:value="310327387.252446" calcext:value-type="float">
            <text:p>310327387.252446</text:p>
          </table:table-cell>
          <table:table-cell office:value-type="float" office:value="0.001026" calcext:value-type="float">
            <text:p>0.001026</text:p>
          </table:table-cell>
        </table:table-row>
        <table:table-row table:style-name="ro1">
          <table:table-cell office:value-type="float" office:value="317556006.142311" calcext:value-type="float">
            <text:p>317556006.142311</text:p>
          </table:table-cell>
          <table:table-cell office:value-type="float" office:value="0.001002" calcext:value-type="float">
            <text:p>0.001002</text:p>
          </table:table-cell>
        </table:table-row>
        <table:table-row table:style-name="ro1">
          <table:table-cell office:value-type="float" office:value="324952998.229572" calcext:value-type="float">
            <text:p>324952998.229572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float" office:value="332521582.263797" calcext:value-type="float">
            <text:p>332521582.263797</text:p>
          </table:table-cell>
          <table:table-cell office:value-type="float" office:value="0.000957" calcext:value-type="float">
            <text:p>0.000957</text:p>
          </table:table-cell>
        </table:table-row>
        <table:table-row table:style-name="ro1">
          <table:table-cell office:value-type="float" office:value="340267177.15249" calcext:value-type="float">
            <text:p>340267177.15249</text:p>
          </table:table-cell>
          <table:table-cell office:value-type="float" office:value="0.000935" calcext:value-type="float">
            <text:p>0.000935</text:p>
          </table:table-cell>
        </table:table-row>
        <table:table-row table:style-name="ro1">
          <table:table-cell office:value-type="float" office:value="348193205.363547" calcext:value-type="float">
            <text:p>348193205.363547</text:p>
          </table:table-cell>
          <table:table-cell office:value-type="float" office:value="0.000914" calcext:value-type="float">
            <text:p>0.000914</text:p>
          </table:table-cell>
        </table:table-row>
        <table:table-row table:style-name="ro1">
          <table:table-cell office:value-type="float" office:value="356303843.122673" calcext:value-type="float">
            <text:p>356303843.122673</text:p>
          </table:table-cell>
          <table:table-cell office:value-type="float" office:value="0.000893" calcext:value-type="float">
            <text:p>0.000893</text:p>
          </table:table-cell>
        </table:table-row>
        <table:table-row table:style-name="ro1">
          <table:table-cell office:value-type="float" office:value="364602635.128762" calcext:value-type="float">
            <text:p>364602635.128762</text:p>
          </table:table-cell>
          <table:table-cell office:value-type="float" office:value="0.000873" calcext:value-type="float">
            <text:p>0.000873</text:p>
          </table:table-cell>
        </table:table-row>
        <table:table-row table:style-name="ro1">
          <table:table-cell office:value-type="float" office:value="373095489.213302" calcext:value-type="float">
            <text:p>373095489.213302</text:p>
          </table:table-cell>
          <table:table-cell office:value-type="float" office:value="0.000853" calcext:value-type="float">
            <text:p>0.000853</text:p>
          </table:table-cell>
        </table:table-row>
        <table:table-row table:style-name="ro1">
          <table:table-cell office:value-type="float" office:value="381786235.280843" calcext:value-type="float">
            <text:p>381786235.280843</text:p>
          </table:table-cell>
          <table:table-cell office:value-type="float" office:value="0.000834" calcext:value-type="float">
            <text:p>0.000834</text:p>
          </table:table-cell>
        </table:table-row>
        <table:table-row table:style-name="ro1">
          <table:table-cell office:value-type="float" office:value="390679355.134582" calcext:value-type="float">
            <text:p>390679355.134582</text:p>
          </table:table-cell>
          <table:table-cell office:value-type="float" office:value="0.000815" calcext:value-type="float">
            <text:p>0.000815</text:p>
          </table:table-cell>
        </table:table-row>
        <table:table-row table:style-name="ro1">
          <table:table-cell office:value-type="float" office:value="399778800.910066" calcext:value-type="float">
            <text:p>399778800.910066</text:p>
          </table:table-cell>
          <table:table-cell office:value-type="float" office:value="0.000796" calcext:value-type="float">
            <text:p>0.000796</text:p>
          </table:table-cell>
        </table:table-row>
        <table:table-row table:style-name="ro1">
          <table:table-cell office:value-type="float" office:value="409091050.850099" calcext:value-type="float">
            <text:p>409091050.850099</text:p>
          </table:table-cell>
          <table:table-cell office:value-type="float" office:value="0.000778" calcext:value-type="float">
            <text:p>0.000778</text:p>
          </table:table-cell>
        </table:table-row>
        <table:table-row table:style-name="ro1">
          <table:table-cell office:value-type="float" office:value="418620220.06489" calcext:value-type="float">
            <text:p>418620220.06489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float" office:value="428371360.768951" calcext:value-type="float">
            <text:p>428371360.768951</text:p>
          </table:table-cell>
          <table:table-cell office:value-type="float" office:value="0.000743" calcext:value-type="float">
            <text:p>0.000743</text:p>
          </table:table-cell>
        </table:table-row>
        <table:table-row table:style-name="ro1">
          <table:table-cell office:value-type="float" office:value="438348669.559823" calcext:value-type="float">
            <text:p>438348669.559823</text:p>
          </table:table-cell>
          <table:table-cell office:value-type="float" office:value="0.000726" calcext:value-type="float">
            <text:p>0.000726</text:p>
          </table:table-cell>
        </table:table-row>
        <table:table-row table:style-name="ro1">
          <table:table-cell office:value-type="float" office:value="448559358.066287" calcext:value-type="float">
            <text:p>448559358.066287</text:p>
          </table:table-cell>
          <table:table-cell office:value-type="float" office:value="0.00071" calcext:value-type="float">
            <text:p>0.00071</text:p>
          </table:table-cell>
        </table:table-row>
        <table:table-row table:style-name="ro1">
          <table:table-cell office:value-type="float" office:value="459007908.09154" calcext:value-type="float">
            <text:p>459007908.09154</text:p>
          </table:table-cell>
          <table:table-cell office:value-type="float" office:value="0.000693" calcext:value-type="float">
            <text:p>0.000693</text:p>
          </table:table-cell>
        </table:table-row>
        <table:table-row table:style-name="ro1">
          <table:table-cell office:value-type="float" office:value="469699820.030415" calcext:value-type="float">
            <text:p>469699820.030415</text:p>
          </table:table-cell>
          <table:table-cell office:value-type="float" office:value="0.000678" calcext:value-type="float">
            <text:p>0.000678</text:p>
          </table:table-cell>
        </table:table-row>
        <table:table-row table:style-name="ro1">
          <table:table-cell office:value-type="float" office:value="480639738.660772" calcext:value-type="float">
            <text:p>480639738.660772</text:p>
          </table:table-cell>
          <table:table-cell office:value-type="float" office:value="0.000662" calcext:value-type="float">
            <text:p>0.000662</text:p>
          </table:table-cell>
        </table:table-row>
        <table:table-row table:style-name="ro1">
          <table:table-cell office:value-type="float" office:value="491835527.510039" calcext:value-type="float">
            <text:p>491835527.510039</text:p>
          </table:table-cell>
          <table:table-cell office:value-type="float" office:value="0.000647" calcext:value-type="float">
            <text:p>0.000647</text:p>
          </table:table-cell>
        </table:table-row>
        <table:table-row table:style-name="ro1">
          <table:table-cell office:value-type="float" office:value="503292116.561734" calcext:value-type="float">
            <text:p>503292116.561734</text:p>
          </table:table-cell>
          <table:table-cell office:value-type="float" office:value="0.000632" calcext:value-type="float">
            <text:p>0.000632</text:p>
          </table:table-cell>
        </table:table-row>
        <table:table-row table:style-name="ro1">
          <table:table-cell office:value-type="float" office:value="515015576.622004" calcext:value-type="float">
            <text:p>515015576.622004</text:p>
          </table:table-cell>
          <table:table-cell office:value-type="float" office:value="0.000618" calcext:value-type="float">
            <text:p>0.000618</text:p>
          </table:table-cell>
        </table:table-row>
        <table:table-row table:style-name="ro1">
          <table:table-cell office:value-type="float" office:value="527012100.727997" calcext:value-type="float">
            <text:p>527012100.727997</text:p>
          </table:table-cell>
          <table:table-cell office:value-type="float" office:value="0.000604" calcext:value-type="float">
            <text:p>0.000604</text:p>
          </table:table-cell>
        </table:table-row>
        <table:table-row table:style-name="ro1">
          <table:table-cell office:value-type="float" office:value="539286904.068887" calcext:value-type="float">
            <text:p>539286904.068887</text:p>
          </table:table-cell>
          <table:table-cell office:value-type="float" office:value="0.00059" calcext:value-type="float">
            <text:p>0.00059</text:p>
          </table:table-cell>
        </table:table-row>
        <table:table-row table:style-name="ro1">
          <table:table-cell office:value-type="float" office:value="551848787.276408" calcext:value-type="float">
            <text:p>551848787.276408</text:p>
          </table:table-cell>
          <table:table-cell office:value-type="float" office:value="0.000577" calcext:value-type="float">
            <text:p>0.000577</text:p>
          </table:table-cell>
        </table:table-row>
        <table:table-row table:style-name="ro1">
          <table:table-cell office:value-type="float" office:value="564703291.489058" calcext:value-type="float">
            <text:p>564703291.489058</text:p>
          </table:table-cell>
          <table:table-cell office:value-type="float" office:value="0.000564" calcext:value-type="float">
            <text:p>0.000564</text:p>
          </table:table-cell>
        </table:table-row>
        <table:table-row table:style-name="ro1">
          <table:table-cell office:value-type="float" office:value="577857220.898964" calcext:value-type="float">
            <text:p>577857220.898964</text:p>
          </table:table-cell>
          <table:table-cell office:value-type="float" office:value="0.000551" calcext:value-type="float">
            <text:p>0.000551</text:p>
          </table:table-cell>
        </table:table-row>
        <table:table-row table:style-name="ro1">
          <table:table-cell office:value-type="float" office:value="591316279.619287" calcext:value-type="float">
            <text:p>591316279.619287</text:p>
          </table:table-cell>
          <table:table-cell office:value-type="float" office:value="0.000538" calcext:value-type="float">
            <text:p>0.000538</text:p>
          </table:table-cell>
        </table:table-row>
        <table:table-row table:style-name="ro1">
          <table:table-cell office:value-type="float" office:value="605090123.898734" calcext:value-type="float">
            <text:p>605090123.898734</text:p>
          </table:table-cell>
          <table:table-cell office:value-type="float" office:value="0.000526" calcext:value-type="float">
            <text:p>0.000526</text:p>
          </table:table-cell>
        </table:table-row>
        <table:table-row table:style-name="ro1">
          <table:table-cell office:value-type="float" office:value="619184783.799788" calcext:value-type="float">
            <text:p>619184783.799788</text:p>
          </table:table-cell>
          <table:table-cell office:value-type="float" office:value="0.000514" calcext:value-type="float">
            <text:p>0.000514</text:p>
          </table:table-cell>
        </table:table-row>
        <table:table-row table:style-name="ro1">
          <table:table-cell office:value-type="float" office:value="633607796.900556" calcext:value-type="float">
            <text:p>633607796.900556</text:p>
          </table:table-cell>
          <table:table-cell office:value-type="float" office:value="0.000502" calcext:value-type="float">
            <text:p>0.000502</text:p>
          </table:table-cell>
        </table:table-row>
        <table:table-row table:style-name="ro1">
          <table:table-cell office:value-type="float" office:value="648365356.238181" calcext:value-type="float">
            <text:p>648365356.238181</text:p>
          </table:table-cell>
          <table:table-cell office:value-type="float" office:value="0.000491" calcext:value-type="float">
            <text:p>0.000491</text:p>
          </table:table-cell>
        </table:table-row>
        <table:table-row table:style-name="ro1">
          <table:table-cell office:value-type="float" office:value="663468055.165678" calcext:value-type="float">
            <text:p>663468055.165678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float" office:value="678922575.644175" calcext:value-type="float">
            <text:p>678922575.644175</text:p>
          </table:table-cell>
          <table:table-cell office:value-type="float" office:value="0.000469" calcext:value-type="float">
            <text:p>0.000469</text:p>
          </table:table-cell>
        </table:table-row>
        <table:table-row table:style-name="ro1">
          <table:table-cell office:value-type="float" office:value="694737107.150425" calcext:value-type="float">
            <text:p>694737107.150425</text:p>
          </table:table-cell>
          <table:table-cell office:value-type="float" office:value="0.000458" calcext:value-type="float">
            <text:p>0.000458</text:p>
          </table:table-cell>
        </table:table-row>
        <table:table-row table:style-name="ro1">
          <table:table-cell office:value-type="float" office:value="710918372.389224" calcext:value-type="float">
            <text:p>710918372.389224</text:p>
          </table:table-cell>
          <table:table-cell office:value-type="float" office:value="0.000448" calcext:value-type="float">
            <text:p>0.000448</text:p>
          </table:table-cell>
        </table:table-row>
        <table:table-row table:style-name="ro1">
          <table:table-cell office:value-type="float" office:value="727478227.767213" calcext:value-type="float">
            <text:p>727478227.767213</text:p>
          </table:table-cell>
          <table:table-cell office:value-type="float" office:value="0.000438" calcext:value-type="float">
            <text:p>0.000438</text:p>
          </table:table-cell>
        </table:table-row>
        <table:table-row table:style-name="ro1">
          <table:table-cell office:value-type="float" office:value="744423762.682177" calcext:value-type="float">
            <text:p>744423762.682177</text:p>
          </table:table-cell>
          <table:table-cell office:value-type="float" office:value="0.000428" calcext:value-type="float">
            <text:p>0.000428</text:p>
          </table:table-cell>
        </table:table-row>
        <table:table-row table:style-name="ro1">
          <table:table-cell office:value-type="float" office:value="761764022.227842" calcext:value-type="float">
            <text:p>761764022.227842</text:p>
          </table:table-cell>
          <table:table-cell office:value-type="float" office:value="0.000418" calcext:value-type="float">
            <text:p>0.000418</text:p>
          </table:table-cell>
        </table:table-row>
        <table:table-row table:style-name="ro1">
          <table:table-cell office:value-type="float" office:value="779506421.751316" calcext:value-type="float">
            <text:p>779506421.751316</text:p>
          </table:table-cell>
          <table:table-cell office:value-type="float" office:value="0.000408" calcext:value-type="float">
            <text:p>0.000408</text:p>
          </table:table-cell>
        </table:table-row>
        <table:table-row table:style-name="ro1">
          <table:table-cell office:value-type="float" office:value="797663917.738206" calcext:value-type="float">
            <text:p>797663917.738206</text:p>
          </table:table-cell>
          <table:table-cell office:value-type="float" office:value="0.000399" calcext:value-type="float">
            <text:p>0.000399</text:p>
          </table:table-cell>
        </table:table-row>
        <table:table-row table:style-name="ro1">
          <table:table-cell office:value-type="float" office:value="816244332.972275" calcext:value-type="float">
            <text:p>816244332.972275</text:p>
          </table:table-cell>
          <table:table-cell office:value-type="float" office:value="0.00039" calcext:value-type="float">
            <text:p>0.00039</text:p>
          </table:table-cell>
        </table:table-row>
        <table:table-row table:style-name="ro1">
          <table:table-cell office:value-type="float" office:value="835257527.420558" calcext:value-type="float">
            <text:p>835257527.420558</text:p>
          </table:table-cell>
          <table:table-cell office:value-type="float" office:value="0.000381" calcext:value-type="float">
            <text:p>0.000381</text:p>
          </table:table-cell>
        </table:table-row>
        <table:table-row table:style-name="ro1">
          <table:table-cell office:value-type="float" office:value="854711731.303472" calcext:value-type="float">
            <text:p>854711731.303472</text:p>
          </table:table-cell>
          <table:table-cell office:value-type="float" office:value="0.000372" calcext:value-type="float">
            <text:p>0.000372</text:p>
          </table:table-cell>
        </table:table-row>
        <table:table-row table:style-name="ro1">
          <table:table-cell office:value-type="float" office:value="874621041.929256" calcext:value-type="float">
            <text:p>874621041.929256</text:p>
          </table:table-cell>
          <table:table-cell office:value-type="float" office:value="0.000364" calcext:value-type="float">
            <text:p>0.000364</text:p>
          </table:table-cell>
        </table:table-row>
        <table:table-row table:style-name="ro1">
          <table:table-cell office:value-type="float" office:value="894994015.46765" calcext:value-type="float">
            <text:p>894994015.46765</text:p>
          </table:table-cell>
          <table:table-cell office:value-type="float" office:value="0.000356" calcext:value-type="float">
            <text:p>0.000356</text:p>
          </table:table-cell>
        </table:table-row>
        <table:table-row table:style-name="ro1">
          <table:table-cell office:value-type="float" office:value="915841571.220991" calcext:value-type="float">
            <text:p>915841571.220991</text:p>
          </table:table-cell>
          <table:table-cell office:value-type="float" office:value="0.000348" calcext:value-type="float">
            <text:p>0.000348</text:p>
          </table:table-cell>
        </table:table-row>
        <table:table-row table:style-name="ro1">
          <table:table-cell office:value-type="float" office:value="937174791.466276" calcext:value-type="float">
            <text:p>937174791.466276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959002802.784562" calcext:value-type="float">
            <text:p>959002802.784562</text:p>
          </table:table-cell>
          <table:table-cell office:value-type="float" office:value="0.000332" calcext:value-type="float">
            <text:p>0.000332</text:p>
          </table:table-cell>
        </table:table-row>
        <table:table-row table:style-name="ro1">
          <table:table-cell office:value-type="float" office:value="981341332.230704" calcext:value-type="float">
            <text:p>981341332.230704</text:p>
          </table:table-cell>
          <table:table-cell office:value-type="float" office:value="0.000324" calcext:value-type="float">
            <text:p>0.000324</text:p>
          </table:table-cell>
        </table:table-row>
        <table:table-row table:style-name="ro1">
          <table:table-cell office:value-type="float" office:value="1004200239.77174" calcext:value-type="float">
            <text:p>1004200239.77174</text:p>
          </table:table-cell>
          <table:table-cell office:value-type="float" office:value="0.000317" calcext:value-type="float">
            <text:p>0.000317</text:p>
          </table:table-cell>
        </table:table-row>
        <table:table-row table:style-name="ro1">
          <table:table-cell office:value-type="float" office:value="1027591585.53263" calcext:value-type="float">
            <text:p>1027591585.53263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float" office:value="1051525555.42974" calcext:value-type="float">
            <text:p>1051525555.42974</text:p>
          </table:table-cell>
          <table:table-cell office:value-type="float" office:value="0.000303" calcext:value-type="float">
            <text:p>0.000303</text:p>
          </table:table-cell>
        </table:table-row>
        <table:table-row table:style-name="ro1">
          <table:table-cell office:value-type="float" office:value="1076019261.80255" calcext:value-type="float">
            <text:p>1076019261.80255</text:p>
          </table:table-cell>
          <table:table-cell office:value-type="float" office:value="0.000296" calcext:value-type="float">
            <text:p>0.000296</text:p>
          </table:table-cell>
        </table:table-row>
        <table:table-row table:style-name="ro1">
          <table:table-cell office:value-type="float" office:value="1101083542.46606" calcext:value-type="float">
            <text:p>1101083542.46606</text:p>
          </table:table-cell>
          <table:table-cell office:value-type="float" office:value="0.000289" calcext:value-type="float">
            <text:p>0.000289</text:p>
          </table:table-cell>
        </table:table-row>
        <table:table-row table:style-name="ro1">
          <table:table-cell office:value-type="float" office:value="1126731679.85521" calcext:value-type="float">
            <text:p>1126731679.85521</text:p>
          </table:table-cell>
          <table:table-cell office:value-type="float" office:value="0.000283" calcext:value-type="float">
            <text:p>0.000283</text:p>
          </table:table-cell>
        </table:table-row>
        <table:table-row table:style-name="ro1">
          <table:table-cell office:value-type="float" office:value="1152974756.24698" calcext:value-type="float">
            <text:p>1152974756.24698</text:p>
          </table:table-cell>
          <table:table-cell office:value-type="float" office:value="0.000276" calcext:value-type="float">
            <text:p>0.000276</text:p>
          </table:table-cell>
        </table:table-row>
        <table:table-row table:style-name="ro1">
          <table:table-cell office:value-type="float" office:value="1179831595.21482" calcext:value-type="float">
            <text:p>1179831595.21482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float" office:value="1207314012.42169" calcext:value-type="float">
            <text:p>1207314012.42169</text:p>
          </table:table-cell>
          <table:table-cell office:value-type="float" office:value="0.000264" calcext:value-type="float">
            <text:p>0.000264</text:p>
          </table:table-cell>
        </table:table-row>
        <table:table-row table:style-name="ro1">
          <table:table-cell office:value-type="float" office:value="1235436594.09982" calcext:value-type="float">
            <text:p>1235436594.09982</text:p>
          </table:table-cell>
          <table:table-cell office:value-type="float" office:value="0.000258" calcext:value-type="float">
            <text:p>0.000258</text:p>
          </table:table-cell>
        </table:table-row>
        <table:table-row table:style-name="ro1">
          <table:table-cell office:value-type="float" office:value="1264211563.34885" calcext:value-type="float">
            <text:p>1264211563.34885</text:p>
          </table:table-cell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float" office:value="1293659454.97614" calcext:value-type="float">
            <text:p>1293659454.97614</text:p>
          </table:table-cell>
          <table:table-cell office:value-type="float" office:value="0.000246" calcext:value-type="float">
            <text:p>0.000246</text:p>
          </table:table-cell>
        </table:table-row>
        <table:table-row table:style-name="ro1">
          <table:table-cell office:value-type="float" office:value="1323793388.44196" calcext:value-type="float">
            <text:p>1323793388.44196</text:p>
          </table:table-cell>
          <table:table-cell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1354629172.28851" calcext:value-type="float">
            <text:p>1354629172.28851</text:p>
          </table:table-cell>
          <table:table-cell office:value-type="float" office:value="0.000235" calcext:value-type="float">
            <text:p>0.000235</text:p>
          </table:table-cell>
        </table:table-row>
        <table:table-row table:style-name="ro1">
          <table:table-cell office:value-type="float" office:value="1386180333.4127" calcext:value-type="float">
            <text:p>1386180333.4127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1418469362.31786" calcext:value-type="float">
            <text:p>1418469362.31786</text:p>
          </table:table-cell>
          <table:table-cell office:value-type="float" office:value="0.000224" calcext:value-type="float">
            <text:p>0.000224</text:p>
          </table:table-cell>
        </table:table-row>
        <table:table-row table:style-name="ro1">
          <table:table-cell office:value-type="float" office:value="1451510519.28689" calcext:value-type="float">
            <text:p>1451510519.28689</text:p>
          </table:table-cell>
          <table:table-cell office:value-type="float" office:value="0.000219" calcext:value-type="float">
            <text:p>0.000219</text:p>
          </table:table-cell>
        </table:table-row>
        <table:table-row table:style-name="ro1">
          <table:table-cell office:value-type="float" office:value="1485321242.60859" calcext:value-type="float">
            <text:p>1485321242.60859</text:p>
          </table:table-cell>
          <table:table-cell office:value-type="float" office:value="0.000214" calcext:value-type="float">
            <text:p>0.000214</text:p>
          </table:table-cell>
        </table:table-row>
        <table:table-row table:style-name="ro1">
          <table:table-cell office:value-type="float" office:value="1519916362.97717" calcext:value-type="float">
            <text:p>1519916362.97717</text:p>
          </table:table-cell>
          <table:table-cell office:value-type="float" office:value="0.000209" calcext:value-type="float">
            <text:p>0.000209</text:p>
          </table:table-cell>
        </table:table-row>
        <table:table-row table:style-name="ro1">
          <table:table-cell office:value-type="float" office:value="1555320489.56657" calcext:value-type="float">
            <text:p>1555320489.56657</text:p>
          </table:table-cell>
          <table:table-cell office:value-type="float" office:value="0.000205" calcext:value-type="float">
            <text:p>0.000205</text:p>
          </table:table-cell>
        </table:table-row>
        <table:table-row table:style-name="ro1">
          <table:table-cell office:value-type="float" office:value="1591549430.91895" calcext:value-type="float">
            <text:p>1591549430.9189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1628622255.06976" calcext:value-type="float">
            <text:p>1628622255.06976</text:p>
          </table:table-cell>
          <table:table-cell office:value-type="float" office:value="0.000195" calcext:value-type="float">
            <text:p>0.000195</text:p>
          </table:table-cell>
        </table:table-row>
        <table:table-row table:style-name="ro1">
          <table:table-cell office:value-type="float" office:value="1666558681.95305" calcext:value-type="float">
            <text:p>1666558681.95305</text:p>
          </table:table-cell>
          <table:table-cell office:value-type="float" office:value="0.000191" calcext:value-type="float">
            <text:p>0.000191</text:p>
          </table:table-cell>
        </table:table-row>
        <table:table-row table:style-name="ro1">
          <table:table-cell office:value-type="float" office:value="1705374846.06034" calcext:value-type="float">
            <text:p>1705374846.06034</text:p>
          </table:table-cell>
          <table:table-cell office:value-type="float" office:value="0.000187" calcext:value-type="float">
            <text:p>0.000187</text:p>
          </table:table-cell>
        </table:table-row>
        <table:table-row table:style-name="ro1">
          <table:table-cell office:value-type="float" office:value="1745099104.98277" calcext:value-type="float">
            <text:p>1745099104.98277</text:p>
          </table:table-cell>
          <table:table-cell office:value-type="float" office:value="0.000182" calcext:value-type="float">
            <text:p>0.000182</text:p>
          </table:table-cell>
        </table:table-row>
        <table:table-row table:style-name="ro1">
          <table:table-cell office:value-type="float" office:value="1785748571.05982" calcext:value-type="float">
            <text:p>1785748571.05982</text:p>
          </table:table-cell>
          <table:table-cell office:value-type="float" office:value="0.000178" calcext:value-type="float">
            <text:p>0.000178</text:p>
          </table:table-cell>
        </table:table-row>
        <table:table-row table:style-name="ro1">
          <table:table-cell office:value-type="float" office:value="1827345082.89616" calcext:value-type="float">
            <text:p>1827345082.89616</text:p>
          </table:table-cell>
          <table:table-cell office:value-type="float" office:value="0.000174" calcext:value-type="float">
            <text:p>0.000174</text:p>
          </table:table-cell>
        </table:table-row>
        <table:table-row table:style-name="ro1">
          <table:table-cell office:value-type="float" office:value="1869906241.75525" calcext:value-type="float">
            <text:p>1869906241.75525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1913463012.82283" calcext:value-type="float">
            <text:p>1913463012.82283</text:p>
          </table:table-cell>
          <table:table-cell office:value-type="float" office:value="0.000166" calcext:value-type="float">
            <text:p>0.000166</text:p>
          </table:table-cell>
        </table:table-row>
        <table:table-row table:style-name="ro1">
          <table:table-cell office:value-type="float" office:value="1958034301.15966" calcext:value-type="float">
            <text:p>1958034301.15966</text:p>
          </table:table-cell>
          <table:table-cell office:value-type="float" office:value="0.000163" calcext:value-type="float">
            <text:p>0.000163</text:p>
          </table:table-cell>
        </table:table-row>
        <table:table-row table:style-name="ro1">
          <table:table-cell office:value-type="float" office:value="2003643738.09168" calcext:value-type="float">
            <text:p>2003643738.09168</text:p>
          </table:table-cell>
          <table:table-cell office:value-type="float" office:value="0.000159" calcext:value-type="float">
            <text:p>0.000159</text:p>
          </table:table-cell>
        </table:table-row>
        <table:table-row table:style-name="ro1">
          <table:table-cell office:value-type="float" office:value="2050311206.52762" calcext:value-type="float">
            <text:p>2050311206.52762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float" office:value="2098070279.24781" calcext:value-type="float">
            <text:p>2098070279.24781</text:p>
          </table:table-cell>
          <table:table-cell office:value-type="float" office:value="0.000152" calcext:value-type="float">
            <text:p>0.000152</text:p>
          </table:table-cell>
        </table:table-row>
        <table:table-row table:style-name="ro1">
          <table:table-cell office:value-type="float" office:value="2146941654.03428" calcext:value-type="float">
            <text:p>2146941654.03428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1">
          <table:table-cell office:value-type="float" office:value="2196951569.80756" calcext:value-type="float">
            <text:p>2196951569.80756</text:p>
          </table:table-cell>
          <table:table-cell office:value-type="float" office:value="0.000145" calcext:value-type="float">
            <text:p>0.000145</text:p>
          </table:table-cell>
        </table:table-row>
        <table:table-row table:style-name="ro1">
          <table:table-cell office:value-type="float" office:value="2248121376.24835" calcext:value-type="float">
            <text:p>2248121376.24835</text:p>
          </table:table-cell>
          <table:table-cell office:value-type="float" office:value="0.000142" calcext:value-type="float">
            <text:p>0.000142</text:p>
          </table:table-cell>
        </table:table-row>
        <table:table-row table:style-name="ro1">
          <table:table-cell office:value-type="float" office:value="2300488068.60486" calcext:value-type="float">
            <text:p>2300488068.60486</text:p>
          </table:table-cell>
          <table:table-cell office:value-type="float" office:value="0.000138" calcext:value-type="float">
            <text:p>0.000138</text:p>
          </table:table-cell>
        </table:table-row>
        <table:table-row table:style-name="ro1">
          <table:table-cell office:value-type="float" office:value="2354074463.32973" calcext:value-type="float">
            <text:p>2354074463.32973</text:p>
          </table:table-cell>
          <table:table-cell office:value-type="float" office:value="0.000135" calcext:value-type="float">
            <text:p>0.000135</text:p>
          </table:table-cell>
        </table:table-row>
        <table:table-row table:style-name="ro1">
          <table:table-cell office:value-type="float" office:value="2408909243.96341" calcext:value-type="float">
            <text:p>2408909243.96341</text:p>
          </table:table-cell>
          <table:table-cell office:value-type="float" office:value="0.000132" calcext:value-type="float">
            <text:p>0.000132</text:p>
          </table:table-cell>
        </table:table-row>
        <table:table-row table:style-name="ro1">
          <table:table-cell office:value-type="float" office:value="2465015878.85721" calcext:value-type="float">
            <text:p>2465015878.85721</text:p>
          </table:table-cell>
          <table:table-cell office:value-type="float" office:value="0.000129" calcext:value-type="float">
            <text:p>0.000129</text:p>
          </table:table-cell>
        </table:table-row>
        <table:table-row table:style-name="ro1">
          <table:table-cell office:value-type="float" office:value="2522434785.72723" calcext:value-type="float">
            <text:p>2522434785.72723</text:p>
          </table:table-cell>
          <table:table-cell office:value-type="float" office:value="0.000126" calcext:value-type="float">
            <text:p>0.000126</text:p>
          </table:table-cell>
        </table:table-row>
        <table:table-row table:style-name="ro1">
          <table:table-cell office:value-type="float" office:value="2581191225.64603" calcext:value-type="float">
            <text:p>2581191225.64603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float" office:value="2641316163.79935" calcext:value-type="float">
            <text:p>2641316163.79935</text:p>
          </table:table-cell>
          <table:table-cell office:value-type="float" office:value="0.000121" calcext:value-type="float">
            <text:p>0.000121</text:p>
          </table:table-cell>
        </table:table-row>
        <table:table-row table:style-name="ro1">
          <table:table-cell office:value-type="float" office:value="2702835839.10772" calcext:value-type="float">
            <text:p>2702835839.10772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2765794417.70446" calcext:value-type="float">
            <text:p>2765794417.70446</text:p>
          </table:table-cell>
          <table:table-cell office:value-type="float" office:value="0.000115" calcext:value-type="float">
            <text:p>0.000115</text:p>
          </table:table-cell>
        </table:table-row>
        <table:table-row table:style-name="ro1">
          <table:table-cell office:value-type="float" office:value="2830219605.28208" calcext:value-type="float">
            <text:p>2830219605.28208</text:p>
          </table:table-cell>
          <table:table-cell office:value-type="float" office:value="0.000112" calcext:value-type="float">
            <text:p>0.000112</text:p>
          </table:table-cell>
        </table:table-row>
        <table:table-row table:style-name="ro1">
          <table:table-cell office:value-type="float" office:value="2896145463.54488" calcext:value-type="float">
            <text:p>2896145463.54488</text:p>
          </table:table-cell>
          <table:table-cell office:value-type="float" office:value="0.00011" calcext:value-type="float">
            <text:p>0.00011</text:p>
          </table:table-cell>
        </table:table-row>
        <table:table-row table:style-name="ro1">
          <table:table-cell office:value-type="float" office:value="2963606869.07046" calcext:value-type="float">
            <text:p>2963606869.07046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float" office:value="3032633157.29793" calcext:value-type="float">
            <text:p>3032633157.29793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float" office:value="3103273872.52446" calcext:value-type="float">
            <text:p>3103273872.52446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3175559979.93578" calcext:value-type="float">
            <text:p>3175559979.93578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3249529941.55205" calcext:value-type="float">
            <text:p>3249529941.55205</text:p>
          </table:table-cell>
          <table:table-cell office:value-type="float" office:value="0.000098" calcext:value-type="float">
            <text:p>0.000098</text:p>
          </table:table-cell>
        </table:table-row>
        <table:table-row table:style-name="ro1">
          <table:table-cell office:value-type="float" office:value="3325215700.40698" calcext:value-type="float">
            <text:p>3325215700.40698</text:p>
          </table:table-cell>
          <table:table-cell office:value-type="float" office:value="0.000096" calcext:value-type="float">
            <text:p>0.000096</text:p>
          </table:table-cell>
        </table:table-row>
        <table:table-row table:style-name="ro1">
          <table:table-cell office:value-type="float" office:value="3402671690.03757" calcext:value-type="float">
            <text:p>3402671690.03757</text:p>
          </table:table-cell>
          <table:table-cell office:value-type="float" office:value="0.000094" calcext:value-type="float">
            <text:p>0.000094</text:p>
          </table:table-cell>
        </table:table-row>
        <table:table-row table:style-name="ro1">
          <table:table-cell office:value-type="float" office:value="3481932135.1228" calcext:value-type="float">
            <text:p>3481932135.1228</text:p>
          </table:table-cell>
          <table:table-cell office:value-type="float" office:value="0.000091" calcext:value-type="float">
            <text:p>0.000091</text:p>
          </table:table-cell>
        </table:table-row>
        <table:table-row table:style-name="ro1">
          <table:table-cell office:value-type="float" office:value="3563038431.22673" calcext:value-type="float">
            <text:p>3563038431.22673</text:p>
          </table:table-cell>
          <table:table-cell office:value-type="float" office:value="0.000089" calcext:value-type="float">
            <text:p>0.000089</text:p>
          </table:table-cell>
        </table:table-row>
        <table:table-row table:style-name="ro1">
          <table:table-cell office:value-type="float" office:value="3646026106.82563" calcext:value-type="float">
            <text:p>3646026106.82563</text:p>
          </table:table-cell>
          <table:table-cell office:value-type="float" office:value="0.000087" calcext:value-type="float">
            <text:p>0.000087</text:p>
          </table:table-cell>
        </table:table-row>
        <table:table-row table:style-name="ro1">
          <table:table-cell office:value-type="float" office:value="3730955136.59501" calcext:value-type="float">
            <text:p>3730955136.59501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office:value-type="float" office:value="3817862026.85911" calcext:value-type="float">
            <text:p>3817862026.85911</text:p>
          </table:table-cell>
          <table:table-cell office:value-type="float" office:value="0.000083" calcext:value-type="float">
            <text:p>0.000083</text:p>
          </table:table-cell>
        </table:table-row>
        <table:table-row table:style-name="ro1">
          <table:table-cell office:value-type="float" office:value="3906793714.32048" calcext:value-type="float">
            <text:p>3906793714.32048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office:value-type="float" office:value="3997788009.10066" calcext:value-type="float">
            <text:p>3997788009.10066</text:p>
          </table:table-cell>
          <table:table-cell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4090910427.01366" calcext:value-type="float">
            <text:p>4090910427.01366</text:p>
          </table:table-cell>
          <table:table-cell office:value-type="float" office:value="0.000078" calcext:value-type="float">
            <text:p>0.000078</text:p>
          </table:table-cell>
        </table:table-row>
        <table:table-row table:style-name="ro1">
          <table:table-cell office:value-type="float" office:value="4186202363.62356" calcext:value-type="float">
            <text:p>4186202363.62356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office:value-type="float" office:value="4283713689.17684" calcext:value-type="float">
            <text:p>4283713689.17684</text:p>
          </table:table-cell>
          <table:table-cell office:value-type="float" office:value="0.000074" calcext:value-type="float">
            <text:p>0.000074</text:p>
          </table:table-cell>
        </table:table-row>
        <table:table-row table:style-name="ro1">
          <table:table-cell office:value-type="float" office:value="4383486777.08556" calcext:value-type="float">
            <text:p>4383486777.08556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office:value-type="float" office:value="4485593662.1502" calcext:value-type="float">
            <text:p>4485593662.1502</text:p>
          </table:table-cell>
          <table:table-cell office:value-type="float" office:value="0.000071" calcext:value-type="float">
            <text:p>0.000071</text:p>
          </table:table-cell>
        </table:table-row>
        <table:table-row table:style-name="ro1">
          <table:table-cell office:value-type="float" office:value="4590078999.42807" calcext:value-type="float">
            <text:p>4590078999.42807</text:p>
          </table:table-cell>
          <table:table-cell office:value-type="float" office:value="0.000069" calcext:value-type="float">
            <text:p>0.000069</text:p>
          </table:table-cell>
        </table:table-row>
        <table:table-row table:style-name="ro1">
          <table:table-cell office:value-type="float" office:value="4696998200.30415" calcext:value-type="float">
            <text:p>4696998200.30415</text:p>
          </table:table-cell>
          <table:table-cell office:value-type="float" office:value="0.000068" calcext:value-type="float">
            <text:p>0.000068</text:p>
          </table:table-cell>
        </table:table-row>
        <table:table-row table:style-name="ro1">
          <table:table-cell office:value-type="float" office:value="4806397223.63306" calcext:value-type="float">
            <text:p>4806397223.63306</text:p>
          </table:table-cell>
          <table:table-cell office:value-type="float" office:value="0.000066" calcext:value-type="float">
            <text:p>0.000066</text:p>
          </table:table-cell>
        </table:table-row>
        <table:table-row table:style-name="ro1">
          <table:table-cell office:value-type="float" office:value="4918355275.10039" calcext:value-type="float">
            <text:p>4918355275.10039</text:p>
          </table:table-cell>
          <table:table-cell office:value-type="float" office:value="0.000065" calcext:value-type="float">
            <text:p>0.000065</text:p>
          </table:table-cell>
        </table:table-row>
        <table:table-row table:style-name="ro1">
          <table:table-cell office:value-type="float" office:value="5032921247.10467" calcext:value-type="float">
            <text:p>5032921247.10467</text:p>
          </table:table-cell>
          <table:table-cell office:value-type="float" office:value="0.000063" calcext:value-type="float">
            <text:p>0.000063</text:p>
          </table:table-cell>
        </table:table-row>
        <table:table-row table:style-name="ro1">
          <table:table-cell office:value-type="float" office:value="5150155766.22004" calcext:value-type="float">
            <text:p>5150155766.22004</text:p>
          </table:table-cell>
          <table:table-cell office:value-type="float" office:value="0.000062" calcext:value-type="float">
            <text:p>0.000062</text:p>
          </table:table-cell>
        </table:table-row>
        <table:table-row table:style-name="ro1">
          <table:table-cell office:value-type="float" office:value="5270121088.7673" calcext:value-type="float">
            <text:p>5270121088.7673</text:p>
          </table:table-cell>
          <table:table-cell office:value-type="float" office:value="0.00006" calcext:value-type="float">
            <text:p>0.00006</text:p>
          </table:table-cell>
        </table:table-row>
        <table:table-row table:style-name="ro1">
          <table:table-cell office:value-type="float" office:value="5392869040.68887" calcext:value-type="float">
            <text:p>5392869040.68887</text:p>
          </table:table-cell>
          <table:table-cell office:value-type="float" office:value="0.000059" calcext:value-type="float">
            <text:p>0.000059</text:p>
          </table:table-cell>
        </table:table-row>
        <table:table-row table:style-name="ro1">
          <table:table-cell office:value-type="float" office:value="5518487628.30209" calcext:value-type="float">
            <text:p>5518487628.30209</text:p>
          </table:table-cell>
          <table:table-cell office:value-type="float" office:value="0.000058" calcext:value-type="float">
            <text:p>0.000058</text:p>
          </table:table-cell>
        </table:table-row>
        <table:table-row table:style-name="ro1">
          <table:table-cell office:value-type="float" office:value="5647032914.89058" calcext:value-type="float">
            <text:p>5647032914.89058</text:p>
          </table:table-cell>
          <table:table-cell office:value-type="float" office:value="0.000056" calcext:value-type="float">
            <text:p>0.000056</text:p>
          </table:table-cell>
        </table:table-row>
        <table:table-row table:style-name="ro1">
          <table:table-cell office:value-type="float" office:value="5778572371.9643" calcext:value-type="float">
            <text:p>5778572371.9643</text:p>
          </table:table-cell>
          <table:table-cell office:value-type="float" office:value="0.000055" calcext:value-type="float">
            <text:p>0.000055</text:p>
          </table:table-cell>
        </table:table-row>
        <table:table-row table:style-name="ro1">
          <table:table-cell office:value-type="float" office:value="5913162714.70554" calcext:value-type="float">
            <text:p>5913162714.70554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office:value-type="float" office:value="6050901076.01268" calcext:value-type="float">
            <text:p>6050901076.01268</text:p>
          </table:table-cell>
          <table:table-cell office:value-type="float" office:value="0.000053" calcext:value-type="float">
            <text:p>0.000053</text:p>
          </table:table-cell>
        </table:table-row>
        <table:table-row table:style-name="ro1">
          <table:table-cell office:value-type="float" office:value="6191848082.45988" calcext:value-type="float">
            <text:p>6191848082.45988</text:p>
          </table:table-cell>
          <table:table-cell office:value-type="float" office:value="0.000051" calcext:value-type="float">
            <text:p>0.000051</text:p>
          </table:table-cell>
        </table:table-row>
        <table:table-row table:style-name="ro1">
          <table:table-cell office:value-type="float" office:value="6336078050.49289" calcext:value-type="float">
            <text:p>6336078050.49289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6483653562.38182" calcext:value-type="float">
            <text:p>6483653562.38182</text:p>
          </table:table-cell>
          <table:table-cell office:value-type="float" office:value="0.000049" calcext:value-type="float">
            <text:p>0.000049</text:p>
          </table:table-cell>
        </table:table-row>
        <table:table-row table:style-name="ro1">
          <table:table-cell office:value-type="float" office:value="6634680877.6061" calcext:value-type="float">
            <text:p>6634680877.6061</text:p>
          </table:table-cell>
          <table:table-cell office:value-type="float" office:value="0.000048" calcext:value-type="float">
            <text:p>0.000048</text:p>
          </table:table-cell>
        </table:table-row>
        <table:table-row table:style-name="ro1">
          <table:table-cell office:value-type="float" office:value="6789225837.92908" calcext:value-type="float">
            <text:p>6789225837.92908</text:p>
          </table:table-cell>
          <table:table-cell office:value-type="float" office:value="0.000047" calcext:value-type="float">
            <text:p>0.000047</text:p>
          </table:table-cell>
        </table:table-row>
        <table:table-row table:style-name="ro1">
          <table:table-cell office:value-type="float" office:value="6947370582.58026" calcext:value-type="float">
            <text:p>6947370582.58026</text:p>
          </table:table-cell>
          <table:table-cell office:value-type="float" office:value="0.000046" calcext:value-type="float">
            <text:p>0.000046</text:p>
          </table:table-cell>
        </table:table-row>
        <table:table-row table:style-name="ro1">
          <table:table-cell office:value-type="float" office:value="7109184212.81623" calcext:value-type="float">
            <text:p>7109184212.81623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7274782114.69747" calcext:value-type="float">
            <text:p>7274782114.69747</text:p>
          </table:table-cell>
          <table:table-cell office:value-type="float" office:value="0.000044" calcext:value-type="float">
            <text:p>0.000044</text:p>
          </table:table-cell>
        </table:table-row>
        <table:table-row table:style-name="ro1">
          <table:table-cell office:value-type="float" office:value="7444237300.87245" calcext:value-type="float">
            <text:p>7444237300.87245</text:p>
          </table:table-cell>
          <table:table-cell office:value-type="float" office:value="0.000043" calcext:value-type="float">
            <text:p>0.000043</text:p>
          </table:table-cell>
        </table:table-row>
        <table:table-row table:style-name="ro1">
          <table:table-cell office:value-type="float" office:value="7617639733.35443" calcext:value-type="float">
            <text:p>7617639733.35443</text:p>
          </table:table-cell>
          <table:table-cell office:value-type="float" office:value="0.000042" calcext:value-type="float">
            <text:p>0.000042</text:p>
          </table:table-cell>
        </table:table-row>
        <table:table-row table:style-name="ro1">
          <table:table-cell office:value-type="float" office:value="7795064380.48782" calcext:value-type="float">
            <text:p>7795064380.48782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7976639014.4074" calcext:value-type="float">
            <text:p>7976639014.4074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office:value-type="float" office:value="8162443166.74809" calcext:value-type="float">
            <text:p>8162443166.74809</text:p>
          </table:table-cell>
          <table:table-cell office:value-type="float" office:value="0.000039" calcext:value-type="float">
            <text:p>0.000039</text:p>
          </table:table-cell>
        </table:table-row>
        <table:table-row table:style-name="ro1">
          <table:table-cell office:value-type="float" office:value="8352575274.20558" calcext:value-type="float">
            <text:p>8352575274.20558</text:p>
          </table:table-cell>
          <table:table-cell office:value-type="float" office:value="0.000038" calcext:value-type="float">
            <text:p>0.000038</text:p>
          </table:table-cell>
        </table:table-row>
        <table:table-row table:style-name="ro1">
          <table:table-cell office:value-type="float" office:value="8547117476.00938" calcext:value-type="float">
            <text:p>8547117476.00938</text:p>
          </table:table-cell>
          <table:table-cell office:value-type="float" office:value="0.000037" calcext:value-type="float">
            <text:p>0.000037</text:p>
          </table:table-cell>
        </table:table-row>
        <table:table-row table:style-name="ro1">
          <table:table-cell office:value-type="float" office:value="8746209930.36857" calcext:value-type="float">
            <text:p>8746209930.36857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office:value-type="float" office:value="8949939991.70184" calcext:value-type="float">
            <text:p>8949939991.70184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office:value-type="float" office:value="9158415875.18458" calcext:value-type="float">
            <text:p>9158415875.18458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9371747751.6881" calcext:value-type="float">
            <text:p>9371747751.6881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float" office:value="9590027538.92163" calcext:value-type="float">
            <text:p>9590027538.92163</text:p>
          </table:table-cell>
          <table:table-cell office:value-type="float" office:value="0.000033" calcext:value-type="float">
            <text:p>0.000033</text:p>
          </table:table-cell>
        </table:table-row>
        <table:table-row table:style-name="ro1">
          <table:table-cell office:value-type="float" office:value="9813413648.25636" calcext:value-type="float">
            <text:p>9813413648.25636</text:p>
          </table:table-cell>
          <table:table-cell office:value-type="float" office:value="0.000032" calcext:value-type="float">
            <text:p>0.000032</text:p>
          </table:table-cell>
        </table:table-row>
        <table:table-row table:style-name="ro1">
          <table:table-cell office:value-type="float" office:value="10042002560.692" calcext:value-type="float">
            <text:p>10042002560.692</text:p>
          </table:table-cell>
          <table:table-cell office:value-type="float" office:value="0.000032" calcext:value-type="float">
            <text:p>0.000032</text:p>
          </table:table-cell>
        </table:table-row>
        <table:table-row table:style-name="ro1">
          <table:table-cell office:value-type="float" office:value="10275916181.2756" calcext:value-type="float">
            <text:p>10275916181.2756</text:p>
          </table:table-cell>
          <table:table-cell office:value-type="float" office:value="0.000031" calcext:value-type="float">
            <text:p>0.000031</text:p>
          </table:table-cell>
        </table:table-row>
        <table:table-row table:style-name="ro1">
          <table:table-cell office:value-type="float" office:value="10515255554.2974" calcext:value-type="float">
            <text:p>10515255554.2974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10760192781.0002" calcext:value-type="float">
            <text:p>10760192781.0002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11010835424.6606" calcext:value-type="float">
            <text:p>11010835424.6606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float" office:value="11267317124.5014" calcext:value-type="float">
            <text:p>11267317124.5014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office:value-type="float" office:value="11529746747.5965" calcext:value-type="float">
            <text:p>11529746747.5965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office:value-type="float" office:value="11798315952.1482" calcext:value-type="float">
            <text:p>11798315952.1482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12073140776.1156" calcext:value-type="float">
            <text:p>12073140776.1156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12354365940.9982" calcext:value-type="float">
            <text:p>12354365940.9982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office:value-type="float" office:value="12642115307.5391" calcext:value-type="float">
            <text:p>12642115307.5391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12936594875.7107" calcext:value-type="float">
            <text:p>12936594875.7107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13237933721.4449" calcext:value-type="float">
            <text:p>13237933721.4449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13546292211.8091" calcext:value-type="float">
            <text:p>13546292211.8091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13861802030.3297" calcext:value-type="float">
            <text:p>13861802030.3297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14184692645.3307" calcext:value-type="float">
            <text:p>14184692645.3307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14515104866.9196" calcext:value-type="float">
            <text:p>14515104866.9196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14853212100.1365" calcext:value-type="float">
            <text:p>14853212100.1365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office:value-type="float" office:value="15199162977.8731" calcext:value-type="float">
            <text:p>15199162977.8731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office:value-type="float" office:value="15553205221.615" calcext:value-type="float">
            <text:p>15553205221.615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15915493983.2402" calcext:value-type="float">
            <text:p>15915493983.2402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16286222224.7483" calcext:value-type="float">
            <text:p>16286222224.7483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16665585515.7332" calcext:value-type="float">
            <text:p>16665585515.7332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17053749438.4514" calcext:value-type="float">
            <text:p>17053749438.4514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17450990397.9291" calcext:value-type="float">
            <text:p>17450990397.9291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17857485710.5982" calcext:value-type="float">
            <text:p>17857485710.5982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18273450503.0123" calcext:value-type="float">
            <text:p>18273450503.0123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18699062091.6032" calcext:value-type="float">
            <text:p>18699062091.6032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19134629476.3297" calcext:value-type="float">
            <text:p>19134629476.3297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19580343011.5966" calcext:value-type="float">
            <text:p>19580343011.5966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20036437380.9168" calcext:value-type="float">
            <text:p>20036437380.9168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20503112065.2762" calcext:value-type="float">
            <text:p>20503112065.2762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20980702140.5794" calcext:value-type="float">
            <text:p>20980702140.5794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21469416214.3934" calcext:value-type="float">
            <text:p>21469416214.3934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21969516349.9743" calcext:value-type="float">
            <text:p>21969516349.9743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22481212458.6862" calcext:value-type="float">
            <text:p>22481212458.6862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23004880034.15" calcext:value-type="float">
            <text:p>23004880034.15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23540745937.0945" calcext:value-type="float">
            <text:p>23540745937.0945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24089091787.7355" calcext:value-type="float">
            <text:p>24089091787.7355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24650157484.7748" calcext:value-type="float">
            <text:p>24650157484.7748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25224347205.3736" calcext:value-type="float">
            <text:p>25224347205.3736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25811911278.6123" calcext:value-type="float">
            <text:p>25811911278.6123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26413162615.8414" calcext:value-type="float">
            <text:p>26413162615.8414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27028359368.9251" calcext:value-type="float">
            <text:p>27028359368.9251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27657944828.9433" calcext:value-type="float">
            <text:p>27657944828.9433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28302195400.9222" calcext:value-type="float">
            <text:p>28302195400.9222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28961452679.7529" calcext:value-type="float">
            <text:p>28961452679.7529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29636068690.7046" calcext:value-type="float">
            <text:p>29636068690.7046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30326330269.182" calcext:value-type="float">
            <text:p>30326330269.182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31032738073.346" calcext:value-type="float">
            <text:p>31032738073.346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31755599799.3578" calcext:value-type="float">
            <text:p>31755599799.3578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32495298763.6219" calcext:value-type="float">
            <text:p>32495298763.6219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33252158307.8671" calcext:value-type="float">
            <text:p>33252158307.8671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34026718204.173" calcext:value-type="float">
            <text:p>34026718204.173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34819320047.4307" calcext:value-type="float">
            <text:p>34819320047.4307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35630383660.3687" calcext:value-type="float">
            <text:p>35630383660.3687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36460261068.2563" calcext:value-type="float">
            <text:p>36460261068.2563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37309549410.2542" calcext:value-type="float">
            <text:p>37309549410.2542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38178621572.3883" calcext:value-type="float">
            <text:p>38178621572.3883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39067936491.3062" calcext:value-type="float">
            <text:p>39067936491.3062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39977880091.0066" calcext:value-type="float">
            <text:p>39977880091.006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40909104270.1366" calcext:value-type="float">
            <text:p>40909104270.136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41862023636.2356" calcext:value-type="float">
            <text:p>41862023636.2356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42837136239.8698" calcext:value-type="float">
            <text:p>42837136239.8698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43834869726.5516" calcext:value-type="float">
            <text:p>43834869726.5516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44855935969.6033" calcext:value-type="float">
            <text:p>44855935969.6033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45900788690.4834" calcext:value-type="float">
            <text:p>45900788690.4834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46969980699.2442" calcext:value-type="float">
            <text:p>46969980699.2442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48063976147.7225" calcext:value-type="float">
            <text:p>48063976147.7225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49183552099.1053" calcext:value-type="float">
            <text:p>49183552099.1053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0329214426.7426" calcext:value-type="float">
            <text:p>50329214426.7426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1501557662.2004" calcext:value-type="float">
            <text:p>51501557662.2004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2701212843.369" calcext:value-type="float">
            <text:p>52701212843.369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3928691058.7874" calcext:value-type="float">
            <text:p>53928691058.7874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5184878890.6155" calcext:value-type="float">
            <text:p>55184878890.6155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6470329148.9058" calcext:value-type="float">
            <text:p>56470329148.9058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7785725023.4403" calcext:value-type="float">
            <text:p>57785725023.4403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59131624539.4608" calcext:value-type="float">
            <text:p>59131624539.4608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60509013367.7214" calcext:value-type="float">
            <text:p>60509013367.7214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61918480824.5988" calcext:value-type="float">
            <text:p>61918480824.5988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63360777897.3343" calcext:value-type="float">
            <text:p>63360777897.3343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64836535623.8181" calcext:value-type="float">
            <text:p>64836535623.8181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66346807472.2637" calcext:value-type="float">
            <text:p>66346807472.2637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67892255771.6962" calcext:value-type="float">
            <text:p>67892255771.6962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69473709737.1945" calcext:value-type="float">
            <text:p>69473709737.1945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71091836912.9731" calcext:value-type="float">
            <text:p>71091836912.9731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72747821146.9747" calcext:value-type="float">
            <text:p>72747821146.9747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74442371704.9272" calcext:value-type="float">
            <text:p>74442371704.9272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76176401244.9362" calcext:value-type="float">
            <text:p>76176401244.9362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77950645108.6755" calcext:value-type="float">
            <text:p>77950645108.6755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79766391447.8713" calcext:value-type="float">
            <text:p>79766391447.8713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81624432971.2782" calcext:value-type="float">
            <text:p>81624432971.2782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83525755349.6504" calcext:value-type="float">
            <text:p>83525755349.6504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85471177367.6884" calcext:value-type="float">
            <text:p>85471177367.6884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87462101911.2803" calcext:value-type="float">
            <text:p>87462101911.2803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89499405132.2076" calcext:value-type="float">
            <text:p>89499405132.2076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91584156144.2512" calcext:value-type="float">
            <text:p>91584156144.2512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93717481428.2729" calcext:value-type="float">
            <text:p>93717481428.2729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95900277996.8109" calcext:value-type="float">
            <text:p>95900277996.8109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98134131267.3745" calcext:value-type="float">
            <text:p>98134131267.3745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00420021695.529" calcext:value-type="float">
            <text:p>100420021695.529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02759159205.162" calcext:value-type="float">
            <text:p>102759159205.162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05152555542.974" calcext:value-type="float">
            <text:p>105152555542.97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07601931721.393" calcext:value-type="float">
            <text:p>107601931721.393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10108362069.39" calcext:value-type="float">
            <text:p>110108362069.39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12673171245.014" calcext:value-type="float">
            <text:p>112673171245.014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15297475298.749" calcext:value-type="float">
            <text:p>115297475298.749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17983162129.076" calcext:value-type="float">
            <text:p>117983162129.076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20731399938.372" calcext:value-type="float">
            <text:p>120731399938.372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23543659409.982" calcext:value-type="float">
            <text:p>123543659409.982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26421150467.797" calcext:value-type="float">
            <text:p>126421150467.797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29365948757.107" calcext:value-type="float">
            <text:p>129365948757.107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32379337214.449" calcext:value-type="float">
            <text:p>132379337214.449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35462922118.091" calcext:value-type="float">
            <text:p>135462922118.09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38618028126.081" calcext:value-type="float">
            <text:p>138618028126.08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41846929060.901" calcext:value-type="float">
            <text:p>141846929060.90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45151043454.007" calcext:value-type="float">
            <text:p>145151043454.007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48532123608.96" calcext:value-type="float">
            <text:p>148532123608.96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51991629778.731" calcext:value-type="float">
            <text:p>151991629778.731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55532054823.744" calcext:value-type="float">
            <text:p>155532054823.744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59154942439.997" calcext:value-type="float">
            <text:p>159154942439.997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62862222247.483" calcext:value-type="float">
            <text:p>162862222247.483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66655855157.332" calcext:value-type="float">
            <text:p>166655855157.33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70537489169.325" calcext:value-type="float">
            <text:p>170537489169.325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74509909194.48" calcext:value-type="float">
            <text:p>174509909194.48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78574857105.982" calcext:value-type="float">
            <text:p>178574857105.98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82734491992.15" calcext:value-type="float">
            <text:p>182734491992.15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86990628738.816" calcext:value-type="float">
            <text:p>186990628738.816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91346292155.702" calcext:value-type="float">
            <text:p>191346292155.70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95803422293.182" calcext:value-type="float">
            <text:p>195803422293.18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200364376416.762" calcext:value-type="float">
            <text:p>200364376416.76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205031115437.573" calcext:value-type="float">
            <text:p>205031115437.573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209807018798.2" calcext:value-type="float">
            <text:p>209807018798.2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214694172574.313" calcext:value-type="float">
            <text:p>214694172574.31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19695142638.986" calcext:value-type="float">
            <text:p>219695142638.98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24812140232.43" calcext:value-type="float">
            <text:p>224812140232.4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30048795126.31" calcext:value-type="float">
            <text:p>230048795126.3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35407443725.378" calcext:value-type="float">
            <text:p>235407443725.378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40890923092.544" calcext:value-type="float">
            <text:p>240890923092.54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46501590493.316" calcext:value-type="float">
            <text:p>246501590493.31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52243472053.736" calcext:value-type="float">
            <text:p>252243472053.73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58119112786.123" calcext:value-type="float">
            <text:p>258119112786.12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64131620943.225" calcext:value-type="float">
            <text:p>264131620943.22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70283583258.873" calcext:value-type="float">
            <text:p>270283583258.87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76579443074.244" calcext:value-type="float">
            <text:p>276579443074.24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83021954009.222" calcext:value-type="float">
            <text:p>283021954009.22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89614537227.907" calcext:value-type="float">
            <text:p>289614537227.90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296360676476.668" calcext:value-type="float">
            <text:p>296360676476.668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03263313122.199" calcext:value-type="float">
            <text:p>303263313122.19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10327370303.081" calcext:value-type="float">
            <text:p>310327370303.08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17555997993.578" calcext:value-type="float">
            <text:p>317555997993.578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24952992851.408" calcext:value-type="float">
            <text:p>324952992851.408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32521567433.103" calcext:value-type="float">
            <text:p>332521567433.10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40267166396.163" calcext:value-type="float">
            <text:p>340267166396.16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48193190043.928" calcext:value-type="float">
            <text:p>348193190043.928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56303852249.254" calcext:value-type="float">
            <text:p>356303852249.25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64602636758.509" calcext:value-type="float">
            <text:p>364602636758.50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73095509748.11" calcext:value-type="float">
            <text:p>373095509748.1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81786226154.262" calcext:value-type="float">
            <text:p>381786226154.262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90679375343.44" calcext:value-type="float">
            <text:p>390679375343.4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399778795694.877" calcext:value-type="float">
            <text:p>399778795694.87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09091037486.177" calcext:value-type="float">
            <text:p>409091037486.17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18620231147.167" calcext:value-type="float">
            <text:p>418620231147.16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28371383259.455" calcext:value-type="float">
            <text:p>428371383259.45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38348707695.894" calcext:value-type="float">
            <text:p>438348707695.89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48559380556.79" calcext:value-type="float">
            <text:p>448559380556.7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59007907765.59" calcext:value-type="float">
            <text:p>459007907765.5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69699838283.577" calcext:value-type="float">
            <text:p>469699838283.57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80639719755.711" calcext:value-type="float">
            <text:p>480639719755.711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491835520991.053" calcext:value-type="float">
            <text:p>491835520991.053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503292123406.669" calcext:value-type="float">
            <text:p>503292123406.669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515015576622.004" calcext:value-type="float">
            <text:p>515015576622.004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527012097142.555" calcext:value-type="float">
            <text:p>527012097142.55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539286900157.496" calcext:value-type="float">
            <text:p>539286900157.496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551848788906.155" calcext:value-type="float">
            <text:p>551848788906.15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564703312349.815" calcext:value-type="float">
            <text:p>564703312349.815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577857229373.647" calcext:value-type="float">
            <text:p>577857229373.64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591316255824.987" calcext:value-type="float">
            <text:p>591316255824.98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605090112816.457" calcext:value-type="float">
            <text:p>605090112816.457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619184808245.988" calcext:value-type="float">
            <text:p>619184808245.988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633607810264.478" calcext:value-type="float">
            <text:p>633607810264.478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648365335377.425" calcext:value-type="float">
            <text:p>648365335377.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68064292.259" calcext:value-type="float">
            <text:p>663468064292.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922589008.097" calcext:value-type="float">
            <text:p>678922589008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737086941.567" calcext:value-type="float">
            <text:p>694737086941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918400420.866" calcext:value-type="float">
            <text:p>710918400420.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478169748.234" calcext:value-type="float">
            <text:p>727478169748.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23696188.515" calcext:value-type="float">
            <text:p>744423696188.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763991588.606" calcext:value-type="float">
            <text:p>761763991588.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06482377.89" calcext:value-type="float">
            <text:p>779506482377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63935339.469" calcext:value-type="float">
            <text:p>797663935339.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44277560.89" calcext:value-type="float">
            <text:p>81624427756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257522205.369" calcext:value-type="float">
            <text:p>835257522205.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711763246.505" calcext:value-type="float">
            <text:p>854711763246.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621019112.803" calcext:value-type="float">
            <text:p>874621019112.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994051322.076" calcext:value-type="float">
            <text:p>894994051322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841624024.782" calcext:value-type="float">
            <text:p>915841624024.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174751700.459" calcext:value-type="float">
            <text:p>937174751700.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002779968.109" calcext:value-type="float">
            <text:p>959002779968.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341312673.745" calcext:value-type="float">
            <text:p>981341312673.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200279537.56" calcext:value-type="float">
            <text:p>100420027953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91612912.37" calcext:value-type="float">
            <text:p>102759161291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525576290.5" calcext:value-type="float">
            <text:p>105152557629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019275492.42" calcext:value-type="float">
            <text:p>107601927549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083558111.63" calcext:value-type="float">
            <text:p>110108355811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731691589.38" calcext:value-type="float">
            <text:p>112673169158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974690405.22" calcext:value-type="float">
            <text:p>115297469040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831579569.25" calcext:value-type="float">
            <text:p>117983157956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314041105.23" calcext:value-type="float">
            <text:p>120731404110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436594099.82" calcext:value-type="float">
            <text:p>123543659409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211504677.97" calcext:value-type="float">
            <text:p>126421150467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659466710.31" calcext:value-type="float">
            <text:p>129365946671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793413866.01" calcext:value-type="float">
            <text:p>132379341386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629200320.15" calcext:value-type="float">
            <text:p>13546292003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180260400.06" calcext:value-type="float">
            <text:p>138618026040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469374052.04" calcext:value-type="float">
            <text:p>141846937405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510476261.58" calcext:value-type="float">
            <text:p>145151047626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321256950.36" calcext:value-type="float">
            <text:p>148532125695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916235205.04" calcext:value-type="float">
            <text:p>151991623520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320443933.66" calcext:value-type="float">
            <text:p>1555320443933.6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/>
    </number:number-style>
    <number:number-style style:name="N129">
      <style:text-properties fo:color="#ff0000"/>
      <number:text>-</number:text>
      <number:number number:decimal-places="0" number:min-decimal-places="0" number:min-integer-digits="1"/>
      <style:map style:condition="value()&gt;=0" style:apply-style-name="N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22:21:42.4857808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5T02:25:09.458889854</meta:creation-date>
    <dc:date>2025-11-15T22:41:00.082893484</dc:date>
    <meta:editing-duration>PT1H41M41S</meta:editing-duration>
    <meta:editing-cycles>7</meta:editing-cycles>
    <meta:generator>LibreOffice/25.8.2.2$Linux_X86_64 LibreOffice_project/d401f2107ccab8f924a8e2df40f573aab7605b6f</meta:generator>
    <meta:document-statistic meta:table-count="2" meta:cell-count="520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43.917cm" svg:height="15.593cm" xlink:href=".." xlink:type="simple" chart:class="chart:line" chart:style-name="ch1">
        <chart:title svg:x="20.387cm" svg:y="0.447cm" chart:style-name="ch2">
          <text:p>Bandpass filter</text:p>
        </chart:title>
        <chart:legend chart:legend-position="end" svg:x="40.011cm" svg:y="7.497cm" style:legend-expansion="high" chart:style-name="ch3"/>
        <chart:plot-area chart:style-name="ch4" svg:x="1.889cm" svg:y="1.537cm" svg:width="37.244cm" svg:height="12.764cm">
          <chart:coordinate-region svg:x="2.618cm" svg:y="1.737cm" svg:width="36.42cm" svg:height="10.546cm"/>
          <chart:axis chart:dimension="x" chart:name="primary-x" chart:style-name="ch5" chartooo:axis-type="auto">
            <chartooo:date-scale/>
            <chart:title svg:x="19.413cm" svg:y="14.612cm" chart:style-name="ch2">
              <text:p><text:span text:style-name="T1">frequency (Hz)</text:span></text:p>
            </chart:title>
            <chart:categories table:cell-range-address="band.A300:band.A1100"/>
          </chart:axis>
          <chart:axis chart:dimension="y" chart:name="primary-y" chart:style-name="ch6">
            <chart:title svg:x="0.451cm" svg:y="8.862cm" chart:style-name="ch7">
              <text:p><text:span text:style-name="T2">|H(j*omega)|</text:span></text:p>
            </chart:title>
            <chart:grid chart:style-name="ch8" chart:class="major"/>
          </chart:axis>
          <chart:series chart:style-name="ch9" chart:values-cell-range-address="band.B300:band.B1100" loext:label-string="transfer_function" chart:class="chart:line">
            <chart:data-point chart:repeated="8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_function</text:p>
              </table:table-cell>
            </table:table-row>
          </table:table-header-rows>
          <table:table-rows>
            <table:table-row>
              <table:table-cell office:value-type="float" office:value="148.53204">
                <text:p>148.53204</text:p>
                <draw:g>
                  <svg:desc>band.A300:band.A1100</svg:desc>
                </draw:g>
              </table:table-cell>
              <table:table-cell office:value-type="float" office:value="0">
                <text:p>0</text:p>
                <draw:g>
                  <svg:desc>band.B300:band.B1100</svg:desc>
                </draw:g>
              </table:table-cell>
            </table:table-row>
            <table:table-row>
              <table:table-cell office:value-type="float" office:value="151.991795">
                <text:p>151.99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.532138">
                <text:p>155.5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.154943">
                <text:p>159.15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.862134">
                <text:p>162.86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.655683">
                <text:p>166.655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.537591">
                <text:p>170.537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.509917">
                <text:p>174.509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.57476">
                <text:p>178.57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.734296">
                <text:p>182.734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.990719">
                <text:p>186.990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.346303">
                <text:p>191.346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.803322">
                <text:p>195.80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.364164">
                <text:p>200.36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.031239">
                <text:p>205.03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.807014">
                <text:p>209.807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.69417">
                <text:p>214.69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.695039">
                <text:p>219.695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.81238">
                <text:p>224.8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.048931">
                <text:p>230.048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.407452">
                <text:p>235.407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.890798">
                <text:p>240.890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.501845">
                <text:p>246.50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.243605">
                <text:p>252.243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.119107">
                <text:p>258.119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.13148">
                <text:p>264.13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.283891">
                <text:p>270.28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.579604">
                <text:p>276.57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.02196">
                <text:p>283.0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.614378">
                <text:p>289.61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.360356">
                <text:p>296.360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.263469">
                <text:p>303.26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.327388">
                <text:p>310.327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.555824">
                <text:p>317.555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.952643">
                <text:p>324.95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.52177">
                <text:p>332.5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.267168">
                <text:p>340.26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.193014">
                <text:p>348.193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.303466">
                <text:p>356.30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.602837">
                <text:p>364.602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.095517">
                <text:p>373.095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.786209">
                <text:p>381.786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.679146">
                <text:p>390.679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.779227">
                <text:p>399.779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.091267">
                <text:p>409.09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.620242">
                <text:p>418.62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.371125">
                <text:p>428.37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.34916">
                <text:p>438.34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.559634">
                <text:p>448.559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.007907">
                <text:p>459.00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.699576">
                <text:p>469.69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.640273">
                <text:p>480.64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.83579">
                <text:p>491.83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.29211">
                <text:p>503.29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.015293">
                <text:p>515.015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.011519">
                <text:p>527.01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.287199">
                <text:p>539.287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.848783">
                <text:p>551.848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4.702992">
                <text:p>564.70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7.856589">
                <text:p>577.856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1.316605">
                <text:p>591.316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.090113">
                <text:p>605.090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.184457">
                <text:p>619.184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.607097">
                <text:p>633.607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.365687">
                <text:p>648.365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.468077">
                <text:p>663.468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.922581">
                <text:p>678.92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.736661">
                <text:p>694.73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.919175">
                <text:p>710.919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.478594">
                <text:p>727.478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.423699">
                <text:p>744.423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.763584">
                <text:p>761.763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.50734">
                <text:p>779.50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.66437">
                <text:p>797.66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.24431">
                <text:p>816.24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.257031">
                <text:p>835.257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.712713">
                <text:p>854.71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.621458">
                <text:p>874.62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.99399">
                <text:p>894.99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.841111">
                <text:p>915.84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.17378">
                <text:p>937.17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.003341">
                <text:p>959.003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.341375">
                <text:p>981.34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.199693">
                <text:p>1004.19969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027.590496">
                <text:p>1027.59049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051.52614">
                <text:p>1051.5261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076.019293">
                <text:p>1076.01929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01.082933">
                <text:p>1101.08293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26.730426">
                <text:p>1126.73042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52.975371">
                <text:p>1152.97537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79.831602">
                <text:p>1179.8316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207.314039">
                <text:p>1207.31403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235.435972">
                <text:p>1235.43597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264.212942">
                <text:p>1264.21294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293.660181">
                <text:p>1293.66018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323.793465">
                <text:p>1323.79346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354.628492">
                <text:p>1354.62849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386.181736">
                <text:p>1386.18173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418.47014">
                <text:p>1418.47014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451.510489">
                <text:p>1451.51048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485.320501">
                <text:p>1485.3205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519.91805">
                <text:p>1519.918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555.321321">
                <text:p>1555.32132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591.549431">
                <text:p>1591.54943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628.622275">
                <text:p>1628.62227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666.556793">
                <text:p>1666.55679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705.376766">
                <text:p>1705.376766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1745.099136">
                <text:p>1745.09913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785.748614">
                <text:p>1785.74861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827.343074">
                <text:p>1827.343074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869.908318">
                <text:p>1869.90831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913.462995">
                <text:p>1913.46299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1958.034306">
                <text:p>1958.0343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003.641523">
                <text:p>2003.641523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050.313399">
                <text:p>2050.31339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2098.07014">
                <text:p>2098.0701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2146.941743">
                <text:p>2146.9417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2196.949189">
                <text:p>2196.949189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2248.123876">
                <text:p>2248.12387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2300.488028">
                <text:p>2300.48802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2354.074596">
                <text:p>2354.07459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2408.906582">
                <text:p>2408.90658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465.018492">
                <text:p>2465.01849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522.434725">
                <text:p>2522.434725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2581.191187">
                <text:p>2581.19118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641.313365">
                <text:p>2641.31336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702.838874">
                <text:p>2702.83887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765.794601">
                <text:p>2765.794601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2830.219714">
                <text:p>2830.21971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2896.145297">
                <text:p>2896.14529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2963.603679">
                <text:p>2963.60367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3032.636514">
                <text:p>3032.63651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3103.273643">
                <text:p>3103.27364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3175.56014">
                <text:p>3175.56014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3249.526467">
                <text:p>3249.526467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3325.219252">
                <text:p>3325.219252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3402.671757">
                <text:p>3402.671757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3481.931851">
                <text:p>3481.931851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3563.034661">
                <text:p>3563.03466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3646.030234">
                <text:p>3646.030234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3730.954938">
                <text:p>3730.954938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3817.862241">
                <text:p>3817.862241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3906.789444">
                <text:p>3906.789444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3997.792189">
                <text:p>3997.792189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4090.910575">
                <text:p>4090.910575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4186.202111">
                <text:p>4186.202111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4283.70907">
                <text:p>4283.70907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float" office:value="4383.491759">
                <text:p>4383.491759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float" office:value="4485.593696">
                <text:p>4485.59369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float" office:value="4590.079227">
                <text:p>4590.07922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4696.993115">
                <text:p>4696.993115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float" office:value="4806.402502">
                <text:p>4806.40250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float" office:value="4918.355259">
                <text:p>4918.35525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5032.921329">
                <text:p>5032.921329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float" office:value="5150.15573">
                <text:p>5150.15573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float" office:value="5270.115038">
                <text:p>5270.115038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5392.8751">
                <text:p>5392.8751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float" office:value="5518.488139">
                <text:p>5518.488139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float" office:value="5647.03311">
                <text:p>5647.0331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5778.565967">
                <text:p>5778.565967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float" office:value="5913.169395">
                <text:p>5913.16939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6050.901213">
                <text:p>6050.90121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float" office:value="6191.847835">
                <text:p>6191.84783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float" office:value="6336.070812">
                <text:p>6336.07081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float" office:value="6483.660289">
                <text:p>6483.66028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float" office:value="6634.6803">
                <text:p>6634.6803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float" office:value="6789.225967">
                <text:p>6789.225967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float" office:value="6947.363189">
                <text:p>6947.363189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float" office:value="7109.191438">
                <text:p>7109.191438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float" office:value="7274.782209">
                <text:p>7274.782209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float" office:value="7444.237461">
                <text:p>7444.237461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float" office:value="7617.631798">
                <text:p>7617.631798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float" office:value="7795.072773">
                <text:p>7795.072773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float" office:value="7976.639344">
                <text:p>7976.639344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float" office:value="8162.443414">
                <text:p>8162.443414</text:p>
              </table:table-cell>
              <table:table-cell office:value-type="float" office:value="0.000277">
                <text:p>0.000277</text:p>
              </table:table-cell>
            </table:table-row>
            <table:table-row>
              <table:table-cell office:value-type="float" office:value="8352.565806">
                <text:p>8352.565806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float" office:value="8547.127129">
                <text:p>8547.127129</text:p>
              </table:table-cell>
              <table:table-cell office:value-type="float" office:value="0.000318">
                <text:p>0.000318</text:p>
              </table:table-cell>
            </table:table-row>
            <table:table-row>
              <table:table-cell office:value-type="float" office:value="8746.210068">
                <text:p>8746.210068</text:p>
              </table:table-cell>
              <table:table-cell office:value-type="float" office:value="0.000342">
                <text:p>0.000342</text:p>
              </table:table-cell>
            </table:table-row>
            <table:table-row>
              <table:table-cell office:value-type="float" office:value="8949.940208">
                <text:p>8949.940208</text:p>
              </table:table-cell>
              <table:table-cell office:value-type="float" office:value="0.000367">
                <text:p>0.000367</text:p>
              </table:table-cell>
            </table:table-row>
            <table:table-row>
              <table:table-cell office:value-type="float" office:value="9158.415775">
                <text:p>9158.415775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float" office:value="9371.737487">
                <text:p>9371.737487</text:p>
              </table:table-cell>
              <table:table-cell office:value-type="float" office:value="0.000422">
                <text:p>0.000422</text:p>
              </table:table-cell>
            </table:table-row>
            <table:table-row>
              <table:table-cell office:value-type="float" office:value="9590.038386">
                <text:p>9590.038386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9813.413592">
                <text:p>9813.413592</text:p>
              </table:table-cell>
              <table:table-cell office:value-type="float" office:value="0.000486">
                <text:p>0.000486</text:p>
              </table:table-cell>
            </table:table-row>
            <table:table-row>
              <table:table-cell office:value-type="float" office:value="10042.002366">
                <text:p>10042.002366</text:p>
              </table:table-cell>
              <table:table-cell office:value-type="float" office:value="0.000522">
                <text:p>0.000522</text:p>
              </table:table-cell>
            </table:table-row>
            <table:table-row>
              <table:table-cell office:value-type="float" office:value="10275.904801">
                <text:p>10275.904801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float" office:value="10515.266375">
                <text:p>10515.266375</text:p>
              </table:table-cell>
              <table:table-cell office:value-type="float" office:value="0.000602">
                <text:p>0.000602</text:p>
              </table:table-cell>
            </table:table-row>
            <table:table-row>
              <table:table-cell office:value-type="float" office:value="10760.193398">
                <text:p>10760.193398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float" office:value="11010.836322">
                <text:p>11010.836322</text:p>
              </table:table-cell>
              <table:table-cell office:value-type="float" office:value="0.000693">
                <text:p>0.000693</text:p>
              </table:table-cell>
            </table:table-row>
            <table:table-row>
              <table:table-cell office:value-type="float" office:value="11267.304566">
                <text:p>11267.304566</text:p>
              </table:table-cell>
              <table:table-cell office:value-type="float" office:value="0.000745">
                <text:p>0.000745</text:p>
              </table:table-cell>
            </table:table-row>
            <table:table-row>
              <table:table-cell office:value-type="float" office:value="11529.759771">
                <text:p>11529.75977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11798.31633">
                <text:p>11798.31633</text:p>
              </table:table-cell>
              <table:table-cell office:value-type="float" office:value="0.000859">
                <text:p>0.000859</text:p>
              </table:table-cell>
            </table:table-row>
            <table:table-row>
              <table:table-cell office:value-type="float" office:value="12073.140858">
                <text:p>12073.140858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float" office:value="12354.352722">
                <text:p>12354.352722</text:p>
              </table:table-cell>
              <table:table-cell office:value-type="float" office:value="0.000992">
                <text:p>0.000992</text:p>
              </table:table-cell>
            </table:table-row>
            <table:table-row>
              <table:table-cell office:value-type="float" office:value="12642.129727">
                <text:p>12642.129727</text:p>
              </table:table-cell>
              <table:table-cell office:value-type="float" office:value="0.001065">
                <text:p>0.001065</text:p>
              </table:table-cell>
            </table:table-row>
            <table:table-row>
              <table:table-cell office:value-type="float" office:value="12936.59497">
                <text:p>12936.59497</text:p>
              </table:table-cell>
              <table:table-cell office:value-type="float" office:value="0.001145">
                <text:p>0.001145</text:p>
              </table:table-cell>
            </table:table-row>
            <table:table-row>
              <table:table-cell office:value-type="float" office:value="13237.933717">
                <text:p>13237.933717</text:p>
              </table:table-cell>
              <table:table-cell office:value-type="float" office:value="0.001231">
                <text:p>0.001231</text:p>
              </table:table-cell>
            </table:table-row>
            <table:table-row>
              <table:table-cell office:value-type="float" office:value="13546.277768">
                <text:p>13546.277768</text:p>
              </table:table-cell>
              <table:table-cell office:value-type="float" office:value="0.001323">
                <text:p>0.001323</text:p>
              </table:table-cell>
            </table:table-row>
            <table:table-row>
              <table:table-cell office:value-type="float" office:value="13861.817363">
                <text:p>13861.817363</text:p>
              </table:table-cell>
              <table:table-cell office:value-type="float" office:value="0.001422">
                <text:p>0.001422</text:p>
              </table:table-cell>
            </table:table-row>
            <table:table-row>
              <table:table-cell office:value-type="float" office:value="14184.693007">
                <text:p>14184.693007</text:p>
              </table:table-cell>
              <table:table-cell office:value-type="float" office:value="0.001529">
                <text:p>0.001529</text:p>
              </table:table-cell>
            </table:table-row>
            <table:table-row>
              <table:table-cell office:value-type="float" office:value="14515.104886">
                <text:p>14515.104886</text:p>
              </table:table-cell>
              <table:table-cell office:value-type="float" office:value="0.001645">
                <text:p>0.001645</text:p>
              </table:table-cell>
            </table:table-row>
            <table:table-row>
              <table:table-cell office:value-type="float" office:value="14853.195991">
                <text:p>14853.195991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float" office:value="15199.180186">
                <text:p>15199.180186</text:p>
              </table:table-cell>
              <table:table-cell office:value-type="float" office:value="0.001904">
                <text:p>0.001904</text:p>
              </table:table-cell>
            </table:table-row>
            <table:table-row>
              <table:table-cell office:value-type="float" office:value="15553.205436">
                <text:p>15553.205436</text:p>
              </table:table-cell>
              <table:table-cell office:value-type="float" office:value="0.002049">
                <text:p>0.002049</text:p>
              </table:table-cell>
            </table:table-row>
            <table:table-row>
              <table:table-cell office:value-type="float" office:value="15915.494309">
                <text:p>15915.494309</text:p>
              </table:table-cell>
              <table:table-cell office:value-type="float" office:value="0.002205">
                <text:p>0.002205</text:p>
              </table:table-cell>
            </table:table-row>
            <table:table-row>
              <table:table-cell office:value-type="float" office:value="16286.222125">
                <text:p>16286.222125</text:p>
              </table:table-cell>
              <table:table-cell office:value-type="float" office:value="0.002374">
                <text:p>0.002374</text:p>
              </table:table-cell>
            </table:table-row>
            <table:table-row>
              <table:table-cell office:value-type="float" office:value="16665.567931">
                <text:p>16665.567931</text:p>
              </table:table-cell>
              <table:table-cell office:value-type="float" office:value="0.002557">
                <text:p>0.002557</text:p>
              </table:table-cell>
            </table:table-row>
            <table:table-row>
              <table:table-cell office:value-type="float" office:value="17053.767975">
                <text:p>17053.767975</text:p>
              </table:table-cell>
              <table:table-cell office:value-type="float" office:value="0.002754">
                <text:p>0.002754</text:p>
              </table:table-cell>
            </table:table-row>
            <table:table-row>
              <table:table-cell office:value-type="float" office:value="17450.991359">
                <text:p>17450.991359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float" office:value="17857.486761">
                <text:p>17857.486761</text:p>
              </table:table-cell>
              <table:table-cell office:value-type="float" office:value="0.003198">
                <text:p>0.003198</text:p>
              </table:table-cell>
            </table:table-row>
            <table:table-row>
              <table:table-cell office:value-type="float" office:value="18273.429501">
                <text:p>18273.429501</text:p>
              </table:table-cell>
              <table:table-cell office:value-type="float" office:value="0.003448">
                <text:p>0.003448</text:p>
              </table:table-cell>
            </table:table-row>
            <table:table-row>
              <table:table-cell office:value-type="float" office:value="18699.083179">
                <text:p>18699.083179</text:p>
              </table:table-cell>
              <table:table-cell office:value-type="float" office:value="0.003718">
                <text:p>0.003718</text:p>
              </table:table-cell>
            </table:table-row>
            <table:table-row>
              <table:table-cell office:value-type="float" office:value="19134.629332">
                <text:p>19134.629332</text:p>
              </table:table-cell>
              <table:table-cell office:value-type="float" office:value="0.004011">
                <text:p>0.004011</text:p>
              </table:table-cell>
            </table:table-row>
            <table:table-row>
              <table:table-cell office:value-type="float" office:value="19580.34275">
                <text:p>19580.34275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float" office:value="20036.41616">
                <text:p>20036.41616</text:p>
              </table:table-cell>
              <table:table-cell office:value-type="float" office:value="0.004672">
                <text:p>0.004672</text:p>
              </table:table-cell>
            </table:table-row>
            <table:table-row>
              <table:table-cell office:value-type="float" office:value="20503.1343">
                <text:p>20503.1343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float" office:value="20980.702332">
                <text:p>20980.702332</text:p>
              </table:table-cell>
              <table:table-cell office:value-type="float" office:value="0.005451">
                <text:p>0.005451</text:p>
              </table:table-cell>
            </table:table-row>
            <table:table-row>
              <table:table-cell office:value-type="float" office:value="21469.417426">
                <text:p>21469.417426</text:p>
              </table:table-cell>
              <table:table-cell office:value-type="float" office:value="0.005891">
                <text:p>0.005891</text:p>
              </table:table-cell>
            </table:table-row>
            <table:table-row>
              <table:table-cell office:value-type="float" office:value="21969.492204">
                <text:p>21969.492204</text:p>
              </table:table-cell>
              <table:table-cell office:value-type="float" office:value="0.00637">
                <text:p>0.00637</text:p>
              </table:table-cell>
            </table:table-row>
            <table:table-row>
              <table:table-cell office:value-type="float" office:value="22481.237516">
                <text:p>22481.237516</text:p>
              </table:table-cell>
              <table:table-cell office:value-type="float" office:value="0.006892">
                <text:p>0.006892</text:p>
              </table:table-cell>
            </table:table-row>
            <table:table-row>
              <table:table-cell office:value-type="float" office:value="23004.87966">
                <text:p>23004.87966</text:p>
              </table:table-cell>
              <table:table-cell office:value-type="float" office:value="0.007459">
                <text:p>0.007459</text:p>
              </table:table-cell>
            </table:table-row>
            <table:table-row>
              <table:table-cell office:value-type="float" office:value="23540.744407">
                <text:p>23540.744407</text:p>
              </table:table-cell>
              <table:table-cell office:value-type="float" office:value="0.008078">
                <text:p>0.008078</text:p>
              </table:table-cell>
            </table:table-row>
            <table:table-row>
              <table:table-cell office:value-type="float" office:value="24089.065514">
                <text:p>24089.065514</text:p>
              </table:table-cell>
              <table:table-cell office:value-type="float" office:value="0.008754">
                <text:p>0.008754</text:p>
              </table:table-cell>
            </table:table-row>
            <table:table-row>
              <table:table-cell office:value-type="float" office:value="24650.18616">
                <text:p>24650.18616</text:p>
              </table:table-cell>
              <table:table-cell office:value-type="float" office:value="0.009491">
                <text:p>0.009491</text:p>
              </table:table-cell>
            </table:table-row>
            <table:table-row>
              <table:table-cell office:value-type="float" office:value="25224.347564">
                <text:p>25224.347564</text:p>
              </table:table-cell>
              <table:table-cell office:value-type="float" office:value="0.010298">
                <text:p>0.010298</text:p>
              </table:table-cell>
            </table:table-row>
            <table:table-row>
              <table:table-cell office:value-type="float" office:value="25811.912799">
                <text:p>25811.912799</text:p>
              </table:table-cell>
              <table:table-cell office:value-type="float" office:value="0.011181">
                <text:p>0.011181</text:p>
              </table:table-cell>
            </table:table-row>
            <table:table-row>
              <table:table-cell office:value-type="float" office:value="26413.133031">
                <text:p>26413.133031</text:p>
              </table:table-cell>
              <table:table-cell office:value-type="float" office:value="0.012148">
                <text:p>0.012148</text:p>
              </table:table-cell>
            </table:table-row>
            <table:table-row>
              <table:table-cell office:value-type="float" office:value="27028.388739">
                <text:p>27028.388739</text:p>
              </table:table-cell>
              <table:table-cell office:value-type="float" office:value="0.013209">
                <text:p>0.013209</text:p>
              </table:table-cell>
            </table:table-row>
            <table:table-row>
              <table:table-cell office:value-type="float" office:value="27657.943524">
                <text:p>27657.943524</text:p>
              </table:table-cell>
              <table:table-cell office:value-type="float" office:value="0.014375">
                <text:p>0.014375</text:p>
              </table:table-cell>
            </table:table-row>
            <table:table-row>
              <table:table-cell office:value-type="float" office:value="28302.195273">
                <text:p>28302.195273</text:p>
              </table:table-cell>
              <table:table-cell office:value-type="float" office:value="0.015658">
                <text:p>0.015658</text:p>
              </table:table-cell>
            </table:table-row>
            <table:table-row>
              <table:table-cell office:value-type="float" office:value="28961.454836">
                <text:p>28961.454836</text:p>
              </table:table-cell>
              <table:table-cell office:value-type="float" office:value="0.017072">
                <text:p>0.017072</text:p>
              </table:table-cell>
            </table:table-row>
            <table:table-row>
              <table:table-cell office:value-type="float" office:value="29636.035549">
                <text:p>29636.035549</text:p>
              </table:table-cell>
              <table:table-cell office:value-type="float" office:value="0.018632">
                <text:p>0.018632</text:p>
              </table:table-cell>
            </table:table-row>
            <table:table-row>
              <table:table-cell office:value-type="float" office:value="30326.362654">
                <text:p>30326.362654</text:p>
              </table:table-cell>
              <table:table-cell office:value-type="float" office:value="0.020358">
                <text:p>0.020358</text:p>
              </table:table-cell>
            </table:table-row>
            <table:table-row>
              <table:table-cell office:value-type="float" office:value="31032.737054">
                <text:p>31032.737054</text:p>
              </table:table-cell>
              <table:table-cell office:value-type="float" office:value="0.022269">
                <text:p>0.022269</text:p>
              </table:table-cell>
            </table:table-row>
            <table:table-row>
              <table:table-cell office:value-type="float" office:value="31755.598911">
                <text:p>31755.598911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float" office:value="32495.264049">
                <text:p>32495.264049</text:p>
              </table:table-cell>
              <table:table-cell office:value-type="float" office:value="0.02675">
                <text:p>0.02675</text:p>
              </table:table-cell>
            </table:table-row>
            <table:table-row>
              <table:table-cell office:value-type="float" office:value="33252.195011">
                <text:p>33252.195011</text:p>
              </table:table-cell>
              <table:table-cell office:value-type="float" office:value="0.029382">
                <text:p>0.029382</text:p>
              </table:table-cell>
            </table:table-row>
            <table:table-row>
              <table:table-cell office:value-type="float" office:value="34026.717568">
                <text:p>34026.717568</text:p>
              </table:table-cell>
              <table:table-cell office:value-type="float" office:value="0.032324">
                <text:p>0.032324</text:p>
              </table:table-cell>
            </table:table-row>
            <table:table-row>
              <table:table-cell office:value-type="float" office:value="34819.319132">
                <text:p>34819.319132</text:p>
              </table:table-cell>
              <table:table-cell office:value-type="float" office:value="0.035621">
                <text:p>0.035621</text:p>
              </table:table-cell>
            </table:table-row>
            <table:table-row>
              <table:table-cell office:value-type="float" office:value="35630.345367">
                <text:p>35630.345367</text:p>
              </table:table-cell>
              <table:table-cell office:value-type="float" office:value="0.039329">
                <text:p>0.039329</text:p>
              </table:table-cell>
            </table:table-row>
            <table:table-row>
              <table:table-cell office:value-type="float" office:value="36460.301093">
                <text:p>36460.301093</text:p>
              </table:table-cell>
              <table:table-cell office:value-type="float" office:value="0.043511">
                <text:p>0.043511</text:p>
              </table:table-cell>
            </table:table-row>
            <table:table-row>
              <table:table-cell office:value-type="float" office:value="37309.549383">
                <text:p>37309.549383</text:p>
              </table:table-cell>
              <table:table-cell office:value-type="float" office:value="0.048245">
                <text:p>0.048245</text:p>
              </table:table-cell>
            </table:table-row>
            <table:table-row>
              <table:table-cell office:value-type="float" office:value="38178.62241">
                <text:p>38178.62241</text:p>
              </table:table-cell>
              <table:table-cell office:value-type="float" office:value="0.053625">
                <text:p>0.053625</text:p>
              </table:table-cell>
            </table:table-row>
            <table:table-row>
              <table:table-cell office:value-type="float" office:value="39067.893194">
                <text:p>39067.893194</text:p>
              </table:table-cell>
              <table:table-cell office:value-type="float" office:value="0.059765">
                <text:p>0.059765</text:p>
              </table:table-cell>
            </table:table-row>
            <table:table-row>
              <table:table-cell office:value-type="float" office:value="39977.923751">
                <text:p>39977.923751</text:p>
              </table:table-cell>
              <table:table-cell office:value-type="float" office:value="0.066806">
                <text:p>0.066806</text:p>
              </table:table-cell>
            </table:table-row>
            <table:table-row>
              <table:table-cell office:value-type="float" office:value="40909.104508">
                <text:p>40909.104508</text:p>
              </table:table-cell>
              <table:table-cell office:value-type="float" office:value="0.074922">
                <text:p>0.074922</text:p>
              </table:table-cell>
            </table:table-row>
            <table:table-row>
              <table:table-cell office:value-type="float" office:value="41862.022349">
                <text:p>41862.022349</text:p>
              </table:table-cell>
              <table:table-cell office:value-type="float" office:value="0.084332">
                <text:p>0.084332</text:p>
              </table:table-cell>
            </table:table-row>
            <table:table-row>
              <table:table-cell office:value-type="float" office:value="42837.090081">
                <text:p>42837.090081</text:p>
              </table:table-cell>
              <table:table-cell office:value-type="float" office:value="0.095313">
                <text:p>0.095313</text:p>
              </table:table-cell>
            </table:table-row>
            <table:table-row>
              <table:table-cell office:value-type="float" office:value="43834.91697">
                <text:p>43834.91697</text:p>
              </table:table-cell>
              <table:table-cell office:value-type="float" office:value="0.108222">
                <text:p>0.108222</text:p>
              </table:table-cell>
            </table:table-row>
            <table:table-row>
              <table:table-cell office:value-type="float" office:value="44855.935719">
                <text:p>44855.935719</text:p>
              </table:table-cell>
              <table:table-cell office:value-type="float" office:value="0.123519">
                <text:p>0.123519</text:p>
              </table:table-cell>
            </table:table-row>
            <table:table-row>
              <table:table-cell office:value-type="float" office:value="45900.792894">
                <text:p>45900.792894</text:p>
              </table:table-cell>
              <table:table-cell office:value-type="float" office:value="0.141818">
                <text:p>0.141818</text:p>
              </table:table-cell>
            </table:table-row>
            <table:table-row>
              <table:table-cell office:value-type="float" office:value="46969.931145">
                <text:p>46969.931145</text:p>
              </table:table-cell>
              <table:table-cell office:value-type="float" office:value="0.163934">
                <text:p>0.163934</text:p>
              </table:table-cell>
            </table:table-row>
            <table:table-row>
              <table:table-cell office:value-type="float" office:value="48064.026881">
                <text:p>48064.026881</text:p>
              </table:table-cell>
              <table:table-cell office:value-type="float" office:value="0.190987">
                <text:p>0.190987</text:p>
              </table:table-cell>
            </table:table-row>
            <table:table-row>
              <table:table-cell office:value-type="float" office:value="49183.552592">
                <text:p>49183.552592</text:p>
              </table:table-cell>
              <table:table-cell office:value-type="float" office:value="0.224522">
                <text:p>0.224522</text:p>
              </table:table-cell>
            </table:table-row>
            <table:table-row>
              <table:table-cell office:value-type="float" office:value="50329.214529">
                <text:p>50329.214529</text:p>
              </table:table-cell>
              <table:table-cell office:value-type="float" office:value="0.266728">
                <text:p>0.266728</text:p>
              </table:table-cell>
            </table:table-row>
            <table:table-row>
              <table:table-cell office:value-type="float" office:value="51501.554813">
                <text:p>51501.554813</text:p>
              </table:table-cell>
              <table:table-cell office:value-type="float" office:value="0.320724">
                <text:p>0.320724</text:p>
              </table:table-cell>
            </table:table-row>
            <table:table-row>
              <table:table-cell office:value-type="float" office:value="52701.150382">
                <text:p>52701.150382</text:p>
              </table:table-cell>
              <table:table-cell office:value-type="float" office:value="0.39096">
                <text:p>0.39096</text:p>
              </table:table-cell>
            </table:table-row>
            <table:table-row>
              <table:table-cell office:value-type="float" office:value="53928.747273">
                <text:p>53928.747273</text:p>
              </table:table-cell>
              <table:table-cell office:value-type="float" office:value="0.483592">
                <text:p>0.483592</text:p>
              </table:table-cell>
            </table:table-row>
            <table:table-row>
              <table:table-cell office:value-type="float" office:value="55184.877661">
                <text:p>55184.877661</text:p>
              </table:table-cell>
              <table:table-cell office:value-type="float" office:value="0.606011">
                <text:p>0.606011</text:p>
              </table:table-cell>
            </table:table-row>
            <table:table-row>
              <table:table-cell office:value-type="float" office:value="56470.327374">
                <text:p>56470.327374</text:p>
              </table:table-cell>
              <table:table-cell office:value-type="float" office:value="0.762772">
                <text:p>0.762772</text:p>
              </table:table-cell>
            </table:table-row>
            <table:table-row>
              <table:table-cell office:value-type="float" office:value="57785.658428">
                <text:p>57785.658428</text:p>
              </table:table-cell>
              <table:table-cell office:value-type="float" office:value="0.94096">
                <text:p>0.94096</text:p>
              </table:table-cell>
            </table:table-row>
            <table:table-row>
              <table:table-cell office:value-type="float" office:value="59131.691465">
                <text:p>59131.691465</text:p>
              </table:table-cell>
              <table:table-cell office:value-type="float" office:value="1.087109">
                <text:p>1.087109</text:p>
              </table:table-cell>
            </table:table-row>
            <table:table-row>
              <table:table-cell office:value-type="float" office:value="60509.013369">
                <text:p>60509.013369</text:p>
              </table:table-cell>
              <table:table-cell office:value-type="float" office:value="1.131204">
                <text:p>1.131204</text:p>
              </table:table-cell>
            </table:table-row>
            <table:table-row>
              <table:table-cell office:value-type="float" office:value="61918.479598">
                <text:p>61918.479598</text:p>
              </table:table-cell>
              <table:table-cell office:value-type="float" office:value="1.074787">
                <text:p>1.074787</text:p>
              </table:table-cell>
            </table:table-row>
            <table:table-row>
              <table:table-cell office:value-type="float" office:value="63360.71185">
                <text:p>63360.71185</text:p>
              </table:table-cell>
              <table:table-cell office:value-type="float" office:value="0.978747">
                <text:p>0.978747</text:p>
              </table:table-cell>
            </table:table-row>
            <table:table-row>
              <table:table-cell office:value-type="float" office:value="64836.605373">
                <text:p>64836.605373</text:p>
              </table:table-cell>
              <table:table-cell office:value-type="float" office:value="0.886078">
                <text:p>0.886078</text:p>
              </table:table-cell>
            </table:table-row>
            <table:table-row>
              <table:table-cell office:value-type="float" office:value="66346.806734">
                <text:p>66346.806734</text:p>
              </table:table-cell>
              <table:table-cell office:value-type="float" office:value="0.810396">
                <text:p>0.810396</text:p>
              </table:table-cell>
            </table:table-row>
            <table:table-row>
              <table:table-cell office:value-type="float" office:value="67892.255941">
                <text:p>67892.255941</text:p>
              </table:table-cell>
              <table:table-cell office:value-type="float" office:value="0.752277">
                <text:p>0.752277</text:p>
              </table:table-cell>
            </table:table-row>
            <table:table-row>
              <table:table-cell office:value-type="float" office:value="69473.629403">
                <text:p>69473.629403</text:p>
              </table:table-cell>
              <table:table-cell office:value-type="float" office:value="0.708933">
                <text:p>0.708933</text:p>
              </table:table-cell>
            </table:table-row>
            <table:table-row>
              <table:table-cell office:value-type="float" office:value="71091.916864">
                <text:p>71091.916864</text:p>
              </table:table-cell>
              <table:table-cell office:value-type="float" office:value="0.677397">
                <text:p>0.677397</text:p>
              </table:table-cell>
            </table:table-row>
            <table:table-row>
              <table:table-cell office:value-type="float" office:value="72747.819602">
                <text:p>72747.819602</text:p>
              </table:table-cell>
              <table:table-cell office:value-type="float" office:value="0.655296">
                <text:p>0.655296</text:p>
              </table:table-cell>
            </table:table-row>
            <table:table-row>
              <table:table-cell office:value-type="float" office:value="74442.372122">
                <text:p>74442.372122</text:p>
              </table:table-cell>
              <table:table-cell office:value-type="float" office:value="0.640872">
                <text:p>0.640872</text:p>
              </table:table-cell>
            </table:table-row>
            <table:table-row>
              <table:table-cell office:value-type="float" office:value="76176.315491">
                <text:p>76176.315491</text:p>
              </table:table-cell>
              <table:table-cell office:value-type="float" office:value="0.632872">
                <text:p>0.632872</text:p>
              </table:table-cell>
            </table:table-row>
            <table:table-row>
              <table:table-cell office:value-type="float" office:value="77950.728978">
                <text:p>77950.728978</text:p>
              </table:table-cell>
              <table:table-cell office:value-type="float" office:value="0.630424">
                <text:p>0.630424</text:p>
              </table:table-cell>
            </table:table-row>
            <table:table-row>
              <table:table-cell office:value-type="float" office:value="79766.388463">
                <text:p>79766.388463</text:p>
              </table:table-cell>
              <table:table-cell office:value-type="float" office:value="0.63293">
                <text:p>0.63293</text:p>
              </table:table-cell>
            </table:table-row>
            <table:table-row>
              <table:table-cell office:value-type="float" office:value="81624.432899">
                <text:p>81624.43289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3525.658061">
                <text:p>83525.658061</text:p>
              </table:table-cell>
              <table:table-cell office:value-type="float" office:value="0.651392">
                <text:p>0.651392</text:p>
              </table:table-cell>
            </table:table-row>
            <table:table-row>
              <table:table-cell office:value-type="float" office:value="85471.267557">
                <text:p>85471.267557</text:p>
              </table:table-cell>
              <table:table-cell office:value-type="float" office:value="0.666966">
                <text:p>0.666966</text:p>
              </table:table-cell>
            </table:table-row>
            <table:table-row>
              <table:table-cell office:value-type="float" office:value="87462.096951">
                <text:p>87462.096951</text:p>
              </table:table-cell>
              <table:table-cell office:value-type="float" office:value="0.686645">
                <text:p>0.686645</text:p>
              </table:table-cell>
            </table:table-row>
            <table:table-row>
              <table:table-cell office:value-type="float" office:value="89499.399589">
                <text:p>89499.399589</text:p>
              </table:table-cell>
              <table:table-cell office:value-type="float" office:value="0.710365">
                <text:p>0.710365</text:p>
              </table:table-cell>
            </table:table-row>
            <table:table-row>
              <table:table-cell office:value-type="float" office:value="91584.160242">
                <text:p>91584.160242</text:p>
              </table:table-cell>
              <table:table-cell office:value-type="float" office:value="0.738016">
                <text:p>0.738016</text:p>
              </table:table-cell>
            </table:table-row>
            <table:table-row>
              <table:table-cell office:value-type="float" office:value="93717.373627">
                <text:p>93717.373627</text:p>
              </table:table-cell>
              <table:table-cell office:value-type="float" office:value="0.769365">
                <text:p>0.769365</text:p>
              </table:table-cell>
            </table:table-row>
            <table:table-row>
              <table:table-cell office:value-type="float" office:value="95900.382615">
                <text:p>95900.382615</text:p>
              </table:table-cell>
              <table:table-cell office:value-type="float" office:value="0.803954">
                <text:p>0.803954</text:p>
              </table:table-cell>
            </table:table-row>
            <table:table-row>
              <table:table-cell office:value-type="float" office:value="98134.132189">
                <text:p>98134.132189</text:p>
              </table:table-cell>
              <table:table-cell office:value-type="float" office:value="0.840953">
                <text:p>0.840953</text:p>
              </table:table-cell>
            </table:table-row>
            <table:table-row>
              <table:table-cell office:value-type="float" office:value="100420.0249">
                <text:p>100420.0249</text:p>
              </table:table-cell>
              <table:table-cell office:value-type="float" office:value="0.879026">
                <text:p>0.879026</text:p>
              </table:table-cell>
            </table:table-row>
            <table:table-row>
              <table:table-cell office:value-type="float" office:value="102759.045521">
                <text:p>102759.045521</text:p>
              </table:table-cell>
              <table:table-cell office:value-type="float" office:value="0.916194">
                <text:p>0.916194</text:p>
              </table:table-cell>
            </table:table-row>
            <table:table-row>
              <table:table-cell office:value-type="float" office:value="105152.666235">
                <text:p>105152.666235</text:p>
              </table:table-cell>
              <table:table-cell office:value-type="float" office:value="0.949835">
                <text:p>0.949835</text:p>
              </table:table-cell>
            </table:table-row>
            <table:table-row>
              <table:table-cell office:value-type="float" office:value="107601.931496">
                <text:p>107601.931496</text:p>
              </table:table-cell>
              <table:table-cell office:value-type="float" office:value="0.976882">
                <text:p>0.976882</text:p>
              </table:table-cell>
            </table:table-row>
            <table:table-row>
              <table:table-cell office:value-type="float" office:value="110108.353276">
                <text:p>110108.353276</text:p>
              </table:table-cell>
              <table:table-cell office:value-type="float" office:value="0.994337">
                <text:p>0.994337</text:p>
              </table:table-cell>
            </table:table-row>
            <table:table-row>
              <table:table-cell office:value-type="float" office:value="112673.045659">
                <text:p>112673.045659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float" office:value="115297.600195">
                <text:p>115297.600195</text:p>
              </table:table-cell>
              <table:table-cell office:value-type="float" office:value="0.993056">
                <text:p>0.993056</text:p>
              </table:table-cell>
            </table:table-row>
            <table:table-row>
              <table:table-cell office:value-type="float" office:value="117983.160811">
                <text:p>117983.160811</text:p>
              </table:table-cell>
              <table:table-cell office:value-type="float" office:value="0.974492">
                <text:p>0.974492</text:p>
              </table:table-cell>
            </table:table-row>
            <table:table-row>
              <table:table-cell office:value-type="float" office:value="120731.398632">
                <text:p>120731.398632</text:p>
              </table:table-cell>
              <table:table-cell office:value-type="float" office:value="0.94662">
                <text:p>0.94662</text:p>
              </table:table-cell>
            </table:table-row>
            <table:table-row>
              <table:table-cell office:value-type="float" office:value="123543.527216">
                <text:p>123543.527216</text:p>
              </table:table-cell>
              <table:table-cell office:value-type="float" office:value="0.91248">
                <text:p>0.91248</text:p>
              </table:table-cell>
            </table:table-row>
            <table:table-row>
              <table:table-cell office:value-type="float" office:value="126421.297267">
                <text:p>126421.297267</text:p>
              </table:table-cell>
              <table:table-cell office:value-type="float" office:value="0.875107">
                <text:p>0.875107</text:p>
              </table:table-cell>
            </table:table-row>
            <table:table-row>
              <table:table-cell office:value-type="float" office:value="129365.952182">
                <text:p>129365.952182</text:p>
              </table:table-cell>
              <table:table-cell office:value-type="float" office:value="0.837066">
                <text:p>0.837066</text:p>
              </table:table-cell>
            </table:table-row>
            <table:table-row>
              <table:table-cell office:value-type="float" office:value="132379.342139">
                <text:p>132379.342139</text:p>
              </table:table-cell>
              <table:table-cell office:value-type="float" office:value="0.800261">
                <text:p>0.800261</text:p>
              </table:table-cell>
            </table:table-row>
            <table:table-row>
              <table:table-cell office:value-type="float" office:value="135462.770217">
                <text:p>135462.770217</text:p>
              </table:table-cell>
              <table:table-cell office:value-type="float" office:value="0.765977">
                <text:p>0.765977</text:p>
              </table:table-cell>
            </table:table-row>
            <table:table-row>
              <table:table-cell office:value-type="float" office:value="138618.176119">
                <text:p>138618.176119</text:p>
              </table:table-cell>
              <table:table-cell office:value-type="float" office:value="0.734991">
                <text:p>0.734991</text:p>
              </table:table-cell>
            </table:table-row>
            <table:table-row>
              <table:table-cell office:value-type="float" office:value="141846.932555">
                <text:p>141846.932555</text:p>
              </table:table-cell>
              <table:table-cell office:value-type="float" office:value="0.707738">
                <text:p>0.707738</text:p>
              </table:table-cell>
            </table:table-row>
            <table:table-row>
              <table:table-cell office:value-type="float" office:value="145151.048857">
                <text:p>145151.048857</text:p>
              </table:table-cell>
              <table:table-cell office:value-type="float" office:value="0.68443">
                <text:p>0.68443</text:p>
              </table:table-cell>
            </table:table-row>
            <table:table-row>
              <table:table-cell office:value-type="float" office:value="148531.967366">
                <text:p>148531.967366</text:p>
              </table:table-cell>
              <table:table-cell office:value-type="float" office:value="0.665172">
                <text:p>0.665172</text:p>
              </table:table-cell>
            </table:table-row>
            <table:table-row>
              <table:table-cell office:value-type="float" office:value="151991.796885">
                <text:p>151991.796885</text:p>
              </table:table-cell>
              <table:table-cell office:value-type="float" office:value="0.650024">
                <text:p>0.650024</text:p>
              </table:table-cell>
            </table:table-row>
            <table:table-row>
              <table:table-cell office:value-type="float" office:value="155532.049386">
                <text:p>155532.049386</text:p>
              </table:table-cell>
              <table:table-cell office:value-type="float" office:value="0.639069">
                <text:p>0.639069</text:p>
              </table:table-cell>
            </table:table-row>
            <table:table-row>
              <table:table-cell office:value-type="float" office:value="159154.943092">
                <text:p>159154.943092</text:p>
              </table:table-cell>
              <table:table-cell office:value-type="float" office:value="0.632456">
                <text:p>0.632456</text:p>
              </table:table-cell>
            </table:table-row>
            <table:table-row>
              <table:table-cell office:value-type="float" office:value="162862.228706">
                <text:p>162862.228706</text:p>
              </table:table-cell>
              <table:table-cell office:value-type="float" office:value="0.630439">
                <text:p>0.630439</text:p>
              </table:table-cell>
            </table:table-row>
            <table:table-row>
              <table:table-cell office:value-type="float" office:value="166655.676827">
                <text:p>166655.676827</text:p>
              </table:table-cell>
              <table:table-cell office:value-type="float" office:value="0.633428">
                <text:p>0.633428</text:p>
              </table:table-cell>
            </table:table-row>
            <table:table-row>
              <table:table-cell office:value-type="float" office:value="170537.684727">
                <text:p>170537.684727</text:p>
              </table:table-cell>
              <table:table-cell office:value-type="float" office:value="0.642043">
                <text:p>0.642043</text:p>
              </table:table-cell>
            </table:table-row>
            <table:table-row>
              <table:table-cell office:value-type="float" office:value="174509.913586">
                <text:p>174509.913586</text:p>
              </table:table-cell>
              <table:table-cell office:value-type="float" office:value="0.657192">
                <text:p>0.657192</text:p>
              </table:table-cell>
            </table:table-row>
            <table:table-row>
              <table:table-cell office:value-type="float" office:value="178574.870093">
                <text:p>178574.870093</text:p>
              </table:table-cell>
              <table:table-cell office:value-type="float" office:value="0.680175">
                <text:p>0.680175</text:p>
              </table:table-cell>
            </table:table-row>
            <table:table-row>
              <table:table-cell office:value-type="float" office:value="182734.304953">
                <text:p>182734.304953</text:p>
              </table:table-cell>
              <table:table-cell office:value-type="float" office:value="0.712804">
                <text:p>0.712804</text:p>
              </table:table-cell>
            </table:table-row>
            <table:table-row>
              <table:table-cell office:value-type="float" office:value="186990.824329">
                <text:p>186990.824329</text:p>
              </table:table-cell>
              <table:table-cell office:value-type="float" office:value="0.757528">
                <text:p>0.757528</text:p>
              </table:table-cell>
            </table:table-row>
            <table:table-row>
              <table:table-cell office:value-type="float" office:value="191346.29829">
                <text:p>191346.29829</text:p>
              </table:table-cell>
              <table:table-cell office:value-type="float" office:value="0.817343">
                <text:p>0.817343</text:p>
              </table:table-cell>
            </table:table-row>
            <table:table-row>
              <table:table-cell office:value-type="float" office:value="195803.432471">
                <text:p>195803.432471</text:p>
              </table:table-cell>
              <table:table-cell office:value-type="float" office:value="0.894917">
                <text:p>0.894917</text:p>
              </table:table-cell>
            </table:table-row>
            <table:table-row>
              <table:table-cell office:value-type="float" office:value="200364.156626">
                <text:p>200364.156626</text:p>
              </table:table-cell>
              <table:table-cell office:value-type="float" office:value="0.988921">
                <text:p>0.988921</text:p>
              </table:table-cell>
            </table:table-row>
            <table:table-row>
              <table:table-cell office:value-type="float" office:value="205031.355438">
                <text:p>205031.355438</text:p>
              </table:table-cell>
              <table:table-cell office:value-type="float" office:value="1.083486">
                <text:p>1.083486</text:p>
              </table:table-cell>
            </table:table-row>
            <table:table-row>
              <table:table-cell office:value-type="float" office:value="209807.018344">
                <text:p>209807.018344</text:p>
              </table:table-cell>
              <table:table-cell office:value-type="float" office:value="1.132124">
                <text:p>1.132124</text:p>
              </table:table-cell>
            </table:table-row>
            <table:table-row>
              <table:table-cell office:value-type="float" office:value="214694.169287">
                <text:p>214694.169287</text:p>
              </table:table-cell>
              <table:table-cell office:value-type="float" office:value="1.075882">
                <text:p>1.075882</text:p>
              </table:table-cell>
            </table:table-row>
            <table:table-row>
              <table:table-cell office:value-type="float" office:value="219694.917071">
                <text:p>219694.917071</text:p>
              </table:table-cell>
              <table:table-cell office:value-type="float" office:value="0.9228">
                <text:p>0.9228</text:p>
              </table:table-cell>
            </table:table-row>
            <table:table-row>
              <table:table-cell office:value-type="float" office:value="224812.385111">
                <text:p>224812.385111</text:p>
              </table:table-cell>
              <table:table-cell office:value-type="float" office:value="0.745155">
                <text:p>0.745155</text:p>
              </table:table-cell>
            </table:table-row>
            <table:table-row>
              <table:table-cell office:value-type="float" office:value="230048.801577">
                <text:p>230048.801577</text:p>
              </table:table-cell>
              <table:table-cell office:value-type="float" office:value="0.59183">
                <text:p>0.59183</text:p>
              </table:table-cell>
            </table:table-row>
            <table:table-row>
              <table:table-cell office:value-type="float" office:value="235407.449039">
                <text:p>235407.449039</text:p>
              </table:table-cell>
              <table:table-cell office:value-type="float" office:value="0.4728">
                <text:p>0.4728</text:p>
              </table:table-cell>
            </table:table-row>
            <table:table-row>
              <table:table-cell office:value-type="float" office:value="240890.655138">
                <text:p>240890.655138</text:p>
              </table:table-cell>
              <table:table-cell office:value-type="float" office:value="0.382812">
                <text:p>0.382812</text:p>
              </table:table-cell>
            </table:table-row>
            <table:table-row>
              <table:table-cell office:value-type="float" office:value="246501.8616">
                <text:p>246501.8616</text:p>
              </table:table-cell>
              <table:table-cell office:value-type="float" office:value="0.314499">
                <text:p>0.314499</text:p>
              </table:table-cell>
            </table:table-row>
            <table:table-row>
              <table:table-cell office:value-type="float" office:value="252243.475644">
                <text:p>252243.475644</text:p>
              </table:table-cell>
              <table:table-cell office:value-type="float" office:value="0.2619">
                <text:p>0.2619</text:p>
              </table:table-cell>
            </table:table-row>
            <table:table-row>
              <table:table-cell office:value-type="float" office:value="258119.118045">
                <text:p>258119.118045</text:p>
              </table:table-cell>
              <table:table-cell office:value-type="float" office:value="0.220712">
                <text:p>0.220712</text:p>
              </table:table-cell>
            </table:table-row>
            <table:table-row>
              <table:table-cell office:value-type="float" office:value="264131.33528">
                <text:p>264131.33528</text:p>
              </table:table-cell>
              <table:table-cell office:value-type="float" office:value="0.187932">
                <text:p>0.187932</text:p>
              </table:table-cell>
            </table:table-row>
            <table:table-row>
              <table:table-cell office:value-type="float" office:value="270283.887387">
                <text:p>270283.887387</text:p>
              </table:table-cell>
              <table:table-cell office:value-type="float" office:value="0.16145">
                <text:p>0.16145</text:p>
              </table:table-cell>
            </table:table-row>
            <table:table-row>
              <table:table-cell office:value-type="float" office:value="276579.440211">
                <text:p>276579.440211</text:p>
              </table:table-cell>
              <table:table-cell office:value-type="float" office:value="0.139773">
                <text:p>0.139773</text:p>
              </table:table-cell>
            </table:table-row>
            <table:table-row>
              <table:table-cell office:value-type="float" office:value="283021.95273">
                <text:p>283021.95273</text:p>
              </table:table-cell>
              <table:table-cell office:value-type="float" office:value="0.121817">
                <text:p>0.121817</text:p>
              </table:table-cell>
            </table:table-row>
            <table:table-row>
              <table:table-cell office:value-type="float" office:value="289614.54836">
                <text:p>289614.54836</text:p>
              </table:table-cell>
              <table:table-cell office:value-type="float" office:value="0.10679">
                <text:p>0.10679</text:p>
              </table:table-cell>
            </table:table-row>
            <table:table-row>
              <table:table-cell office:value-type="float" office:value="296360.350517">
                <text:p>296360.350517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float" office:value="303263.636491">
                <text:p>303263.636491</text:p>
              </table:table-cell>
              <table:table-cell office:value-type="float" office:value="0.083295">
                <text:p>0.083295</text:p>
              </table:table-cell>
            </table:table-row>
            <table:table-row>
              <table:table-cell office:value-type="float" office:value="310327.370541">
                <text:p>310327.370541</text:p>
              </table:table-cell>
              <table:table-cell office:value-type="float" office:value="0.07403">
                <text:p>0.07403</text:p>
              </table:table-cell>
            </table:table-row>
            <table:table-row>
              <table:table-cell office:value-type="float" office:value="317556.009007">
                <text:p>317556.009007</text:p>
              </table:table-cell>
              <table:table-cell office:value-type="float" office:value="0.066034">
                <text:p>0.066034</text:p>
              </table:table-cell>
            </table:table-row>
            <table:table-row>
              <table:table-cell office:value-type="float" office:value="324952.635515">
                <text:p>324952.635515</text:p>
              </table:table-cell>
              <table:table-cell office:value-type="float" office:value="0.059093">
                <text:p>0.059093</text:p>
              </table:table-cell>
            </table:table-row>
            <table:table-row>
              <table:table-cell office:value-type="float" office:value="332521.945137">
                <text:p>332521.945137</text:p>
              </table:table-cell>
              <table:table-cell office:value-type="float" office:value="0.053037">
                <text:p>0.053037</text:p>
              </table:table-cell>
            </table:table-row>
            <table:table-row>
              <table:table-cell office:value-type="float" office:value="340267.180654">
                <text:p>340267.180654</text:p>
              </table:table-cell>
              <table:table-cell office:value-type="float" office:value="0.047729">
                <text:p>0.047729</text:p>
              </table:table-cell>
            </table:table-row>
            <table:table-row>
              <table:table-cell office:value-type="float" office:value="348193.216186">
                <text:p>348193.216186</text:p>
              </table:table-cell>
              <table:table-cell office:value-type="float" office:value="0.043056">
                <text:p>0.043056</text:p>
              </table:table-cell>
            </table:table-row>
            <table:table-row>
              <table:table-cell office:value-type="float" office:value="356303.473565">
                <text:p>356303.473565</text:p>
              </table:table-cell>
              <table:table-cell office:value-type="float" office:value="0.038926">
                <text:p>0.038926</text:p>
              </table:table-cell>
            </table:table-row>
            <table:table-row>
              <table:table-cell office:value-type="float" office:value="364603.00596">
                <text:p>364603.00596</text:p>
              </table:table-cell>
              <table:table-cell office:value-type="float" office:value="0.035264">
                <text:p>0.035264</text:p>
              </table:table-cell>
            </table:table-row>
            <table:table-row>
              <table:table-cell office:value-type="float" office:value="373095.513723">
                <text:p>373095.513723</text:p>
              </table:table-cell>
              <table:table-cell office:value-type="float" office:value="0.032005">
                <text:p>0.032005</text:p>
              </table:table-cell>
            </table:table-row>
            <table:table-row>
              <table:table-cell office:value-type="float" office:value="381786.209179">
                <text:p>381786.209179</text:p>
              </table:table-cell>
              <table:table-cell office:value-type="float" office:value="0.029097">
                <text:p>0.029097</text:p>
              </table:table-cell>
            </table:table-row>
            <table:table-row>
              <table:table-cell office:value-type="float" office:value="390678.951836">
                <text:p>390678.951836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float" office:value="399779.232538">
                <text:p>399779.232538</text:p>
              </table:table-cell>
              <table:table-cell office:value-type="float" office:value="0.024161">
                <text:p>0.024161</text:p>
              </table:table-cell>
            </table:table-row>
            <table:table-row>
              <table:table-cell office:value-type="float" office:value="409091.069949">
                <text:p>409091.069949</text:p>
              </table:table-cell>
              <table:table-cell office:value-type="float" office:value="0.022063">
                <text:p>0.022063</text:p>
              </table:table-cell>
            </table:table-row>
            <table:table-row>
              <table:table-cell office:value-type="float" office:value="418620.233434">
                <text:p>418620.233434</text:p>
              </table:table-cell>
              <table:table-cell office:value-type="float" office:value="0.020172">
                <text:p>0.020172</text:p>
              </table:table-cell>
            </table:table-row>
            <table:table-row>
              <table:table-cell office:value-type="float" office:value="428370.900811">
                <text:p>428370.900811</text:p>
              </table:table-cell>
              <table:table-cell office:value-type="float" office:value="0.018464">
                <text:p>0.018464</text:p>
              </table:table-cell>
            </table:table-row>
            <table:table-row>
              <table:table-cell office:value-type="float" office:value="438349.159757">
                <text:p>438349.159757</text:p>
              </table:table-cell>
              <table:table-cell office:value-type="float" office:value="0.01692">
                <text:p>0.01692</text:p>
              </table:table-cell>
            </table:table-row>
            <table:table-row>
              <table:table-cell office:value-type="float" office:value="448559.387032">
                <text:p>448559.387032</text:p>
              </table:table-cell>
              <table:table-cell office:value-type="float" office:value="0.01552">
                <text:p>0.01552</text:p>
              </table:table-cell>
            </table:table-row>
            <table:table-row>
              <table:table-cell office:value-type="float" office:value="459007.909046">
                <text:p>459007.909046</text:p>
              </table:table-cell>
              <table:table-cell office:value-type="float" office:value="0.01425">
                <text:p>0.01425</text:p>
              </table:table-cell>
            </table:table-row>
            <table:table-row>
              <table:table-cell office:value-type="float" office:value="469699.301504">
                <text:p>469699.301504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float" office:value="480640.248912">
                <text:p>480640.248912</text:p>
              </table:table-cell>
              <table:table-cell office:value-type="float" office:value="0.012044">
                <text:p>0.012044</text:p>
              </table:table-cell>
            </table:table-row>
            <table:table-row>
              <table:table-cell office:value-type="float" office:value="491835.525918">
                <text:p>491835.525918</text:p>
              </table:table-cell>
              <table:table-cell office:value-type="float" office:value="0.011086">
                <text:p>0.011086</text:p>
              </table:table-cell>
            </table:table-row>
            <table:table-row>
              <table:table-cell office:value-type="float" office:value="503292.135342">
                <text:p>503292.135342</text:p>
              </table:table-cell>
              <table:table-cell office:value-type="float" office:value="0.010211">
                <text:p>0.010211</text:p>
              </table:table-cell>
            </table:table-row>
            <table:table-row>
              <table:table-cell office:value-type="float" office:value="515015.568028">
                <text:p>515015.568028</text:p>
              </table:table-cell>
              <table:table-cell office:value-type="float" office:value="0.009412">
                <text:p>0.009412</text:p>
              </table:table-cell>
            </table:table-row>
            <table:table-row>
              <table:table-cell office:value-type="float" office:value="527011.513765">
                <text:p>527011.513765</text:p>
              </table:table-cell>
              <table:table-cell office:value-type="float" office:value="0.008681">
                <text:p>0.008681</text:p>
              </table:table-cell>
            </table:table-row>
            <table:table-row>
              <table:table-cell office:value-type="float" office:value="539287.492624">
                <text:p>539287.492624</text:p>
              </table:table-cell>
              <table:table-cell office:value-type="float" office:value="0.008012">
                <text:p>0.008012</text:p>
              </table:table-cell>
            </table:table-row>
            <table:table-row>
              <table:table-cell office:value-type="float" office:value="551848.796507">
                <text:p>551848.796507</text:p>
              </table:table-cell>
              <table:table-cell office:value-type="float" office:value="0.007399">
                <text:p>0.007399</text:p>
              </table:table-cell>
            </table:table-row>
            <table:table-row>
              <table:table-cell office:value-type="float" office:value="564703.303585">
                <text:p>564703.303585</text:p>
              </table:table-cell>
              <table:table-cell office:value-type="float" office:value="0.006836">
                <text:p>0.006836</text:p>
              </table:table-cell>
            </table:table-row>
            <table:table-row>
              <table:table-cell office:value-type="float" office:value="577856.584279">
                <text:p>577856.584279</text:p>
              </table:table-cell>
              <table:table-cell office:value-type="float" office:value="0.006319">
                <text:p>0.006319</text:p>
              </table:table-cell>
            </table:table-row>
            <table:table-row>
              <table:table-cell office:value-type="float" office:value="591316.914648">
                <text:p>591316.914648</text:p>
              </table:table-cell>
              <table:table-cell office:value-type="float" office:value="0.005844">
                <text:p>0.005844</text:p>
              </table:table-cell>
            </table:table-row>
            <table:table-row>
              <table:table-cell office:value-type="float" office:value="605090.103845">
                <text:p>605090.103845</text:p>
              </table:table-cell>
              <table:table-cell office:value-type="float" office:value="0.005407">
                <text:p>0.005407</text:p>
              </table:table-cell>
            </table:table-row>
            <table:table-row>
              <table:table-cell office:value-type="float" office:value="619184.786028">
                <text:p>619184.786028</text:p>
              </table:table-cell>
              <table:table-cell office:value-type="float" office:value="0.005005">
                <text:p>0.005005</text:p>
              </table:table-cell>
            </table:table-row>
            <table:table-row>
              <table:table-cell office:value-type="float" office:value="633607.088661">
                <text:p>633607.088661</text:p>
              </table:table-cell>
              <table:table-cell office:value-type="float" office:value="0.004635">
                <text:p>0.004635</text:p>
              </table:table-cell>
            </table:table-row>
            <table:table-row>
              <table:table-cell office:value-type="float" office:value="648366.043788">
                <text:p>648366.043788</text:p>
              </table:table-cell>
              <table:table-cell office:value-type="float" office:value="0.004294">
                <text:p>0.004294</text:p>
              </table:table-cell>
            </table:table-row>
            <table:table-row>
              <table:table-cell office:value-type="float" office:value="663468.057394">
                <text:p>663468.057394</text:p>
              </table:table-cell>
              <table:table-cell office:value-type="float" office:value="0.003979">
                <text:p>0.003979</text:p>
              </table:table-cell>
            </table:table-row>
            <table:table-row>
              <table:table-cell office:value-type="float" office:value="678922.599199">
                <text:p>678922.599199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float" office:value="694736.313922">
                <text:p>694736.313922</text:p>
              </table:table-cell>
              <table:table-cell office:value-type="float" office:value="0.003421">
                <text:p>0.003421</text:p>
              </table:table-cell>
            </table:table-row>
            <table:table-row>
              <table:table-cell office:value-type="float" office:value="710919.188536">
                <text:p>710919.188536</text:p>
              </table:table-cell>
              <table:table-cell office:value-type="float" office:value="0.003173">
                <text:p>0.003173</text:p>
              </table:table-cell>
            </table:table-row>
            <table:table-row>
              <table:table-cell office:value-type="float" office:value="727478.225857">
                <text:p>727478.225857</text:p>
              </table:table-cell>
              <table:table-cell office:value-type="float" office:value="0.002945">
                <text:p>0.002945</text:p>
              </table:table-cell>
            </table:table-row>
            <table:table-row>
              <table:table-cell office:value-type="float" office:value="744423.691381">
                <text:p>744423.691381</text:p>
              </table:table-cell>
              <table:table-cell office:value-type="float" office:value="0.002733">
                <text:p>0.002733</text:p>
              </table:table-cell>
            </table:table-row>
            <table:table-row>
              <table:table-cell office:value-type="float" office:value="761763.144966">
                <text:p>761763.144966</text:p>
              </table:table-cell>
              <table:table-cell office:value-type="float" office:value="0.002537">
                <text:p>0.002537</text:p>
              </table:table-cell>
            </table:table-row>
            <table:table-row>
              <table:table-cell office:value-type="float" office:value="779507.329571">
                <text:p>779507.329571</text:p>
              </table:table-cell>
              <table:table-cell office:value-type="float" office:value="0.002356">
                <text:p>0.002356</text:p>
              </table:table-cell>
            </table:table-row>
            <table:table-row>
              <table:table-cell office:value-type="float" office:value="797663.884634">
                <text:p>797663.884634</text:p>
              </table:table-cell>
              <table:table-cell office:value-type="float" office:value="0.002189">
                <text:p>0.002189</text:p>
              </table:table-cell>
            </table:table-row>
            <table:table-row>
              <table:table-cell office:value-type="float" office:value="816244.348888">
                <text:p>816244.348888</text:p>
              </table:table-cell>
              <table:table-cell office:value-type="float" office:value="0.002033">
                <text:p>0.002033</text:p>
              </table:table-cell>
            </table:table-row>
            <table:table-row>
              <table:table-cell office:value-type="float" office:value="835256.600502">
                <text:p>835256.600502</text:p>
              </table:table-cell>
              <table:table-cell office:value-type="float" office:value="0.00189">
                <text:p>0.00189</text:p>
              </table:table-cell>
            </table:table-row>
            <table:table-row>
              <table:table-cell office:value-type="float" office:value="854712.655675">
                <text:p>854712.655675</text:p>
              </table:table-cell>
              <table:table-cell office:value-type="float" office:value="0.001756">
                <text:p>0.001756</text:p>
              </table:table-cell>
            </table:table-row>
            <table:table-row>
              <table:table-cell office:value-type="float" office:value="874621.029197">
                <text:p>874621.029197</text:p>
              </table:table-cell>
              <table:table-cell office:value-type="float" office:value="0.001633">
                <text:p>0.001633</text:p>
              </table:table-cell>
            </table:table-row>
            <table:table-row>
              <table:table-cell office:value-type="float" office:value="894994.055575">
                <text:p>894994.055575</text:p>
              </table:table-cell>
              <table:table-cell office:value-type="float" office:value="0.001518">
                <text:p>0.001518</text:p>
              </table:table-cell>
            </table:table-row>
            <table:table-row>
              <table:table-cell office:value-type="float" office:value="915841.602415">
                <text:p>915841.602415</text:p>
              </table:table-cell>
              <table:table-cell office:value-type="float" office:value="0.001412">
                <text:p>0.001412</text:p>
              </table:table-cell>
            </table:table-row>
            <table:table-row>
              <table:table-cell office:value-type="float" office:value="937173.776058">
                <text:p>937173.776058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float" office:value="959003.86594">
                <text:p>959003.86594</text:p>
              </table:table-cell>
              <table:table-cell office:value-type="float" office:value="0.001222">
                <text:p>0.001222</text:p>
              </table:table-cell>
            </table:table-row>
            <table:table-row>
              <table:table-cell office:value-type="float" office:value="981341.34178">
                <text:p>981341.34178</text:p>
              </table:table-cell>
              <table:table-cell office:value-type="float" office:value="0.001137">
                <text:p>0.001137</text:p>
              </table:table-cell>
            </table:table-row>
            <table:table-row>
              <table:table-cell office:value-type="float" office:value="1004200.209214">
                <text:p>1004200.209214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float" office:value="1027590.495003">
                <text:p>1027590.495003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float" office:value="1051526.682247">
                <text:p>1051526.682247</text:p>
              </table:table-cell>
              <table:table-cell office:value-type="float" office:value="0.000916">
                <text:p>0.000916</text:p>
              </table:table-cell>
            </table:table-row>
            <table:table-row>
              <table:table-cell office:value-type="float" office:value="1076019.275172">
                <text:p>1076019.27517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float" office:value="1101083.552652">
                <text:p>1101083.552652</text:p>
              </table:table-cell>
              <table:table-cell office:value-type="float" office:value="0.000794">
                <text:p>0.000794</text:p>
              </table:table-cell>
            </table:table-row>
            <table:table-row>
              <table:table-cell office:value-type="float" office:value="1126730.496379">
                <text:p>1126730.496379</text:p>
              </table:table-cell>
              <table:table-cell office:value-type="float" office:value="0.000739">
                <text:p>0.000739</text:p>
              </table:table-cell>
            </table:table-row>
            <table:table-row>
              <table:table-cell office:value-type="float" office:value="1152976.021847">
                <text:p>1152976.021847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float" office:value="1179831.588212">
                <text:p>1179831.588212</text:p>
              </table:table-cell>
              <table:table-cell office:value-type="float" office:value="0.000641">
                <text:p>0.000641</text:p>
              </table:table-cell>
            </table:table-row>
            <table:table-row>
              <table:table-cell office:value-type="float" office:value="1207313.98632">
                <text:p>1207313.98632</text:p>
              </table:table-cell>
              <table:table-cell office:value-type="float" office:value="0.000597">
                <text:p>0.000597</text:p>
              </table:table-cell>
            </table:table-row>
            <table:table-row>
              <table:table-cell office:value-type="float" office:value="1235435.311948">
                <text:p>1235435.311948</text:p>
              </table:table-cell>
              <table:table-cell office:value-type="float" office:value="0.000556">
                <text:p>0.000556</text:p>
              </table:table-cell>
            </table:table-row>
            <table:table-row>
              <table:table-cell office:value-type="float" office:value="1264212.912983">
                <text:p>1264212.912983</text:p>
              </table:table-cell>
              <table:table-cell office:value-type="float" office:value="0.000518">
                <text:p>0.000518</text:p>
              </table:table-cell>
            </table:table-row>
            <table:table-row>
              <table:table-cell office:value-type="float" office:value="1293659.521821">
                <text:p>1293659.521821</text:p>
              </table:table-cell>
              <table:table-cell office:value-type="float" office:value="0.000483">
                <text:p>0.000483</text:p>
              </table:table-cell>
            </table:table-row>
            <table:table-row>
              <table:table-cell office:value-type="float" office:value="1323793.361704">
                <text:p>1323793.361704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float" office:value="1354627.722069">
                <text:p>1354627.722069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float" office:value="1386181.781086">
                <text:p>1386181.781086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float" office:value="1418469.226081">
                <text:p>1418469.226081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float" office:value="1451510.428887">
                <text:p>1451510.428887</text:p>
              </table:table-cell>
              <table:table-cell office:value-type="float" office:value="0.000339">
                <text:p>0.000339</text:p>
              </table:table-cell>
            </table:table-row>
            <table:table-row>
              <table:table-cell office:value-type="float" office:value="1485319.554293">
                <text:p>1485319.554293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float" office:value="1519917.929062">
                <text:p>1519917.929062</text:p>
              </table:table-cell>
              <table:table-cell office:value-type="float" office:value="0.000295">
                <text:p>0.000295</text:p>
              </table:table-cell>
            </table:table-row>
            <table:table-row>
              <table:table-cell office:value-type="float" office:value="1555320.513758">
                <text:p>1555320.513758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float" office:value="1591549.430919">
                <text:p>1591549.430919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float" office:value="1628622.187588">
                <text:p>1628622.187588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float" office:value="1666556.768274">
                <text:p>1666556.768274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float" office:value="1705376.727908">
                <text:p>1705376.727908</text:p>
              </table:table-cell>
              <table:table-cell office:value-type="float" office:value="0.000207">
                <text:p>0.000207</text:p>
              </table:table-cell>
            </table:table-row>
            <table:table-row>
              <table:table-cell office:value-type="float" office:value="1745099.09607">
                <text:p>1745099.09607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float" office:value="1785748.541775">
                <text:p>1785748.541775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float" office:value="1827343.049533">
                <text:p>1827343.049533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float" office:value="1869908.243288">
                <text:p>1869908.243288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float" office:value="1913462.903324">
                <text:p>1913462.90332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float" office:value="1958034.245137">
                <text:p>1958034.24513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float" office:value="2003641.526475">
                <text:p>2003641.52647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float" office:value="2050313.395226">
                <text:p>2050313.39522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float" office:value="2098070.223225">
                <text:p>2098070.22322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float" office:value="2146941.613291">
                <text:p>2146941.613291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float" office:value="2196949.05134">
                <text:p>2196949.0513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float" office:value="2248123.890896">
                <text:p>2248123.890896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float" office:value="2300488.095343">
                <text:p>2300488.095343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float" office:value="2354074.450597">
                <text:p>2354074.450597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float" office:value="2408906.670746">
                <text:p>2408906.670746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2465018.496638">
                <text:p>2465018.496638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float" office:value="2522434.756443">
                <text:p>2522434.756443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float" office:value="2581191.100869">
                <text:p>2581191.100869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float" office:value="2641313.313016">
                <text:p>2641313.313016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float" office:value="2702838.953452">
                <text:p>2702838.953452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float" office:value="2765794.601051">
                <text:p>2765794.60105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2830219.567085">
                <text:p>2830219.56708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float" office:value="2896145.364232">
                <text:p>2896145.364232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float" office:value="2963603.505172">
                <text:p>2963603.505172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float" office:value="3032636.325118">
                <text:p>3032636.325118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3103273.745201">
                <text:p>3103273.745201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3175560.010494">
                <text:p>3175560.010494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3249526.315366">
                <text:p>3249526.315366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3325219.451371">
                <text:p>3325219.451371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3402671.886116">
                <text:p>3402671.88611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3481932.002706">
                <text:p>3481932.00270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3563034.496917">
                <text:p>3563034.496917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3646030.29833">
                <text:p>3646030.29833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float" office:value="3730955.057654">
                <text:p>3730955.057654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float" office:value="3817862.250949">
                <text:p>3817862.250949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3906789.438782">
                <text:p>3906789.438782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float" office:value="3997792.325383">
                <text:p>3997792.325383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4090910.381177">
                <text:p>4090910.381177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4186202.175184">
                <text:p>4186202.175184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float" office:value="4283709.087689">
                <text:p>4283709.087689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4383491.59757">
                <text:p>4383491.59757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4485593.631592">
                <text:p>4485593.631592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4590079.170042">
                <text:p>4590079.1700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4696993.094614">
                <text:p>4696993.094614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4806402.568693">
                <text:p>4806402.568693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4918355.338762">
                <text:p>4918355.33876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032921.114688">
                <text:p>5032921.114688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float" office:value="5150155.600699">
                <text:p>5150155.60069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270115.137646">
                <text:p>5270115.13764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5392874.846661">
                <text:p>5392874.84666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5518487.567187">
                <text:p>5518487.56718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5647033.195003">
                <text:p>5647033.195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float" office:value="5778565.842792">
                <text:p>5778565.84279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5913168.907743">
                <text:p>5913168.90774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6050900.958875">
                <text:p>6050900.95887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6191847.939857">
                <text:p>6191847.939857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6336070.966188">
                <text:p>6336070.966188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6483660.437875">
                <text:p>6483660.437875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float" office:value="6634680.653516">
                <text:p>6634680.65351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6789225.832836">
                <text:p>6789225.83283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6947362.820912">
                <text:p>6947362.8209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7109191.567048">
                <text:p>7109191.567048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7274782.099419">
                <text:p>7274782.099419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float" office:value="7444237.550427">
                <text:p>7444237.55042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7617631.767968">
                <text:p>7617631.76796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7795072.977401">
                <text:p>7795072.9774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7976638.84634">
                <text:p>7976638.8463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8162443.329723">
                <text:p>8162443.32972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8352566.005022">
                <text:p>8352566.00502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8547127.193374">
                <text:p>8547127.19337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8746210.291969">
                <text:p>8746210.291969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float" office:value="8949940.078282">
                <text:p>8949940.07828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9158415.864999">
                <text:p>9158415.86499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9371737.601422">
                <text:p>9371737.60142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9590038.341086">
                <text:p>9590038.34108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9813413.576955">
                <text:p>9813413.57695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0042002.72876">
                <text:p>10042002.7287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0275905.109185">
                <text:p>10275905.10918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0515267.140777">
                <text:p>10515267.14077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0760193.22918">
                <text:p>10760193.2291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010835.52652">
                <text:p>11010835.5265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267304.168016">
                <text:p>11267304.16801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529759.581851">
                <text:p>11529759.58185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798316.359585">
                <text:p>11798316.35958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2073140.022358">
                <text:p>12073140.022358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2354352.801166">
                <text:p>12354352.80116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2642129.129828">
                <text:p>12642129.129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36595.059057">
                <text:p>12936595.059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37933.935349">
                <text:p>13237933.935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46276.902377">
                <text:p>13546276.90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61817.492551">
                <text:p>13861817.49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84693.215742">
                <text:p>14184693.215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15103.970559">
                <text:p>14515103.970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53196.179549">
                <text:p>14853196.179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99179.927238">
                <text:p>15199179.927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3205.455891">
                <text:p>15553205.455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15494.30919">
                <text:p>15915494.30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86222.194191">
                <text:p>16286222.194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65586.463023">
                <text:p>16665586.46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53748.817111">
                <text:p>17053748.817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50990.642391">
                <text:p>17450990.64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57486.372683">
                <text:p>17857486.37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73449.912229">
                <text:p>18273449.91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99062.061045">
                <text:p>18699062.06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34629.669862">
                <text:p>19134629.669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80342.451371">
                <text:p>19580342.45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6437.228128">
                <text:p>20036437.228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03112.625502">
                <text:p>20503112.625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80702.232253">
                <text:p>20980702.23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69416.132906">
                <text:p>21469416.132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69514.068329">
                <text:p>21969514.06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81213.762484">
                <text:p>22481213.76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4879.361879">
                <text:p>23004879.36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40745.142593">
                <text:p>23540745.14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89091.217324">
                <text:p>24089091.217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50159.501586">
                <text:p>24650159.50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24347.246117">
                <text:p>25224347.246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11911.645305">
                <text:p>25811911.645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13163.369599">
                <text:p>26413163.369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28359.613387">
                <text:p>27028359.613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57943.46403">
                <text:p>27657943.46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02195.034229">
                <text:p>28302195.034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61453.005702">
                <text:p>28961453.00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36068.792564">
                <text:p>29636068.79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26330.146951">
                <text:p>30326330.14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32738.725245">
                <text:p>31032738.725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55600.104935">
                <text:p>31755600.104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95298.804366">
                <text:p>32495298.80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52158.22638">
                <text:p>33252158.22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26718.224545">
                <text:p>34026718.22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19320.027059">
                <text:p>34819320.027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30383.802971">
                <text:p>35630383.80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60263.512876">
                <text:p>36460263.51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09549.939922">
                <text:p>37309549.939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78622.509493">
                <text:p>38178622.509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67937.041346">
                <text:p>39067937.04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77878.053823">
                <text:p>39977878.053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09105.08501">
                <text:p>40909105.0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62023.025081">
                <text:p>41862023.025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37136.076895">
                <text:p>42837136.076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34866.955982">
                <text:p>43834866.955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55938.862404">
                <text:p>44855938.86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00789.790562">
                <text:p>45900789.790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69985.058816">
                <text:p>46969985.058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63972.847486">
                <text:p>48063972.847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83552.751004">
                <text:p>49183552.75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29213.693357">
                <text:p>50329213.69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01556.643609">
                <text:p>51501556.643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01208.035616">
                <text:p>52701208.035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28687.351114">
                <text:p>53928687.35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84880.764824">
                <text:p>55184880.764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470328.130314">
                <text:p>56470328.13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785722.089896">
                <text:p>57785722.089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131627.961929">
                <text:p>59131627.96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09013.408465">
                <text:p>60509013.40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18479.39857">
                <text:p>61918479.39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60779.690056">
                <text:p>63360779.690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36535.623818">
                <text:p>64836535.623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46806.535159">
                <text:p>66346806.535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92254.508643">
                <text:p>67892254.50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73709.696451">
                <text:p>69473709.696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91839.276106">
                <text:p>71091839.276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47819.720946">
                <text:p>72747819.720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42374.231034">
                <text:p>74442374.23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76399.167009">
                <text:p>76176399.167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50643.193723">
                <text:p>77950643.193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66389.736637">
                <text:p>79766389.73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24433.297228">
                <text:p>81624433.297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25751.723464">
                <text:p>83525751.72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71175.16753">
                <text:p>85471175.16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62104.192926">
                <text:p>87462104.19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99399.509582">
                <text:p>89499399.50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84161.196466">
                <text:p>91584161.19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17479.146628">
                <text:p>93717479.146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00280.278456">
                <text:p>95900280.278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34133.22307">
                <text:p>98134133.2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20026.014357">
                <text:p>100420026.014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59160.590446">
                <text:p>102759160.59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52555.542974">
                <text:p>105152555.54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01932.291805">
                <text:p>107601932.29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08360.358156">
                <text:p>110108360.358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73174.09707">
                <text:p>112673174.09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297473.587515">
                <text:p>115297473.587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83153.409932">
                <text:p>117983153.40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731405.316536">
                <text:p>120731405.316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543665.521532">
                <text:p>123543665.52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421156.334885">
                <text:p>126421156.334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365945.497613">
                <text:p>129365945.497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379336.807013">
                <text:p>132379336.807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462919.266034">
                <text:p>135462919.266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618027.229721">
                <text:p>138618027.229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846932.15742">
                <text:p>141846932.15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151049.891506">
                <text:p>145151049.89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532122.223675">
                <text:p>148532122.223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991626.111801">
                <text:p>151991626.11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32057.10539">
                <text:p>155532057.1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154943.091895">
                <text:p>159154943.0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862219.395426">
                <text:p>162862219.39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655862.083755">
                <text:p>166655862.08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537490.717584">
                <text:p>170537490.717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509906.423911">
                <text:p>174509906.423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574861.180349">
                <text:p>178574861.180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734504.215249">
                <text:p>182734504.21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990628.249892">
                <text:p>186990628.249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346289.059184">
                <text:p>191346289.05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803421.967233">
                <text:p>195803421.967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64369.734801">
                <text:p>200364369.73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031128.801495">
                <text:p>205031128.8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807019.776048">
                <text:p>209807019.776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694161.329061">
                <text:p>214694161.329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695161.055123">
                <text:p>219695161.055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812137.624835">
                <text:p>224812137.62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48798.711753">
                <text:p>230048798.71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407446.332973">
                <text:p>235407446.332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890932.545074">
                <text:p>240890932.545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501579.736988">
                <text:p>246501579.736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243482.647089">
                <text:p>252243482.647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119106.267137">
                <text:p>258119106.267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131628.603034">
                <text:p>264131628.60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283596.133871">
                <text:p>270283596.13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579449.919179">
                <text:p>276579449.919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021960.528208">
                <text:p>283021960.52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614530.057022">
                <text:p>289614530.05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360682.832679">
                <text:p>296360682.83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263311.655427">
                <text:p>303263311.655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327387.252446">
                <text:p>310327387.25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556006.142311">
                <text:p>317556006.14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952998.229572">
                <text:p>324952998.229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521582.263797">
                <text:p>332521582.263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267177.15249">
                <text:p>340267177.1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193205.363547">
                <text:p>348193205.363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303843.122673">
                <text:p>356303843.12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602635.128762">
                <text:p>364602635.128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095489.213302">
                <text:p>373095489.213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786235.280843">
                <text:p>381786235.280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679355.134582">
                <text:p>390679355.134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778800.910066">
                <text:p>399778800.91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091050.850099">
                <text:p>409091050.850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620220.06489">
                <text:p>418620220.06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371360.768951">
                <text:p>428371360.76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348669.559823">
                <text:p>438348669.559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559358.066287">
                <text:p>448559358.066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007908.09154">
                <text:p>459007908.09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699820.030415">
                <text:p>469699820.03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639738.660772">
                <text:p>480639738.660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835527.510039">
                <text:p>491835527.51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292116.561734">
                <text:p>503292116.56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015576.622004">
                <text:p>515015576.62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012100.727997">
                <text:p>527012100.727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286904.068887">
                <text:p>539286904.06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848787.276408">
                <text:p>551848787.27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4703291.489058">
                <text:p>564703291.489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7857220.898964">
                <text:p>577857220.898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1316279.619287">
                <text:p>591316279.619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090123.898734">
                <text:p>605090123.89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184783.799788">
                <text:p>619184783.799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607796.900556">
                <text:p>633607796.90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365356.238181">
                <text:p>648365356.238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468055.165678">
                <text:p>663468055.165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922575.644175">
                <text:p>678922575.64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737107.150425">
                <text:p>694737107.150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918372.389224">
                <text:p>710918372.389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478227.767213">
                <text:p>727478227.76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423762.682177">
                <text:p>744423762.68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764022.227842">
                <text:p>761764022.227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506421.751316">
                <text:p>779506421.75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663917.738206">
                <text:p>797663917.73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244332.972275">
                <text:p>816244332.97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257527.420558">
                <text:p>835257527.420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711731.303472">
                <text:p>854711731.303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621041.929256">
                <text:p>874621041.92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994015.46765">
                <text:p>894994015.46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841571.220991">
                <text:p>915841571.220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174791.466276">
                <text:p>937174791.466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002802.784562">
                <text:p>959002802.784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341332.230704">
                <text:p>981341332.230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200239.77174">
                <text:p>1004200239.77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591585.53263">
                <text:p>1027591585.5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525555.42974">
                <text:p>1051525555.4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019261.80255">
                <text:p>1076019261.80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083542.46606">
                <text:p>1101083542.46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731679.85521">
                <text:p>1126731679.85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2974756.24698">
                <text:p>1152974756.2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831595.21482">
                <text:p>1179831595.2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7314012.42169">
                <text:p>1207314012.4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5436594.09982">
                <text:p>1235436594.0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4211563.34885">
                <text:p>1264211563.34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3659454.97614">
                <text:p>1293659454.97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3793388.44196">
                <text:p>1323793388.44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4629172.28851">
                <text:p>1354629172.28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6180333.4127">
                <text:p>1386180333.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8469362.31786">
                <text:p>1418469362.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1510519.28689">
                <text:p>1451510519.28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5321242.60859">
                <text:p>1485321242.60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9916362.97717">
                <text:p>1519916362.97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5320489.56657">
                <text:p>1555320489.56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1549430.91895">
                <text:p>1591549430.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8622255.06976">
                <text:p>1628622255.0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6558681.95305">
                <text:p>1666558681.95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5374846.06034">
                <text:p>1705374846.06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5099104.98277">
                <text:p>1745099104.98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5748571.05982">
                <text:p>1785748571.05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7345082.89616">
                <text:p>1827345082.89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9906241.75525">
                <text:p>1869906241.75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3463012.82283">
                <text:p>1913463012.8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8034301.15966">
                <text:p>1958034301.15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643738.09168">
                <text:p>2003643738.09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0311206.52762">
                <text:p>2050311206.52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8070279.24781">
                <text:p>2098070279.24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6941654.03428">
                <text:p>2146941654.03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6951569.80756">
                <text:p>2196951569.80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8121376.24835">
                <text:p>2248121376.2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488068.60486">
                <text:p>2300488068.60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4074463.32973">
                <text:p>2354074463.32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8909243.96341">
                <text:p>2408909243.96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5015878.85721">
                <text:p>2465015878.85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2434785.72723">
                <text:p>2522434785.7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1191225.64603">
                <text:p>2581191225.64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1316163.79935">
                <text:p>2641316163.7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2835839.10772">
                <text:p>2702835839.10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5794417.70446">
                <text:p>2765794417.70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0219605.28208">
                <text:p>2830219605.28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6145463.54488">
                <text:p>2896145463.5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3606869.07046">
                <text:p>2963606869.07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2633157.29793">
                <text:p>3032633157.2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3273872.52446">
                <text:p>3103273872.5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5559979.93578">
                <text:p>3175559979.93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9529941.55205">
                <text:p>3249529941.55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5215700.40698">
                <text:p>3325215700.4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2671690.03757">
                <text:p>3402671690.03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1932135.1228">
                <text:p>3481932135.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3038431.22673">
                <text:p>3563038431.2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6026106.82563">
                <text:p>3646026106.8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0955136.59501">
                <text:p>3730955136.5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7862026.85911">
                <text:p>3817862026.85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6793714.32048">
                <text:p>3906793714.3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7788009.10066">
                <text:p>3997788009.10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0910427.01366">
                <text:p>4090910427.0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6202363.62356">
                <text:p>4186202363.6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3713689.17684">
                <text:p>4283713689.17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3486777.08556">
                <text:p>4383486777.08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5593662.1502">
                <text:p>4485593662.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0078999.42807">
                <text:p>4590078999.4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6998200.30415">
                <text:p>4696998200.3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6397223.63306">
                <text:p>4806397223.6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8355275.10039">
                <text:p>4918355275.10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2921247.10467">
                <text:p>5032921247.10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0155766.22004">
                <text:p>5150155766.2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0121088.7673">
                <text:p>5270121088.7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2869040.68887">
                <text:p>5392869040.6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8487628.30209">
                <text:p>5518487628.30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47032914.89058">
                <text:p>5647032914.89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78572371.9643">
                <text:p>5778572371.9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13162714.70554">
                <text:p>5913162714.7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0901076.01268">
                <text:p>6050901076.0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1848082.45988">
                <text:p>6191848082.45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6078050.49289">
                <text:p>6336078050.49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3653562.38182">
                <text:p>6483653562.3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4680877.6061">
                <text:p>6634680877.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9225837.92908">
                <text:p>6789225837.9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7370582.58026">
                <text:p>6947370582.58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9184212.81623">
                <text:p>7109184212.8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4782114.69747">
                <text:p>7274782114.69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4237300.87245">
                <text:p>7444237300.8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7639733.35443">
                <text:p>7617639733.35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5064380.48782">
                <text:p>7795064380.48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6639014.4074">
                <text:p>7976639014.4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2443166.74809">
                <text:p>8162443166.7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2575274.20558">
                <text:p>8352575274.20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7117476.00938">
                <text:p>8547117476.00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6209930.36857">
                <text:p>8746209930.36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9939991.70184">
                <text:p>8949939991.7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8415875.18458">
                <text:p>9158415875.18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1747751.6881">
                <text:p>9371747751.6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0027538.92163">
                <text:p>9590027538.9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3413648.25636">
                <text:p>9813413648.25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2002560.692">
                <text:p>10042002560.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5916181.2756">
                <text:p>10275916181.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5255554.2974">
                <text:p>10515255554.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0192781.0002">
                <text:p>10760192781.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0835424.6606">
                <text:p>11010835424.6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7317124.5014">
                <text:p>11267317124.5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29746747.5965">
                <text:p>11529746747.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8315952.1482">
                <text:p>11798315952.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73140776.1156">
                <text:p>12073140776.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54365940.9982">
                <text:p>12354365940.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42115307.5391">
                <text:p>12642115307.5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36594875.7107">
                <text:p>12936594875.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37933721.4449">
                <text:p>13237933721.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46292211.8091">
                <text:p>13546292211.8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61802030.3297">
                <text:p>13861802030.3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84692645.3307">
                <text:p>14184692645.3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15104866.9196">
                <text:p>14515104866.9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53212100.1365">
                <text:p>14853212100.136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43.917cm" svg:height="15.593cm" xlink:href=".." xlink:type="simple" chart:class="chart:line" chart:style-name="ch1">
        <chart:title svg:x="20.137cm" svg:y="0.447cm" chart:style-name="ch2">
          <text:p><text:span text:style-name="T1">The phase shifter</text:span></text:p>
        </chart:title>
        <chart:legend chart:legend-position="end" svg:x="41.063cm" svg:y="7.497cm" style:legend-expansion="high" chart:style-name="ch3"/>
        <chart:plot-area chart:style-name="ch4" svg:x="1.889cm" svg:y="1.537cm" svg:width="38.296cm" svg:height="12.764cm">
          <chart:coordinate-region svg:x="2.618cm" svg:y="1.736cm" svg:width="37.473cm" svg:height="10.547cm"/>
          <chart:axis chart:dimension="x" chart:name="primary-x" chart:style-name="ch5" chartooo:axis-type="auto">
            <chartooo:date-scale/>
            <chart:title svg:x="19.939cm" svg:y="14.612cm" chart:style-name="ch2">
              <text:p><text:span text:style-name="T2">frequency (Hz)</text:span></text:p>
            </chart:title>
            <chart:categories table:cell-range-address="ps.A300:ps.A1100"/>
          </chart:axis>
          <chart:axis chart:dimension="y" chart:name="primary-y" chart:style-name="ch6">
            <chart:title svg:x="0.451cm" svg:y="8.853cm" chart:style-name="ch7">
              <text:p><text:span text:style-name="T2">|K(j*omega)|</text:span></text:p>
            </chart:title>
            <chart:grid chart:style-name="ch8" chart:class="major"/>
          </chart:axis>
          <chart:series chart:style-name="ch9" chart:values-cell-range-address="ps.B300:ps.B1100" chart:class="chart:line">
            <chart:data-point chart:repeated="8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48.53204">
                <text:p>148.53204</text:p>
                <draw:g>
                  <svg:desc>ps.A300:ps.A1100</svg:desc>
                </draw:g>
              </table:table-cell>
              <table:table-cell office:value-type="float" office:value="3.139726">
                <text:p>3.139726</text:p>
                <draw:g>
                  <svg:desc>ps.B300:ps.B1100</svg:desc>
                </draw:g>
              </table:table-cell>
            </table:table-row>
            <table:table-row>
              <table:table-cell office:value-type="float" office:value="151.991795">
                <text:p>151.991795</text:p>
              </table:table-cell>
              <table:table-cell office:value-type="float" office:value="3.139683">
                <text:p>3.139683</text:p>
              </table:table-cell>
            </table:table-row>
            <table:table-row>
              <table:table-cell office:value-type="float" office:value="155.532138">
                <text:p>155.532138</text:p>
              </table:table-cell>
              <table:table-cell office:value-type="float" office:value="3.139638">
                <text:p>3.139638</text:p>
              </table:table-cell>
            </table:table-row>
            <table:table-row>
              <table:table-cell office:value-type="float" office:value="159.154943">
                <text:p>159.154943</text:p>
              </table:table-cell>
              <table:table-cell office:value-type="float" office:value="3.139593">
                <text:p>3.139593</text:p>
              </table:table-cell>
            </table:table-row>
            <table:table-row>
              <table:table-cell office:value-type="float" office:value="162.862134">
                <text:p>162.862134</text:p>
              </table:table-cell>
              <table:table-cell office:value-type="float" office:value="3.139546">
                <text:p>3.139546</text:p>
              </table:table-cell>
            </table:table-row>
            <table:table-row>
              <table:table-cell office:value-type="float" office:value="166.655683">
                <text:p>166.655683</text:p>
              </table:table-cell>
              <table:table-cell office:value-type="float" office:value="3.139498">
                <text:p>3.139498</text:p>
              </table:table-cell>
            </table:table-row>
            <table:table-row>
              <table:table-cell office:value-type="float" office:value="170.537591">
                <text:p>170.537591</text:p>
              </table:table-cell>
              <table:table-cell office:value-type="float" office:value="3.13945">
                <text:p>3.13945</text:p>
              </table:table-cell>
            </table:table-row>
            <table:table-row>
              <table:table-cell office:value-type="float" office:value="174.509917">
                <text:p>174.509917</text:p>
              </table:table-cell>
              <table:table-cell office:value-type="float" office:value="3.1394">
                <text:p>3.1394</text:p>
              </table:table-cell>
            </table:table-row>
            <table:table-row>
              <table:table-cell office:value-type="float" office:value="178.57476">
                <text:p>178.57476</text:p>
              </table:table-cell>
              <table:table-cell office:value-type="float" office:value="3.139349">
                <text:p>3.139349</text:p>
              </table:table-cell>
            </table:table-row>
            <table:table-row>
              <table:table-cell office:value-type="float" office:value="182.734296">
                <text:p>182.734296</text:p>
              </table:table-cell>
              <table:table-cell office:value-type="float" office:value="3.139296">
                <text:p>3.139296</text:p>
              </table:table-cell>
            </table:table-row>
            <table:table-row>
              <table:table-cell office:value-type="float" office:value="186.990719">
                <text:p>186.990719</text:p>
              </table:table-cell>
              <table:table-cell office:value-type="float" office:value="3.139243">
                <text:p>3.139243</text:p>
              </table:table-cell>
            </table:table-row>
            <table:table-row>
              <table:table-cell office:value-type="float" office:value="191.346303">
                <text:p>191.346303</text:p>
              </table:table-cell>
              <table:table-cell office:value-type="float" office:value="3.139188">
                <text:p>3.139188</text:p>
              </table:table-cell>
            </table:table-row>
            <table:table-row>
              <table:table-cell office:value-type="float" office:value="195.803322">
                <text:p>195.803322</text:p>
              </table:table-cell>
              <table:table-cell office:value-type="float" office:value="3.139132">
                <text:p>3.139132</text:p>
              </table:table-cell>
            </table:table-row>
            <table:table-row>
              <table:table-cell office:value-type="float" office:value="200.364164">
                <text:p>200.364164</text:p>
              </table:table-cell>
              <table:table-cell office:value-type="float" office:value="3.139075">
                <text:p>3.139075</text:p>
              </table:table-cell>
            </table:table-row>
            <table:table-row>
              <table:table-cell office:value-type="float" office:value="205.031239">
                <text:p>205.031239</text:p>
              </table:table-cell>
              <table:table-cell office:value-type="float" office:value="3.139016">
                <text:p>3.139016</text:p>
              </table:table-cell>
            </table:table-row>
            <table:table-row>
              <table:table-cell office:value-type="float" office:value="209.807014">
                <text:p>209.807014</text:p>
              </table:table-cell>
              <table:table-cell office:value-type="float" office:value="3.138956">
                <text:p>3.138956</text:p>
              </table:table-cell>
            </table:table-row>
            <table:table-row>
              <table:table-cell office:value-type="float" office:value="214.69417">
                <text:p>214.69417</text:p>
              </table:table-cell>
              <table:table-cell office:value-type="float" office:value="3.138895">
                <text:p>3.138895</text:p>
              </table:table-cell>
            </table:table-row>
            <table:table-row>
              <table:table-cell office:value-type="float" office:value="219.695039">
                <text:p>219.695039</text:p>
              </table:table-cell>
              <table:table-cell office:value-type="float" office:value="3.138832">
                <text:p>3.138832</text:p>
              </table:table-cell>
            </table:table-row>
            <table:table-row>
              <table:table-cell office:value-type="float" office:value="224.81238">
                <text:p>224.81238</text:p>
              </table:table-cell>
              <table:table-cell office:value-type="float" office:value="3.138767">
                <text:p>3.138767</text:p>
              </table:table-cell>
            </table:table-row>
            <table:table-row>
              <table:table-cell office:value-type="float" office:value="230.048931">
                <text:p>230.048931</text:p>
              </table:table-cell>
              <table:table-cell office:value-type="float" office:value="3.138702">
                <text:p>3.138702</text:p>
              </table:table-cell>
            </table:table-row>
            <table:table-row>
              <table:table-cell office:value-type="float" office:value="235.407452">
                <text:p>235.407452</text:p>
              </table:table-cell>
              <table:table-cell office:value-type="float" office:value="3.138634">
                <text:p>3.138634</text:p>
              </table:table-cell>
            </table:table-row>
            <table:table-row>
              <table:table-cell office:value-type="float" office:value="240.890798">
                <text:p>240.890798</text:p>
              </table:table-cell>
              <table:table-cell office:value-type="float" office:value="3.138566">
                <text:p>3.138566</text:p>
              </table:table-cell>
            </table:table-row>
            <table:table-row>
              <table:table-cell office:value-type="float" office:value="246.501845">
                <text:p>246.501845</text:p>
              </table:table-cell>
              <table:table-cell office:value-type="float" office:value="3.138495">
                <text:p>3.138495</text:p>
              </table:table-cell>
            </table:table-row>
            <table:table-row>
              <table:table-cell office:value-type="float" office:value="252.243605">
                <text:p>252.243605</text:p>
              </table:table-cell>
              <table:table-cell office:value-type="float" office:value="3.138423">
                <text:p>3.138423</text:p>
              </table:table-cell>
            </table:table-row>
            <table:table-row>
              <table:table-cell office:value-type="float" office:value="258.119107">
                <text:p>258.119107</text:p>
              </table:table-cell>
              <table:table-cell office:value-type="float" office:value="3.138349">
                <text:p>3.138349</text:p>
              </table:table-cell>
            </table:table-row>
            <table:table-row>
              <table:table-cell office:value-type="float" office:value="264.13148">
                <text:p>264.13148</text:p>
              </table:table-cell>
              <table:table-cell office:value-type="float" office:value="3.138273">
                <text:p>3.138273</text:p>
              </table:table-cell>
            </table:table-row>
            <table:table-row>
              <table:table-cell office:value-type="float" office:value="270.283891">
                <text:p>270.283891</text:p>
              </table:table-cell>
              <table:table-cell office:value-type="float" office:value="3.138196">
                <text:p>3.138196</text:p>
              </table:table-cell>
            </table:table-row>
            <table:table-row>
              <table:table-cell office:value-type="float" office:value="276.579604">
                <text:p>276.579604</text:p>
              </table:table-cell>
              <table:table-cell office:value-type="float" office:value="3.138117">
                <text:p>3.138117</text:p>
              </table:table-cell>
            </table:table-row>
            <table:table-row>
              <table:table-cell office:value-type="float" office:value="283.02196">
                <text:p>283.02196</text:p>
              </table:table-cell>
              <table:table-cell office:value-type="float" office:value="3.138036">
                <text:p>3.138036</text:p>
              </table:table-cell>
            </table:table-row>
            <table:table-row>
              <table:table-cell office:value-type="float" office:value="289.614378">
                <text:p>289.614378</text:p>
              </table:table-cell>
              <table:table-cell office:value-type="float" office:value="3.137953">
                <text:p>3.137953</text:p>
              </table:table-cell>
            </table:table-row>
            <table:table-row>
              <table:table-cell office:value-type="float" office:value="296.360356">
                <text:p>296.360356</text:p>
              </table:table-cell>
              <table:table-cell office:value-type="float" office:value="3.137868">
                <text:p>3.137868</text:p>
              </table:table-cell>
            </table:table-row>
            <table:table-row>
              <table:table-cell office:value-type="float" office:value="303.263469">
                <text:p>303.263469</text:p>
              </table:table-cell>
              <table:table-cell office:value-type="float" office:value="3.137782">
                <text:p>3.137782</text:p>
              </table:table-cell>
            </table:table-row>
            <table:table-row>
              <table:table-cell office:value-type="float" office:value="310.327388">
                <text:p>310.327388</text:p>
              </table:table-cell>
              <table:table-cell office:value-type="float" office:value="3.137693">
                <text:p>3.137693</text:p>
              </table:table-cell>
            </table:table-row>
            <table:table-row>
              <table:table-cell office:value-type="float" office:value="317.555824">
                <text:p>317.555824</text:p>
              </table:table-cell>
              <table:table-cell office:value-type="float" office:value="3.137602">
                <text:p>3.137602</text:p>
              </table:table-cell>
            </table:table-row>
            <table:table-row>
              <table:table-cell office:value-type="float" office:value="324.952643">
                <text:p>324.952643</text:p>
              </table:table-cell>
              <table:table-cell office:value-type="float" office:value="3.137509">
                <text:p>3.137509</text:p>
              </table:table-cell>
            </table:table-row>
            <table:table-row>
              <table:table-cell office:value-type="float" office:value="332.52177">
                <text:p>332.52177</text:p>
              </table:table-cell>
              <table:table-cell office:value-type="float" office:value="3.137414">
                <text:p>3.137414</text:p>
              </table:table-cell>
            </table:table-row>
            <table:table-row>
              <table:table-cell office:value-type="float" office:value="340.267168">
                <text:p>340.267168</text:p>
              </table:table-cell>
              <table:table-cell office:value-type="float" office:value="3.137317">
                <text:p>3.137317</text:p>
              </table:table-cell>
            </table:table-row>
            <table:table-row>
              <table:table-cell office:value-type="float" office:value="348.193014">
                <text:p>348.193014</text:p>
              </table:table-cell>
              <table:table-cell office:value-type="float" office:value="3.137217">
                <text:p>3.137217</text:p>
              </table:table-cell>
            </table:table-row>
            <table:table-row>
              <table:table-cell office:value-type="float" office:value="356.303466">
                <text:p>356.303466</text:p>
              </table:table-cell>
              <table:table-cell office:value-type="float" office:value="3.137115">
                <text:p>3.137115</text:p>
              </table:table-cell>
            </table:table-row>
            <table:table-row>
              <table:table-cell office:value-type="float" office:value="364.602837">
                <text:p>364.602837</text:p>
              </table:table-cell>
              <table:table-cell office:value-type="float" office:value="3.137011">
                <text:p>3.137011</text:p>
              </table:table-cell>
            </table:table-row>
            <table:table-row>
              <table:table-cell office:value-type="float" office:value="373.095517">
                <text:p>373.095517</text:p>
              </table:table-cell>
              <table:table-cell office:value-type="float" office:value="3.136904">
                <text:p>3.136904</text:p>
              </table:table-cell>
            </table:table-row>
            <table:table-row>
              <table:table-cell office:value-type="float" office:value="381.786209">
                <text:p>381.786209</text:p>
              </table:table-cell>
              <table:table-cell office:value-type="float" office:value="3.136795">
                <text:p>3.136795</text:p>
              </table:table-cell>
            </table:table-row>
            <table:table-row>
              <table:table-cell office:value-type="float" office:value="390.679146">
                <text:p>390.679146</text:p>
              </table:table-cell>
              <table:table-cell office:value-type="float" office:value="3.136683">
                <text:p>3.136683</text:p>
              </table:table-cell>
            </table:table-row>
            <table:table-row>
              <table:table-cell office:value-type="float" office:value="399.779227">
                <text:p>399.779227</text:p>
              </table:table-cell>
              <table:table-cell office:value-type="float" office:value="3.136569">
                <text:p>3.136569</text:p>
              </table:table-cell>
            </table:table-row>
            <table:table-row>
              <table:table-cell office:value-type="float" office:value="409.091267">
                <text:p>409.091267</text:p>
              </table:table-cell>
              <table:table-cell office:value-type="float" office:value="3.136452">
                <text:p>3.136452</text:p>
              </table:table-cell>
            </table:table-row>
            <table:table-row>
              <table:table-cell office:value-type="float" office:value="418.620242">
                <text:p>418.620242</text:p>
              </table:table-cell>
              <table:table-cell office:value-type="float" office:value="3.136332">
                <text:p>3.136332</text:p>
              </table:table-cell>
            </table:table-row>
            <table:table-row>
              <table:table-cell office:value-type="float" office:value="428.371125">
                <text:p>428.371125</text:p>
              </table:table-cell>
              <table:table-cell office:value-type="float" office:value="3.136209">
                <text:p>3.136209</text:p>
              </table:table-cell>
            </table:table-row>
            <table:table-row>
              <table:table-cell office:value-type="float" office:value="438.34916">
                <text:p>438.34916</text:p>
              </table:table-cell>
              <table:table-cell office:value-type="float" office:value="3.136084">
                <text:p>3.136084</text:p>
              </table:table-cell>
            </table:table-row>
            <table:table-row>
              <table:table-cell office:value-type="float" office:value="448.559634">
                <text:p>448.559634</text:p>
              </table:table-cell>
              <table:table-cell office:value-type="float" office:value="3.135956">
                <text:p>3.135956</text:p>
              </table:table-cell>
            </table:table-row>
            <table:table-row>
              <table:table-cell office:value-type="float" office:value="459.007907">
                <text:p>459.007907</text:p>
              </table:table-cell>
              <table:table-cell office:value-type="float" office:value="3.135825">
                <text:p>3.135825</text:p>
              </table:table-cell>
            </table:table-row>
            <table:table-row>
              <table:table-cell office:value-type="float" office:value="469.699576">
                <text:p>469.699576</text:p>
              </table:table-cell>
              <table:table-cell office:value-type="float" office:value="3.13569">
                <text:p>3.13569</text:p>
              </table:table-cell>
            </table:table-row>
            <table:table-row>
              <table:table-cell office:value-type="float" office:value="480.640273">
                <text:p>480.640273</text:p>
              </table:table-cell>
              <table:table-cell office:value-type="float" office:value="3.135553">
                <text:p>3.135553</text:p>
              </table:table-cell>
            </table:table-row>
            <table:table-row>
              <table:table-cell office:value-type="float" office:value="491.83579">
                <text:p>491.83579</text:p>
              </table:table-cell>
              <table:table-cell office:value-type="float" office:value="3.135412">
                <text:p>3.135412</text:p>
              </table:table-cell>
            </table:table-row>
            <table:table-row>
              <table:table-cell office:value-type="float" office:value="503.29211">
                <text:p>503.29211</text:p>
              </table:table-cell>
              <table:table-cell office:value-type="float" office:value="3.135268">
                <text:p>3.135268</text:p>
              </table:table-cell>
            </table:table-row>
            <table:table-row>
              <table:table-cell office:value-type="float" office:value="515.015293">
                <text:p>515.015293</text:p>
              </table:table-cell>
              <table:table-cell office:value-type="float" office:value="3.135121">
                <text:p>3.135121</text:p>
              </table:table-cell>
            </table:table-row>
            <table:table-row>
              <table:table-cell office:value-type="float" office:value="527.011519">
                <text:p>527.011519</text:p>
              </table:table-cell>
              <table:table-cell office:value-type="float" office:value="3.13497">
                <text:p>3.13497</text:p>
              </table:table-cell>
            </table:table-row>
            <table:table-row>
              <table:table-cell office:value-type="float" office:value="539.287199">
                <text:p>539.287199</text:p>
              </table:table-cell>
              <table:table-cell office:value-type="float" office:value="3.134816">
                <text:p>3.134816</text:p>
              </table:table-cell>
            </table:table-row>
            <table:table-row>
              <table:table-cell office:value-type="float" office:value="551.848783">
                <text:p>551.848783</text:p>
              </table:table-cell>
              <table:table-cell office:value-type="float" office:value="3.134658">
                <text:p>3.134658</text:p>
              </table:table-cell>
            </table:table-row>
            <table:table-row>
              <table:table-cell office:value-type="float" office:value="564.702992">
                <text:p>564.702992</text:p>
              </table:table-cell>
              <table:table-cell office:value-type="float" office:value="3.134496">
                <text:p>3.134496</text:p>
              </table:table-cell>
            </table:table-row>
            <table:table-row>
              <table:table-cell office:value-type="float" office:value="577.856589">
                <text:p>577.856589</text:p>
              </table:table-cell>
              <table:table-cell office:value-type="float" office:value="3.134331">
                <text:p>3.134331</text:p>
              </table:table-cell>
            </table:table-row>
            <table:table-row>
              <table:table-cell office:value-type="float" office:value="591.316605">
                <text:p>591.316605</text:p>
              </table:table-cell>
              <table:table-cell office:value-type="float" office:value="3.134162">
                <text:p>3.134162</text:p>
              </table:table-cell>
            </table:table-row>
            <table:table-row>
              <table:table-cell office:value-type="float" office:value="605.090113">
                <text:p>605.090113</text:p>
              </table:table-cell>
              <table:table-cell office:value-type="float" office:value="3.133989">
                <text:p>3.133989</text:p>
              </table:table-cell>
            </table:table-row>
            <table:table-row>
              <table:table-cell office:value-type="float" office:value="619.184457">
                <text:p>619.184457</text:p>
              </table:table-cell>
              <table:table-cell office:value-type="float" office:value="3.133812">
                <text:p>3.133812</text:p>
              </table:table-cell>
            </table:table-row>
            <table:table-row>
              <table:table-cell office:value-type="float" office:value="633.607097">
                <text:p>633.607097</text:p>
              </table:table-cell>
              <table:table-cell office:value-type="float" office:value="3.133631">
                <text:p>3.133631</text:p>
              </table:table-cell>
            </table:table-row>
            <table:table-row>
              <table:table-cell office:value-type="float" office:value="648.365687">
                <text:p>648.365687</text:p>
              </table:table-cell>
              <table:table-cell office:value-type="float" office:value="3.133445">
                <text:p>3.133445</text:p>
              </table:table-cell>
            </table:table-row>
            <table:table-row>
              <table:table-cell office:value-type="float" office:value="663.468077">
                <text:p>663.468077</text:p>
              </table:table-cell>
              <table:table-cell office:value-type="float" office:value="3.133255">
                <text:p>3.133255</text:p>
              </table:table-cell>
            </table:table-row>
            <table:table-row>
              <table:table-cell office:value-type="float" office:value="678.922581">
                <text:p>678.922581</text:p>
              </table:table-cell>
              <table:table-cell office:value-type="float" office:value="3.133061">
                <text:p>3.133061</text:p>
              </table:table-cell>
            </table:table-row>
            <table:table-row>
              <table:table-cell office:value-type="float" office:value="694.736661">
                <text:p>694.736661</text:p>
              </table:table-cell>
              <table:table-cell office:value-type="float" office:value="3.132862">
                <text:p>3.132862</text:p>
              </table:table-cell>
            </table:table-row>
            <table:table-row>
              <table:table-cell office:value-type="float" office:value="710.919175">
                <text:p>710.919175</text:p>
              </table:table-cell>
              <table:table-cell office:value-type="float" office:value="3.132659">
                <text:p>3.132659</text:p>
              </table:table-cell>
            </table:table-row>
            <table:table-row>
              <table:table-cell office:value-type="float" office:value="727.478594">
                <text:p>727.478594</text:p>
              </table:table-cell>
              <table:table-cell office:value-type="float" office:value="3.132451">
                <text:p>3.132451</text:p>
              </table:table-cell>
            </table:table-row>
            <table:table-row>
              <table:table-cell office:value-type="float" office:value="744.423699">
                <text:p>744.423699</text:p>
              </table:table-cell>
              <table:table-cell office:value-type="float" office:value="3.132238">
                <text:p>3.132238</text:p>
              </table:table-cell>
            </table:table-row>
            <table:table-row>
              <table:table-cell office:value-type="float" office:value="761.763584">
                <text:p>761.763584</text:p>
              </table:table-cell>
              <table:table-cell office:value-type="float" office:value="3.13202">
                <text:p>3.13202</text:p>
              </table:table-cell>
            </table:table-row>
            <table:table-row>
              <table:table-cell office:value-type="float" office:value="779.50734">
                <text:p>779.50734</text:p>
              </table:table-cell>
              <table:table-cell office:value-type="float" office:value="3.131797">
                <text:p>3.131797</text:p>
              </table:table-cell>
            </table:table-row>
            <table:table-row>
              <table:table-cell office:value-type="float" office:value="797.66437">
                <text:p>797.66437</text:p>
              </table:table-cell>
              <table:table-cell office:value-type="float" office:value="3.131569">
                <text:p>3.131569</text:p>
              </table:table-cell>
            </table:table-row>
            <table:table-row>
              <table:table-cell office:value-type="float" office:value="816.24431">
                <text:p>816.24431</text:p>
              </table:table-cell>
              <table:table-cell office:value-type="float" office:value="3.131335">
                <text:p>3.131335</text:p>
              </table:table-cell>
            </table:table-row>
            <table:table-row>
              <table:table-cell office:value-type="float" office:value="835.257031">
                <text:p>835.257031</text:p>
              </table:table-cell>
              <table:table-cell office:value-type="float" office:value="3.131097">
                <text:p>3.131097</text:p>
              </table:table-cell>
            </table:table-row>
            <table:table-row>
              <table:table-cell office:value-type="float" office:value="854.712713">
                <text:p>854.712713</text:p>
              </table:table-cell>
              <table:table-cell office:value-type="float" office:value="3.130852">
                <text:p>3.130852</text:p>
              </table:table-cell>
            </table:table-row>
            <table:table-row>
              <table:table-cell office:value-type="float" office:value="874.621458">
                <text:p>874.621458</text:p>
              </table:table-cell>
              <table:table-cell office:value-type="float" office:value="3.130602">
                <text:p>3.130602</text:p>
              </table:table-cell>
            </table:table-row>
            <table:table-row>
              <table:table-cell office:value-type="float" office:value="894.99399">
                <text:p>894.99399</text:p>
              </table:table-cell>
              <table:table-cell office:value-type="float" office:value="3.130346">
                <text:p>3.130346</text:p>
              </table:table-cell>
            </table:table-row>
            <table:table-row>
              <table:table-cell office:value-type="float" office:value="915.841111">
                <text:p>915.841111</text:p>
              </table:table-cell>
              <table:table-cell office:value-type="float" office:value="3.130084">
                <text:p>3.130084</text:p>
              </table:table-cell>
            </table:table-row>
            <table:table-row>
              <table:table-cell office:value-type="float" office:value="937.17378">
                <text:p>937.17378</text:p>
              </table:table-cell>
              <table:table-cell office:value-type="float" office:value="3.129816">
                <text:p>3.129816</text:p>
              </table:table-cell>
            </table:table-row>
            <table:table-row>
              <table:table-cell office:value-type="float" office:value="959.003341">
                <text:p>959.003341</text:p>
              </table:table-cell>
              <table:table-cell office:value-type="float" office:value="3.129542">
                <text:p>3.129542</text:p>
              </table:table-cell>
            </table:table-row>
            <table:table-row>
              <table:table-cell office:value-type="float" office:value="981.341375">
                <text:p>981.341375</text:p>
              </table:table-cell>
              <table:table-cell office:value-type="float" office:value="3.129261">
                <text:p>3.129261</text:p>
              </table:table-cell>
            </table:table-row>
            <table:table-row>
              <table:table-cell office:value-type="float" office:value="1004.199693">
                <text:p>1004.199693</text:p>
              </table:table-cell>
              <table:table-cell office:value-type="float" office:value="3.128974">
                <text:p>3.128974</text:p>
              </table:table-cell>
            </table:table-row>
            <table:table-row>
              <table:table-cell office:value-type="float" office:value="1027.590496">
                <text:p>1027.590496</text:p>
              </table:table-cell>
              <table:table-cell office:value-type="float" office:value="3.12868">
                <text:p>3.12868</text:p>
              </table:table-cell>
            </table:table-row>
            <table:table-row>
              <table:table-cell office:value-type="float" office:value="1051.52614">
                <text:p>1051.52614</text:p>
              </table:table-cell>
              <table:table-cell office:value-type="float" office:value="3.128379">
                <text:p>3.128379</text:p>
              </table:table-cell>
            </table:table-row>
            <table:table-row>
              <table:table-cell office:value-type="float" office:value="1076.019293">
                <text:p>1076.019293</text:p>
              </table:table-cell>
              <table:table-cell office:value-type="float" office:value="3.128071">
                <text:p>3.128071</text:p>
              </table:table-cell>
            </table:table-row>
            <table:table-row>
              <table:table-cell office:value-type="float" office:value="1101.082933">
                <text:p>1101.082933</text:p>
              </table:table-cell>
              <table:table-cell office:value-type="float" office:value="3.127756">
                <text:p>3.127756</text:p>
              </table:table-cell>
            </table:table-row>
            <table:table-row>
              <table:table-cell office:value-type="float" office:value="1126.730426">
                <text:p>1126.730426</text:p>
              </table:table-cell>
              <table:table-cell office:value-type="float" office:value="3.127434">
                <text:p>3.127434</text:p>
              </table:table-cell>
            </table:table-row>
            <table:table-row>
              <table:table-cell office:value-type="float" office:value="1152.975371">
                <text:p>1152.975371</text:p>
              </table:table-cell>
              <table:table-cell office:value-type="float" office:value="3.127104">
                <text:p>3.127104</text:p>
              </table:table-cell>
            </table:table-row>
            <table:table-row>
              <table:table-cell office:value-type="float" office:value="1179.831602">
                <text:p>1179.831602</text:p>
              </table:table-cell>
              <table:table-cell office:value-type="float" office:value="3.126767">
                <text:p>3.126767</text:p>
              </table:table-cell>
            </table:table-row>
            <table:table-row>
              <table:table-cell office:value-type="float" office:value="1207.314039">
                <text:p>1207.314039</text:p>
              </table:table-cell>
              <table:table-cell office:value-type="float" office:value="3.126421">
                <text:p>3.126421</text:p>
              </table:table-cell>
            </table:table-row>
            <table:table-row>
              <table:table-cell office:value-type="float" office:value="1235.435972">
                <text:p>1235.435972</text:p>
              </table:table-cell>
              <table:table-cell office:value-type="float" office:value="3.126068">
                <text:p>3.126068</text:p>
              </table:table-cell>
            </table:table-row>
            <table:table-row>
              <table:table-cell office:value-type="float" office:value="1264.212942">
                <text:p>1264.212942</text:p>
              </table:table-cell>
              <table:table-cell office:value-type="float" office:value="3.125706">
                <text:p>3.125706</text:p>
              </table:table-cell>
            </table:table-row>
            <table:table-row>
              <table:table-cell office:value-type="float" office:value="1293.660181">
                <text:p>1293.660181</text:p>
              </table:table-cell>
              <table:table-cell office:value-type="float" office:value="3.125336">
                <text:p>3.125336</text:p>
              </table:table-cell>
            </table:table-row>
            <table:table-row>
              <table:table-cell office:value-type="float" office:value="1323.793465">
                <text:p>1323.793465</text:p>
              </table:table-cell>
              <table:table-cell office:value-type="float" office:value="3.124958">
                <text:p>3.124958</text:p>
              </table:table-cell>
            </table:table-row>
            <table:table-row>
              <table:table-cell office:value-type="float" office:value="1354.628492">
                <text:p>1354.628492</text:p>
              </table:table-cell>
              <table:table-cell office:value-type="float" office:value="3.12457">
                <text:p>3.12457</text:p>
              </table:table-cell>
            </table:table-row>
            <table:table-row>
              <table:table-cell office:value-type="float" office:value="1386.181736">
                <text:p>1386.181736</text:p>
              </table:table-cell>
              <table:table-cell office:value-type="float" office:value="3.124174">
                <text:p>3.124174</text:p>
              </table:table-cell>
            </table:table-row>
            <table:table-row>
              <table:table-cell office:value-type="float" office:value="1418.47014">
                <text:p>1418.47014</text:p>
              </table:table-cell>
              <table:table-cell office:value-type="float" office:value="3.123768">
                <text:p>3.123768</text:p>
              </table:table-cell>
            </table:table-row>
            <table:table-row>
              <table:table-cell office:value-type="float" office:value="1451.510489">
                <text:p>1451.510489</text:p>
              </table:table-cell>
              <table:table-cell office:value-type="float" office:value="3.123353">
                <text:p>3.123353</text:p>
              </table:table-cell>
            </table:table-row>
            <table:table-row>
              <table:table-cell office:value-type="float" office:value="1485.320501">
                <text:p>1485.320501</text:p>
              </table:table-cell>
              <table:table-cell office:value-type="float" office:value="3.122928">
                <text:p>3.122928</text:p>
              </table:table-cell>
            </table:table-row>
            <table:table-row>
              <table:table-cell office:value-type="float" office:value="1519.91805">
                <text:p>1519.91805</text:p>
              </table:table-cell>
              <table:table-cell office:value-type="float" office:value="3.122493">
                <text:p>3.122493</text:p>
              </table:table-cell>
            </table:table-row>
            <table:table-row>
              <table:table-cell office:value-type="float" office:value="1555.321321">
                <text:p>1555.321321</text:p>
              </table:table-cell>
              <table:table-cell office:value-type="float" office:value="3.122049">
                <text:p>3.122049</text:p>
              </table:table-cell>
            </table:table-row>
            <table:table-row>
              <table:table-cell office:value-type="float" office:value="1591.549431">
                <text:p>1591.549431</text:p>
              </table:table-cell>
              <table:table-cell office:value-type="float" office:value="3.121593">
                <text:p>3.121593</text:p>
              </table:table-cell>
            </table:table-row>
            <table:table-row>
              <table:table-cell office:value-type="float" office:value="1628.622275">
                <text:p>1628.622275</text:p>
              </table:table-cell>
              <table:table-cell office:value-type="float" office:value="3.121128">
                <text:p>3.121128</text:p>
              </table:table-cell>
            </table:table-row>
            <table:table-row>
              <table:table-cell office:value-type="float" office:value="1666.556793">
                <text:p>1666.556793</text:p>
              </table:table-cell>
              <table:table-cell office:value-type="float" office:value="3.120651">
                <text:p>3.120651</text:p>
              </table:table-cell>
            </table:table-row>
            <table:table-row>
              <table:table-cell office:value-type="float" office:value="1705.376766">
                <text:p>1705.376766</text:p>
              </table:table-cell>
              <table:table-cell office:value-type="float" office:value="3.120163">
                <text:p>3.120163</text:p>
              </table:table-cell>
            </table:table-row>
            <table:table-row>
              <table:table-cell office:value-type="float" office:value="1745.099136">
                <text:p>1745.099136</text:p>
              </table:table-cell>
              <table:table-cell office:value-type="float" office:value="3.119664">
                <text:p>3.119664</text:p>
              </table:table-cell>
            </table:table-row>
            <table:table-row>
              <table:table-cell office:value-type="float" office:value="1785.748614">
                <text:p>1785.748614</text:p>
              </table:table-cell>
              <table:table-cell office:value-type="float" office:value="3.119153">
                <text:p>3.119153</text:p>
              </table:table-cell>
            </table:table-row>
            <table:table-row>
              <table:table-cell office:value-type="float" office:value="1827.343074">
                <text:p>1827.343074</text:p>
              </table:table-cell>
              <table:table-cell office:value-type="float" office:value="3.118631">
                <text:p>3.118631</text:p>
              </table:table-cell>
            </table:table-row>
            <table:table-row>
              <table:table-cell office:value-type="float" office:value="1869.908318">
                <text:p>1869.908318</text:p>
              </table:table-cell>
              <table:table-cell office:value-type="float" office:value="3.118096">
                <text:p>3.118096</text:p>
              </table:table-cell>
            </table:table-row>
            <table:table-row>
              <table:table-cell office:value-type="float" office:value="1913.462995">
                <text:p>1913.462995</text:p>
              </table:table-cell>
              <table:table-cell office:value-type="float" office:value="3.117548">
                <text:p>3.117548</text:p>
              </table:table-cell>
            </table:table-row>
            <table:table-row>
              <table:table-cell office:value-type="float" office:value="1958.034306">
                <text:p>1958.034306</text:p>
              </table:table-cell>
              <table:table-cell office:value-type="float" office:value="3.116988">
                <text:p>3.116988</text:p>
              </table:table-cell>
            </table:table-row>
            <table:table-row>
              <table:table-cell office:value-type="float" office:value="2003.641523">
                <text:p>2003.641523</text:p>
              </table:table-cell>
              <table:table-cell office:value-type="float" office:value="3.116416">
                <text:p>3.116416</text:p>
              </table:table-cell>
            </table:table-row>
            <table:table-row>
              <table:table-cell office:value-type="float" office:value="2050.313399">
                <text:p>2050.313399</text:p>
              </table:table-cell>
              <table:table-cell office:value-type="float" office:value="3.115829">
                <text:p>3.115829</text:p>
              </table:table-cell>
            </table:table-row>
            <table:table-row>
              <table:table-cell office:value-type="float" office:value="2098.07014">
                <text:p>2098.07014</text:p>
              </table:table-cell>
              <table:table-cell office:value-type="float" office:value="3.115229">
                <text:p>3.115229</text:p>
              </table:table-cell>
            </table:table-row>
            <table:table-row>
              <table:table-cell office:value-type="float" office:value="2146.941743">
                <text:p>2146.941743</text:p>
              </table:table-cell>
              <table:table-cell office:value-type="float" office:value="3.114615">
                <text:p>3.114615</text:p>
              </table:table-cell>
            </table:table-row>
            <table:table-row>
              <table:table-cell office:value-type="float" office:value="2196.949189">
                <text:p>2196.949189</text:p>
              </table:table-cell>
              <table:table-cell office:value-type="float" office:value="3.113987">
                <text:p>3.113987</text:p>
              </table:table-cell>
            </table:table-row>
            <table:table-row>
              <table:table-cell office:value-type="float" office:value="2248.123876">
                <text:p>2248.123876</text:p>
              </table:table-cell>
              <table:table-cell office:value-type="float" office:value="3.113344">
                <text:p>3.113344</text:p>
              </table:table-cell>
            </table:table-row>
            <table:table-row>
              <table:table-cell office:value-type="float" office:value="2300.488028">
                <text:p>2300.488028</text:p>
              </table:table-cell>
              <table:table-cell office:value-type="float" office:value="3.112686">
                <text:p>3.112686</text:p>
              </table:table-cell>
            </table:table-row>
            <table:table-row>
              <table:table-cell office:value-type="float" office:value="2354.074596">
                <text:p>2354.074596</text:p>
              </table:table-cell>
              <table:table-cell office:value-type="float" office:value="3.112013">
                <text:p>3.112013</text:p>
              </table:table-cell>
            </table:table-row>
            <table:table-row>
              <table:table-cell office:value-type="float" office:value="2408.906582">
                <text:p>2408.906582</text:p>
              </table:table-cell>
              <table:table-cell office:value-type="float" office:value="3.111324">
                <text:p>3.111324</text:p>
              </table:table-cell>
            </table:table-row>
            <table:table-row>
              <table:table-cell office:value-type="float" office:value="2465.018492">
                <text:p>2465.018492</text:p>
              </table:table-cell>
              <table:table-cell office:value-type="float" office:value="3.110619">
                <text:p>3.110619</text:p>
              </table:table-cell>
            </table:table-row>
            <table:table-row>
              <table:table-cell office:value-type="float" office:value="2522.434725">
                <text:p>2522.434725</text:p>
              </table:table-cell>
              <table:table-cell office:value-type="float" office:value="3.109897">
                <text:p>3.109897</text:p>
              </table:table-cell>
            </table:table-row>
            <table:table-row>
              <table:table-cell office:value-type="float" office:value="2581.191187">
                <text:p>2581.191187</text:p>
              </table:table-cell>
              <table:table-cell office:value-type="float" office:value="3.109159">
                <text:p>3.109159</text:p>
              </table:table-cell>
            </table:table-row>
            <table:table-row>
              <table:table-cell office:value-type="float" office:value="2641.313365">
                <text:p>2641.313365</text:p>
              </table:table-cell>
              <table:table-cell office:value-type="float" office:value="3.108404">
                <text:p>3.108404</text:p>
              </table:table-cell>
            </table:table-row>
            <table:table-row>
              <table:table-cell office:value-type="float" office:value="2702.838874">
                <text:p>2702.838874</text:p>
              </table:table-cell>
              <table:table-cell office:value-type="float" office:value="3.107631">
                <text:p>3.107631</text:p>
              </table:table-cell>
            </table:table-row>
            <table:table-row>
              <table:table-cell office:value-type="float" office:value="2765.794601">
                <text:p>2765.794601</text:p>
              </table:table-cell>
              <table:table-cell office:value-type="float" office:value="3.10684">
                <text:p>3.10684</text:p>
              </table:table-cell>
            </table:table-row>
            <table:table-row>
              <table:table-cell office:value-type="float" office:value="2830.219714">
                <text:p>2830.219714</text:p>
              </table:table-cell>
              <table:table-cell office:value-type="float" office:value="3.106031">
                <text:p>3.106031</text:p>
              </table:table-cell>
            </table:table-row>
            <table:table-row>
              <table:table-cell office:value-type="float" office:value="2896.145297">
                <text:p>2896.145297</text:p>
              </table:table-cell>
              <table:table-cell office:value-type="float" office:value="3.105203">
                <text:p>3.105203</text:p>
              </table:table-cell>
            </table:table-row>
            <table:table-row>
              <table:table-cell office:value-type="float" office:value="2963.603679">
                <text:p>2963.603679</text:p>
              </table:table-cell>
              <table:table-cell office:value-type="float" office:value="3.104355">
                <text:p>3.104355</text:p>
              </table:table-cell>
            </table:table-row>
            <table:table-row>
              <table:table-cell office:value-type="float" office:value="3032.636514">
                <text:p>3032.636514</text:p>
              </table:table-cell>
              <table:table-cell office:value-type="float" office:value="3.103488">
                <text:p>3.103488</text:p>
              </table:table-cell>
            </table:table-row>
            <table:table-row>
              <table:table-cell office:value-type="float" office:value="3103.273643">
                <text:p>3103.273643</text:p>
              </table:table-cell>
              <table:table-cell office:value-type="float" office:value="3.102601">
                <text:p>3.102601</text:p>
              </table:table-cell>
            </table:table-row>
            <table:table-row>
              <table:table-cell office:value-type="float" office:value="3175.56014">
                <text:p>3175.56014</text:p>
              </table:table-cell>
              <table:table-cell office:value-type="float" office:value="3.101693">
                <text:p>3.101693</text:p>
              </table:table-cell>
            </table:table-row>
            <table:table-row>
              <table:table-cell office:value-type="float" office:value="3249.526467">
                <text:p>3249.526467</text:p>
              </table:table-cell>
              <table:table-cell office:value-type="float" office:value="3.100764">
                <text:p>3.100764</text:p>
              </table:table-cell>
            </table:table-row>
            <table:table-row>
              <table:table-cell office:value-type="float" office:value="3325.219252">
                <text:p>3325.219252</text:p>
              </table:table-cell>
              <table:table-cell office:value-type="float" office:value="3.099813">
                <text:p>3.099813</text:p>
              </table:table-cell>
            </table:table-row>
            <table:table-row>
              <table:table-cell office:value-type="float" office:value="3402.671757">
                <text:p>3402.671757</text:p>
              </table:table-cell>
              <table:table-cell office:value-type="float" office:value="3.09884">
                <text:p>3.09884</text:p>
              </table:table-cell>
            </table:table-row>
            <table:table-row>
              <table:table-cell office:value-type="float" office:value="3481.931851">
                <text:p>3481.931851</text:p>
              </table:table-cell>
              <table:table-cell office:value-type="float" office:value="3.097844">
                <text:p>3.097844</text:p>
              </table:table-cell>
            </table:table-row>
            <table:table-row>
              <table:table-cell office:value-type="float" office:value="3563.034661">
                <text:p>3563.034661</text:p>
              </table:table-cell>
              <table:table-cell office:value-type="float" office:value="3.096826">
                <text:p>3.096826</text:p>
              </table:table-cell>
            </table:table-row>
            <table:table-row>
              <table:table-cell office:value-type="float" office:value="3646.030234">
                <text:p>3646.030234</text:p>
              </table:table-cell>
              <table:table-cell office:value-type="float" office:value="3.095783">
                <text:p>3.095783</text:p>
              </table:table-cell>
            </table:table-row>
            <table:table-row>
              <table:table-cell office:value-type="float" office:value="3730.954938">
                <text:p>3730.954938</text:p>
              </table:table-cell>
              <table:table-cell office:value-type="float" office:value="3.094717">
                <text:p>3.094717</text:p>
              </table:table-cell>
            </table:table-row>
            <table:table-row>
              <table:table-cell office:value-type="float" office:value="3817.862241">
                <text:p>3817.862241</text:p>
              </table:table-cell>
              <table:table-cell office:value-type="float" office:value="3.093625">
                <text:p>3.093625</text:p>
              </table:table-cell>
            </table:table-row>
            <table:table-row>
              <table:table-cell office:value-type="float" office:value="3906.789444">
                <text:p>3906.789444</text:p>
              </table:table-cell>
              <table:table-cell office:value-type="float" office:value="3.092508">
                <text:p>3.092508</text:p>
              </table:table-cell>
            </table:table-row>
            <table:table-row>
              <table:table-cell office:value-type="float" office:value="3997.792189">
                <text:p>3997.792189</text:p>
              </table:table-cell>
              <table:table-cell office:value-type="float" office:value="3.091366">
                <text:p>3.091366</text:p>
              </table:table-cell>
            </table:table-row>
            <table:table-row>
              <table:table-cell office:value-type="float" office:value="4090.910575">
                <text:p>4090.910575</text:p>
              </table:table-cell>
              <table:table-cell office:value-type="float" office:value="3.090196">
                <text:p>3.090196</text:p>
              </table:table-cell>
            </table:table-row>
            <table:table-row>
              <table:table-cell office:value-type="float" office:value="4186.202111">
                <text:p>4186.202111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float" office:value="4283.70907">
                <text:p>4283.70907</text:p>
              </table:table-cell>
              <table:table-cell office:value-type="float" office:value="3.087775">
                <text:p>3.087775</text:p>
              </table:table-cell>
            </table:table-row>
            <table:table-row>
              <table:table-cell office:value-type="float" office:value="4383.491759">
                <text:p>4383.491759</text:p>
              </table:table-cell>
              <table:table-cell office:value-type="float" office:value="3.086522">
                <text:p>3.086522</text:p>
              </table:table-cell>
            </table:table-row>
            <table:table-row>
              <table:table-cell office:value-type="float" office:value="4485.593696">
                <text:p>4485.593696</text:p>
              </table:table-cell>
              <table:table-cell office:value-type="float" office:value="3.08524">
                <text:p>3.08524</text:p>
              </table:table-cell>
            </table:table-row>
            <table:table-row>
              <table:table-cell office:value-type="float" office:value="4590.079227">
                <text:p>4590.079227</text:p>
              </table:table-cell>
              <table:table-cell office:value-type="float" office:value="3.083928">
                <text:p>3.083928</text:p>
              </table:table-cell>
            </table:table-row>
            <table:table-row>
              <table:table-cell office:value-type="float" office:value="4696.993115">
                <text:p>4696.993115</text:p>
              </table:table-cell>
              <table:table-cell office:value-type="float" office:value="3.082586">
                <text:p>3.082586</text:p>
              </table:table-cell>
            </table:table-row>
            <table:table-row>
              <table:table-cell office:value-type="float" office:value="4806.402502">
                <text:p>4806.402502</text:p>
              </table:table-cell>
              <table:table-cell office:value-type="float" office:value="3.081212">
                <text:p>3.081212</text:p>
              </table:table-cell>
            </table:table-row>
            <table:table-row>
              <table:table-cell office:value-type="float" office:value="4918.355259">
                <text:p>4918.355259</text:p>
              </table:table-cell>
              <table:table-cell office:value-type="float" office:value="3.079806">
                <text:p>3.079806</text:p>
              </table:table-cell>
            </table:table-row>
            <table:table-row>
              <table:table-cell office:value-type="float" office:value="5032.921329">
                <text:p>5032.921329</text:p>
              </table:table-cell>
              <table:table-cell office:value-type="float" office:value="3.078368">
                <text:p>3.078368</text:p>
              </table:table-cell>
            </table:table-row>
            <table:table-row>
              <table:table-cell office:value-type="float" office:value="5150.15573">
                <text:p>5150.15573</text:p>
              </table:table-cell>
              <table:table-cell office:value-type="float" office:value="3.076896">
                <text:p>3.076896</text:p>
              </table:table-cell>
            </table:table-row>
            <table:table-row>
              <table:table-cell office:value-type="float" office:value="5270.115038">
                <text:p>5270.115038</text:p>
              </table:table-cell>
              <table:table-cell office:value-type="float" office:value="3.075391">
                <text:p>3.075391</text:p>
              </table:table-cell>
            </table:table-row>
            <table:table-row>
              <table:table-cell office:value-type="float" office:value="5392.8751">
                <text:p>5392.8751</text:p>
              </table:table-cell>
              <table:table-cell office:value-type="float" office:value="3.07385">
                <text:p>3.07385</text:p>
              </table:table-cell>
            </table:table-row>
            <table:table-row>
              <table:table-cell office:value-type="float" office:value="5518.488139">
                <text:p>5518.488139</text:p>
              </table:table-cell>
              <table:table-cell office:value-type="float" office:value="3.072273">
                <text:p>3.072273</text:p>
              </table:table-cell>
            </table:table-row>
            <table:table-row>
              <table:table-cell office:value-type="float" office:value="5647.03311">
                <text:p>5647.03311</text:p>
              </table:table-cell>
              <table:table-cell office:value-type="float" office:value="3.07066">
                <text:p>3.07066</text:p>
              </table:table-cell>
            </table:table-row>
            <table:table-row>
              <table:table-cell office:value-type="float" office:value="5778.565967">
                <text:p>5778.565967</text:p>
              </table:table-cell>
              <table:table-cell office:value-type="float" office:value="3.069009">
                <text:p>3.069009</text:p>
              </table:table-cell>
            </table:table-row>
            <table:table-row>
              <table:table-cell office:value-type="float" office:value="5913.169395">
                <text:p>5913.169395</text:p>
              </table:table-cell>
              <table:table-cell office:value-type="float" office:value="3.06732">
                <text:p>3.06732</text:p>
              </table:table-cell>
            </table:table-row>
            <table:table-row>
              <table:table-cell office:value-type="float" office:value="6050.901213">
                <text:p>6050.901213</text:p>
              </table:table-cell>
              <table:table-cell office:value-type="float" office:value="3.065591">
                <text:p>3.065591</text:p>
              </table:table-cell>
            </table:table-row>
            <table:table-row>
              <table:table-cell office:value-type="float" office:value="6191.847835">
                <text:p>6191.847835</text:p>
              </table:table-cell>
              <table:table-cell office:value-type="float" office:value="3.063823">
                <text:p>3.063823</text:p>
              </table:table-cell>
            </table:table-row>
            <table:table-row>
              <table:table-cell office:value-type="float" office:value="6336.070812">
                <text:p>6336.070812</text:p>
              </table:table-cell>
              <table:table-cell office:value-type="float" office:value="3.062013">
                <text:p>3.062013</text:p>
              </table:table-cell>
            </table:table-row>
            <table:table-row>
              <table:table-cell office:value-type="float" office:value="6483.660289">
                <text:p>6483.660289</text:p>
              </table:table-cell>
              <table:table-cell office:value-type="float" office:value="3.060162">
                <text:p>3.060162</text:p>
              </table:table-cell>
            </table:table-row>
            <table:table-row>
              <table:table-cell office:value-type="float" office:value="6634.6803">
                <text:p>6634.6803</text:p>
              </table:table-cell>
              <table:table-cell office:value-type="float" office:value="3.058267">
                <text:p>3.058267</text:p>
              </table:table-cell>
            </table:table-row>
            <table:table-row>
              <table:table-cell office:value-type="float" office:value="6789.225967">
                <text:p>6789.225967</text:p>
              </table:table-cell>
              <table:table-cell office:value-type="float" office:value="3.056329">
                <text:p>3.056329</text:p>
              </table:table-cell>
            </table:table-row>
            <table:table-row>
              <table:table-cell office:value-type="float" office:value="6947.363189">
                <text:p>6947.363189</text:p>
              </table:table-cell>
              <table:table-cell office:value-type="float" office:value="3.054345">
                <text:p>3.054345</text:p>
              </table:table-cell>
            </table:table-row>
            <table:table-row>
              <table:table-cell office:value-type="float" office:value="7109.191438">
                <text:p>7109.191438</text:p>
              </table:table-cell>
              <table:table-cell office:value-type="float" office:value="3.052315">
                <text:p>3.052315</text:p>
              </table:table-cell>
            </table:table-row>
            <table:table-row>
              <table:table-cell office:value-type="float" office:value="7274.782209">
                <text:p>7274.782209</text:p>
              </table:table-cell>
              <table:table-cell office:value-type="float" office:value="3.050239">
                <text:p>3.050239</text:p>
              </table:table-cell>
            </table:table-row>
            <table:table-row>
              <table:table-cell office:value-type="float" office:value="7444.237461">
                <text:p>7444.237461</text:p>
              </table:table-cell>
              <table:table-cell office:value-type="float" office:value="3.048114">
                <text:p>3.048114</text:p>
              </table:table-cell>
            </table:table-row>
            <table:table-row>
              <table:table-cell office:value-type="float" office:value="7617.631798">
                <text:p>7617.631798</text:p>
              </table:table-cell>
              <table:table-cell office:value-type="float" office:value="3.04594">
                <text:p>3.04594</text:p>
              </table:table-cell>
            </table:table-row>
            <table:table-row>
              <table:table-cell office:value-type="float" office:value="7795.072773">
                <text:p>7795.072773</text:p>
              </table:table-cell>
              <table:table-cell office:value-type="float" office:value="3.043715">
                <text:p>3.043715</text:p>
              </table:table-cell>
            </table:table-row>
            <table:table-row>
              <table:table-cell office:value-type="float" office:value="7976.639344">
                <text:p>7976.639344</text:p>
              </table:table-cell>
              <table:table-cell office:value-type="float" office:value="3.041439">
                <text:p>3.041439</text:p>
              </table:table-cell>
            </table:table-row>
            <table:table-row>
              <table:table-cell office:value-type="float" office:value="8162.443414">
                <text:p>8162.443414</text:p>
              </table:table-cell>
              <table:table-cell office:value-type="float" office:value="3.03911">
                <text:p>3.03911</text:p>
              </table:table-cell>
            </table:table-row>
            <table:table-row>
              <table:table-cell office:value-type="float" office:value="8352.565806">
                <text:p>8352.565806</text:p>
              </table:table-cell>
              <table:table-cell office:value-type="float" office:value="3.036727">
                <text:p>3.036727</text:p>
              </table:table-cell>
            </table:table-row>
            <table:table-row>
              <table:table-cell office:value-type="float" office:value="8547.127129">
                <text:p>8547.127129</text:p>
              </table:table-cell>
              <table:table-cell office:value-type="float" office:value="3.034289">
                <text:p>3.034289</text:p>
              </table:table-cell>
            </table:table-row>
            <table:table-row>
              <table:table-cell office:value-type="float" office:value="8746.210068">
                <text:p>8746.210068</text:p>
              </table:table-cell>
              <table:table-cell office:value-type="float" office:value="3.031795">
                <text:p>3.031795</text:p>
              </table:table-cell>
            </table:table-row>
            <table:table-row>
              <table:table-cell office:value-type="float" office:value="8949.940208">
                <text:p>8949.940208</text:p>
              </table:table-cell>
              <table:table-cell office:value-type="float" office:value="3.029243">
                <text:p>3.029243</text:p>
              </table:table-cell>
            </table:table-row>
            <table:table-row>
              <table:table-cell office:value-type="float" office:value="9158.415775">
                <text:p>9158.415775</text:p>
              </table:table-cell>
              <table:table-cell office:value-type="float" office:value="3.026631">
                <text:p>3.026631</text:p>
              </table:table-cell>
            </table:table-row>
            <table:table-row>
              <table:table-cell office:value-type="float" office:value="9371.737487">
                <text:p>9371.737487</text:p>
              </table:table-cell>
              <table:table-cell office:value-type="float" office:value="3.02396">
                <text:p>3.02396</text:p>
              </table:table-cell>
            </table:table-row>
            <table:table-row>
              <table:table-cell office:value-type="float" office:value="9590.038386">
                <text:p>9590.038386</text:p>
              </table:table-cell>
              <table:table-cell office:value-type="float" office:value="3.021226">
                <text:p>3.021226</text:p>
              </table:table-cell>
            </table:table-row>
            <table:table-row>
              <table:table-cell office:value-type="float" office:value="9813.413592">
                <text:p>9813.413592</text:p>
              </table:table-cell>
              <table:table-cell office:value-type="float" office:value="3.01843">
                <text:p>3.01843</text:p>
              </table:table-cell>
            </table:table-row>
            <table:table-row>
              <table:table-cell office:value-type="float" office:value="10042.002366">
                <text:p>10042.002366</text:p>
              </table:table-cell>
              <table:table-cell office:value-type="float" office:value="3.015568">
                <text:p>3.015568</text:p>
              </table:table-cell>
            </table:table-row>
            <table:table-row>
              <table:table-cell office:value-type="float" office:value="10275.904801">
                <text:p>10275.904801</text:p>
              </table:table-cell>
              <table:table-cell office:value-type="float" office:value="3.012641">
                <text:p>3.012641</text:p>
              </table:table-cell>
            </table:table-row>
            <table:table-row>
              <table:table-cell office:value-type="float" office:value="10515.266375">
                <text:p>10515.266375</text:p>
              </table:table-cell>
              <table:table-cell office:value-type="float" office:value="3.009646">
                <text:p>3.009646</text:p>
              </table:table-cell>
            </table:table-row>
            <table:table-row>
              <table:table-cell office:value-type="float" office:value="10760.193398">
                <text:p>10760.193398</text:p>
              </table:table-cell>
              <table:table-cell office:value-type="float" office:value="3.006582">
                <text:p>3.006582</text:p>
              </table:table-cell>
            </table:table-row>
            <table:table-row>
              <table:table-cell office:value-type="float" office:value="11010.836322">
                <text:p>11010.836322</text:p>
              </table:table-cell>
              <table:table-cell office:value-type="float" office:value="3.003447">
                <text:p>3.003447</text:p>
              </table:table-cell>
            </table:table-row>
            <table:table-row>
              <table:table-cell office:value-type="float" office:value="11267.304566">
                <text:p>11267.304566</text:p>
              </table:table-cell>
              <table:table-cell office:value-type="float" office:value="3.000239">
                <text:p>3.000239</text:p>
              </table:table-cell>
            </table:table-row>
            <table:table-row>
              <table:table-cell office:value-type="float" office:value="11529.759771">
                <text:p>11529.759771</text:p>
              </table:table-cell>
              <table:table-cell office:value-type="float" office:value="2.996958">
                <text:p>2.996958</text:p>
              </table:table-cell>
            </table:table-row>
            <table:table-row>
              <table:table-cell office:value-type="float" office:value="11798.31633">
                <text:p>11798.31633</text:p>
              </table:table-cell>
              <table:table-cell office:value-type="float" office:value="2.993601">
                <text:p>2.993601</text:p>
              </table:table-cell>
            </table:table-row>
            <table:table-row>
              <table:table-cell office:value-type="float" office:value="12073.140858">
                <text:p>12073.140858</text:p>
              </table:table-cell>
              <table:table-cell office:value-type="float" office:value="2.990167">
                <text:p>2.990167</text:p>
              </table:table-cell>
            </table:table-row>
            <table:table-row>
              <table:table-cell office:value-type="float" office:value="12354.352722">
                <text:p>12354.352722</text:p>
              </table:table-cell>
              <table:table-cell office:value-type="float" office:value="2.986654">
                <text:p>2.986654</text:p>
              </table:table-cell>
            </table:table-row>
            <table:table-row>
              <table:table-cell office:value-type="float" office:value="12642.129727">
                <text:p>12642.129727</text:p>
              </table:table-cell>
              <table:table-cell office:value-type="float" office:value="2.98306">
                <text:p>2.98306</text:p>
              </table:table-cell>
            </table:table-row>
            <table:table-row>
              <table:table-cell office:value-type="float" office:value="12936.59497">
                <text:p>12936.59497</text:p>
              </table:table-cell>
              <table:table-cell office:value-type="float" office:value="2.979383">
                <text:p>2.979383</text:p>
              </table:table-cell>
            </table:table-row>
            <table:table-row>
              <table:table-cell office:value-type="float" office:value="13237.933717">
                <text:p>13237.933717</text:p>
              </table:table-cell>
              <table:table-cell office:value-type="float" office:value="2.975622">
                <text:p>2.975622</text:p>
              </table:table-cell>
            </table:table-row>
            <table:table-row>
              <table:table-cell office:value-type="float" office:value="13546.277768">
                <text:p>13546.277768</text:p>
              </table:table-cell>
              <table:table-cell office:value-type="float" office:value="2.971774">
                <text:p>2.971774</text:p>
              </table:table-cell>
            </table:table-row>
            <table:table-row>
              <table:table-cell office:value-type="float" office:value="13861.817363">
                <text:p>13861.817363</text:p>
              </table:table-cell>
              <table:table-cell office:value-type="float" office:value="2.967838">
                <text:p>2.967838</text:p>
              </table:table-cell>
            </table:table-row>
            <table:table-row>
              <table:table-cell office:value-type="float" office:value="14184.693007">
                <text:p>14184.693007</text:p>
              </table:table-cell>
              <table:table-cell office:value-type="float" office:value="2.963812">
                <text:p>2.963812</text:p>
              </table:table-cell>
            </table:table-row>
            <table:table-row>
              <table:table-cell office:value-type="float" office:value="14515.104886">
                <text:p>14515.104886</text:p>
              </table:table-cell>
              <table:table-cell office:value-type="float" office:value="2.959694">
                <text:p>2.959694</text:p>
              </table:table-cell>
            </table:table-row>
            <table:table-row>
              <table:table-cell office:value-type="float" office:value="14853.195991">
                <text:p>14853.195991</text:p>
              </table:table-cell>
              <table:table-cell office:value-type="float" office:value="2.955481">
                <text:p>2.955481</text:p>
              </table:table-cell>
            </table:table-row>
            <table:table-row>
              <table:table-cell office:value-type="float" office:value="15199.180186">
                <text:p>15199.180186</text:p>
              </table:table-cell>
              <table:table-cell office:value-type="float" office:value="2.951172">
                <text:p>2.951172</text:p>
              </table:table-cell>
            </table:table-row>
            <table:table-row>
              <table:table-cell office:value-type="float" office:value="15553.205436">
                <text:p>15553.205436</text:p>
              </table:table-cell>
              <table:table-cell office:value-type="float" office:value="2.946764">
                <text:p>2.946764</text:p>
              </table:table-cell>
            </table:table-row>
            <table:table-row>
              <table:table-cell office:value-type="float" office:value="15915.494309">
                <text:p>15915.494309</text:p>
              </table:table-cell>
              <table:table-cell office:value-type="float" office:value="2.942255">
                <text:p>2.942255</text:p>
              </table:table-cell>
            </table:table-row>
            <table:table-row>
              <table:table-cell office:value-type="float" office:value="16286.222125">
                <text:p>16286.222125</text:p>
              </table:table-cell>
              <table:table-cell office:value-type="float" office:value="2.937644">
                <text:p>2.937644</text:p>
              </table:table-cell>
            </table:table-row>
            <table:table-row>
              <table:table-cell office:value-type="float" office:value="16665.567931">
                <text:p>16665.567931</text:p>
              </table:table-cell>
              <table:table-cell office:value-type="float" office:value="2.932927">
                <text:p>2.932927</text:p>
              </table:table-cell>
            </table:table-row>
            <table:table-row>
              <table:table-cell office:value-type="float" office:value="17053.767975">
                <text:p>17053.767975</text:p>
              </table:table-cell>
              <table:table-cell office:value-type="float" office:value="2.928103">
                <text:p>2.928103</text:p>
              </table:table-cell>
            </table:table-row>
            <table:table-row>
              <table:table-cell office:value-type="float" office:value="17450.991359">
                <text:p>17450.991359</text:p>
              </table:table-cell>
              <table:table-cell office:value-type="float" office:value="2.92317">
                <text:p>2.92317</text:p>
              </table:table-cell>
            </table:table-row>
            <table:table-row>
              <table:table-cell office:value-type="float" office:value="17857.486761">
                <text:p>17857.486761</text:p>
              </table:table-cell>
              <table:table-cell office:value-type="float" office:value="2.918123">
                <text:p>2.918123</text:p>
              </table:table-cell>
            </table:table-row>
            <table:table-row>
              <table:table-cell office:value-type="float" office:value="18273.429501">
                <text:p>18273.429501</text:p>
              </table:table-cell>
              <table:table-cell office:value-type="float" office:value="2.912963">
                <text:p>2.912963</text:p>
              </table:table-cell>
            </table:table-row>
            <table:table-row>
              <table:table-cell office:value-type="float" office:value="18699.083179">
                <text:p>18699.083179</text:p>
              </table:table-cell>
              <table:table-cell office:value-type="float" office:value="2.907685">
                <text:p>2.907685</text:p>
              </table:table-cell>
            </table:table-row>
            <table:table-row>
              <table:table-cell office:value-type="float" office:value="19134.629332">
                <text:p>19134.629332</text:p>
              </table:table-cell>
              <table:table-cell office:value-type="float" office:value="2.902288">
                <text:p>2.902288</text:p>
              </table:table-cell>
            </table:table-row>
            <table:table-row>
              <table:table-cell office:value-type="float" office:value="19580.34275">
                <text:p>19580.34275</text:p>
              </table:table-cell>
              <table:table-cell office:value-type="float" office:value="2.896769">
                <text:p>2.896769</text:p>
              </table:table-cell>
            </table:table-row>
            <table:table-row>
              <table:table-cell office:value-type="float" office:value="20036.41616">
                <text:p>20036.41616</text:p>
              </table:table-cell>
              <table:table-cell office:value-type="float" office:value="2.891125">
                <text:p>2.891125</text:p>
              </table:table-cell>
            </table:table-row>
            <table:table-row>
              <table:table-cell office:value-type="float" office:value="20503.1343">
                <text:p>20503.1343</text:p>
              </table:table-cell>
              <table:table-cell office:value-type="float" office:value="2.885354">
                <text:p>2.885354</text:p>
              </table:table-cell>
            </table:table-row>
            <table:table-row>
              <table:table-cell office:value-type="float" office:value="20980.702332">
                <text:p>20980.702332</text:p>
              </table:table-cell>
              <table:table-cell office:value-type="float" office:value="2.879453">
                <text:p>2.879453</text:p>
              </table:table-cell>
            </table:table-row>
            <table:table-row>
              <table:table-cell office:value-type="float" office:value="21469.417426">
                <text:p>21469.417426</text:p>
              </table:table-cell>
              <table:table-cell office:value-type="float" office:value="2.873419">
                <text:p>2.873419</text:p>
              </table:table-cell>
            </table:table-row>
            <table:table-row>
              <table:table-cell office:value-type="float" office:value="21969.492204">
                <text:p>21969.492204</text:p>
              </table:table-cell>
              <table:table-cell office:value-type="float" office:value="2.867249">
                <text:p>2.867249</text:p>
              </table:table-cell>
            </table:table-row>
            <table:table-row>
              <table:table-cell office:value-type="float" office:value="22481.237516">
                <text:p>22481.237516</text:p>
              </table:table-cell>
              <table:table-cell office:value-type="float" office:value="2.860942">
                <text:p>2.860942</text:p>
              </table:table-cell>
            </table:table-row>
            <table:table-row>
              <table:table-cell office:value-type="float" office:value="23004.87966">
                <text:p>23004.87966</text:p>
              </table:table-cell>
              <table:table-cell office:value-type="float" office:value="2.854493">
                <text:p>2.854493</text:p>
              </table:table-cell>
            </table:table-row>
            <table:table-row>
              <table:table-cell office:value-type="float" office:value="23540.744407">
                <text:p>23540.744407</text:p>
              </table:table-cell>
              <table:table-cell office:value-type="float" office:value="2.8479">
                <text:p>2.8479</text:p>
              </table:table-cell>
            </table:table-row>
            <table:table-row>
              <table:table-cell office:value-type="float" office:value="24089.065514">
                <text:p>24089.065514</text:p>
              </table:table-cell>
              <table:table-cell office:value-type="float" office:value="2.841161">
                <text:p>2.841161</text:p>
              </table:table-cell>
            </table:table-row>
            <table:table-row>
              <table:table-cell office:value-type="float" office:value="24650.18616">
                <text:p>24650.18616</text:p>
              </table:table-cell>
              <table:table-cell office:value-type="float" office:value="2.834271">
                <text:p>2.834271</text:p>
              </table:table-cell>
            </table:table-row>
            <table:table-row>
              <table:table-cell office:value-type="float" office:value="25224.347564">
                <text:p>25224.347564</text:p>
              </table:table-cell>
              <table:table-cell office:value-type="float" office:value="2.827229">
                <text:p>2.827229</text:p>
              </table:table-cell>
            </table:table-row>
            <table:table-row>
              <table:table-cell office:value-type="float" office:value="25811.912799">
                <text:p>25811.912799</text:p>
              </table:table-cell>
              <table:table-cell office:value-type="float" office:value="2.82003">
                <text:p>2.82003</text:p>
              </table:table-cell>
            </table:table-row>
            <table:table-row>
              <table:table-cell office:value-type="float" office:value="26413.133031">
                <text:p>26413.133031</text:p>
              </table:table-cell>
              <table:table-cell office:value-type="float" office:value="2.812673">
                <text:p>2.812673</text:p>
              </table:table-cell>
            </table:table-row>
            <table:table-row>
              <table:table-cell office:value-type="float" office:value="27028.388739">
                <text:p>27028.388739</text:p>
              </table:table-cell>
              <table:table-cell office:value-type="float" office:value="2.805154">
                <text:p>2.805154</text:p>
              </table:table-cell>
            </table:table-row>
            <table:table-row>
              <table:table-cell office:value-type="float" office:value="27657.943524">
                <text:p>27657.943524</text:p>
              </table:table-cell>
              <table:table-cell office:value-type="float" office:value="2.797469">
                <text:p>2.797469</text:p>
              </table:table-cell>
            </table:table-row>
            <table:table-row>
              <table:table-cell office:value-type="float" office:value="28302.195273">
                <text:p>28302.195273</text:p>
              </table:table-cell>
              <table:table-cell office:value-type="float" office:value="2.789616">
                <text:p>2.789616</text:p>
              </table:table-cell>
            </table:table-row>
            <table:table-row>
              <table:table-cell office:value-type="float" office:value="28961.454836">
                <text:p>28961.454836</text:p>
              </table:table-cell>
              <table:table-cell office:value-type="float" office:value="2.781591">
                <text:p>2.781591</text:p>
              </table:table-cell>
            </table:table-row>
            <table:table-row>
              <table:table-cell office:value-type="float" office:value="29636.035549">
                <text:p>29636.035549</text:p>
              </table:table-cell>
              <table:table-cell office:value-type="float" office:value="2.773392">
                <text:p>2.773392</text:p>
              </table:table-cell>
            </table:table-row>
            <table:table-row>
              <table:table-cell office:value-type="float" office:value="30326.362654">
                <text:p>30326.362654</text:p>
              </table:table-cell>
              <table:table-cell office:value-type="float" office:value="2.765015">
                <text:p>2.765015</text:p>
              </table:table-cell>
            </table:table-row>
            <table:table-row>
              <table:table-cell office:value-type="float" office:value="31032.737054">
                <text:p>31032.737054</text:p>
              </table:table-cell>
              <table:table-cell office:value-type="float" office:value="2.756456">
                <text:p>2.756456</text:p>
              </table:table-cell>
            </table:table-row>
            <table:table-row>
              <table:table-cell office:value-type="float" office:value="31755.598911">
                <text:p>31755.598911</text:p>
              </table:table-cell>
              <table:table-cell office:value-type="float" office:value="2.747713">
                <text:p>2.747713</text:p>
              </table:table-cell>
            </table:table-row>
            <table:table-row>
              <table:table-cell office:value-type="float" office:value="32495.264049">
                <text:p>32495.264049</text:p>
              </table:table-cell>
              <table:table-cell office:value-type="float" office:value="2.738781">
                <text:p>2.738781</text:p>
              </table:table-cell>
            </table:table-row>
            <table:table-row>
              <table:table-cell office:value-type="float" office:value="33252.195011">
                <text:p>33252.195011</text:p>
              </table:table-cell>
              <table:table-cell office:value-type="float" office:value="2.729659">
                <text:p>2.729659</text:p>
              </table:table-cell>
            </table:table-row>
            <table:table-row>
              <table:table-cell office:value-type="float" office:value="34026.717568">
                <text:p>34026.717568</text:p>
              </table:table-cell>
              <table:table-cell office:value-type="float" office:value="2.720342">
                <text:p>2.720342</text:p>
              </table:table-cell>
            </table:table-row>
            <table:table-row>
              <table:table-cell office:value-type="float" office:value="34819.319132">
                <text:p>34819.319132</text:p>
              </table:table-cell>
              <table:table-cell office:value-type="float" office:value="2.710827">
                <text:p>2.710827</text:p>
              </table:table-cell>
            </table:table-row>
            <table:table-row>
              <table:table-cell office:value-type="float" office:value="35630.345367">
                <text:p>35630.345367</text:p>
              </table:table-cell>
              <table:table-cell office:value-type="float" office:value="2.701112">
                <text:p>2.701112</text:p>
              </table:table-cell>
            </table:table-row>
            <table:table-row>
              <table:table-cell office:value-type="float" office:value="36460.301093">
                <text:p>36460.301093</text:p>
              </table:table-cell>
              <table:table-cell office:value-type="float" office:value="2.691191">
                <text:p>2.691191</text:p>
              </table:table-cell>
            </table:table-row>
            <table:table-row>
              <table:table-cell office:value-type="float" office:value="37309.549383">
                <text:p>37309.549383</text:p>
              </table:table-cell>
              <table:table-cell office:value-type="float" office:value="2.681063">
                <text:p>2.681063</text:p>
              </table:table-cell>
            </table:table-row>
            <table:table-row>
              <table:table-cell office:value-type="float" office:value="38178.62241">
                <text:p>38178.62241</text:p>
              </table:table-cell>
              <table:table-cell office:value-type="float" office:value="2.670723">
                <text:p>2.670723</text:p>
              </table:table-cell>
            </table:table-row>
            <table:table-row>
              <table:table-cell office:value-type="float" office:value="39067.893194">
                <text:p>39067.893194</text:p>
              </table:table-cell>
              <table:table-cell office:value-type="float" office:value="2.66017">
                <text:p>2.66017</text:p>
              </table:table-cell>
            </table:table-row>
            <table:table-row>
              <table:table-cell office:value-type="float" office:value="39977.923751">
                <text:p>39977.923751</text:p>
              </table:table-cell>
              <table:table-cell office:value-type="float" office:value="2.649398">
                <text:p>2.649398</text:p>
              </table:table-cell>
            </table:table-row>
            <table:table-row>
              <table:table-cell office:value-type="float" office:value="40909.104508">
                <text:p>40909.104508</text:p>
              </table:table-cell>
              <table:table-cell office:value-type="float" office:value="2.638407">
                <text:p>2.638407</text:p>
              </table:table-cell>
            </table:table-row>
            <table:table-row>
              <table:table-cell office:value-type="float" office:value="41862.022349">
                <text:p>41862.022349</text:p>
              </table:table-cell>
              <table:table-cell office:value-type="float" office:value="2.62719">
                <text:p>2.62719</text:p>
              </table:table-cell>
            </table:table-row>
            <table:table-row>
              <table:table-cell office:value-type="float" office:value="42837.090081">
                <text:p>42837.090081</text:p>
              </table:table-cell>
              <table:table-cell office:value-type="float" office:value="2.615747">
                <text:p>2.615747</text:p>
              </table:table-cell>
            </table:table-row>
            <table:table-row>
              <table:table-cell office:value-type="float" office:value="43834.91697">
                <text:p>43834.91697</text:p>
              </table:table-cell>
              <table:table-cell office:value-type="float" office:value="2.604074">
                <text:p>2.604074</text:p>
              </table:table-cell>
            </table:table-row>
            <table:table-row>
              <table:table-cell office:value-type="float" office:value="44855.935719">
                <text:p>44855.935719</text:p>
              </table:table-cell>
              <table:table-cell office:value-type="float" office:value="2.592168">
                <text:p>2.592168</text:p>
              </table:table-cell>
            </table:table-row>
            <table:table-row>
              <table:table-cell office:value-type="float" office:value="45900.792894">
                <text:p>45900.792894</text:p>
              </table:table-cell>
              <table:table-cell office:value-type="float" office:value="2.580025">
                <text:p>2.580025</text:p>
              </table:table-cell>
            </table:table-row>
            <table:table-row>
              <table:table-cell office:value-type="float" office:value="46969.931145">
                <text:p>46969.931145</text:p>
              </table:table-cell>
              <table:table-cell office:value-type="float" office:value="2.567644">
                <text:p>2.567644</text:p>
              </table:table-cell>
            </table:table-row>
            <table:table-row>
              <table:table-cell office:value-type="float" office:value="48064.026881">
                <text:p>48064.026881</text:p>
              </table:table-cell>
              <table:table-cell office:value-type="float" office:value="2.55502">
                <text:p>2.55502</text:p>
              </table:table-cell>
            </table:table-row>
            <table:table-row>
              <table:table-cell office:value-type="float" office:value="49183.552592">
                <text:p>49183.552592</text:p>
              </table:table-cell>
              <table:table-cell office:value-type="float" office:value="2.542153">
                <text:p>2.542153</text:p>
              </table:table-cell>
            </table:table-row>
            <table:table-row>
              <table:table-cell office:value-type="float" office:value="50329.214529">
                <text:p>50329.214529</text:p>
              </table:table-cell>
              <table:table-cell office:value-type="float" office:value="2.529038">
                <text:p>2.529038</text:p>
              </table:table-cell>
            </table:table-row>
            <table:table-row>
              <table:table-cell office:value-type="float" office:value="51501.554813">
                <text:p>51501.554813</text:p>
              </table:table-cell>
              <table:table-cell office:value-type="float" office:value="2.515674">
                <text:p>2.515674</text:p>
              </table:table-cell>
            </table:table-row>
            <table:table-row>
              <table:table-cell office:value-type="float" office:value="52701.150382">
                <text:p>52701.150382</text:p>
              </table:table-cell>
              <table:table-cell office:value-type="float" office:value="2.502058">
                <text:p>2.502058</text:p>
              </table:table-cell>
            </table:table-row>
            <table:table-row>
              <table:table-cell office:value-type="float" office:value="53928.747273">
                <text:p>53928.747273</text:p>
              </table:table-cell>
              <table:table-cell office:value-type="float" office:value="2.488188">
                <text:p>2.488188</text:p>
              </table:table-cell>
            </table:table-row>
            <table:table-row>
              <table:table-cell office:value-type="float" office:value="55184.877661">
                <text:p>55184.877661</text:p>
              </table:table-cell>
              <table:table-cell office:value-type="float" office:value="2.474063">
                <text:p>2.474063</text:p>
              </table:table-cell>
            </table:table-row>
            <table:table-row>
              <table:table-cell office:value-type="float" office:value="56470.327374">
                <text:p>56470.327374</text:p>
              </table:table-cell>
              <table:table-cell office:value-type="float" office:value="2.459679">
                <text:p>2.459679</text:p>
              </table:table-cell>
            </table:table-row>
            <table:table-row>
              <table:table-cell office:value-type="float" office:value="57785.658428">
                <text:p>57785.658428</text:p>
              </table:table-cell>
              <table:table-cell office:value-type="float" office:value="2.445037">
                <text:p>2.445037</text:p>
              </table:table-cell>
            </table:table-row>
            <table:table-row>
              <table:table-cell office:value-type="float" office:value="59131.691465">
                <text:p>59131.691465</text:p>
              </table:table-cell>
              <table:table-cell office:value-type="float" office:value="2.430133">
                <text:p>2.430133</text:p>
              </table:table-cell>
            </table:table-row>
            <table:table-row>
              <table:table-cell office:value-type="float" office:value="60509.013369">
                <text:p>60509.013369</text:p>
              </table:table-cell>
              <table:table-cell office:value-type="float" office:value="2.414968">
                <text:p>2.414968</text:p>
              </table:table-cell>
            </table:table-row>
            <table:table-row>
              <table:table-cell office:value-type="float" office:value="61918.479598">
                <text:p>61918.479598</text:p>
              </table:table-cell>
              <table:table-cell office:value-type="float" office:value="2.399538">
                <text:p>2.399538</text:p>
              </table:table-cell>
            </table:table-row>
            <table:table-row>
              <table:table-cell office:value-type="float" office:value="63360.71185">
                <text:p>63360.71185</text:p>
              </table:table-cell>
              <table:table-cell office:value-type="float" office:value="2.383846">
                <text:p>2.383846</text:p>
              </table:table-cell>
            </table:table-row>
            <table:table-row>
              <table:table-cell office:value-type="float" office:value="64836.605373">
                <text:p>64836.605373</text:p>
              </table:table-cell>
              <table:table-cell office:value-type="float" office:value="2.367887">
                <text:p>2.367887</text:p>
              </table:table-cell>
            </table:table-row>
            <table:table-row>
              <table:table-cell office:value-type="float" office:value="66346.806734">
                <text:p>66346.806734</text:p>
              </table:table-cell>
              <table:table-cell office:value-type="float" office:value="2.351665">
                <text:p>2.351665</text:p>
              </table:table-cell>
            </table:table-row>
            <table:table-row>
              <table:table-cell office:value-type="float" office:value="67892.255941">
                <text:p>67892.255941</text:p>
              </table:table-cell>
              <table:table-cell office:value-type="float" office:value="2.335177">
                <text:p>2.335177</text:p>
              </table:table-cell>
            </table:table-row>
            <table:table-row>
              <table:table-cell office:value-type="float" office:value="69473.629403">
                <text:p>69473.629403</text:p>
              </table:table-cell>
              <table:table-cell office:value-type="float" office:value="2.318425">
                <text:p>2.318425</text:p>
              </table:table-cell>
            </table:table-row>
            <table:table-row>
              <table:table-cell office:value-type="float" office:value="71091.916864">
                <text:p>71091.916864</text:p>
              </table:table-cell>
              <table:table-cell office:value-type="float" office:value="2.301407">
                <text:p>2.301407</text:p>
              </table:table-cell>
            </table:table-row>
            <table:table-row>
              <table:table-cell office:value-type="float" office:value="72747.819602">
                <text:p>72747.819602</text:p>
              </table:table-cell>
              <table:table-cell office:value-type="float" office:value="2.284127">
                <text:p>2.284127</text:p>
              </table:table-cell>
            </table:table-row>
            <table:table-row>
              <table:table-cell office:value-type="float" office:value="74442.372122">
                <text:p>74442.372122</text:p>
              </table:table-cell>
              <table:table-cell office:value-type="float" office:value="2.266584">
                <text:p>2.266584</text:p>
              </table:table-cell>
            </table:table-row>
            <table:table-row>
              <table:table-cell office:value-type="float" office:value="76176.315491">
                <text:p>76176.315491</text:p>
              </table:table-cell>
              <table:table-cell office:value-type="float" office:value="2.248781">
                <text:p>2.248781</text:p>
              </table:table-cell>
            </table:table-row>
            <table:table-row>
              <table:table-cell office:value-type="float" office:value="77950.728978">
                <text:p>77950.728978</text:p>
              </table:table-cell>
              <table:table-cell office:value-type="float" office:value="2.230718">
                <text:p>2.230718</text:p>
              </table:table-cell>
            </table:table-row>
            <table:table-row>
              <table:table-cell office:value-type="float" office:value="79766.388463">
                <text:p>79766.388463</text:p>
              </table:table-cell>
              <table:table-cell office:value-type="float" office:value="2.212399">
                <text:p>2.212399</text:p>
              </table:table-cell>
            </table:table-row>
            <table:table-row>
              <table:table-cell office:value-type="float" office:value="81624.432899">
                <text:p>81624.432899</text:p>
              </table:table-cell>
              <table:table-cell office:value-type="float" office:value="2.193825">
                <text:p>2.193825</text:p>
              </table:table-cell>
            </table:table-row>
            <table:table-row>
              <table:table-cell office:value-type="float" office:value="83525.658061">
                <text:p>83525.658061</text:p>
              </table:table-cell>
              <table:table-cell office:value-type="float" office:value="2.175001">
                <text:p>2.175001</text:p>
              </table:table-cell>
            </table:table-row>
            <table:table-row>
              <table:table-cell office:value-type="float" office:value="85471.267557">
                <text:p>85471.267557</text:p>
              </table:table-cell>
              <table:table-cell office:value-type="float" office:value="2.155928">
                <text:p>2.155928</text:p>
              </table:table-cell>
            </table:table-row>
            <table:table-row>
              <table:table-cell office:value-type="float" office:value="87462.096951">
                <text:p>87462.096951</text:p>
              </table:table-cell>
              <table:table-cell office:value-type="float" office:value="2.136612">
                <text:p>2.136612</text:p>
              </table:table-cell>
            </table:table-row>
            <table:table-row>
              <table:table-cell office:value-type="float" office:value="89499.399589">
                <text:p>89499.399589</text:p>
              </table:table-cell>
              <table:table-cell office:value-type="float" office:value="2.117055">
                <text:p>2.117055</text:p>
              </table:table-cell>
            </table:table-row>
            <table:table-row>
              <table:table-cell office:value-type="float" office:value="91584.160242">
                <text:p>91584.160242</text:p>
              </table:table-cell>
              <table:table-cell office:value-type="float" office:value="2.097263">
                <text:p>2.097263</text:p>
              </table:table-cell>
            </table:table-row>
            <table:table-row>
              <table:table-cell office:value-type="float" office:value="93717.373627">
                <text:p>93717.373627</text:p>
              </table:table-cell>
              <table:table-cell office:value-type="float" office:value="2.077241">
                <text:p>2.077241</text:p>
              </table:table-cell>
            </table:table-row>
            <table:table-row>
              <table:table-cell office:value-type="float" office:value="95900.382615">
                <text:p>95900.382615</text:p>
              </table:table-cell>
              <table:table-cell office:value-type="float" office:value="2.056993">
                <text:p>2.056993</text:p>
              </table:table-cell>
            </table:table-row>
            <table:table-row>
              <table:table-cell office:value-type="float" office:value="98134.132189">
                <text:p>98134.132189</text:p>
              </table:table-cell>
              <table:table-cell office:value-type="float" office:value="2.036528">
                <text:p>2.036528</text:p>
              </table:table-cell>
            </table:table-row>
            <table:table-row>
              <table:table-cell office:value-type="float" office:value="100420.0249">
                <text:p>100420.0249</text:p>
              </table:table-cell>
              <table:table-cell office:value-type="float" office:value="2.015849">
                <text:p>2.015849</text:p>
              </table:table-cell>
            </table:table-row>
            <table:table-row>
              <table:table-cell office:value-type="float" office:value="102759.045521">
                <text:p>102759.045521</text:p>
              </table:table-cell>
              <table:table-cell office:value-type="float" office:value="1.994965">
                <text:p>1.994965</text:p>
              </table:table-cell>
            </table:table-row>
            <table:table-row>
              <table:table-cell office:value-type="float" office:value="105152.666235">
                <text:p>105152.666235</text:p>
              </table:table-cell>
              <table:table-cell office:value-type="float" office:value="1.973881">
                <text:p>1.973881</text:p>
              </table:table-cell>
            </table:table-row>
            <table:table-row>
              <table:table-cell office:value-type="float" office:value="107601.931496">
                <text:p>107601.931496</text:p>
              </table:table-cell>
              <table:table-cell office:value-type="float" office:value="1.952606">
                <text:p>1.952606</text:p>
              </table:table-cell>
            </table:table-row>
            <table:table-row>
              <table:table-cell office:value-type="float" office:value="110108.353276">
                <text:p>110108.353276</text:p>
              </table:table-cell>
              <table:table-cell office:value-type="float" office:value="1.931148">
                <text:p>1.931148</text:p>
              </table:table-cell>
            </table:table-row>
            <table:table-row>
              <table:table-cell office:value-type="float" office:value="112673.045659">
                <text:p>112673.045659</text:p>
              </table:table-cell>
              <table:table-cell office:value-type="float" office:value="1.909515">
                <text:p>1.909515</text:p>
              </table:table-cell>
            </table:table-row>
            <table:table-row>
              <table:table-cell office:value-type="float" office:value="115297.600195">
                <text:p>115297.600195</text:p>
              </table:table-cell>
              <table:table-cell office:value-type="float" office:value="1.887716">
                <text:p>1.887716</text:p>
              </table:table-cell>
            </table:table-row>
            <table:table-row>
              <table:table-cell office:value-type="float" office:value="117983.160811">
                <text:p>117983.160811</text:p>
              </table:table-cell>
              <table:table-cell office:value-type="float" office:value="1.86576">
                <text:p>1.86576</text:p>
              </table:table-cell>
            </table:table-row>
            <table:table-row>
              <table:table-cell office:value-type="float" office:value="120731.398632">
                <text:p>120731.398632</text:p>
              </table:table-cell>
              <table:table-cell office:value-type="float" office:value="1.843656">
                <text:p>1.843656</text:p>
              </table:table-cell>
            </table:table-row>
            <table:table-row>
              <table:table-cell office:value-type="float" office:value="123543.527216">
                <text:p>123543.527216</text:p>
              </table:table-cell>
              <table:table-cell office:value-type="float" office:value="1.821415">
                <text:p>1.821415</text:p>
              </table:table-cell>
            </table:table-row>
            <table:table-row>
              <table:table-cell office:value-type="float" office:value="126421.297267">
                <text:p>126421.297267</text:p>
              </table:table-cell>
              <table:table-cell office:value-type="float" office:value="1.799047">
                <text:p>1.799047</text:p>
              </table:table-cell>
            </table:table-row>
            <table:table-row>
              <table:table-cell office:value-type="float" office:value="129365.952182">
                <text:p>129365.952182</text:p>
              </table:table-cell>
              <table:table-cell office:value-type="float" office:value="1.776562">
                <text:p>1.776562</text:p>
              </table:table-cell>
            </table:table-row>
            <table:table-row>
              <table:table-cell office:value-type="float" office:value="132379.342139">
                <text:p>132379.342139</text:p>
              </table:table-cell>
              <table:table-cell office:value-type="float" office:value="1.75397">
                <text:p>1.75397</text:p>
              </table:table-cell>
            </table:table-row>
            <table:table-row>
              <table:table-cell office:value-type="float" office:value="135462.770217">
                <text:p>135462.770217</text:p>
              </table:table-cell>
              <table:table-cell office:value-type="float" office:value="1.731284">
                <text:p>1.731284</text:p>
              </table:table-cell>
            </table:table-row>
            <table:table-row>
              <table:table-cell office:value-type="float" office:value="138618.176119">
                <text:p>138618.176119</text:p>
              </table:table-cell>
              <table:table-cell office:value-type="float" office:value="1.708514">
                <text:p>1.708514</text:p>
              </table:table-cell>
            </table:table-row>
            <table:table-row>
              <table:table-cell office:value-type="float" office:value="141846.932555">
                <text:p>141846.932555</text:p>
              </table:table-cell>
              <table:table-cell office:value-type="float" office:value="1.685673">
                <text:p>1.685673</text:p>
              </table:table-cell>
            </table:table-row>
            <table:table-row>
              <table:table-cell office:value-type="float" office:value="145151.048857">
                <text:p>145151.048857</text:p>
              </table:table-cell>
              <table:table-cell office:value-type="float" office:value="1.66277">
                <text:p>1.66277</text:p>
              </table:table-cell>
            </table:table-row>
            <table:table-row>
              <table:table-cell office:value-type="float" office:value="148531.967366">
                <text:p>148531.967366</text:p>
              </table:table-cell>
              <table:table-cell office:value-type="float" office:value="1.63982">
                <text:p>1.63982</text:p>
              </table:table-cell>
            </table:table-row>
            <table:table-row>
              <table:table-cell office:value-type="float" office:value="151991.796885">
                <text:p>151991.796885</text:p>
              </table:table-cell>
              <table:table-cell office:value-type="float" office:value="1.616832">
                <text:p>1.616832</text:p>
              </table:table-cell>
            </table:table-row>
            <table:table-row>
              <table:table-cell office:value-type="float" office:value="155532.049386">
                <text:p>155532.049386</text:p>
              </table:table-cell>
              <table:table-cell office:value-type="float" office:value="1.593821">
                <text:p>1.593821</text:p>
              </table:table-cell>
            </table:table-row>
            <table:table-row>
              <table:table-cell office:value-type="float" office:value="159154.943092">
                <text:p>159154.943092</text:p>
              </table:table-cell>
              <table:table-cell office:value-type="float" office:value="1.570796">
                <text:p>1.570796</text:p>
              </table:table-cell>
            </table:table-row>
            <table:table-row>
              <table:table-cell office:value-type="float" office:value="162862.228706">
                <text:p>162862.228706</text:p>
              </table:table-cell>
              <table:table-cell office:value-type="float" office:value="1.547772">
                <text:p>1.547772</text:p>
              </table:table-cell>
            </table:table-row>
            <table:table-row>
              <table:table-cell office:value-type="float" office:value="166655.676827">
                <text:p>166655.676827</text:p>
              </table:table-cell>
              <table:table-cell office:value-type="float" office:value="1.524761">
                <text:p>1.524761</text:p>
              </table:table-cell>
            </table:table-row>
            <table:table-row>
              <table:table-cell office:value-type="float" office:value="170537.684727">
                <text:p>170537.684727</text:p>
              </table:table-cell>
              <table:table-cell office:value-type="float" office:value="1.501773">
                <text:p>1.501773</text:p>
              </table:table-cell>
            </table:table-row>
            <table:table-row>
              <table:table-cell office:value-type="float" office:value="174509.913586">
                <text:p>174509.913586</text:p>
              </table:table-cell>
              <table:table-cell office:value-type="float" office:value="1.478823">
                <text:p>1.478823</text:p>
              </table:table-cell>
            </table:table-row>
            <table:table-row>
              <table:table-cell office:value-type="float" office:value="178574.870093">
                <text:p>178574.870093</text:p>
              </table:table-cell>
              <table:table-cell office:value-type="float" office:value="1.45592">
                <text:p>1.45592</text:p>
              </table:table-cell>
            </table:table-row>
            <table:table-row>
              <table:table-cell office:value-type="float" office:value="182734.304953">
                <text:p>182734.304953</text:p>
              </table:table-cell>
              <table:table-cell office:value-type="float" office:value="1.433079">
                <text:p>1.433079</text:p>
              </table:table-cell>
            </table:table-row>
            <table:table-row>
              <table:table-cell office:value-type="float" office:value="186990.824329">
                <text:p>186990.824329</text:p>
              </table:table-cell>
              <table:table-cell office:value-type="float" office:value="1.410308">
                <text:p>1.410308</text:p>
              </table:table-cell>
            </table:table-row>
            <table:table-row>
              <table:table-cell office:value-type="float" office:value="191346.29829">
                <text:p>191346.29829</text:p>
              </table:table-cell>
              <table:table-cell office:value-type="float" office:value="1.387623">
                <text:p>1.387623</text:p>
              </table:table-cell>
            </table:table-row>
            <table:table-row>
              <table:table-cell office:value-type="float" office:value="195803.432471">
                <text:p>195803.432471</text:p>
              </table:table-cell>
              <table:table-cell office:value-type="float" office:value="1.365031">
                <text:p>1.365031</text:p>
              </table:table-cell>
            </table:table-row>
            <table:table-row>
              <table:table-cell office:value-type="float" office:value="200364.156626">
                <text:p>200364.156626</text:p>
              </table:table-cell>
              <table:table-cell office:value-type="float" office:value="1.342546">
                <text:p>1.342546</text:p>
              </table:table-cell>
            </table:table-row>
            <table:table-row>
              <table:table-cell office:value-type="float" office:value="205031.355438">
                <text:p>205031.355438</text:p>
              </table:table-cell>
              <table:table-cell office:value-type="float" office:value="1.320177">
                <text:p>1.320177</text:p>
              </table:table-cell>
            </table:table-row>
            <table:table-row>
              <table:table-cell office:value-type="float" office:value="209807.018344">
                <text:p>209807.018344</text:p>
              </table:table-cell>
              <table:table-cell office:value-type="float" office:value="1.297937">
                <text:p>1.297937</text:p>
              </table:table-cell>
            </table:table-row>
            <table:table-row>
              <table:table-cell office:value-type="float" office:value="214694.169287">
                <text:p>214694.169287</text:p>
              </table:table-cell>
              <table:table-cell office:value-type="float" office:value="1.275833">
                <text:p>1.275833</text:p>
              </table:table-cell>
            </table:table-row>
            <table:table-row>
              <table:table-cell office:value-type="float" office:value="219694.917071">
                <text:p>219694.917071</text:p>
              </table:table-cell>
              <table:table-cell office:value-type="float" office:value="1.253877">
                <text:p>1.253877</text:p>
              </table:table-cell>
            </table:table-row>
            <table:table-row>
              <table:table-cell office:value-type="float" office:value="224812.385111">
                <text:p>224812.385111</text:p>
              </table:table-cell>
              <table:table-cell office:value-type="float" office:value="1.232077">
                <text:p>1.232077</text:p>
              </table:table-cell>
            </table:table-row>
            <table:table-row>
              <table:table-cell office:value-type="float" office:value="230048.801577">
                <text:p>230048.801577</text:p>
              </table:table-cell>
              <table:table-cell office:value-type="float" office:value="1.210445">
                <text:p>1.210445</text:p>
              </table:table-cell>
            </table:table-row>
            <table:table-row>
              <table:table-cell office:value-type="float" office:value="235407.449039">
                <text:p>235407.449039</text:p>
              </table:table-cell>
              <table:table-cell office:value-type="float" office:value="1.188986">
                <text:p>1.188986</text:p>
              </table:table-cell>
            </table:table-row>
            <table:table-row>
              <table:table-cell office:value-type="float" office:value="240890.655138">
                <text:p>240890.655138</text:p>
              </table:table-cell>
              <table:table-cell office:value-type="float" office:value="1.167712">
                <text:p>1.167712</text:p>
              </table:table-cell>
            </table:table-row>
            <table:table-row>
              <table:table-cell office:value-type="float" office:value="246501.8616">
                <text:p>246501.8616</text:p>
              </table:table-cell>
              <table:table-cell office:value-type="float" office:value="1.146628">
                <text:p>1.146628</text:p>
              </table:table-cell>
            </table:table-row>
            <table:table-row>
              <table:table-cell office:value-type="float" office:value="252243.475644">
                <text:p>252243.475644</text:p>
              </table:table-cell>
              <table:table-cell office:value-type="float" office:value="1.125744">
                <text:p>1.125744</text:p>
              </table:table-cell>
            </table:table-row>
            <table:table-row>
              <table:table-cell office:value-type="float" office:value="258119.118045">
                <text:p>258119.118045</text:p>
              </table:table-cell>
              <table:table-cell office:value-type="float" office:value="1.105065">
                <text:p>1.105065</text:p>
              </table:table-cell>
            </table:table-row>
            <table:table-row>
              <table:table-cell office:value-type="float" office:value="264131.33528">
                <text:p>264131.33528</text:p>
              </table:table-cell>
              <table:table-cell office:value-type="float" office:value="1.084599">
                <text:p>1.084599</text:p>
              </table:table-cell>
            </table:table-row>
            <table:table-row>
              <table:table-cell office:value-type="float" office:value="270283.887387">
                <text:p>270283.887387</text:p>
              </table:table-cell>
              <table:table-cell office:value-type="float" office:value="1.064352">
                <text:p>1.064352</text:p>
              </table:table-cell>
            </table:table-row>
            <table:table-row>
              <table:table-cell office:value-type="float" office:value="276579.440211">
                <text:p>276579.440211</text:p>
              </table:table-cell>
              <table:table-cell office:value-type="float" office:value="1.04433">
                <text:p>1.04433</text:p>
              </table:table-cell>
            </table:table-row>
            <table:table-row>
              <table:table-cell office:value-type="float" office:value="283021.95273">
                <text:p>283021.95273</text:p>
              </table:table-cell>
              <table:table-cell office:value-type="float" office:value="1.024538">
                <text:p>1.024538</text:p>
              </table:table-cell>
            </table:table-row>
            <table:table-row>
              <table:table-cell office:value-type="float" office:value="289614.54836">
                <text:p>289614.54836</text:p>
              </table:table-cell>
              <table:table-cell office:value-type="float" office:value="1.004981">
                <text:p>1.004981</text:p>
              </table:table-cell>
            </table:table-row>
            <table:table-row>
              <table:table-cell office:value-type="float" office:value="296360.350517">
                <text:p>296360.350517</text:p>
              </table:table-cell>
              <table:table-cell office:value-type="float" office:value="0.985665">
                <text:p>0.985665</text:p>
              </table:table-cell>
            </table:table-row>
            <table:table-row>
              <table:table-cell office:value-type="float" office:value="303263.636491">
                <text:p>303263.636491</text:p>
              </table:table-cell>
              <table:table-cell office:value-type="float" office:value="0.966592">
                <text:p>0.966592</text:p>
              </table:table-cell>
            </table:table-row>
            <table:table-row>
              <table:table-cell office:value-type="float" office:value="310327.370541">
                <text:p>310327.370541</text:p>
              </table:table-cell>
              <table:table-cell office:value-type="float" office:value="0.947767">
                <text:p>0.947767</text:p>
              </table:table-cell>
            </table:table-row>
            <table:table-row>
              <table:table-cell office:value-type="float" office:value="317556.009007">
                <text:p>317556.009007</text:p>
              </table:table-cell>
              <table:table-cell office:value-type="float" office:value="0.929193">
                <text:p>0.929193</text:p>
              </table:table-cell>
            </table:table-row>
            <table:table-row>
              <table:table-cell office:value-type="float" office:value="324952.635515">
                <text:p>324952.635515</text:p>
              </table:table-cell>
              <table:table-cell office:value-type="float" office:value="0.910875">
                <text:p>0.910875</text:p>
              </table:table-cell>
            </table:table-row>
            <table:table-row>
              <table:table-cell office:value-type="float" office:value="332521.945137">
                <text:p>332521.945137</text:p>
              </table:table-cell>
              <table:table-cell office:value-type="float" office:value="0.892812">
                <text:p>0.892812</text:p>
              </table:table-cell>
            </table:table-row>
            <table:table-row>
              <table:table-cell office:value-type="float" office:value="340267.180654">
                <text:p>340267.180654</text:p>
              </table:table-cell>
              <table:table-cell office:value-type="float" office:value="0.875008">
                <text:p>0.875008</text:p>
              </table:table-cell>
            </table:table-row>
            <table:table-row>
              <table:table-cell office:value-type="float" office:value="348193.216186">
                <text:p>348193.216186</text:p>
              </table:table-cell>
              <table:table-cell office:value-type="float" office:value="0.857465">
                <text:p>0.857465</text:p>
              </table:table-cell>
            </table:table-row>
            <table:table-row>
              <table:table-cell office:value-type="float" office:value="356303.473565">
                <text:p>356303.473565</text:p>
              </table:table-cell>
              <table:table-cell office:value-type="float" office:value="0.840185">
                <text:p>0.840185</text:p>
              </table:table-cell>
            </table:table-row>
            <table:table-row>
              <table:table-cell office:value-type="float" office:value="364603.00596">
                <text:p>364603.00596</text:p>
              </table:table-cell>
              <table:table-cell office:value-type="float" office:value="0.823168">
                <text:p>0.823168</text:p>
              </table:table-cell>
            </table:table-row>
            <table:table-row>
              <table:table-cell office:value-type="float" office:value="373095.513723">
                <text:p>373095.513723</text:p>
              </table:table-cell>
              <table:table-cell office:value-type="float" office:value="0.806416">
                <text:p>0.806416</text:p>
              </table:table-cell>
            </table:table-row>
            <table:table-row>
              <table:table-cell office:value-type="float" office:value="381786.209179">
                <text:p>381786.209179</text:p>
              </table:table-cell>
              <table:table-cell office:value-type="float" office:value="0.789928">
                <text:p>0.789928</text:p>
              </table:table-cell>
            </table:table-row>
            <table:table-row>
              <table:table-cell office:value-type="float" office:value="390678.951836">
                <text:p>390678.951836</text:p>
              </table:table-cell>
              <table:table-cell office:value-type="float" office:value="0.773705">
                <text:p>0.773705</text:p>
              </table:table-cell>
            </table:table-row>
            <table:table-row>
              <table:table-cell office:value-type="float" office:value="399779.232538">
                <text:p>399779.232538</text:p>
              </table:table-cell>
              <table:table-cell office:value-type="float" office:value="0.757747">
                <text:p>0.757747</text:p>
              </table:table-cell>
            </table:table-row>
            <table:table-row>
              <table:table-cell office:value-type="float" office:value="409091.069949">
                <text:p>409091.069949</text:p>
              </table:table-cell>
              <table:table-cell office:value-type="float" office:value="0.742054">
                <text:p>0.742054</text:p>
              </table:table-cell>
            </table:table-row>
            <table:table-row>
              <table:table-cell office:value-type="float" office:value="418620.233434">
                <text:p>418620.233434</text:p>
              </table:table-cell>
              <table:table-cell office:value-type="float" office:value="0.726625">
                <text:p>0.726625</text:p>
              </table:table-cell>
            </table:table-row>
            <table:table-row>
              <table:table-cell office:value-type="float" office:value="428370.900811">
                <text:p>428370.900811</text:p>
              </table:table-cell>
              <table:table-cell office:value-type="float" office:value="0.711459">
                <text:p>0.711459</text:p>
              </table:table-cell>
            </table:table-row>
            <table:table-row>
              <table:table-cell office:value-type="float" office:value="438349.159757">
                <text:p>438349.159757</text:p>
              </table:table-cell>
              <table:table-cell office:value-type="float" office:value="0.696556">
                <text:p>0.696556</text:p>
              </table:table-cell>
            </table:table-row>
            <table:table-row>
              <table:table-cell office:value-type="float" office:value="448559.387032">
                <text:p>448559.387032</text:p>
              </table:table-cell>
              <table:table-cell office:value-type="float" office:value="0.681913">
                <text:p>0.681913</text:p>
              </table:table-cell>
            </table:table-row>
            <table:table-row>
              <table:table-cell office:value-type="float" office:value="459007.909046">
                <text:p>459007.909046</text:p>
              </table:table-cell>
              <table:table-cell office:value-type="float" office:value="0.66753">
                <text:p>0.66753</text:p>
              </table:table-cell>
            </table:table-row>
            <table:table-row>
              <table:table-cell office:value-type="float" office:value="469699.301504">
                <text:p>469699.301504</text:p>
              </table:table-cell>
              <table:table-cell office:value-type="float" office:value="0.653404">
                <text:p>0.653404</text:p>
              </table:table-cell>
            </table:table-row>
            <table:table-row>
              <table:table-cell office:value-type="float" office:value="480640.248912">
                <text:p>480640.248912</text:p>
              </table:table-cell>
              <table:table-cell office:value-type="float" office:value="0.639535">
                <text:p>0.639535</text:p>
              </table:table-cell>
            </table:table-row>
            <table:table-row>
              <table:table-cell office:value-type="float" office:value="491835.525918">
                <text:p>491835.525918</text:p>
              </table:table-cell>
              <table:table-cell office:value-type="float" office:value="0.625919">
                <text:p>0.625919</text:p>
              </table:table-cell>
            </table:table-row>
            <table:table-row>
              <table:table-cell office:value-type="float" office:value="503292.135342">
                <text:p>503292.135342</text:p>
              </table:table-cell>
              <table:table-cell office:value-type="float" office:value="0.612555">
                <text:p>0.612555</text:p>
              </table:table-cell>
            </table:table-row>
            <table:table-row>
              <table:table-cell office:value-type="float" office:value="515015.568028">
                <text:p>515015.568028</text:p>
              </table:table-cell>
              <table:table-cell office:value-type="float" office:value="0.59944">
                <text:p>0.59944</text:p>
              </table:table-cell>
            </table:table-row>
            <table:table-row>
              <table:table-cell office:value-type="float" office:value="527011.513765">
                <text:p>527011.513765</text:p>
              </table:table-cell>
              <table:table-cell office:value-type="float" office:value="0.586572">
                <text:p>0.586572</text:p>
              </table:table-cell>
            </table:table-row>
            <table:table-row>
              <table:table-cell office:value-type="float" office:value="539287.492624">
                <text:p>539287.492624</text:p>
              </table:table-cell>
              <table:table-cell office:value-type="float" office:value="0.573949">
                <text:p>0.573949</text:p>
              </table:table-cell>
            </table:table-row>
            <table:table-row>
              <table:table-cell office:value-type="float" office:value="551848.796507">
                <text:p>551848.796507</text:p>
              </table:table-cell>
              <table:table-cell office:value-type="float" office:value="0.561568">
                <text:p>0.561568</text:p>
              </table:table-cell>
            </table:table-row>
            <table:table-row>
              <table:table-cell office:value-type="float" office:value="564703.303585">
                <text:p>564703.303585</text:p>
              </table:table-cell>
              <table:table-cell office:value-type="float" office:value="0.549425">
                <text:p>0.549425</text:p>
              </table:table-cell>
            </table:table-row>
            <table:table-row>
              <table:table-cell office:value-type="float" office:value="577856.584279">
                <text:p>577856.584279</text:p>
              </table:table-cell>
              <table:table-cell office:value-type="float" office:value="0.537519">
                <text:p>0.537519</text:p>
              </table:table-cell>
            </table:table-row>
            <table:table-row>
              <table:table-cell office:value-type="float" office:value="591316.914648">
                <text:p>591316.914648</text:p>
              </table:table-cell>
              <table:table-cell office:value-type="float" office:value="0.525845">
                <text:p>0.525845</text:p>
              </table:table-cell>
            </table:table-row>
            <table:table-row>
              <table:table-cell office:value-type="float" office:value="605090.103845">
                <text:p>605090.103845</text:p>
              </table:table-cell>
              <table:table-cell office:value-type="float" office:value="0.514402">
                <text:p>0.514402</text:p>
              </table:table-cell>
            </table:table-row>
            <table:table-row>
              <table:table-cell office:value-type="float" office:value="619184.786028">
                <text:p>619184.786028</text:p>
              </table:table-cell>
              <table:table-cell office:value-type="float" office:value="0.503186">
                <text:p>0.503186</text:p>
              </table:table-cell>
            </table:table-row>
            <table:table-row>
              <table:table-cell office:value-type="float" office:value="633607.088661">
                <text:p>633607.088661</text:p>
              </table:table-cell>
              <table:table-cell office:value-type="float" office:value="0.492194">
                <text:p>0.492194</text:p>
              </table:table-cell>
            </table:table-row>
            <table:table-row>
              <table:table-cell office:value-type="float" office:value="648366.043788">
                <text:p>648366.043788</text:p>
              </table:table-cell>
              <table:table-cell office:value-type="float" office:value="0.481423">
                <text:p>0.481423</text:p>
              </table:table-cell>
            </table:table-row>
            <table:table-row>
              <table:table-cell office:value-type="float" office:value="663468.057394">
                <text:p>663468.057394</text:p>
              </table:table-cell>
              <table:table-cell office:value-type="float" office:value="0.470869">
                <text:p>0.470869</text:p>
              </table:table-cell>
            </table:table-row>
            <table:table-row>
              <table:table-cell office:value-type="float" office:value="678922.599199">
                <text:p>678922.599199</text:p>
              </table:table-cell>
              <table:table-cell office:value-type="float" office:value="0.46053">
                <text:p>0.46053</text:p>
              </table:table-cell>
            </table:table-row>
            <table:table-row>
              <table:table-cell office:value-type="float" office:value="694736.313922">
                <text:p>694736.313922</text:p>
              </table:table-cell>
              <table:table-cell office:value-type="float" office:value="0.450402">
                <text:p>0.450402</text:p>
              </table:table-cell>
            </table:table-row>
            <table:table-row>
              <table:table-cell office:value-type="float" office:value="710919.188536">
                <text:p>710919.188536</text:p>
              </table:table-cell>
              <table:table-cell office:value-type="float" office:value="0.440481">
                <text:p>0.440481</text:p>
              </table:table-cell>
            </table:table-row>
            <table:table-row>
              <table:table-cell office:value-type="float" office:value="727478.225857">
                <text:p>727478.225857</text:p>
              </table:table-cell>
              <table:table-cell office:value-type="float" office:value="0.430765">
                <text:p>0.430765</text:p>
              </table:table-cell>
            </table:table-row>
            <table:table-row>
              <table:table-cell office:value-type="float" office:value="744423.691381">
                <text:p>744423.691381</text:p>
              </table:table-cell>
              <table:table-cell office:value-type="float" office:value="0.42125">
                <text:p>0.42125</text:p>
              </table:table-cell>
            </table:table-row>
            <table:table-row>
              <table:table-cell office:value-type="float" office:value="761763.144966">
                <text:p>761763.144966</text:p>
              </table:table-cell>
              <table:table-cell office:value-type="float" office:value="0.411934">
                <text:p>0.411934</text:p>
              </table:table-cell>
            </table:table-row>
            <table:table-row>
              <table:table-cell office:value-type="float" office:value="779507.329571">
                <text:p>779507.329571</text:p>
              </table:table-cell>
              <table:table-cell office:value-type="float" office:value="0.402811">
                <text:p>0.402811</text:p>
              </table:table-cell>
            </table:table-row>
            <table:table-row>
              <table:table-cell office:value-type="float" office:value="797663.884634">
                <text:p>797663.884634</text:p>
              </table:table-cell>
              <table:table-cell office:value-type="float" office:value="0.39388">
                <text:p>0.39388</text:p>
              </table:table-cell>
            </table:table-row>
            <table:table-row>
              <table:table-cell office:value-type="float" office:value="816244.348888">
                <text:p>816244.348888</text:p>
              </table:table-cell>
              <table:table-cell office:value-type="float" office:value="0.385137">
                <text:p>0.385137</text:p>
              </table:table-cell>
            </table:table-row>
            <table:table-row>
              <table:table-cell office:value-type="float" office:value="835256.600502">
                <text:p>835256.600502</text:p>
              </table:table-cell>
              <table:table-cell office:value-type="float" office:value="0.376578">
                <text:p>0.376578</text:p>
              </table:table-cell>
            </table:table-row>
            <table:table-row>
              <table:table-cell office:value-type="float" office:value="854712.655675">
                <text:p>854712.655675</text:p>
              </table:table-cell>
              <table:table-cell office:value-type="float" office:value="0.3682">
                <text:p>0.3682</text:p>
              </table:table-cell>
            </table:table-row>
            <table:table-row>
              <table:table-cell office:value-type="float" office:value="874621.029197">
                <text:p>874621.029197</text:p>
              </table:table-cell>
              <table:table-cell office:value-type="float" office:value="0.360001">
                <text:p>0.360001</text:p>
              </table:table-cell>
            </table:table-row>
            <table:table-row>
              <table:table-cell office:value-type="float" office:value="894994.055575">
                <text:p>894994.055575</text:p>
              </table:table-cell>
              <table:table-cell office:value-type="float" office:value="0.351976">
                <text:p>0.351976</text:p>
              </table:table-cell>
            </table:table-row>
            <table:table-row>
              <table:table-cell office:value-type="float" office:value="915841.602415">
                <text:p>915841.602415</text:p>
              </table:table-cell>
              <table:table-cell office:value-type="float" office:value="0.344123">
                <text:p>0.344123</text:p>
              </table:table-cell>
            </table:table-row>
            <table:table-row>
              <table:table-cell office:value-type="float" office:value="937173.776058">
                <text:p>937173.776058</text:p>
              </table:table-cell>
              <table:table-cell office:value-type="float" office:value="0.336439">
                <text:p>0.336439</text:p>
              </table:table-cell>
            </table:table-row>
            <table:table-row>
              <table:table-cell office:value-type="float" office:value="959003.86594">
                <text:p>959003.86594</text:p>
              </table:table-cell>
              <table:table-cell office:value-type="float" office:value="0.328919">
                <text:p>0.328919</text:p>
              </table:table-cell>
            </table:table-row>
            <table:table-row>
              <table:table-cell office:value-type="float" office:value="981341.34178">
                <text:p>981341.34178</text:p>
              </table:table-cell>
              <table:table-cell office:value-type="float" office:value="0.321562">
                <text:p>0.321562</text:p>
              </table:table-cell>
            </table:table-row>
            <table:table-row>
              <table:table-cell office:value-type="float" office:value="1004200.209214">
                <text:p>1004200.209214</text:p>
              </table:table-cell>
              <table:table-cell office:value-type="float" office:value="0.314364">
                <text:p>0.314364</text:p>
              </table:table-cell>
            </table:table-row>
            <table:table-row>
              <table:table-cell office:value-type="float" office:value="1027590.495003">
                <text:p>1027590.495003</text:p>
              </table:table-cell>
              <table:table-cell office:value-type="float" office:value="0.307322">
                <text:p>0.307322</text:p>
              </table:table-cell>
            </table:table-row>
            <table:table-row>
              <table:table-cell office:value-type="float" office:value="1051526.682247">
                <text:p>1051526.682247</text:p>
              </table:table-cell>
              <table:table-cell office:value-type="float" office:value="0.300432">
                <text:p>0.300432</text:p>
              </table:table-cell>
            </table:table-row>
            <table:table-row>
              <table:table-cell office:value-type="float" office:value="1076019.275172">
                <text:p>1076019.275172</text:p>
              </table:table-cell>
              <table:table-cell office:value-type="float" office:value="0.293692">
                <text:p>0.293692</text:p>
              </table:table-cell>
            </table:table-row>
            <table:table-row>
              <table:table-cell office:value-type="float" office:value="1101083.552652">
                <text:p>1101083.552652</text:p>
              </table:table-cell>
              <table:table-cell office:value-type="float" office:value="0.287099">
                <text:p>0.287099</text:p>
              </table:table-cell>
            </table:table-row>
            <table:table-row>
              <table:table-cell office:value-type="float" office:value="1126730.496379">
                <text:p>1126730.496379</text:p>
              </table:table-cell>
              <table:table-cell office:value-type="float" office:value="0.280651">
                <text:p>0.280651</text:p>
              </table:table-cell>
            </table:table-row>
            <table:table-row>
              <table:table-cell office:value-type="float" office:value="1152976.021847">
                <text:p>1152976.021847</text:p>
              </table:table-cell>
              <table:table-cell office:value-type="float" office:value="0.274343">
                <text:p>0.274343</text:p>
              </table:table-cell>
            </table:table-row>
            <table:table-row>
              <table:table-cell office:value-type="float" office:value="1179831.588212">
                <text:p>1179831.588212</text:p>
              </table:table-cell>
              <table:table-cell office:value-type="float" office:value="0.268174">
                <text:p>0.268174</text:p>
              </table:table-cell>
            </table:table-row>
            <table:table-row>
              <table:table-cell office:value-type="float" office:value="1207313.98632">
                <text:p>1207313.98632</text:p>
              </table:table-cell>
              <table:table-cell office:value-type="float" office:value="0.26214">
                <text:p>0.26214</text:p>
              </table:table-cell>
            </table:table-row>
            <table:table-row>
              <table:table-cell office:value-type="float" office:value="1235435.311948">
                <text:p>1235435.311948</text:p>
              </table:table-cell>
              <table:table-cell office:value-type="float" office:value="0.256239">
                <text:p>0.256239</text:p>
              </table:table-cell>
            </table:table-row>
            <table:table-row>
              <table:table-cell office:value-type="float" office:value="1264212.912983">
                <text:p>1264212.912983</text:p>
              </table:table-cell>
              <table:table-cell office:value-type="float" office:value="0.250467">
                <text:p>0.250467</text:p>
              </table:table-cell>
            </table:table-row>
            <table:table-row>
              <table:table-cell office:value-type="float" office:value="1293659.521821">
                <text:p>1293659.521821</text:p>
              </table:table-cell>
              <table:table-cell office:value-type="float" office:value="0.244824">
                <text:p>0.244824</text:p>
              </table:table-cell>
            </table:table-row>
            <table:table-row>
              <table:table-cell office:value-type="float" office:value="1323793.361704">
                <text:p>1323793.361704</text:p>
              </table:table-cell>
              <table:table-cell office:value-type="float" office:value="0.239304">
                <text:p>0.239304</text:p>
              </table:table-cell>
            </table:table-row>
            <table:table-row>
              <table:table-cell office:value-type="float" office:value="1354627.722069">
                <text:p>1354627.722069</text:p>
              </table:table-cell>
              <table:table-cell office:value-type="float" office:value="0.233907">
                <text:p>0.233907</text:p>
              </table:table-cell>
            </table:table-row>
            <table:table-row>
              <table:table-cell office:value-type="float" office:value="1386181.781086">
                <text:p>1386181.781086</text:p>
              </table:table-cell>
              <table:table-cell office:value-type="float" office:value="0.22863">
                <text:p>0.22863</text:p>
              </table:table-cell>
            </table:table-row>
            <table:table-row>
              <table:table-cell office:value-type="float" office:value="1418469.226081">
                <text:p>1418469.226081</text:p>
              </table:table-cell>
              <table:table-cell office:value-type="float" office:value="0.223469">
                <text:p>0.223469</text:p>
              </table:table-cell>
            </table:table-row>
            <table:table-row>
              <table:table-cell office:value-type="float" office:value="1451510.428887">
                <text:p>1451510.428887</text:p>
              </table:table-cell>
              <table:table-cell office:value-type="float" office:value="0.218423">
                <text:p>0.218423</text:p>
              </table:table-cell>
            </table:table-row>
            <table:table-row>
              <table:table-cell office:value-type="float" office:value="1485319.554293">
                <text:p>1485319.554293</text:p>
              </table:table-cell>
              <table:table-cell office:value-type="float" office:value="0.213489">
                <text:p>0.213489</text:p>
              </table:table-cell>
            </table:table-row>
            <table:table-row>
              <table:table-cell office:value-type="float" office:value="1519917.929062">
                <text:p>1519917.929062</text:p>
              </table:table-cell>
              <table:table-cell office:value-type="float" office:value="0.208665">
                <text:p>0.208665</text:p>
              </table:table-cell>
            </table:table-row>
            <table:table-row>
              <table:table-cell office:value-type="float" office:value="1555320.513758">
                <text:p>1555320.513758</text:p>
              </table:table-cell>
              <table:table-cell office:value-type="float" office:value="0.203949">
                <text:p>0.203949</text:p>
              </table:table-cell>
            </table:table-row>
            <table:table-row>
              <table:table-cell office:value-type="float" office:value="1591549.430919">
                <text:p>1591549.430919</text:p>
              </table:table-cell>
              <table:table-cell office:value-type="float" office:value="0.199337">
                <text:p>0.199337</text:p>
              </table:table-cell>
            </table:table-row>
            <table:table-row>
              <table:table-cell office:value-type="float" office:value="1628622.187588">
                <text:p>1628622.187588</text:p>
              </table:table-cell>
              <table:table-cell office:value-type="float" office:value="0.194829">
                <text:p>0.194829</text:p>
              </table:table-cell>
            </table:table-row>
            <table:table-row>
              <table:table-cell office:value-type="float" office:value="1666556.768274">
                <text:p>1666556.768274</text:p>
              </table:table-cell>
              <table:table-cell office:value-type="float" office:value="0.190421">
                <text:p>0.190421</text:p>
              </table:table-cell>
            </table:table-row>
            <table:table-row>
              <table:table-cell office:value-type="float" office:value="1705376.727908">
                <text:p>1705376.727908</text:p>
              </table:table-cell>
              <table:table-cell office:value-type="float" office:value="0.186112">
                <text:p>0.186112</text:p>
              </table:table-cell>
            </table:table-row>
            <table:table-row>
              <table:table-cell office:value-type="float" office:value="1745099.09607">
                <text:p>1745099.09607</text:p>
              </table:table-cell>
              <table:table-cell office:value-type="float" office:value="0.181899">
                <text:p>0.181899</text:p>
              </table:table-cell>
            </table:table-row>
            <table:table-row>
              <table:table-cell office:value-type="float" office:value="1785748.541775">
                <text:p>1785748.541775</text:p>
              </table:table-cell>
              <table:table-cell office:value-type="float" office:value="0.17778">
                <text:p>0.17778</text:p>
              </table:table-cell>
            </table:table-row>
            <table:table-row>
              <table:table-cell office:value-type="float" office:value="1827343.049533">
                <text:p>1827343.049533</text:p>
              </table:table-cell>
              <table:table-cell office:value-type="float" office:value="0.173754">
                <text:p>0.173754</text:p>
              </table:table-cell>
            </table:table-row>
            <table:table-row>
              <table:table-cell office:value-type="float" office:value="1869908.243288">
                <text:p>1869908.243288</text:p>
              </table:table-cell>
              <table:table-cell office:value-type="float" office:value="0.169818">
                <text:p>0.169818</text:p>
              </table:table-cell>
            </table:table-row>
            <table:table-row>
              <table:table-cell office:value-type="float" office:value="1913462.903324">
                <text:p>1913462.903324</text:p>
              </table:table-cell>
              <table:table-cell office:value-type="float" office:value="0.165971">
                <text:p>0.165971</text:p>
              </table:table-cell>
            </table:table-row>
            <table:table-row>
              <table:table-cell office:value-type="float" office:value="1958034.245137">
                <text:p>1958034.245137</text:p>
              </table:table-cell>
              <table:table-cell office:value-type="float" office:value="0.162209">
                <text:p>0.162209</text:p>
              </table:table-cell>
            </table:table-row>
            <table:table-row>
              <table:table-cell office:value-type="float" office:value="2003641.526475">
                <text:p>2003641.526475</text:p>
              </table:table-cell>
              <table:table-cell office:value-type="float" office:value="0.158533">
                <text:p>0.158533</text:p>
              </table:table-cell>
            </table:table-row>
            <table:table-row>
              <table:table-cell office:value-type="float" office:value="2050313.395226">
                <text:p>2050313.395226</text:p>
              </table:table-cell>
              <table:table-cell office:value-type="float" office:value="0.154939">
                <text:p>0.154939</text:p>
              </table:table-cell>
            </table:table-row>
            <table:table-row>
              <table:table-cell office:value-type="float" office:value="2098070.223225">
                <text:p>2098070.223225</text:p>
              </table:table-cell>
              <table:table-cell office:value-type="float" office:value="0.151426">
                <text:p>0.151426</text:p>
              </table:table-cell>
            </table:table-row>
            <table:table-row>
              <table:table-cell office:value-type="float" office:value="2146941.613291">
                <text:p>2146941.613291</text:p>
              </table:table-cell>
              <table:table-cell office:value-type="float" office:value="0.147991">
                <text:p>0.147991</text:p>
              </table:table-cell>
            </table:table-row>
            <table:table-row>
              <table:table-cell office:value-type="float" office:value="2196949.05134">
                <text:p>2196949.05134</text:p>
              </table:table-cell>
              <table:table-cell office:value-type="float" office:value="0.144635">
                <text:p>0.144635</text:p>
              </table:table-cell>
            </table:table-row>
            <table:table-row>
              <table:table-cell office:value-type="float" office:value="2248123.890896">
                <text:p>2248123.890896</text:p>
              </table:table-cell>
              <table:table-cell office:value-type="float" office:value="0.141353">
                <text:p>0.141353</text:p>
              </table:table-cell>
            </table:table-row>
            <table:table-row>
              <table:table-cell office:value-type="float" office:value="2300488.095343">
                <text:p>2300488.095343</text:p>
              </table:table-cell>
              <table:table-cell office:value-type="float" office:value="0.138146">
                <text:p>0.138146</text:p>
              </table:table-cell>
            </table:table-row>
            <table:table-row>
              <table:table-cell office:value-type="float" office:value="2354074.450597">
                <text:p>2354074.450597</text:p>
              </table:table-cell>
              <table:table-cell office:value-type="float" office:value="0.135011">
                <text:p>0.135011</text:p>
              </table:table-cell>
            </table:table-row>
            <table:table-row>
              <table:table-cell office:value-type="float" office:value="2408906.670746">
                <text:p>2408906.670746</text:p>
              </table:table-cell>
              <table:table-cell office:value-type="float" office:value="0.131947">
                <text:p>0.131947</text:p>
              </table:table-cell>
            </table:table-row>
            <table:table-row>
              <table:table-cell office:value-type="float" office:value="2465018.496638">
                <text:p>2465018.496638</text:p>
              </table:table-cell>
              <table:table-cell office:value-type="float" office:value="0.128952">
                <text:p>0.128952</text:p>
              </table:table-cell>
            </table:table-row>
            <table:table-row>
              <table:table-cell office:value-type="float" office:value="2522434.756443">
                <text:p>2522434.756443</text:p>
              </table:table-cell>
              <table:table-cell office:value-type="float" office:value="0.126024">
                <text:p>0.126024</text:p>
              </table:table-cell>
            </table:table-row>
            <table:table-row>
              <table:table-cell office:value-type="float" office:value="2581191.100869">
                <text:p>2581191.100869</text:p>
              </table:table-cell>
              <table:table-cell office:value-type="float" office:value="0.123163">
                <text:p>0.123163</text:p>
              </table:table-cell>
            </table:table-row>
            <table:table-row>
              <table:table-cell office:value-type="float" office:value="2641313.313016">
                <text:p>2641313.313016</text:p>
              </table:table-cell>
              <table:table-cell office:value-type="float" office:value="0.120366">
                <text:p>0.120366</text:p>
              </table:table-cell>
            </table:table-row>
            <table:table-row>
              <table:table-cell office:value-type="float" office:value="2702838.953452">
                <text:p>2702838.953452</text:p>
              </table:table-cell>
              <table:table-cell office:value-type="float" office:value="0.117633">
                <text:p>0.117633</text:p>
              </table:table-cell>
            </table:table-row>
            <table:table-row>
              <table:table-cell office:value-type="float" office:value="2765794.601051">
                <text:p>2765794.601051</text:p>
              </table:table-cell>
              <table:table-cell office:value-type="float" office:value="0.114961">
                <text:p>0.114961</text:p>
              </table:table-cell>
            </table:table-row>
            <table:table-row>
              <table:table-cell office:value-type="float" office:value="2830219.567085">
                <text:p>2830219.567085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float" office:value="2896145.364232">
                <text:p>2896145.364232</text:p>
              </table:table-cell>
              <table:table-cell office:value-type="float" office:value="0.109798">
                <text:p>0.109798</text:p>
              </table:table-cell>
            </table:table-row>
            <table:table-row>
              <table:table-cell office:value-type="float" office:value="2963603.505172">
                <text:p>2963603.505172</text:p>
              </table:table-cell>
              <table:table-cell office:value-type="float" office:value="0.107303">
                <text:p>0.107303</text:p>
              </table:table-cell>
            </table:table-row>
            <table:table-row>
              <table:table-cell office:value-type="float" office:value="3032636.325118">
                <text:p>3032636.325118</text:p>
              </table:table-cell>
              <table:table-cell office:value-type="float" office:value="0.104865">
                <text:p>0.104865</text:p>
              </table:table-cell>
            </table:table-row>
            <table:table-row>
              <table:table-cell office:value-type="float" office:value="3103273.745201">
                <text:p>3103273.745201</text:p>
              </table:table-cell>
              <table:table-cell office:value-type="float" office:value="0.102482">
                <text:p>0.102482</text:p>
              </table:table-cell>
            </table:table-row>
            <table:table-row>
              <table:table-cell office:value-type="float" office:value="3175560.010494">
                <text:p>3175560.010494</text:p>
              </table:table-cell>
              <table:table-cell office:value-type="float" office:value="0.100154">
                <text:p>0.100154</text:p>
              </table:table-cell>
            </table:table-row>
            <table:table-row>
              <table:table-cell office:value-type="float" office:value="3249526.315366">
                <text:p>3249526.315366</text:p>
              </table:table-cell>
              <table:table-cell office:value-type="float" office:value="0.097878">
                <text:p>0.097878</text:p>
              </table:table-cell>
            </table:table-row>
            <table:table-row>
              <table:table-cell office:value-type="float" office:value="3325219.451371">
                <text:p>3325219.451371</text:p>
              </table:table-cell>
              <table:table-cell office:value-type="float" office:value="0.095653">
                <text:p>0.095653</text:p>
              </table:table-cell>
            </table:table-row>
            <table:table-row>
              <table:table-cell office:value-type="float" office:value="3402671.886116">
                <text:p>3402671.886116</text:p>
              </table:table-cell>
              <table:table-cell office:value-type="float" office:value="0.093479">
                <text:p>0.093479</text:p>
              </table:table-cell>
            </table:table-row>
            <table:table-row>
              <table:table-cell office:value-type="float" office:value="3481932.002706">
                <text:p>3481932.002706</text:p>
              </table:table-cell>
              <table:table-cell office:value-type="float" office:value="0.091354">
                <text:p>0.091354</text:p>
              </table:table-cell>
            </table:table-row>
            <table:table-row>
              <table:table-cell office:value-type="float" office:value="3563034.496917">
                <text:p>3563034.496917</text:p>
              </table:table-cell>
              <table:table-cell office:value-type="float" office:value="0.089277">
                <text:p>0.089277</text:p>
              </table:table-cell>
            </table:table-row>
            <table:table-row>
              <table:table-cell office:value-type="float" office:value="3646030.29833">
                <text:p>3646030.29833</text:p>
              </table:table-cell>
              <table:table-cell office:value-type="float" office:value="0.087248">
                <text:p>0.087248</text:p>
              </table:table-cell>
            </table:table-row>
            <table:table-row>
              <table:table-cell office:value-type="float" office:value="3730955.057654">
                <text:p>3730955.057654</text:p>
              </table:table-cell>
              <table:table-cell office:value-type="float" office:value="0.085264">
                <text:p>0.085264</text:p>
              </table:table-cell>
            </table:table-row>
            <table:table-row>
              <table:table-cell office:value-type="float" office:value="3817862.250949">
                <text:p>3817862.250949</text:p>
              </table:table-cell>
              <table:table-cell office:value-type="float" office:value="0.083326">
                <text:p>0.083326</text:p>
              </table:table-cell>
            </table:table-row>
            <table:table-row>
              <table:table-cell office:value-type="float" office:value="3906789.438782">
                <text:p>3906789.438782</text:p>
              </table:table-cell>
              <table:table-cell office:value-type="float" office:value="0.081431">
                <text:p>0.081431</text:p>
              </table:table-cell>
            </table:table-row>
            <table:table-row>
              <table:table-cell office:value-type="float" office:value="3997792.325383">
                <text:p>3997792.325383</text:p>
              </table:table-cell>
              <table:table-cell office:value-type="float" office:value="0.079579">
                <text:p>0.079579</text:p>
              </table:table-cell>
            </table:table-row>
            <table:table-row>
              <table:table-cell office:value-type="float" office:value="4090910.381177">
                <text:p>4090910.381177</text:p>
              </table:table-cell>
              <table:table-cell office:value-type="float" office:value="0.07777">
                <text:p>0.07777</text:p>
              </table:table-cell>
            </table:table-row>
            <table:table-row>
              <table:table-cell office:value-type="float" office:value="4186202.175184">
                <text:p>4186202.175184</text:p>
              </table:table-cell>
              <table:table-cell office:value-type="float" office:value="0.076001">
                <text:p>0.076001</text:p>
              </table:table-cell>
            </table:table-row>
            <table:table-row>
              <table:table-cell office:value-type="float" office:value="4283709.087689">
                <text:p>4283709.087689</text:p>
              </table:table-cell>
              <table:table-cell office:value-type="float" office:value="0.074273">
                <text:p>0.074273</text:p>
              </table:table-cell>
            </table:table-row>
            <table:table-row>
              <table:table-cell office:value-type="float" office:value="4383491.59757">
                <text:p>4383491.59757</text:p>
              </table:table-cell>
              <table:table-cell office:value-type="float" office:value="0.072584">
                <text:p>0.072584</text:p>
              </table:table-cell>
            </table:table-row>
            <table:table-row>
              <table:table-cell office:value-type="float" office:value="4485593.631592">
                <text:p>4485593.631592</text:p>
              </table:table-cell>
              <table:table-cell office:value-type="float" office:value="0.070933">
                <text:p>0.070933</text:p>
              </table:table-cell>
            </table:table-row>
            <table:table-row>
              <table:table-cell office:value-type="float" office:value="4590079.170042">
                <text:p>4590079.170042</text:p>
              </table:table-cell>
              <table:table-cell office:value-type="float" office:value="0.06932">
                <text:p>0.06932</text:p>
              </table:table-cell>
            </table:table-row>
            <table:table-row>
              <table:table-cell office:value-type="float" office:value="4696993.094614">
                <text:p>4696993.094614</text:p>
              </table:table-cell>
              <table:table-cell office:value-type="float" office:value="0.067743">
                <text:p>0.067743</text:p>
              </table:table-cell>
            </table:table-row>
            <table:table-row>
              <table:table-cell office:value-type="float" office:value="4806402.568693">
                <text:p>4806402.568693</text:p>
              </table:table-cell>
              <table:table-cell office:value-type="float" office:value="0.066202">
                <text:p>0.066202</text:p>
              </table:table-cell>
            </table:table-row>
            <table:table-row>
              <table:table-cell office:value-type="float" office:value="4918355.338762">
                <text:p>4918355.338762</text:p>
              </table:table-cell>
              <table:table-cell office:value-type="float" office:value="0.064696">
                <text:p>0.064696</text:p>
              </table:table-cell>
            </table:table-row>
            <table:table-row>
              <table:table-cell office:value-type="float" office:value="5032921.114688">
                <text:p>5032921.114688</text:p>
              </table:table-cell>
              <table:table-cell office:value-type="float" office:value="0.063224">
                <text:p>0.063224</text:p>
              </table:table-cell>
            </table:table-row>
            <table:table-row>
              <table:table-cell office:value-type="float" office:value="5150155.600699">
                <text:p>5150155.600699</text:p>
              </table:table-cell>
              <table:table-cell office:value-type="float" office:value="0.061786">
                <text:p>0.061786</text:p>
              </table:table-cell>
            </table:table-row>
            <table:table-row>
              <table:table-cell office:value-type="float" office:value="5270115.137646">
                <text:p>5270115.137646</text:p>
              </table:table-cell>
              <table:table-cell office:value-type="float" office:value="0.060381">
                <text:p>0.060381</text:p>
              </table:table-cell>
            </table:table-row>
            <table:table-row>
              <table:table-cell office:value-type="float" office:value="5392874.846661">
                <text:p>5392874.846661</text:p>
              </table:table-cell>
              <table:table-cell office:value-type="float" office:value="0.059007">
                <text:p>0.059007</text:p>
              </table:table-cell>
            </table:table-row>
            <table:table-row>
              <table:table-cell office:value-type="float" office:value="5518487.567187">
                <text:p>5518487.567187</text:p>
              </table:table-cell>
              <table:table-cell office:value-type="float" office:value="0.057665">
                <text:p>0.057665</text:p>
              </table:table-cell>
            </table:table-row>
            <table:table-row>
              <table:table-cell office:value-type="float" office:value="5647033.195003">
                <text:p>5647033.195003</text:p>
              </table:table-cell>
              <table:table-cell office:value-type="float" office:value="0.056353">
                <text:p>0.056353</text:p>
              </table:table-cell>
            </table:table-row>
            <table:table-row>
              <table:table-cell office:value-type="float" office:value="5778565.842792">
                <text:p>5778565.842792</text:p>
              </table:table-cell>
              <table:table-cell office:value-type="float" office:value="0.055071">
                <text:p>0.055071</text:p>
              </table:table-cell>
            </table:table-row>
            <table:table-row>
              <table:table-cell office:value-type="float" office:value="5913168.907743">
                <text:p>5913168.907743</text:p>
              </table:table-cell>
              <table:table-cell office:value-type="float" office:value="0.053818">
                <text:p>0.053818</text:p>
              </table:table-cell>
            </table:table-row>
            <table:table-row>
              <table:table-cell office:value-type="float" office:value="6050900.958875">
                <text:p>6050900.958875</text:p>
              </table:table-cell>
              <table:table-cell office:value-type="float" office:value="0.052593">
                <text:p>0.052593</text:p>
              </table:table-cell>
            </table:table-row>
            <table:table-row>
              <table:table-cell office:value-type="float" office:value="6191847.939857">
                <text:p>6191847.939857</text:p>
              </table:table-cell>
              <table:table-cell office:value-type="float" office:value="0.051397">
                <text:p>0.051397</text:p>
              </table:table-cell>
            </table:table-row>
            <table:table-row>
              <table:table-cell office:value-type="float" office:value="6336070.966188">
                <text:p>6336070.966188</text:p>
              </table:table-cell>
              <table:table-cell office:value-type="float" office:value="0.050227">
                <text:p>0.050227</text:p>
              </table:table-cell>
            </table:table-row>
            <table:table-row>
              <table:table-cell office:value-type="float" office:value="6483660.437875">
                <text:p>6483660.437875</text:p>
              </table:table-cell>
              <table:table-cell office:value-type="float" office:value="0.049084">
                <text:p>0.049084</text:p>
              </table:table-cell>
            </table:table-row>
            <table:table-row>
              <table:table-cell office:value-type="float" office:value="6634680.653516">
                <text:p>6634680.653516</text:p>
              </table:table-cell>
              <table:table-cell office:value-type="float" office:value="0.047967">
                <text:p>0.047967</text:p>
              </table:table-cell>
            </table:table-row>
            <table:table-row>
              <table:table-cell office:value-type="float" office:value="6789225.832836">
                <text:p>6789225.832836</text:p>
              </table:table-cell>
              <table:table-cell office:value-type="float" office:value="0.046876">
                <text:p>0.046876</text:p>
              </table:table-cell>
            </table:table-row>
            <table:table-row>
              <table:table-cell office:value-type="float" office:value="6947362.820912">
                <text:p>6947362.820912</text:p>
              </table:table-cell>
              <table:table-cell office:value-type="float" office:value="0.045809">
                <text:p>0.045809</text:p>
              </table:table-cell>
            </table:table-row>
            <table:table-row>
              <table:table-cell office:value-type="float" office:value="7109191.567048">
                <text:p>7109191.567048</text:p>
              </table:table-cell>
              <table:table-cell office:value-type="float" office:value="0.044767">
                <text:p>0.044767</text:p>
              </table:table-cell>
            </table:table-row>
            <table:table-row>
              <table:table-cell office:value-type="float" office:value="7274782.099419">
                <text:p>7274782.099419</text:p>
              </table:table-cell>
              <table:table-cell office:value-type="float" office:value="0.043748">
                <text:p>0.043748</text:p>
              </table:table-cell>
            </table:table-row>
            <table:table-row>
              <table:table-cell office:value-type="float" office:value="7444237.550427">
                <text:p>7444237.550427</text:p>
              </table:table-cell>
              <table:table-cell office:value-type="float" office:value="0.042753">
                <text:p>0.042753</text:p>
              </table:table-cell>
            </table:table-row>
            <table:table-row>
              <table:table-cell office:value-type="float" office:value="7617631.767968">
                <text:p>7617631.767968</text:p>
              </table:table-cell>
              <table:table-cell office:value-type="float" office:value="0.04178">
                <text:p>0.04178</text:p>
              </table:table-cell>
            </table:table-row>
            <table:table-row>
              <table:table-cell office:value-type="float" office:value="7795072.977401">
                <text:p>7795072.977401</text:p>
              </table:table-cell>
              <table:table-cell office:value-type="float" office:value="0.040829">
                <text:p>0.040829</text:p>
              </table:table-cell>
            </table:table-row>
            <table:table-row>
              <table:table-cell office:value-type="float" office:value="7976638.84634">
                <text:p>7976638.84634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float" office:value="8162443.329723">
                <text:p>8162443.329723</text:p>
              </table:table-cell>
              <table:table-cell office:value-type="float" office:value="0.038992">
                <text:p>0.038992</text:p>
              </table:table-cell>
            </table:table-row>
            <table:table-row>
              <table:table-cell office:value-type="float" office:value="8352566.005022">
                <text:p>8352566.005022</text:p>
              </table:table-cell>
              <table:table-cell office:value-type="float" office:value="0.038105">
                <text:p>0.038105</text:p>
              </table:table-cell>
            </table:table-row>
            <table:table-row>
              <table:table-cell office:value-type="float" office:value="8547127.193374">
                <text:p>8547127.193374</text:p>
              </table:table-cell>
              <table:table-cell office:value-type="float" office:value="0.037237">
                <text:p>0.037237</text:p>
              </table:table-cell>
            </table:table-row>
            <table:table-row>
              <table:table-cell office:value-type="float" office:value="8746210.291969">
                <text:p>8746210.291969</text:p>
              </table:table-cell>
              <table:table-cell office:value-type="float" office:value="0.03639">
                <text:p>0.03639</text:p>
              </table:table-cell>
            </table:table-row>
            <table:table-row>
              <table:table-cell office:value-type="float" office:value="8949940.078282">
                <text:p>8949940.078282</text:p>
              </table:table-cell>
              <table:table-cell office:value-type="float" office:value="0.035562">
                <text:p>0.035562</text:p>
              </table:table-cell>
            </table:table-row>
            <table:table-row>
              <table:table-cell office:value-type="float" office:value="9158415.864999">
                <text:p>9158415.864999</text:p>
              </table:table-cell>
              <table:table-cell office:value-type="float" office:value="0.034752">
                <text:p>0.034752</text:p>
              </table:table-cell>
            </table:table-row>
            <table:table-row>
              <table:table-cell office:value-type="float" office:value="9371737.601422">
                <text:p>9371737.601422</text:p>
              </table:table-cell>
              <table:table-cell office:value-type="float" office:value="0.033962">
                <text:p>0.033962</text:p>
              </table:table-cell>
            </table:table-row>
            <table:table-row>
              <table:table-cell office:value-type="float" office:value="9590038.341086">
                <text:p>9590038.341086</text:p>
              </table:table-cell>
              <table:table-cell office:value-type="float" office:value="0.033189">
                <text:p>0.033189</text:p>
              </table:table-cell>
            </table:table-row>
            <table:table-row>
              <table:table-cell office:value-type="float" office:value="9813413.576955">
                <text:p>9813413.576955</text:p>
              </table:table-cell>
              <table:table-cell office:value-type="float" office:value="0.032433">
                <text:p>0.032433</text:p>
              </table:table-cell>
            </table:table-row>
            <table:table-row>
              <table:table-cell office:value-type="float" office:value="10042002.72876">
                <text:p>10042002.72876</text:p>
              </table:table-cell>
              <table:table-cell office:value-type="float" office:value="0.031695">
                <text:p>0.031695</text:p>
              </table:table-cell>
            </table:table-row>
            <table:table-row>
              <table:table-cell office:value-type="float" office:value="10275905.109185">
                <text:p>10275905.109185</text:p>
              </table:table-cell>
              <table:table-cell office:value-type="float" office:value="0.030974">
                <text:p>0.030974</text:p>
              </table:table-cell>
            </table:table-row>
            <table:table-row>
              <table:table-cell office:value-type="float" office:value="10515267.140777">
                <text:p>10515267.140777</text:p>
              </table:table-cell>
              <table:table-cell office:value-type="float" office:value="0.030269">
                <text:p>0.030269</text:p>
              </table:table-cell>
            </table:table-row>
            <table:table-row>
              <table:table-cell office:value-type="float" office:value="10760193.22918">
                <text:p>10760193.22918</text:p>
              </table:table-cell>
              <table:table-cell office:value-type="float" office:value="0.02958">
                <text:p>0.02958</text:p>
              </table:table-cell>
            </table:table-row>
            <table:table-row>
              <table:table-cell office:value-type="float" office:value="11010835.52652">
                <text:p>11010835.52652</text:p>
              </table:table-cell>
              <table:table-cell office:value-type="float" office:value="0.028907">
                <text:p>0.028907</text:p>
              </table:table-cell>
            </table:table-row>
            <table:table-row>
              <table:table-cell office:value-type="float" office:value="11267304.168016">
                <text:p>11267304.168016</text:p>
              </table:table-cell>
              <table:table-cell office:value-type="float" office:value="0.028249">
                <text:p>0.028249</text:p>
              </table:table-cell>
            </table:table-row>
            <table:table-row>
              <table:table-cell office:value-type="float" office:value="11529759.581851">
                <text:p>11529759.581851</text:p>
              </table:table-cell>
              <table:table-cell office:value-type="float" office:value="0.027606">
                <text:p>0.027606</text:p>
              </table:table-cell>
            </table:table-row>
            <table:table-row>
              <table:table-cell office:value-type="float" office:value="11798316.359585">
                <text:p>11798316.359585</text:p>
              </table:table-cell>
              <table:table-cell office:value-type="float" office:value="0.026978">
                <text:p>0.026978</text:p>
              </table:table-cell>
            </table:table-row>
            <table:table-row>
              <table:table-cell office:value-type="float" office:value="12073140.022358">
                <text:p>12073140.022358</text:p>
              </table:table-cell>
              <table:table-cell office:value-type="float" office:value="0.026364">
                <text:p>0.026364</text:p>
              </table:table-cell>
            </table:table-row>
            <table:table-row>
              <table:table-cell office:value-type="float" office:value="12354352.801166">
                <text:p>12354352.801166</text:p>
              </table:table-cell>
              <table:table-cell office:value-type="float" office:value="0.025764">
                <text:p>0.025764</text:p>
              </table:table-cell>
            </table:table-row>
            <table:table-row>
              <table:table-cell office:value-type="float" office:value="12642129.129828">
                <text:p>12642129.129828</text:p>
              </table:table-cell>
              <table:table-cell office:value-type="float" office:value="0.025177">
                <text:p>0.025177</text:p>
              </table:table-cell>
            </table:table-row>
            <table:table-row>
              <table:table-cell office:value-type="float" office:value="12936595.059057">
                <text:p>12936595.059057</text:p>
              </table:table-cell>
              <table:table-cell office:value-type="float" office:value="0.024604">
                <text:p>0.024604</text:p>
              </table:table-cell>
            </table:table-row>
            <table:table-row>
              <table:table-cell office:value-type="float" office:value="13237933.935349">
                <text:p>13237933.935349</text:p>
              </table:table-cell>
              <table:table-cell office:value-type="float" office:value="0.024044">
                <text:p>0.024044</text:p>
              </table:table-cell>
            </table:table-row>
            <table:table-row>
              <table:table-cell office:value-type="float" office:value="13546276.902377">
                <text:p>13546276.902377</text:p>
              </table:table-cell>
              <table:table-cell office:value-type="float" office:value="0.023497">
                <text:p>0.023497</text:p>
              </table:table-cell>
            </table:table-row>
            <table:table-row>
              <table:table-cell office:value-type="float" office:value="13861817.492551">
                <text:p>13861817.492551</text:p>
              </table:table-cell>
              <table:table-cell office:value-type="float" office:value="0.022962">
                <text:p>0.022962</text:p>
              </table:table-cell>
            </table:table-row>
            <table:table-row>
              <table:table-cell office:value-type="float" office:value="14184693.215742">
                <text:p>14184693.215742</text:p>
              </table:table-cell>
              <table:table-cell office:value-type="float" office:value="0.022439">
                <text:p>0.022439</text:p>
              </table:table-cell>
            </table:table-row>
            <table:table-row>
              <table:table-cell office:value-type="float" office:value="14515103.970559">
                <text:p>14515103.970559</text:p>
              </table:table-cell>
              <table:table-cell office:value-type="float" office:value="0.021929">
                <text:p>0.021929</text:p>
              </table:table-cell>
            </table:table-row>
            <table:table-row>
              <table:table-cell office:value-type="float" office:value="14853196.179549">
                <text:p>14853196.179549</text:p>
              </table:table-cell>
              <table:table-cell office:value-type="float" office:value="0.02143">
                <text:p>0.02143</text:p>
              </table:table-cell>
            </table:table-row>
            <table:table-row>
              <table:table-cell office:value-type="float" office:value="15199179.927238">
                <text:p>15199179.927238</text:p>
              </table:table-cell>
              <table:table-cell office:value-type="float" office:value="0.020942">
                <text:p>0.020942</text:p>
              </table:table-cell>
            </table:table-row>
            <table:table-row>
              <table:table-cell office:value-type="float" office:value="15553205.455891">
                <text:p>15553205.455891</text:p>
              </table:table-cell>
              <table:table-cell office:value-type="float" office:value="0.020465">
                <text:p>0.020465</text:p>
              </table:table-cell>
            </table:table-row>
            <table:table-row>
              <table:table-cell office:value-type="float" office:value="15915494.30919">
                <text:p>15915494.30919</text:p>
              </table:table-cell>
              <table:table-cell office:value-type="float" office:value="0.019999">
                <text:p>0.019999</text:p>
              </table:table-cell>
            </table:table-row>
            <table:table-row>
              <table:table-cell office:value-type="float" office:value="16286222.194191">
                <text:p>16286222.194191</text:p>
              </table:table-cell>
              <table:table-cell office:value-type="float" office:value="0.019544">
                <text:p>0.019544</text:p>
              </table:table-cell>
            </table:table-row>
            <table:table-row>
              <table:table-cell office:value-type="float" office:value="16665586.463023">
                <text:p>16665586.463023</text:p>
              </table:table-cell>
              <table:table-cell office:value-type="float" office:value="0.019099">
                <text:p>0.019099</text:p>
              </table:table-cell>
            </table:table-row>
            <table:table-row>
              <table:table-cell office:value-type="float" office:value="17053748.817111">
                <text:p>17053748.817111</text:p>
              </table:table-cell>
              <table:table-cell office:value-type="float" office:value="0.018665">
                <text:p>0.018665</text:p>
              </table:table-cell>
            </table:table-row>
            <table:table-row>
              <table:table-cell office:value-type="float" office:value="17450990.642391">
                <text:p>17450990.642391</text:p>
              </table:table-cell>
              <table:table-cell office:value-type="float" office:value="0.01824">
                <text:p>0.01824</text:p>
              </table:table-cell>
            </table:table-row>
            <table:table-row>
              <table:table-cell office:value-type="float" office:value="17857486.372683">
                <text:p>17857486.372683</text:p>
              </table:table-cell>
              <table:table-cell office:value-type="float" office:value="0.017825">
                <text:p>0.017825</text:p>
              </table:table-cell>
            </table:table-row>
            <table:table-row>
              <table:table-cell office:value-type="float" office:value="18273449.912229">
                <text:p>18273449.912229</text:p>
              </table:table-cell>
              <table:table-cell office:value-type="float" office:value="0.017419">
                <text:p>0.017419</text:p>
              </table:table-cell>
            </table:table-row>
            <table:table-row>
              <table:table-cell office:value-type="float" office:value="18699062.061045">
                <text:p>18699062.061045</text:p>
              </table:table-cell>
              <table:table-cell office:value-type="float" office:value="0.017022">
                <text:p>0.017022</text:p>
              </table:table-cell>
            </table:table-row>
            <table:table-row>
              <table:table-cell office:value-type="float" office:value="19134629.669862">
                <text:p>19134629.669862</text:p>
              </table:table-cell>
              <table:table-cell office:value-type="float" office:value="0.016635">
                <text:p>0.016635</text:p>
              </table:table-cell>
            </table:table-row>
            <table:table-row>
              <table:table-cell office:value-type="float" office:value="19580342.451371">
                <text:p>19580342.451371</text:p>
              </table:table-cell>
              <table:table-cell office:value-type="float" office:value="0.016256">
                <text:p>0.016256</text:p>
              </table:table-cell>
            </table:table-row>
            <table:table-row>
              <table:table-cell office:value-type="float" office:value="20036437.228128">
                <text:p>20036437.228128</text:p>
              </table:table-cell>
              <table:table-cell office:value-type="float" office:value="0.015886">
                <text:p>0.015886</text:p>
              </table:table-cell>
            </table:table-row>
            <table:table-row>
              <table:table-cell office:value-type="float" office:value="20503112.625502">
                <text:p>20503112.625502</text:p>
              </table:table-cell>
              <table:table-cell office:value-type="float" office:value="0.015525">
                <text:p>0.015525</text:p>
              </table:table-cell>
            </table:table-row>
            <table:table-row>
              <table:table-cell office:value-type="float" office:value="20980702.232253">
                <text:p>20980702.232253</text:p>
              </table:table-cell>
              <table:table-cell office:value-type="float" office:value="0.015171">
                <text:p>0.015171</text:p>
              </table:table-cell>
            </table:table-row>
            <table:table-row>
              <table:table-cell office:value-type="float" office:value="21469416.132906">
                <text:p>21469416.132906</text:p>
              </table:table-cell>
              <table:table-cell office:value-type="float" office:value="0.014826">
                <text:p>0.014826</text:p>
              </table:table-cell>
            </table:table-row>
            <table:table-row>
              <table:table-cell office:value-type="float" office:value="21969514.068329">
                <text:p>21969514.068329</text:p>
              </table:table-cell>
              <table:table-cell office:value-type="float" office:value="0.014488">
                <text:p>0.014488</text:p>
              </table:table-cell>
            </table:table-row>
            <table:table-row>
              <table:table-cell office:value-type="float" office:value="22481213.762484">
                <text:p>22481213.762484</text:p>
              </table:table-cell>
              <table:table-cell office:value-type="float" office:value="0.014159">
                <text:p>0.014159</text:p>
              </table:table-cell>
            </table:table-row>
            <table:table-row>
              <table:table-cell office:value-type="float" office:value="23004879.361879">
                <text:p>23004879.361879</text:p>
              </table:table-cell>
              <table:table-cell office:value-type="float" office:value="0.013836">
                <text:p>0.013836</text:p>
              </table:table-cell>
            </table:table-row>
            <table:table-row>
              <table:table-cell office:value-type="float" office:value="23540745.142593">
                <text:p>23540745.142593</text:p>
              </table:table-cell>
              <table:table-cell office:value-type="float" office:value="0.013521">
                <text:p>0.013521</text:p>
              </table:table-cell>
            </table:table-row>
            <table:table-row>
              <table:table-cell office:value-type="float" office:value="24089091.217324">
                <text:p>24089091.217324</text:p>
              </table:table-cell>
              <table:table-cell office:value-type="float" office:value="0.013214">
                <text:p>0.013214</text:p>
              </table:table-cell>
            </table:table-row>
            <table:table-row>
              <table:table-cell office:value-type="float" office:value="24650159.501586">
                <text:p>24650159.501586</text:p>
              </table:table-cell>
              <table:table-cell office:value-type="float" office:value="0.012913">
                <text:p>0.012913</text:p>
              </table:table-cell>
            </table:table-row>
            <table:table-row>
              <table:table-cell office:value-type="float" office:value="25224347.246117">
                <text:p>25224347.246117</text:p>
              </table:table-cell>
              <table:table-cell office:value-type="float" office:value="0.012619">
                <text:p>0.012619</text:p>
              </table:table-cell>
            </table:table-row>
            <table:table-row>
              <table:table-cell office:value-type="float" office:value="25811911.645305">
                <text:p>25811911.645305</text:p>
              </table:table-cell>
              <table:table-cell office:value-type="float" office:value="0.012332">
                <text:p>0.012332</text:p>
              </table:table-cell>
            </table:table-row>
            <table:table-row>
              <table:table-cell office:value-type="float" office:value="26413163.369599">
                <text:p>26413163.369599</text:p>
              </table:table-cell>
              <table:table-cell office:value-type="float" office:value="0.012051">
                <text:p>0.012051</text:p>
              </table:table-cell>
            </table:table-row>
            <table:table-row>
              <table:table-cell office:value-type="float" office:value="27028359.613387">
                <text:p>27028359.613387</text:p>
              </table:table-cell>
              <table:table-cell office:value-type="float" office:value="0.011777">
                <text:p>0.011777</text:p>
              </table:table-cell>
            </table:table-row>
            <table:table-row>
              <table:table-cell office:value-type="float" office:value="27657943.46403">
                <text:p>27657943.46403</text:p>
              </table:table-cell>
              <table:table-cell office:value-type="float" office:value="0.011509">
                <text:p>0.011509</text:p>
              </table:table-cell>
            </table:table-row>
            <table:table-row>
              <table:table-cell office:value-type="float" office:value="28302195.034229">
                <text:p>28302195.034229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float" office:value="28961453.005702">
                <text:p>28961453.005702</text:p>
              </table:table-cell>
              <table:table-cell office:value-type="float" office:value="0.010991">
                <text:p>0.010991</text:p>
              </table:table-cell>
            </table:table-row>
            <table:table-row>
              <table:table-cell office:value-type="float" office:value="29636068.792564">
                <text:p>29636068.792564</text:p>
              </table:table-cell>
              <table:table-cell office:value-type="float" office:value="0.010741">
                <text:p>0.010741</text:p>
              </table:table-cell>
            </table:table-row>
            <table:table-row>
              <table:table-cell office:value-type="float" office:value="30326330.146951">
                <text:p>30326330.146951</text:p>
              </table:table-cell>
              <table:table-cell office:value-type="float" office:value="0.010496">
                <text:p>0.010496</text:p>
              </table:table-cell>
            </table:table-row>
            <table:table-row>
              <table:table-cell office:value-type="float" office:value="31032738.725245">
                <text:p>31032738.725245</text:p>
              </table:table-cell>
              <table:table-cell office:value-type="float" office:value="0.010257">
                <text:p>0.010257</text:p>
              </table:table-cell>
            </table:table-row>
            <table:table-row>
              <table:table-cell office:value-type="float" office:value="31755600.104935">
                <text:p>31755600.104935</text:p>
              </table:table-cell>
              <table:table-cell office:value-type="float" office:value="0.010024">
                <text:p>0.010024</text:p>
              </table:table-cell>
            </table:table-row>
            <table:table-row>
              <table:table-cell office:value-type="float" office:value="32495298.804366">
                <text:p>32495298.804366</text:p>
              </table:table-cell>
              <table:table-cell office:value-type="float" office:value="0.009795">
                <text:p>0.009795</text:p>
              </table:table-cell>
            </table:table-row>
            <table:table-row>
              <table:table-cell office:value-type="float" office:value="33252158.22638">
                <text:p>33252158.22638</text:p>
              </table:table-cell>
              <table:table-cell office:value-type="float" office:value="0.009573">
                <text:p>0.009573</text:p>
              </table:table-cell>
            </table:table-row>
            <table:table-row>
              <table:table-cell office:value-type="float" office:value="34026718.224545">
                <text:p>34026718.224545</text:p>
              </table:table-cell>
              <table:table-cell office:value-type="float" office:value="0.009355">
                <text:p>0.009355</text:p>
              </table:table-cell>
            </table:table-row>
            <table:table-row>
              <table:table-cell office:value-type="float" office:value="34819320.027059">
                <text:p>34819320.027059</text:p>
              </table:table-cell>
              <table:table-cell office:value-type="float" office:value="0.009142">
                <text:p>0.009142</text:p>
              </table:table-cell>
            </table:table-row>
            <table:table-row>
              <table:table-cell office:value-type="float" office:value="35630383.802971">
                <text:p>35630383.802971</text:p>
              </table:table-cell>
              <table:table-cell office:value-type="float" office:value="0.008934">
                <text:p>0.008934</text:p>
              </table:table-cell>
            </table:table-row>
            <table:table-row>
              <table:table-cell office:value-type="float" office:value="36460263.512876">
                <text:p>36460263.512876</text:p>
              </table:table-cell>
              <table:table-cell office:value-type="float" office:value="0.00873">
                <text:p>0.00873</text:p>
              </table:table-cell>
            </table:table-row>
            <table:table-row>
              <table:table-cell office:value-type="float" office:value="37309549.939922">
                <text:p>37309549.939922</text:p>
              </table:table-cell>
              <table:table-cell office:value-type="float" office:value="0.008532">
                <text:p>0.008532</text:p>
              </table:table-cell>
            </table:table-row>
            <table:table-row>
              <table:table-cell office:value-type="float" office:value="38178622.509493">
                <text:p>38178622.509493</text:p>
              </table:table-cell>
              <table:table-cell office:value-type="float" office:value="0.008337">
                <text:p>0.008337</text:p>
              </table:table-cell>
            </table:table-row>
            <table:table-row>
              <table:table-cell office:value-type="float" office:value="39067937.041346">
                <text:p>39067937.041346</text:p>
              </table:table-cell>
              <table:table-cell office:value-type="float" office:value="0.008148">
                <text:p>0.008148</text:p>
              </table:table-cell>
            </table:table-row>
            <table:table-row>
              <table:table-cell office:value-type="float" office:value="39977878.053823">
                <text:p>39977878.053823</text:p>
              </table:table-cell>
              <table:table-cell office:value-type="float" office:value="0.007962">
                <text:p>0.007962</text:p>
              </table:table-cell>
            </table:table-row>
            <table:table-row>
              <table:table-cell office:value-type="float" office:value="40909105.08501">
                <text:p>40909105.08501</text:p>
              </table:table-cell>
              <table:table-cell office:value-type="float" office:value="0.007781">
                <text:p>0.007781</text:p>
              </table:table-cell>
            </table:table-row>
            <table:table-row>
              <table:table-cell office:value-type="float" office:value="41862023.025081">
                <text:p>41862023.025081</text:p>
              </table:table-cell>
              <table:table-cell office:value-type="float" office:value="0.007604">
                <text:p>0.007604</text:p>
              </table:table-cell>
            </table:table-row>
            <table:table-row>
              <table:table-cell office:value-type="float" office:value="42837136.076895">
                <text:p>42837136.076895</text:p>
              </table:table-cell>
              <table:table-cell office:value-type="float" office:value="0.007431">
                <text:p>0.007431</text:p>
              </table:table-cell>
            </table:table-row>
            <table:table-row>
              <table:table-cell office:value-type="float" office:value="43834866.955982">
                <text:p>43834866.955982</text:p>
              </table:table-cell>
              <table:table-cell office:value-type="float" office:value="0.007262">
                <text:p>0.007262</text:p>
              </table:table-cell>
            </table:table-row>
            <table:table-row>
              <table:table-cell office:value-type="float" office:value="44855938.862404">
                <text:p>44855938.862404</text:p>
              </table:table-cell>
              <table:table-cell office:value-type="float" office:value="0.007096">
                <text:p>0.007096</text:p>
              </table:table-cell>
            </table:table-row>
            <table:table-row>
              <table:table-cell office:value-type="float" office:value="45900789.790562">
                <text:p>45900789.790562</text:p>
              </table:table-cell>
              <table:table-cell office:value-type="float" office:value="0.006935">
                <text:p>0.006935</text:p>
              </table:table-cell>
            </table:table-row>
            <table:table-row>
              <table:table-cell office:value-type="float" office:value="46969985.058816">
                <text:p>46969985.058816</text:p>
              </table:table-cell>
              <table:table-cell office:value-type="float" office:value="0.006777">
                <text:p>0.006777</text:p>
              </table:table-cell>
            </table:table-row>
            <table:table-row>
              <table:table-cell office:value-type="float" office:value="48063972.847486">
                <text:p>48063972.847486</text:p>
              </table:table-cell>
              <table:table-cell office:value-type="float" office:value="0.006623">
                <text:p>0.006623</text:p>
              </table:table-cell>
            </table:table-row>
            <table:table-row>
              <table:table-cell office:value-type="float" office:value="49183552.751004">
                <text:p>49183552.751004</text:p>
              </table:table-cell>
              <table:table-cell office:value-type="float" office:value="0.006472">
                <text:p>0.006472</text:p>
              </table:table-cell>
            </table:table-row>
            <table:table-row>
              <table:table-cell office:value-type="float" office:value="50329213.693357">
                <text:p>50329213.693357</text:p>
              </table:table-cell>
              <table:table-cell office:value-type="float" office:value="0.006325">
                <text:p>0.006325</text:p>
              </table:table-cell>
            </table:table-row>
            <table:table-row>
              <table:table-cell office:value-type="float" office:value="51501556.643609">
                <text:p>51501556.643609</text:p>
              </table:table-cell>
              <table:table-cell office:value-type="float" office:value="0.006181">
                <text:p>0.006181</text:p>
              </table:table-cell>
            </table:table-row>
            <table:table-row>
              <table:table-cell office:value-type="float" office:value="52701208.035616">
                <text:p>52701208.035616</text:p>
              </table:table-cell>
              <table:table-cell office:value-type="float" office:value="0.00604">
                <text:p>0.00604</text:p>
              </table:table-cell>
            </table:table-row>
            <table:table-row>
              <table:table-cell office:value-type="float" office:value="53928687.351114">
                <text:p>53928687.351114</text:p>
              </table:table-cell>
              <table:table-cell office:value-type="float" office:value="0.005902">
                <text:p>0.005902</text:p>
              </table:table-cell>
            </table:table-row>
            <table:table-row>
              <table:table-cell office:value-type="float" office:value="55184880.764824">
                <text:p>55184880.764824</text:p>
              </table:table-cell>
              <table:table-cell office:value-type="float" office:value="0.005768">
                <text:p>0.005768</text:p>
              </table:table-cell>
            </table:table-row>
            <table:table-row>
              <table:table-cell office:value-type="float" office:value="56470328.130314">
                <text:p>56470328.130314</text:p>
              </table:table-cell>
              <table:table-cell office:value-type="float" office:value="0.005637">
                <text:p>0.005637</text:p>
              </table:table-cell>
            </table:table-row>
            <table:table-row>
              <table:table-cell office:value-type="float" office:value="57785722.089896">
                <text:p>57785722.089896</text:p>
              </table:table-cell>
              <table:table-cell office:value-type="float" office:value="0.005508">
                <text:p>0.005508</text:p>
              </table:table-cell>
            </table:table-row>
            <table:table-row>
              <table:table-cell office:value-type="float" office:value="59131627.961929">
                <text:p>59131627.961929</text:p>
              </table:table-cell>
              <table:table-cell office:value-type="float" office:value="0.005383">
                <text:p>0.005383</text:p>
              </table:table-cell>
            </table:table-row>
            <table:table-row>
              <table:table-cell office:value-type="float" office:value="60509013.408465">
                <text:p>60509013.408465</text:p>
              </table:table-cell>
              <table:table-cell office:value-type="float" office:value="0.005261">
                <text:p>0.005261</text:p>
              </table:table-cell>
            </table:table-row>
            <table:table-row>
              <table:table-cell office:value-type="float" office:value="61918479.39857">
                <text:p>61918479.39857</text:p>
              </table:table-cell>
              <table:table-cell office:value-type="float" office:value="0.005141">
                <text:p>0.005141</text:p>
              </table:table-cell>
            </table:table-row>
            <table:table-row>
              <table:table-cell office:value-type="float" office:value="63360779.690056">
                <text:p>63360779.690056</text:p>
              </table:table-cell>
              <table:table-cell office:value-type="float" office:value="0.005024">
                <text:p>0.005024</text:p>
              </table:table-cell>
            </table:table-row>
            <table:table-row>
              <table:table-cell office:value-type="float" office:value="64836535.623818">
                <text:p>64836535.623818</text:p>
              </table:table-cell>
              <table:table-cell office:value-type="float" office:value="0.004909">
                <text:p>0.004909</text:p>
              </table:table-cell>
            </table:table-row>
            <table:table-row>
              <table:table-cell office:value-type="float" office:value="66346806.535159">
                <text:p>66346806.535159</text:p>
              </table:table-cell>
              <table:table-cell office:value-type="float" office:value="0.004798">
                <text:p>0.004798</text:p>
              </table:table-cell>
            </table:table-row>
            <table:table-row>
              <table:table-cell office:value-type="float" office:value="67892254.508643">
                <text:p>67892254.508643</text:p>
              </table:table-cell>
              <table:table-cell office:value-type="float" office:value="0.004688">
                <text:p>0.004688</text:p>
              </table:table-cell>
            </table:table-row>
            <table:table-row>
              <table:table-cell office:value-type="float" office:value="69473709.696451">
                <text:p>69473709.696451</text:p>
              </table:table-cell>
              <table:table-cell office:value-type="float" office:value="0.004582">
                <text:p>0.004582</text:p>
              </table:table-cell>
            </table:table-row>
            <table:table-row>
              <table:table-cell office:value-type="float" office:value="71091839.276106">
                <text:p>71091839.276106</text:p>
              </table:table-cell>
              <table:table-cell office:value-type="float" office:value="0.004477">
                <text:p>0.004477</text:p>
              </table:table-cell>
            </table:table-row>
            <table:table-row>
              <table:table-cell office:value-type="float" office:value="72747819.720946">
                <text:p>72747819.720946</text:p>
              </table:table-cell>
              <table:table-cell office:value-type="float" office:value="0.004376">
                <text:p>0.004376</text:p>
              </table:table-cell>
            </table:table-row>
            <table:table-row>
              <table:table-cell office:value-type="float" office:value="74442374.231034">
                <text:p>74442374.231034</text:p>
              </table:table-cell>
              <table:table-cell office:value-type="float" office:value="0.004276">
                <text:p>0.004276</text:p>
              </table:table-cell>
            </table:table-row>
            <table:table-row>
              <table:table-cell office:value-type="float" office:value="76176399.167009">
                <text:p>76176399.167009</text:p>
              </table:table-cell>
              <table:table-cell office:value-type="float" office:value="0.004179">
                <text:p>0.004179</text:p>
              </table:table-cell>
            </table:table-row>
            <table:table-row>
              <table:table-cell office:value-type="float" office:value="77950643.193723">
                <text:p>77950643.193723</text:p>
              </table:table-cell>
              <table:table-cell office:value-type="float" office:value="0.004083">
                <text:p>0.004083</text:p>
              </table:table-cell>
            </table:table-row>
            <table:table-row>
              <table:table-cell office:value-type="float" office:value="79766389.736637">
                <text:p>79766389.736637</text:p>
              </table:table-cell>
              <table:table-cell office:value-type="float" office:value="0.003991">
                <text:p>0.003991</text:p>
              </table:table-cell>
            </table:table-row>
            <table:table-row>
              <table:table-cell office:value-type="float" office:value="81624433.297228">
                <text:p>81624433.297228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83525751.723464">
                <text:p>83525751.723464</text:p>
              </table:table-cell>
              <table:table-cell office:value-type="float" office:value="0.003811">
                <text:p>0.003811</text:p>
              </table:table-cell>
            </table:table-row>
            <table:table-row>
              <table:table-cell office:value-type="float" office:value="85471175.16753">
                <text:p>85471175.16753</text:p>
              </table:table-cell>
              <table:table-cell office:value-type="float" office:value="0.003724">
                <text:p>0.003724</text:p>
              </table:table-cell>
            </table:table-row>
            <table:table-row>
              <table:table-cell office:value-type="float" office:value="87462104.192926">
                <text:p>87462104.192926</text:p>
              </table:table-cell>
              <table:table-cell office:value-type="float" office:value="0.003639">
                <text:p>0.003639</text:p>
              </table:table-cell>
            </table:table-row>
            <table:table-row>
              <table:table-cell office:value-type="float" office:value="89499399.509582">
                <text:p>89499399.509582</text:p>
              </table:table-cell>
              <table:table-cell office:value-type="float" office:value="0.003557">
                <text:p>0.003557</text:p>
              </table:table-cell>
            </table:table-row>
            <table:table-row>
              <table:table-cell office:value-type="float" office:value="91584161.196466">
                <text:p>91584161.196466</text:p>
              </table:table-cell>
              <table:table-cell office:value-type="float" office:value="0.003476">
                <text:p>0.003476</text:p>
              </table:table-cell>
            </table:table-row>
            <table:table-row>
              <table:table-cell office:value-type="float" office:value="93717479.146628">
                <text:p>93717479.146628</text:p>
              </table:table-cell>
              <table:table-cell office:value-type="float" office:value="0.003396">
                <text:p>0.003396</text:p>
              </table:table-cell>
            </table:table-row>
            <table:table-row>
              <table:table-cell office:value-type="float" office:value="95900280.278456">
                <text:p>95900280.278456</text:p>
              </table:table-cell>
              <table:table-cell office:value-type="float" office:value="0.003319">
                <text:p>0.003319</text:p>
              </table:table-cell>
            </table:table-row>
            <table:table-row>
              <table:table-cell office:value-type="float" office:value="98134133.22307">
                <text:p>98134133.22307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float" office:value="100420026.014357">
                <text:p>100420026.014357</text:p>
              </table:table-cell>
              <table:table-cell office:value-type="float" office:value="0.00317">
                <text:p>0.00317</text:p>
              </table:table-cell>
            </table:table-row>
            <table:table-row>
              <table:table-cell office:value-type="float" office:value="102759160.590446">
                <text:p>102759160.590446</text:p>
              </table:table-cell>
              <table:table-cell office:value-type="float" office:value="0.003098">
                <text:p>0.003098</text:p>
              </table:table-cell>
            </table:table-row>
            <table:table-row>
              <table:table-cell office:value-type="float" office:value="105152555.542974">
                <text:p>105152555.542974</text:p>
              </table:table-cell>
              <table:table-cell office:value-type="float" office:value="0.003027">
                <text:p>0.003027</text:p>
              </table:table-cell>
            </table:table-row>
            <table:table-row>
              <table:table-cell office:value-type="float" office:value="107601932.291805">
                <text:p>107601932.291805</text:p>
              </table:table-cell>
              <table:table-cell office:value-type="float" office:value="0.002958">
                <text:p>0.002958</text:p>
              </table:table-cell>
            </table:table-row>
            <table:table-row>
              <table:table-cell office:value-type="float" office:value="110108360.358156">
                <text:p>110108360.358156</text:p>
              </table:table-cell>
              <table:table-cell office:value-type="float" office:value="0.002891">
                <text:p>0.002891</text:p>
              </table:table-cell>
            </table:table-row>
            <table:table-row>
              <table:table-cell office:value-type="float" office:value="112673174.09707">
                <text:p>112673174.09707</text:p>
              </table:table-cell>
              <table:table-cell office:value-type="float" office:value="0.002825">
                <text:p>0.002825</text:p>
              </table:table-cell>
            </table:table-row>
            <table:table-row>
              <table:table-cell office:value-type="float" office:value="115297473.587515">
                <text:p>115297473.587515</text:p>
              </table:table-cell>
              <table:table-cell office:value-type="float" office:value="0.002761">
                <text:p>0.002761</text:p>
              </table:table-cell>
            </table:table-row>
            <table:table-row>
              <table:table-cell office:value-type="float" office:value="117983153.409932">
                <text:p>117983153.409932</text:p>
              </table:table-cell>
              <table:table-cell office:value-type="float" office:value="0.002698">
                <text:p>0.002698</text:p>
              </table:table-cell>
            </table:table-row>
            <table:table-row>
              <table:table-cell office:value-type="float" office:value="120731405.316536">
                <text:p>120731405.316536</text:p>
              </table:table-cell>
              <table:table-cell office:value-type="float" office:value="0.002637">
                <text:p>0.002637</text:p>
              </table:table-cell>
            </table:table-row>
            <table:table-row>
              <table:table-cell office:value-type="float" office:value="123543665.521532">
                <text:p>123543665.521532</text:p>
              </table:table-cell>
              <table:table-cell office:value-type="float" office:value="0.002576">
                <text:p>0.002576</text:p>
              </table:table-cell>
            </table:table-row>
            <table:table-row>
              <table:table-cell office:value-type="float" office:value="126421156.334885">
                <text:p>126421156.334885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float" office:value="129365945.497613">
                <text:p>129365945.497613</text:p>
              </table:table-cell>
              <table:table-cell office:value-type="float" office:value="0.002461">
                <text:p>0.002461</text:p>
              </table:table-cell>
            </table:table-row>
            <table:table-row>
              <table:table-cell office:value-type="float" office:value="132379336.807013">
                <text:p>132379336.807013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float" office:value="135462919.266034">
                <text:p>135462919.266034</text:p>
              </table:table-cell>
              <table:table-cell office:value-type="float" office:value="0.00235">
                <text:p>0.00235</text:p>
              </table:table-cell>
            </table:table-row>
            <table:table-row>
              <table:table-cell office:value-type="float" office:value="138618027.229721">
                <text:p>138618027.229721</text:p>
              </table:table-cell>
              <table:table-cell office:value-type="float" office:value="0.002296">
                <text:p>0.002296</text:p>
              </table:table-cell>
            </table:table-row>
            <table:table-row>
              <table:table-cell office:value-type="float" office:value="141846932.15742">
                <text:p>141846932.15742</text:p>
              </table:table-cell>
              <table:table-cell office:value-type="float" office:value="0.002244">
                <text:p>0.002244</text:p>
              </table:table-cell>
            </table:table-row>
            <table:table-row>
              <table:table-cell office:value-type="float" office:value="145151049.891506">
                <text:p>145151049.891506</text:p>
              </table:table-cell>
              <table:table-cell office:value-type="float" office:value="0.002193">
                <text:p>0.002193</text:p>
              </table:table-cell>
            </table:table-row>
            <table:table-row>
              <table:table-cell office:value-type="float" office:value="148532122.223675">
                <text:p>148532122.223675</text:p>
              </table:table-cell>
              <table:table-cell office:value-type="float" office:value="0.002143">
                <text:p>0.002143</text:p>
              </table:table-cell>
            </table:table-row>
            <table:table-row>
              <table:table-cell office:value-type="float" office:value="151991626.111801">
                <text:p>151991626.111801</text:p>
              </table:table-cell>
              <table:table-cell office:value-type="float" office:value="0.002094">
                <text:p>0.002094</text:p>
              </table:table-cell>
            </table:table-row>
            <table:table-row>
              <table:table-cell office:value-type="float" office:value="155532057.10539">
                <text:p>155532057.10539</text:p>
              </table:table-cell>
              <table:table-cell office:value-type="float" office:value="0.002047">
                <text:p>0.002047</text:p>
              </table:table-cell>
            </table:table-row>
            <table:table-row>
              <table:table-cell office:value-type="float" office:value="159154943.091895">
                <text:p>159154943.09189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62862219.395426">
                <text:p>162862219.395426</text:p>
              </table:table-cell>
              <table:table-cell office:value-type="float" office:value="0.001954">
                <text:p>0.001954</text:p>
              </table:table-cell>
            </table:table-row>
            <table:table-row>
              <table:table-cell office:value-type="float" office:value="166655862.083755">
                <text:p>166655862.083755</text:p>
              </table:table-cell>
              <table:table-cell office:value-type="float" office:value="0.00191">
                <text:p>0.00191</text:p>
              </table:table-cell>
            </table:table-row>
            <table:table-row>
              <table:table-cell office:value-type="float" office:value="170537490.717584">
                <text:p>170537490.717584</text:p>
              </table:table-cell>
              <table:table-cell office:value-type="float" office:value="0.001867">
                <text:p>0.001867</text:p>
              </table:table-cell>
            </table:table-row>
            <table:table-row>
              <table:table-cell office:value-type="float" office:value="174509906.423911">
                <text:p>174509906.423911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float" office:value="178574861.180349">
                <text:p>178574861.180349</text:p>
              </table:table-cell>
              <table:table-cell office:value-type="float" office:value="0.001783">
                <text:p>0.001783</text:p>
              </table:table-cell>
            </table:table-row>
            <table:table-row>
              <table:table-cell office:value-type="float" office:value="182734504.215249">
                <text:p>182734504.215249</text:p>
              </table:table-cell>
              <table:table-cell office:value-type="float" office:value="0.001742">
                <text:p>0.001742</text:p>
              </table:table-cell>
            </table:table-row>
            <table:table-row>
              <table:table-cell office:value-type="float" office:value="186990628.249892">
                <text:p>186990628.249892</text:p>
              </table:table-cell>
              <table:table-cell office:value-type="float" office:value="0.001702">
                <text:p>0.001702</text:p>
              </table:table-cell>
            </table:table-row>
            <table:table-row>
              <table:table-cell office:value-type="float" office:value="191346289.059184">
                <text:p>191346289.059184</text:p>
              </table:table-cell>
              <table:table-cell office:value-type="float" office:value="0.001664">
                <text:p>0.001664</text:p>
              </table:table-cell>
            </table:table-row>
            <table:table-row>
              <table:table-cell office:value-type="float" office:value="195803421.967233">
                <text:p>195803421.967233</text:p>
              </table:table-cell>
              <table:table-cell office:value-type="float" office:value="0.001626">
                <text:p>0.001626</text:p>
              </table:table-cell>
            </table:table-row>
            <table:table-row>
              <table:table-cell office:value-type="float" office:value="200364369.734801">
                <text:p>200364369.734801</text:p>
              </table:table-cell>
              <table:table-cell office:value-type="float" office:value="0.001589">
                <text:p>0.001589</text:p>
              </table:table-cell>
            </table:table-row>
            <table:table-row>
              <table:table-cell office:value-type="float" office:value="205031128.801495">
                <text:p>205031128.801495</text:p>
              </table:table-cell>
              <table:table-cell office:value-type="float" office:value="0.001552">
                <text:p>0.001552</text:p>
              </table:table-cell>
            </table:table-row>
            <table:table-row>
              <table:table-cell office:value-type="float" office:value="209807019.776048">
                <text:p>209807019.776048</text:p>
              </table:table-cell>
              <table:table-cell office:value-type="float" office:value="0.001517">
                <text:p>0.001517</text:p>
              </table:table-cell>
            </table:table-row>
            <table:table-row>
              <table:table-cell office:value-type="float" office:value="214694161.329061">
                <text:p>214694161.329061</text:p>
              </table:table-cell>
              <table:table-cell office:value-type="float" office:value="0.001483">
                <text:p>0.001483</text:p>
              </table:table-cell>
            </table:table-row>
            <table:table-row>
              <table:table-cell office:value-type="float" office:value="219695161.055123">
                <text:p>219695161.055123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float" office:value="224812137.624835">
                <text:p>224812137.624835</text:p>
              </table:table-cell>
              <table:table-cell office:value-type="float" office:value="0.001416">
                <text:p>0.001416</text:p>
              </table:table-cell>
            </table:table-row>
            <table:table-row>
              <table:table-cell office:value-type="float" office:value="230048798.711753">
                <text:p>230048798.711753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float" office:value="235407446.332973">
                <text:p>235407446.332973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float" office:value="240890932.545074">
                <text:p>240890932.545074</text:p>
              </table:table-cell>
              <table:table-cell office:value-type="float" office:value="0.001321">
                <text:p>0.001321</text:p>
              </table:table-cell>
            </table:table-row>
            <table:table-row>
              <table:table-cell office:value-type="float" office:value="246501579.736988">
                <text:p>246501579.736988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float" office:value="252243482.647089">
                <text:p>252243482.647089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float" office:value="258119106.267137">
                <text:p>258119106.267137</text:p>
              </table:table-cell>
              <table:table-cell office:value-type="float" office:value="0.001233">
                <text:p>0.001233</text:p>
              </table:table-cell>
            </table:table-row>
            <table:table-row>
              <table:table-cell office:value-type="float" office:value="264131628.603034">
                <text:p>264131628.603034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float" office:value="270283596.133871">
                <text:p>270283596.133871</text:p>
              </table:table-cell>
              <table:table-cell office:value-type="float" office:value="0.001178">
                <text:p>0.001178</text:p>
              </table:table-cell>
            </table:table-row>
            <table:table-row>
              <table:table-cell office:value-type="float" office:value="276579449.919179">
                <text:p>276579449.919179</text:p>
              </table:table-cell>
              <table:table-cell office:value-type="float" office:value="0.001151">
                <text:p>0.001151</text:p>
              </table:table-cell>
            </table:table-row>
            <table:table-row>
              <table:table-cell office:value-type="float" office:value="283021960.528208">
                <text:p>283021960.528208</text:p>
              </table:table-cell>
              <table:table-cell office:value-type="float" office:value="0.001125">
                <text:p>0.001125</text:p>
              </table:table-cell>
            </table:table-row>
            <table:table-row>
              <table:table-cell office:value-type="float" office:value="289614530.057022">
                <text:p>289614530.057022</text:p>
              </table:table-cell>
              <table:table-cell office:value-type="float" office:value="0.001099">
                <text:p>0.001099</text:p>
              </table:table-cell>
            </table:table-row>
            <table:table-row>
              <table:table-cell office:value-type="float" office:value="296360682.832679">
                <text:p>296360682.832679</text:p>
              </table:table-cell>
              <table:table-cell office:value-type="float" office:value="0.001074">
                <text:p>0.001074</text:p>
              </table:table-cell>
            </table:table-row>
            <table:table-row>
              <table:table-cell office:value-type="float" office:value="303263311.655427">
                <text:p>303263311.655427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float" office:value="310327387.252446">
                <text:p>310327387.252446</text:p>
              </table:table-cell>
              <table:table-cell office:value-type="float" office:value="0.001026">
                <text:p>0.001026</text:p>
              </table:table-cell>
            </table:table-row>
            <table:table-row>
              <table:table-cell office:value-type="float" office:value="317556006.142311">
                <text:p>317556006.142311</text:p>
              </table:table-cell>
              <table:table-cell office:value-type="float" office:value="0.001002">
                <text:p>0.001002</text:p>
              </table:table-cell>
            </table:table-row>
            <table:table-row>
              <table:table-cell office:value-type="float" office:value="324952998.229572">
                <text:p>324952998.229572</text:p>
              </table:table-cell>
              <table:table-cell office:value-type="float" office:value="0.00098">
                <text:p>0.00098</text:p>
              </table:table-cell>
            </table:table-row>
            <table:table-row>
              <table:table-cell office:value-type="float" office:value="332521582.263797">
                <text:p>332521582.263797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float" office:value="340267177.15249">
                <text:p>340267177.15249</text:p>
              </table:table-cell>
              <table:table-cell office:value-type="float" office:value="0.000935">
                <text:p>0.000935</text:p>
              </table:table-cell>
            </table:table-row>
            <table:table-row>
              <table:table-cell office:value-type="float" office:value="348193205.363547">
                <text:p>348193205.363547</text:p>
              </table:table-cell>
              <table:table-cell office:value-type="float" office:value="0.000914">
                <text:p>0.000914</text:p>
              </table:table-cell>
            </table:table-row>
            <table:table-row>
              <table:table-cell office:value-type="float" office:value="356303843.122673">
                <text:p>356303843.122673</text:p>
              </table:table-cell>
              <table:table-cell office:value-type="float" office:value="0.000893">
                <text:p>0.000893</text:p>
              </table:table-cell>
            </table:table-row>
            <table:table-row>
              <table:table-cell office:value-type="float" office:value="364602635.128762">
                <text:p>364602635.128762</text:p>
              </table:table-cell>
              <table:table-cell office:value-type="float" office:value="0.000873">
                <text:p>0.000873</text:p>
              </table:table-cell>
            </table:table-row>
            <table:table-row>
              <table:table-cell office:value-type="float" office:value="373095489.213302">
                <text:p>373095489.213302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float" office:value="381786235.280843">
                <text:p>381786235.280843</text:p>
              </table:table-cell>
              <table:table-cell office:value-type="float" office:value="0.000834">
                <text:p>0.000834</text:p>
              </table:table-cell>
            </table:table-row>
            <table:table-row>
              <table:table-cell office:value-type="float" office:value="390679355.134582">
                <text:p>390679355.134582</text:p>
              </table:table-cell>
              <table:table-cell office:value-type="float" office:value="0.000815">
                <text:p>0.000815</text:p>
              </table:table-cell>
            </table:table-row>
            <table:table-row>
              <table:table-cell office:value-type="float" office:value="399778800.910066">
                <text:p>399778800.910066</text:p>
              </table:table-cell>
              <table:table-cell office:value-type="float" office:value="0.000796">
                <text:p>0.000796</text:p>
              </table:table-cell>
            </table:table-row>
            <table:table-row>
              <table:table-cell office:value-type="float" office:value="409091050.850099">
                <text:p>409091050.850099</text:p>
              </table:table-cell>
              <table:table-cell office:value-type="float" office:value="0.000778">
                <text:p>0.000778</text:p>
              </table:table-cell>
            </table:table-row>
            <table:table-row>
              <table:table-cell office:value-type="float" office:value="418620220.06489">
                <text:p>418620220.06489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float" office:value="428371360.768951">
                <text:p>428371360.768951</text:p>
              </table:table-cell>
              <table:table-cell office:value-type="float" office:value="0.000743">
                <text:p>0.000743</text:p>
              </table:table-cell>
            </table:table-row>
            <table:table-row>
              <table:table-cell office:value-type="float" office:value="438348669.559823">
                <text:p>438348669.559823</text:p>
              </table:table-cell>
              <table:table-cell office:value-type="float" office:value="0.000726">
                <text:p>0.000726</text:p>
              </table:table-cell>
            </table:table-row>
            <table:table-row>
              <table:table-cell office:value-type="float" office:value="448559358.066287">
                <text:p>448559358.066287</text:p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float" office:value="459007908.09154">
                <text:p>459007908.09154</text:p>
              </table:table-cell>
              <table:table-cell office:value-type="float" office:value="0.000693">
                <text:p>0.000693</text:p>
              </table:table-cell>
            </table:table-row>
            <table:table-row>
              <table:table-cell office:value-type="float" office:value="469699820.030415">
                <text:p>469699820.030415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float" office:value="480639738.660772">
                <text:p>480639738.660772</text:p>
              </table:table-cell>
              <table:table-cell office:value-type="float" office:value="0.000662">
                <text:p>0.000662</text:p>
              </table:table-cell>
            </table:table-row>
            <table:table-row>
              <table:table-cell office:value-type="float" office:value="491835527.510039">
                <text:p>491835527.510039</text:p>
              </table:table-cell>
              <table:table-cell office:value-type="float" office:value="0.000647">
                <text:p>0.000647</text:p>
              </table:table-cell>
            </table:table-row>
            <table:table-row>
              <table:table-cell office:value-type="float" office:value="503292116.561734">
                <text:p>503292116.561734</text:p>
              </table:table-cell>
              <table:table-cell office:value-type="float" office:value="0.000632">
                <text:p>0.000632</text:p>
              </table:table-cell>
            </table:table-row>
            <table:table-row>
              <table:table-cell office:value-type="float" office:value="515015576.622004">
                <text:p>515015576.622004</text:p>
              </table:table-cell>
              <table:table-cell office:value-type="float" office:value="0.000618">
                <text:p>0.000618</text:p>
              </table:table-cell>
            </table:table-row>
            <table:table-row>
              <table:table-cell office:value-type="float" office:value="527012100.727997">
                <text:p>527012100.727997</text:p>
              </table:table-cell>
              <table:table-cell office:value-type="float" office:value="0.000604">
                <text:p>0.000604</text:p>
              </table:table-cell>
            </table:table-row>
            <table:table-row>
              <table:table-cell office:value-type="float" office:value="539286904.068887">
                <text:p>539286904.068887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float" office:value="551848787.276408">
                <text:p>551848787.276408</text:p>
              </table:table-cell>
              <table:table-cell office:value-type="float" office:value="0.000577">
                <text:p>0.000577</text:p>
              </table:table-cell>
            </table:table-row>
            <table:table-row>
              <table:table-cell office:value-type="float" office:value="564703291.489058">
                <text:p>564703291.489058</text:p>
              </table:table-cell>
              <table:table-cell office:value-type="float" office:value="0.000564">
                <text:p>0.000564</text:p>
              </table:table-cell>
            </table:table-row>
            <table:table-row>
              <table:table-cell office:value-type="float" office:value="577857220.898964">
                <text:p>577857220.898964</text:p>
              </table:table-cell>
              <table:table-cell office:value-type="float" office:value="0.000551">
                <text:p>0.000551</text:p>
              </table:table-cell>
            </table:table-row>
            <table:table-row>
              <table:table-cell office:value-type="float" office:value="591316279.619287">
                <text:p>591316279.619287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float" office:value="605090123.898734">
                <text:p>605090123.898734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float" office:value="619184783.799788">
                <text:p>619184783.799788</text:p>
              </table:table-cell>
              <table:table-cell office:value-type="float" office:value="0.000514">
                <text:p>0.000514</text:p>
              </table:table-cell>
            </table:table-row>
            <table:table-row>
              <table:table-cell office:value-type="float" office:value="633607796.900556">
                <text:p>633607796.900556</text:p>
              </table:table-cell>
              <table:table-cell office:value-type="float" office:value="0.000502">
                <text:p>0.000502</text:p>
              </table:table-cell>
            </table:table-row>
            <table:table-row>
              <table:table-cell office:value-type="float" office:value="648365356.238181">
                <text:p>648365356.238181</text:p>
              </table:table-cell>
              <table:table-cell office:value-type="float" office:value="0.000491">
                <text:p>0.000491</text:p>
              </table:table-cell>
            </table:table-row>
            <table:table-row>
              <table:table-cell office:value-type="float" office:value="663468055.165678">
                <text:p>663468055.16567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float" office:value="678922575.644175">
                <text:p>678922575.644175</text:p>
              </table:table-cell>
              <table:table-cell office:value-type="float" office:value="0.000469">
                <text:p>0.000469</text:p>
              </table:table-cell>
            </table:table-row>
            <table:table-row>
              <table:table-cell office:value-type="float" office:value="694737107.150425">
                <text:p>694737107.150425</text:p>
              </table:table-cell>
              <table:table-cell office:value-type="float" office:value="0.000458">
                <text:p>0.000458</text:p>
              </table:table-cell>
            </table:table-row>
            <table:table-row>
              <table:table-cell office:value-type="float" office:value="710918372.389224">
                <text:p>710918372.389224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float" office:value="727478227.767213">
                <text:p>727478227.767213</text:p>
              </table:table-cell>
              <table:table-cell office:value-type="float" office:value="0.000438">
                <text:p>0.000438</text:p>
              </table:table-cell>
            </table:table-row>
            <table:table-row>
              <table:table-cell office:value-type="float" office:value="744423762.682177">
                <text:p>744423762.682177</text:p>
              </table:table-cell>
              <table:table-cell office:value-type="float" office:value="0.000428">
                <text:p>0.000428</text:p>
              </table:table-cell>
            </table:table-row>
            <table:table-row>
              <table:table-cell office:value-type="float" office:value="761764022.227842">
                <text:p>761764022.227842</text:p>
              </table:table-cell>
              <table:table-cell office:value-type="float" office:value="0.000418">
                <text:p>0.000418</text:p>
              </table:table-cell>
            </table:table-row>
            <table:table-row>
              <table:table-cell office:value-type="float" office:value="779506421.751316">
                <text:p>779506421.751316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float" office:value="797663917.738206">
                <text:p>797663917.738206</text:p>
              </table:table-cell>
              <table:table-cell office:value-type="float" office:value="0.000399">
                <text:p>0.000399</text:p>
              </table:table-cell>
            </table:table-row>
            <table:table-row>
              <table:table-cell office:value-type="float" office:value="816244332.972275">
                <text:p>816244332.972275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float" office:value="835257527.420558">
                <text:p>835257527.420558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float" office:value="854711731.303472">
                <text:p>854711731.303472</text:p>
              </table:table-cell>
              <table:table-cell office:value-type="float" office:value="0.000372">
                <text:p>0.000372</text:p>
              </table:table-cell>
            </table:table-row>
            <table:table-row>
              <table:table-cell office:value-type="float" office:value="874621041.929256">
                <text:p>874621041.929256</text:p>
              </table:table-cell>
              <table:table-cell office:value-type="float" office:value="0.000364">
                <text:p>0.000364</text:p>
              </table:table-cell>
            </table:table-row>
            <table:table-row>
              <table:table-cell office:value-type="float" office:value="894994015.46765">
                <text:p>894994015.46765</text:p>
              </table:table-cell>
              <table:table-cell office:value-type="float" office:value="0.000356">
                <text:p>0.000356</text:p>
              </table:table-cell>
            </table:table-row>
            <table:table-row>
              <table:table-cell office:value-type="float" office:value="915841571.220991">
                <text:p>915841571.220991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float" office:value="937174791.466276">
                <text:p>937174791.466276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float" office:value="959002802.784562">
                <text:p>959002802.784562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float" office:value="981341332.230704">
                <text:p>981341332.230704</text:p>
              </table:table-cell>
              <table:table-cell office:value-type="float" office:value="0.000324">
                <text:p>0.000324</text:p>
              </table:table-cell>
            </table:table-row>
            <table:table-row>
              <table:table-cell office:value-type="float" office:value="1004200239.77174">
                <text:p>1004200239.77174</text:p>
              </table:table-cell>
              <table:table-cell office:value-type="float" office:value="0.000317">
                <text:p>0.000317</text:p>
              </table:table-cell>
            </table:table-row>
            <table:table-row>
              <table:table-cell office:value-type="float" office:value="1027591585.53263">
                <text:p>1027591585.53263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float" office:value="1051525555.42974">
                <text:p>1051525555.42974</text:p>
              </table:table-cell>
              <table:table-cell office:value-type="float" office:value="0.000303">
                <text:p>0.000303</text:p>
              </table:table-cell>
            </table:table-row>
            <table:table-row>
              <table:table-cell office:value-type="float" office:value="1076019261.80255">
                <text:p>1076019261.80255</text:p>
              </table:table-cell>
              <table:table-cell office:value-type="float" office:value="0.000296">
                <text:p>0.000296</text:p>
              </table:table-cell>
            </table:table-row>
            <table:table-row>
              <table:table-cell office:value-type="float" office:value="1101083542.46606">
                <text:p>1101083542.46606</text:p>
              </table:table-cell>
              <table:table-cell office:value-type="float" office:value="0.000289">
                <text:p>0.000289</text:p>
              </table:table-cell>
            </table:table-row>
            <table:table-row>
              <table:table-cell office:value-type="float" office:value="1126731679.85521">
                <text:p>1126731679.85521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float" office:value="1152974756.24698">
                <text:p>1152974756.24698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float" office:value="1179831595.21482">
                <text:p>1179831595.21482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float" office:value="1207314012.42169">
                <text:p>1207314012.42169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float" office:value="1235436594.09982">
                <text:p>1235436594.09982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float" office:value="1264211563.34885">
                <text:p>1264211563.34885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float" office:value="1293659454.97614">
                <text:p>1293659454.97614</text:p>
              </table:table-cell>
              <table:table-cell office:value-type="float" office:value="0.000246">
                <text:p>0.000246</text:p>
              </table:table-cell>
            </table:table-row>
            <table:table-row>
              <table:table-cell office:value-type="float" office:value="1323793388.44196">
                <text:p>1323793388.44196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float" office:value="1354629172.28851">
                <text:p>1354629172.28851</text:p>
              </table:table-cell>
              <table:table-cell office:value-type="float" office:value="0.000235">
                <text:p>0.000235</text:p>
              </table:table-cell>
            </table:table-row>
            <table:table-row>
              <table:table-cell office:value-type="float" office:value="1386180333.4127">
                <text:p>1386180333.4127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float" office:value="1418469362.31786">
                <text:p>1418469362.31786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float" office:value="1451510519.28689">
                <text:p>1451510519.28689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float" office:value="1485321242.60859">
                <text:p>1485321242.60859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float" office:value="1519916362.97717">
                <text:p>1519916362.9771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float" office:value="1555320489.56657">
                <text:p>1555320489.56657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float" office:value="1591549430.91895">
                <text:p>1591549430.9189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1628622255.06976">
                <text:p>1628622255.06976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float" office:value="1666558681.95305">
                <text:p>1666558681.95305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float" office:value="1705374846.06034">
                <text:p>1705374846.06034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float" office:value="1745099104.98277">
                <text:p>1745099104.98277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float" office:value="1785748571.05982">
                <text:p>1785748571.05982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float" office:value="1827345082.89616">
                <text:p>1827345082.89616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float" office:value="1869906241.75525">
                <text:p>1869906241.75525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float" office:value="1913463012.82283">
                <text:p>1913463012.82283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float" office:value="1958034301.15966">
                <text:p>1958034301.15966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float" office:value="2003643738.09168">
                <text:p>2003643738.09168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float" office:value="2050311206.52762">
                <text:p>2050311206.52762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float" office:value="2098070279.24781">
                <text:p>2098070279.2478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float" office:value="2146941654.03428">
                <text:p>2146941654.03428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float" office:value="2196951569.80756">
                <text:p>2196951569.80756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float" office:value="2248121376.24835">
                <text:p>2248121376.2483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float" office:value="2300488068.60486">
                <text:p>2300488068.6048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float" office:value="2354074463.32973">
                <text:p>2354074463.3297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float" office:value="2408909243.96341">
                <text:p>2408909243.9634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float" office:value="2465015878.85721">
                <text:p>2465015878.8572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float" office:value="2522434785.72723">
                <text:p>2522434785.7272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float" office:value="2581191225.64603">
                <text:p>2581191225.6460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float" office:value="2641316163.79935">
                <text:p>2641316163.7993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float" office:value="2702835839.10772">
                <text:p>2702835839.1077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float" office:value="2765794417.70446">
                <text:p>2765794417.7044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float" office:value="2830219605.28208">
                <text:p>2830219605.2820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float" office:value="2896145463.54488">
                <text:p>2896145463.5448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float" office:value="2963606869.07046">
                <text:p>2963606869.0704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float" office:value="3032633157.29793">
                <text:p>3032633157.2979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float" office:value="3103273872.52446">
                <text:p>3103273872.5244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float" office:value="3175559979.93578">
                <text:p>3175559979.9357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3249529941.55205">
                <text:p>3249529941.5520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float" office:value="3325215700.40698">
                <text:p>3325215700.40698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float" office:value="3402671690.03757">
                <text:p>3402671690.03757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float" office:value="3481932135.1228">
                <text:p>3481932135.1228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3563038431.22673">
                <text:p>3563038431.22673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float" office:value="3646026106.82563">
                <text:p>3646026106.82563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float" office:value="3730955136.59501">
                <text:p>3730955136.59501</text:p>
              </table:table-cell>
              <table:table-cell office:value-type="float" office:value="0.000085">
                <text:p>0.000085</text:p>
              </table:table-cell>
            </table:table-row>
            <table:table-row>
              <table:table-cell office:value-type="float" office:value="3817862026.85911">
                <text:p>3817862026.85911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float" office:value="3906793714.32048">
                <text:p>3906793714.32048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float" office:value="3997788009.10066">
                <text:p>3997788009.10066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4090910427.01366">
                <text:p>4090910427.01366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float" office:value="4186202363.62356">
                <text:p>4186202363.62356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float" office:value="4283713689.17684">
                <text:p>4283713689.17684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float" office:value="4383486777.08556">
                <text:p>4383486777.08556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4485593662.1502">
                <text:p>4485593662.1502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float" office:value="4590078999.42807">
                <text:p>4590078999.42807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float" office:value="4696998200.30415">
                <text:p>4696998200.30415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float" office:value="4806397223.63306">
                <text:p>4806397223.63306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float" office:value="4918355275.10039">
                <text:p>4918355275.10039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float" office:value="5032921247.10467">
                <text:p>5032921247.10467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float" office:value="5150155766.22004">
                <text:p>5150155766.22004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float" office:value="5270121088.7673">
                <text:p>5270121088.767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float" office:value="5392869040.68887">
                <text:p>5392869040.6888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float" office:value="5518487628.30209">
                <text:p>5518487628.30209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float" office:value="5647032914.89058">
                <text:p>5647032914.89058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float" office:value="5778572371.9643">
                <text:p>5778572371.964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float" office:value="5913162714.70554">
                <text:p>5913162714.7055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float" office:value="6050901076.01268">
                <text:p>6050901076.01268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float" office:value="6191848082.45988">
                <text:p>6191848082.45988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float" office:value="6336078050.49289">
                <text:p>6336078050.4928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6483653562.38182">
                <text:p>6483653562.38182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float" office:value="6634680877.6061">
                <text:p>6634680877.606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6789225837.92908">
                <text:p>6789225837.92908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float" office:value="6947370582.58026">
                <text:p>6947370582.58026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float" office:value="7109184212.81623">
                <text:p>7109184212.81623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float" office:value="7274782114.69747">
                <text:p>7274782114.69747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float" office:value="7444237300.87245">
                <text:p>7444237300.87245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float" office:value="7617639733.35443">
                <text:p>7617639733.35443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float" office:value="7795064380.48782">
                <text:p>7795064380.48782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float" office:value="7976639014.4074">
                <text:p>7976639014.407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8162443166.74809">
                <text:p>8162443166.74809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float" office:value="8352575274.20558">
                <text:p>8352575274.20558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float" office:value="8547117476.00938">
                <text:p>8547117476.0093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float" office:value="8746209930.36857">
                <text:p>8746209930.36857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8949939991.70184">
                <text:p>8949939991.70184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9158415875.18458">
                <text:p>9158415875.18458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float" office:value="9371747751.6881">
                <text:p>9371747751.6881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float" office:value="9590027538.92163">
                <text:p>9590027538.9216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float" office:value="9813413648.25636">
                <text:p>9813413648.25636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10042002560.692">
                <text:p>10042002560.692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float" office:value="10275916181.2756">
                <text:p>10275916181.2756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float" office:value="10515255554.2974">
                <text:p>10515255554.2974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0760192781.0002">
                <text:p>10760192781.000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float" office:value="11010835424.6606">
                <text:p>11010835424.6606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11267317124.5014">
                <text:p>11267317124.5014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11529746747.5965">
                <text:p>11529746747.5965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11798315952.1482">
                <text:p>11798315952.1482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12073140776.1156">
                <text:p>12073140776.115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12354365940.9982">
                <text:p>12354365940.9982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float" office:value="12642115307.5391">
                <text:p>12642115307.5391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12936594875.7107">
                <text:p>12936594875.7107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13237933721.4449">
                <text:p>13237933721.4449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13546292211.8091">
                <text:p>13546292211.8091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3861802030.3297">
                <text:p>13861802030.3297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14184692645.3307">
                <text:p>14184692645.3307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14515104866.9196">
                <text:p>14515104866.9196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14853212100.1365">
                <text:p>14853212100.1365</text:p>
              </table:table-cell>
              <table:table-cell office:value-type="float" office:value="0.000021">
                <text:p>0.000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